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center" style:justify-single-word="false" fo:break-before="auto" fo:break-after="auto"/>
    </style:style>
    <style:style style:name="P3" style:family="paragraph" style:parent-style-name="Standard">
      <style:paragraph-properties fo:break-before="auto" fo:break-after="auto"/>
      <style:text-properties style:font-name="Verdana" style:font-name-asian="Verdana1" style:font-name-complex="Verdana1"/>
    </style:style>
    <style:style style:name="P4" style:family="paragraph" style:parent-style-name="Standard">
      <style:paragraph-properties fo:text-align="center" style:justify-single-word="false" fo:break-before="auto" fo:break-after="auto"/>
      <style:text-properties style:font-name="Verdana" style:font-name-asian="Verdana1" style:font-name-complex="Verdana1"/>
    </style:style>
    <style:style style:name="P5" style:family="paragraph" style:parent-style-name="Standard">
      <style:paragraph-properties fo:break-before="auto" fo:break-after="auto"/>
      <style:text-properties style:font-name="Verdana" fo:font-size="10pt" style:font-name-asian="Verdana1" style:font-size-asian="10pt" style:font-name-complex="Verdana1" style:font-size-complex="10pt"/>
    </style:style>
    <style:style style:name="P6" style:family="paragraph" style:parent-style-name="Standard">
      <style:paragraph-properties fo:break-before="auto" fo:break-after="auto"/>
      <style:text-properties style:font-name="Verdana" fo:font-weight="bold" style:font-name-asian="Verdana1" style:font-weight-asian="bold" style:font-name-complex="Verdana1"/>
    </style:style>
    <style:style style:name="P7" style:family="paragraph" style:parent-style-name="Standard">
      <style:paragraph-properties fo:break-before="auto" fo:break-after="auto"/>
      <style:text-properties fo:font-size="10pt" style:font-size-asian="10pt" style:font-size-complex="10pt"/>
    </style:style>
    <style:style style:name="P8" style:family="paragraph" style:parent-style-name="Standard">
      <style:paragraph-properties fo:line-height="100%" fo:break-before="auto" fo:break-after="auto"/>
      <style:text-properties fo:font-size="10pt" style:font-size-asian="10pt" style:font-size-complex="10pt"/>
    </style:style>
    <style:style style:name="P9" style:family="paragraph" style:parent-style-name="Standard">
      <style:paragraph-properties fo:break-before="auto" fo:break-after="auto"/>
      <style:text-properties fo:font-size="10pt" fo:font-weight="bold" style:font-size-asian="10pt" style:font-weight-asian="bold" style:font-size-complex="10pt"/>
    </style:style>
    <style:style style:name="P10" style:family="paragraph" style:parent-style-name="Standard">
      <style:paragraph-properties fo:break-before="auto" fo:break-after="auto"/>
      <style:text-properties fo:font-weight="bold" style:font-weight-asian="bold"/>
    </style:style>
    <style:style style:name="P11" style:family="paragraph" style:parent-style-name="Standard">
      <style:paragraph-properties fo:line-height="100%" fo:break-before="auto" fo:break-after="auto"/>
    </style:style>
    <style:style style:name="P12" style:family="paragraph" style:parent-style-name="Standard" style:list-style-name="WWNum1">
      <style:paragraph-properties fo:margin-left="0.5in" fo:margin-right="0in" fo:text-indent="-0.25in" style:auto-text-indent="false" fo:break-before="auto" fo:break-after="auto"/>
    </style:style>
    <style:style style:name="P13" style:family="paragraph" style:parent-style-name="Heading_20_2">
      <style:paragraph-properties fo:break-before="auto" fo:break-after="auto"/>
    </style:style>
    <style:style style:name="P14" style:family="paragraph" style:parent-style-name="Heading_20_2">
      <style:paragraph-properties fo:line-height="100%" fo:break-before="auto" fo:break-after="auto"/>
    </style:style>
    <style:style style:name="P15" style:family="paragraph" style:parent-style-name="Heading_20_3">
      <style:paragraph-properties fo:break-before="auto" fo:break-after="auto"/>
    </style:style>
    <style:style style:name="P16" style:family="paragraph" style:parent-style-name="Heading_20_3">
      <style:paragraph-properties fo:line-height="100%" fo:break-before="auto" fo:break-after="auto"/>
    </style:style>
    <style:style style:name="P17" style:family="paragraph" style:parent-style-name="Title">
      <style:paragraph-properties fo:break-before="auto" fo:break-after="auto"/>
    </style:style>
    <style:style style:name="P18" style:family="paragraph" style:parent-style-name="Title" style:master-page-name="Standard">
      <style:paragraph-properties fo:text-align="center" style:justify-single-word="false" style:page-number="1" fo:break-before="auto" fo:break-after="auto"/>
    </style:style>
    <style:style style:name="T1" style:family="text">
      <style:text-properties fo:font-size="24pt" style:font-size-asian="24pt" style:font-size-complex="24pt"/>
    </style:style>
    <style:style style:name="T2" style:family="text">
      <style:text-properties style:font-name="Verdana" fo:font-size="13pt" fo:font-style="italic" fo:font-weight="bold" style:font-name-asian="Verdana1" style:font-size-asian="13pt" style:font-style-asian="italic" style:font-weight-asian="bold" style:font-name-complex="Verdana1" style:font-size-complex="13pt"/>
    </style:style>
    <style:style style:name="T3" style:family="text">
      <style:text-properties style:font-name="Verdana" fo:font-size="10pt" style:font-name-asian="Verdana1" style:font-size-asian="10pt" style:font-name-complex="Verdana1" style:font-size-complex="10pt"/>
    </style:style>
    <style:style style:name="T4" style:family="text">
      <style:text-properties style:font-name="Verdana" fo:font-size="10pt" fo:font-style="italic" style:font-name-asian="Verdana1" style:font-size-asian="10pt" style:font-style-asian="italic" style:font-name-complex="Verdana1" style:font-size-complex="10pt"/>
    </style:style>
    <style:style style:name="T5" style:family="text">
      <style:text-properties style:font-name="Verdana" fo:font-size="10pt" fo:font-style="italic" style:text-underline-style="solid" style:text-underline-width="auto" style:text-underline-color="font-color" style:font-name-asian="Verdana1" style:font-size-asian="10pt" style:font-style-asian="italic" style:font-name-complex="Verdana1" style:font-size-complex="10pt"/>
    </style:style>
    <style:style style:name="T6" style:family="text">
      <style:text-properties style:font-name="Verdana" fo:font-size="10pt" fo:font-weight="bold" style:font-name-asian="Verdana1" style:font-size-asian="10pt" style:font-weight-asian="bold" style:font-name-complex="Verdana1" style:font-size-complex="10pt"/>
    </style:style>
    <style:style style:name="T7" style:family="text">
      <style:text-properties style:font-name="Verdana" fo:font-weight="bold" style:font-name-asian="Verdana1" style:font-weight-asian="bold" style:font-name-complex="Verdana1"/>
    </style:style>
    <style:style style:name="T8" style:family="text">
      <style:text-properties style:font-name="Verdana" fo:font-size="14pt" fo:font-weight="bold" style:font-name-asian="Verdana1" style:font-size-asian="14pt" style:font-weight-asian="bold" style:font-name-complex="Verdana1" style:font-size-complex="14pt"/>
    </style:style>
    <style:style style:name="T9" style:family="text">
      <style:text-properties style:font-name="Verdana" style:font-name-asian="Verdana1" style:font-name-complex="Verdana1"/>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12" style:family="text">
      <style:text-properties fo:color="#1155cc" fo:font-size="8pt" style:text-underline-style="solid" style:text-underline-width="auto" style:text-underline-color="font-color" style:font-size-asian="8pt" style:font-size-complex="8pt"/>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style>
    <style:style style:name="T15" style:family="text">
      <style:text-properties fo:font-size="10pt" fo:font-style="italic" style:text-underline-style="solid" style:text-underline-width="auto" style:text-underline-color="font-color" style:font-size-asian="10pt" style:font-style-asian="italic" style:font-size-complex="10pt"/>
    </style:style>
    <style:style style:name="T16" style:family="text">
      <style:text-properties fo:font-size="10pt" style:text-underline-style="solid" style:text-underline-width="auto" style:text-underline-color="font-color"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fo:font-size="10pt" fo:font-style="normal" fo:font-weight="normal" style:font-size-asian="10pt" style:font-style-asian="normal" style:font-weight-asian="normal" style:font-size-complex="10pt"/>
    </style:style>
    <style:style style:name="T19" style:family="text">
      <style:text-properties fo:color="#4a86e8" style:font-name="Verdana" fo:font-size="10pt" style:font-name-asian="Verdana1" style:font-size-asian="10pt" style:font-name-complex="Verdana1" style:font-size-complex="10pt"/>
    </style:style>
    <style:style style:name="T20" style:family="text">
      <style:text-properties fo:color="#9900ff" style:font-name="Verdana" fo:font-size="10pt" fo:font-weight="bold" style:font-name-asian="Verdana1" style:font-size-asian="10pt" style:font-weight-asian="bold" style:font-name-complex="Verdana1" style:font-size-complex="10pt"/>
    </style:style>
    <style:style style:name="T21" style:family="text">
      <style:text-properties fo:color="#9900ff" style:font-name="Verdana" fo:font-size="10pt" style:font-name-asian="Verdana1" style:font-size-asian="10pt" style:font-name-complex="Verdana1" style:font-size-complex="10pt"/>
    </style:style>
    <style:style style:name="T22" style:family="text">
      <style:text-properties fo:color="#9900ff" fo:font-size="10pt" fo:font-weight="bold" style:font-size-asian="10pt" style:font-weight-asian="bold" style:font-size-complex="10pt"/>
    </style:style>
    <style:style style:name="T23" style:family="text">
      <style:text-properties fo:color="#9900ff" fo:font-size="10pt" style:font-size-asian="10pt" style:font-size-complex="10pt"/>
    </style:style>
    <style:style style:name="T24" style:family="text">
      <style:text-properties fo:color="#0000ff" style:font-name="Verdana" fo:font-size="10pt" fo:font-weight="bold" style:font-name-asian="Verdana1" style:font-size-asian="10pt" style:font-weight-asian="bold" style:font-name-complex="Verdana1" style:font-size-complex="10pt"/>
    </style:style>
    <style:style style:name="T25" style:family="text">
      <style:text-properties fo:color="#0000ff" style:font-name="Verdana" fo:font-size="10pt" style:font-name-asian="Verdana1" style:font-size-asian="10pt" style:font-name-complex="Verdana1" style:font-size-complex="10pt"/>
    </style:style>
    <style:style style:name="T26" style:family="text">
      <style:text-properties fo:color="#0000ff" fo:font-size="10pt" fo:font-weight="bold" style:font-size-asian="10pt" style:font-weight-asian="bold" style:font-size-complex="10pt"/>
    </style:style>
    <style:style style:name="T27" style:family="text">
      <style:text-properties fo:color="#0000ff" fo:font-size="10pt" style:font-size-asian="10pt" style:font-size-complex="10pt"/>
    </style:style>
    <style:style style:name="T28" style:family="text">
      <style:text-properties fo:color="#38761d" style:font-name="Verdana" fo:font-size="10pt" fo:font-weight="bold" style:font-name-asian="Verdana1" style:font-size-asian="10pt" style:font-weight-asian="bold" style:font-name-complex="Verdana1" style:font-size-complex="10pt"/>
    </style:style>
    <style:style style:name="T29" style:family="text">
      <style:text-properties fo:color="#38761d" style:font-name="Verdana" fo:font-size="10pt" style:font-name-asian="Verdana1" style:font-size-asian="10pt" style:font-name-complex="Verdana1" style:font-size-complex="10pt"/>
    </style:style>
    <style:style style:name="T30" style:family="text">
      <style:text-properties fo:color="#38761d" fo:font-size="10pt" fo:font-weight="bold" style:font-size-asian="10pt" style:font-weight-asian="bold" style:font-size-complex="10pt"/>
    </style:style>
    <style:style style:name="T31" style:family="text">
      <style:text-properties fo:color="#38761d" fo:font-size="10pt" style:font-size-asian="10pt" style:font-size-complex="10pt"/>
    </style:style>
    <style:style style:name="T32" style:family="text">
      <style:text-properties fo:color="#00ff00" style:font-name="Verdana" fo:font-size="10pt" fo:font-weight="bold" style:font-name-asian="Verdana1" style:font-size-asian="10pt" style:font-weight-asian="bold" style:font-name-complex="Verdana1" style:font-size-complex="10pt"/>
    </style:style>
    <style:style style:name="T33" style:family="text">
      <style:text-properties fo:color="#ff9900" style:font-name="Verdana" fo:font-size="10pt" fo:font-weight="bold" style:font-name-asian="Verdana1" style:font-size-asian="10pt" style:font-weight-asian="bold" style:font-name-complex="Verdana1" style:font-size-complex="10pt"/>
    </style:style>
    <style:style style:name="T34" style:family="text">
      <style:text-properties fo:color="#ff9900" style:font-name="Verdana" fo:font-size="10pt" style:font-name-asian="Verdana1" style:font-size-asian="10pt" style:font-name-complex="Verdana1" style:font-size-complex="10pt"/>
    </style:style>
    <style:style style:name="T35" style:family="text">
      <style:text-properties fo:color="#ff9900" fo:font-size="10pt" fo:font-weight="bold" style:font-size-asian="10pt" style:font-weight-asian="bold" style:font-size-complex="10pt"/>
    </style:style>
    <style:style style:name="T36" style:family="text">
      <style:text-properties fo:color="#ff9900" fo:font-size="10pt" style:font-size-asian="10pt" style:font-size-complex="10pt"/>
    </style:style>
    <style:style style:name="T37" style:family="text">
      <style:text-properties fo:color="#ff0000" style:font-name="Verdana" fo:font-size="10pt" fo:font-weight="bold" style:font-name-asian="Verdana1" style:font-size-asian="10pt" style:font-weight-asian="bold" style:font-name-complex="Verdana1" style:font-size-complex="10pt"/>
    </style:style>
    <style:style style:name="T38" style:family="text">
      <style:text-properties fo:color="#ff0000" style:font-name="Verdana" fo:font-size="10pt" style:font-name-asian="Verdana1" style:font-size-asian="10pt" style:font-name-complex="Verdana1" style:font-size-complex="10pt"/>
    </style:style>
    <style:style style:name="T39" style:family="text">
      <style:text-properties fo:color="#ff0000" fo:font-size="10pt" fo:font-weight="bold" style:font-size-asian="10pt" style:font-weight-asian="bold" style:font-size-complex="10pt"/>
    </style:style>
    <style:style style:name="T40" style:family="text">
      <style:text-properties fo:color="#ff0000" fo:font-size="10pt" style:font-size-asian="10pt" style:font-size-complex="10pt"/>
    </style:style>
    <style:style style:name="T41" style:family="text">
      <style:text-properties fo:color="#980000" style:font-name="Verdana" fo:font-size="10pt" fo:font-weight="bold" style:font-name-asian="Verdana1" style:font-size-asian="10pt" style:font-weight-asian="bold" style:font-name-complex="Verdana1" style:font-size-complex="10pt"/>
    </style:style>
    <style:style style:name="T42" style:family="text">
      <style:text-properties fo:font-size="8pt" style:font-size-asian="8pt" style:font-size-complex="8pt"/>
    </style:style>
    <style:style style:name="T43" style:family="text">
      <style:text-properties fo:font-size="8pt" fo:font-style="italic" style:font-size-asian="8pt" style:font-style-asian="italic" style:font-size-complex="8pt"/>
    </style:style>
    <style:style style:name="T4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o9pw7xqs8v4r"/><text:span text:style-name="T1">Preserves and Pointy Sticks</text:span></text:p>
      <text:p text:style-name="P2"><text:span text:style-name="T2">A Guide to Reach Fighting with the Preservationist Alchemist</text:span></text:p>
      <text:p text:style-name="P4"/>
      <text:p text:style-name="P17"><text:bookmark text:name="_dkc649kywi8d"/>Table of Contents</text:p>
      <text:list xml:id="list1241894027" text:style-name="WWNum1">
        <text:list-item>
          <text:p text:style-name="P12"><text:a xlink:type="simple" xlink:href="#jhtqi69grng1" text:style-name="ListLabel_20_10" text:visited-style-name="ListLabel_20_10"><text:span text:style-name="T10">Introduction</text:span></text:a></text:p>
        </text:list-item>
        <text:list-item>
          <text:p text:style-name="P12"><text:a xlink:type="simple" xlink:href="#pwhfo8svdjjz" text:style-name="ListLabel_20_10" text:visited-style-name="ListLabel_20_10"><text:span text:style-name="T10">Ratings</text:span></text:a></text:p>
        </text:list-item>
        <text:list-item>
          <text:p text:style-name="P12"><text:a xlink:type="simple" xlink:href="#ljr9uxbtt2dx" text:style-name="ListLabel_20_10" text:visited-style-name="ListLabel_20_10"><text:span text:style-name="T10">Class Chassis</text:span></text:a></text:p>
        </text:list-item>
        <text:list-item>
          <text:p text:style-name="P12"><text:a xlink:type="simple" xlink:href="#p99j4kjuopra" text:style-name="ListLabel_20_10" text:visited-style-name="ListLabel_20_10"><text:span text:style-name="T10">Ability Scores</text:span></text:a></text:p>
        </text:list-item>
        <text:list-item>
          <text:p text:style-name="P12"><text:a xlink:type="simple" xlink:href="#jz4mqr83yfuk" text:style-name="ListLabel_20_10" text:visited-style-name="ListLabel_20_10"><text:span text:style-name="T10">Races</text:span></text:a></text:p>
        </text:list-item>
        <text:list-item>
          <text:p text:style-name="P12"><text:a xlink:type="simple" xlink:href="#bnj5inqg3cul" text:style-name="ListLabel_20_10" text:visited-style-name="ListLabel_20_10"><text:span text:style-name="T10">Skills</text:span></text:a></text:p>
        </text:list-item>
        <text:list-item>
          <text:p text:style-name="P12"><text:a xlink:type="simple" xlink:href="#faeujnr4hdfp" text:style-name="ListLabel_20_10" text:visited-style-name="ListLabel_20_10"><text:span text:style-name="T10">Archetypes</text:span></text:a></text:p>
        </text:list-item>
        <text:list-item>
          <text:p text:style-name="P12"><text:a xlink:type="simple" xlink:href="#t7as0wydsn27" text:style-name="ListLabel_20_10" text:visited-style-name="ListLabel_20_10"><text:span text:style-name="T10">Prestige Classes and Multiclassing</text:span></text:a></text:p>
        </text:list-item>
        <text:list-item>
          <text:p text:style-name="P12"><text:a xlink:type="simple" xlink:href="#u4u5dsfk9cx9" text:style-name="ListLabel_20_10" text:visited-style-name="ListLabel_20_10"><text:span text:style-name="T10">Feats</text:span></text:a></text:p>
        </text:list-item>
        <text:list-item>
          <text:p text:style-name="P12"><text:a xlink:type="simple" xlink:href="#ga2qbkj0k9kg" text:style-name="ListLabel_20_10" text:visited-style-name="ListLabel_20_10"><text:span text:style-name="T10">Traits</text:span></text:a></text:p>
        </text:list-item>
        <text:list-item>
          <text:p text:style-name="P12"><text:a xlink:type="simple" xlink:href="#og40t3u9siz2" text:style-name="ListLabel_20_10" text:visited-style-name="ListLabel_20_10"><text:span text:style-name="T10">Discoveries</text:span></text:a></text:p>
        </text:list-item>
        <text:list-item>
          <text:p text:style-name="P12"><text:a xlink:type="simple" xlink:href="#eaqwzfwzsc6x" text:style-name="ListLabel_20_10" text:visited-style-name="ListLabel_20_10"><text:span text:style-name="T10">Tumor Familiars</text:span></text:a></text:p>
        </text:list-item>
        <text:list-item>
          <text:p text:style-name="P12"><text:a xlink:type="simple" xlink:href="#5pcnnimgri3g" text:style-name="ListLabel_20_10" text:visited-style-name="ListLabel_20_10"><text:span text:style-name="T10">Extracts</text:span></text:a></text:p>
        </text:list-item>
        <text:list-item>
          <text:p text:style-name="P12"><text:a xlink:type="simple" xlink:href="#gdt7heqor6iw" text:style-name="ListLabel_20_10" text:visited-style-name="ListLabel_20_10"><text:span text:style-name="T10">Summoning</text:span></text:a></text:p>
        </text:list-item>
        <text:list-item>
          <text:p text:style-name="P12"><text:a xlink:type="simple" xlink:href="#nami58nsu5sc" text:style-name="ListLabel_20_10" text:visited-style-name="ListLabel_20_10"><text:span text:style-name="T10">Equipment</text:span></text:a></text:p>
        </text:list-item>
        <text:list-item>
          <text:p text:style-name="P12"><text:a xlink:type="simple" xlink:href="#i7s8g14gd2rc" text:style-name="ListLabel_20_10" text:visited-style-name="ListLabel_20_10"><text:span text:style-name="T10">Tactics</text:span></text:a></text:p>
        </text:list-item>
        <text:list-item>
          <text:p text:style-name="P12"><text:a xlink:type="simple" xlink:href="#bekf9n9qbgf9" text:style-name="ListLabel_20_10" text:visited-style-name="ListLabel_20_10"><text:span text:style-name="T10">Sample Build</text:span></text:a></text:p>
        </text:list-item>
        <text:list-item>
          <text:p text:style-name="P12"><text:a xlink:type="simple" xlink:href="#ixyh5bhkag1c" text:style-name="ListLabel_20_10" text:visited-style-name="ListLabel_20_10"><text:span text:style-name="T10">Discussion</text:span></text:a></text:p>
        </text:list-item>
      </text:list>
      <text:p text:style-name="P1"><text:bookmark text:name="jhtqi69grng1"/></text:p>
      <text:p text:style-name="P17"><text:bookmark text:name="_70i8bnp4xqnl"/><text:soft-page-break/>Introduction</text:p>
      <text:p text:style-name="P1"><text:span text:style-name="T3">This guide is intended to lay out how to best build an Alchemist that fights with a reach weapon. I started playing D&amp;D during 3.5e and liked reach fighting but thought it was pretty much constrained to being a spiked chain wielding </text:span><text:span text:style-name="T13">tripping</text:span><text:span text:style-name="T3"> machine, and thus not feasible in Pathfinder. </text:span><text:span text:style-name="T13">Or, that was what I thought</text:span><text:span text:style-name="T3"> until I read </text:span><text:a xlink:type="simple" xlink:href="https://drive.google.com/file/d/0B5kvBvq2DEHjRWctNG05X0JINm8/view" text:style-name="ListLabel_20_11" text:visited-style-name="ListLabel_20_11"><text:span text:style-name="T11">Brewer’s Guide to Reach Clerics</text:span></text:a><text:span text:style-name="T3">. Brewer</text:span><text:span text:style-name="T13"> </text:span><text:span text:style-name="T3">puts forth the idea that attacks of opportunity aren’t </text:span><text:span text:style-name="T13">just</text:span><text:span text:style-name="T3"> a method of battlefield control but </text:span><text:span text:style-name="T13">are also</text:span><text:span text:style-name="T3"> a means of improving action economy for a class that </text:span><text:span text:style-name="T13">would have</text:span><text:span text:style-name="T3"> to choose between attacking and casting. Brewer emphasizes taking feats that reduce a Cleric’s summoning spells from </text:span><text:span text:style-name="T13">one round</text:span><text:span text:style-name="T3"> to a standard action so that they can </text:span><text:span text:style-name="T13">summon and still take attacks of opportunity. This even further improves</text:span><text:span text:style-name="T3"> action economy by adding</text:span><text:span text:style-name="T13"> the summon</text:span><text:span text:style-name="T3">’s actions to the table that same round</text:span><text:span text:style-name="T13">!</text:span><text:span text:style-name="T3"> The Reach Cleric defines a new style of reach fighting - cast spells that affect the entire battlefield and keep melee attacking while you’re at it.</text:span></text:p>
      <text:p text:style-name="P3"/>
      <text:p text:style-name="P1"><text:span text:style-name="T7">So why not leave it at that? Why write a new guide?</text:span></text:p>
      <text:p text:style-name="P1"><text:span text:style-name="T3">Well, while Brewer’s guide has a lot of good general advice on the fighting style, it is intended to be Cleric specific. And that makes sense! Clerics have a specific path to this fighting style</text:span><text:span text:style-name="T13">.</text:span><text:span text:style-name="T3"> </text:span><text:span text:style-name="T13">But that</text:span><text:span text:style-name="T3"> means that you need to look at this character build differently when you approach it with a different class.</text:span></text:p>
      <text:p text:style-name="P1"/>
      <text:p text:style-name="P1"><text:span text:style-name="T7">Why an Alchemist, then?</text:span></text:p>
      <text:p text:style-name="P1"><text:span text:style-name="T3">The Alchemist does seem like an odd choice, </text:span><text:span text:style-name="T13">since e</text:span><text:span text:style-name="T3">xtracts for the most part don’t affect the battlefield. That’s why we’re not actually looking at the general Alchemist, we’re looking at a specific archetype - the Preservationist. The Preservationist trades Poison Use/Immunity, Persistent Mutagen, and your 18th level Discovery away to add </text:span><text:span text:style-name="T4">Summon Nature’s Ally I-IX</text:span><text:span text:style-name="T3"> to your Formulae Book at appropriate levels. And, for a feat, you’ll be adding the </text:span><text:span text:style-name="T4">Summon Monster </text:span><text:span text:style-name="T3">line as well. So what? Other classes can summon. Here’s the thing: Alchemist extracts are always “cast” as a standard action. Level 2 onwards, an Alchemist can summon without sacrificing their attacks of opportunity.</text:span></text:p>
      <text:p text:style-name="P3"/>
      <text:p text:style-name="P1"><text:span text:style-name="T7">Ok, why not stick to Cleric?</text:span></text:p>
      <text:p text:style-name="P1"><text:span text:style-name="T3">Aside from the obvious “It’s not fun for me to play a Cleric and this is a game so I wanna have fun”, Alchemists bring a lot to the table that Clerics don’t. They’ve got access to an inexhaustible resource to improve their melee </text:span><text:span text:style-name="T13">attacks</text:span><text:span text:style-name="T3"> with Mutagen, their casting method is </text:span><text:span text:style-name="T13">able to be manipulated</text:span><text:span text:style-name="T3"> in unique ways, Discoveries improve their ability to stay alive and give them adventuring day longevity, they have enough skill points to be relevant in the skills </text:span><text:span text:style-name="T13">department</text:span><text:span text:style-name="T3">, and their Formulae list has better buffs for being a reach fighter. Let’s be clear - none of that matches the raw power of the 9th level casting that the Clerics gets access to. But, for all the levels where being a melee fighter is important, an Alchemist will either outshine or keep up with a Cleric.</text:span></text:p>
      <text:p text:style-name="P3"/>
      <text:p text:style-name="P1"><text:span text:style-name="T7">If you’re trying to play a melee Alchemist, why not go natural attacks?</text:span></text:p>
      <text:p text:style-name="P1"><text:span text:style-name="T3">For one, you’re explicitly trying to emulate a caster role. This build is as much a summoner as it is a melee fighter. For two, there’s nothing stopping you from </text:span><text:span text:style-name="T13">just</text:span><text:span text:style-name="T3"> doing that whenever you feel like it. You can pounce with an extract at the same level the Beastmorph archetype gives you access to pounce, you can take the Feral Mutagen Discovery (in fact, you probably will), and you’ll be taking melee feats. You won’t be as much of a brute as someone who is dedicated to maximizing their damage output but you’ll probably still make </text:span><text:span text:style-name="T13">most</text:span><text:span text:style-name="T3"> CR-appropriate creatures cry. If you were looking for pure damage numbers, then by all means play a Beastmorph/Vivisectionist charging ball of claws. If you </text:span><text:span text:style-name="T13">want</text:span><text:span text:style-name="T3"> to be more of a team player who controls the battlefield through positioning and summons, be a Reach Alchemist.</text:span></text:p>
      <text:p text:style-name="P1"/>
      <text:p text:style-name="P15"><text:bookmark text:name="_ct4868md8zzk"/>Talking to your DM</text:p>
      <text:p text:style-name="P1"><text:span text:style-name="T13">If you read through this guide, you’ll find I recommend talking to your DM a lot. The Alchemist class (and Pathfinder as a whole) has some grey areas in the rules. I spent hours and hours looking up niche rulings for this guide and I can tell you that if you have a DM that you can’t work out rules issues with, you are not going to be able to play this class. This isn’t even talking about bending obscure rules to powergame - there’s stuff like the Alchemist having no listed rules for when its extract slots reset and how technically a Preservationist can’t even make summoning extracts because they’re added only to your formula book and not your formula list. These are just two examples, there’s a </text:span><text:span text:style-name="T14">lot</text:span><text:span text:style-name="T13"> more.</text:span></text:p>
      <text:p text:style-name="P1"><text:span text:style-name="T13">You </text:span><text:span text:style-name="T16">need</text:span><text:span text:style-name="T13"> a DM who you can trust to make reasonable rulings and who won’t be bothered by rules questions coming up. That said, try to keep in mind that your DM is running an entire game for you and several others! Always be respectful of the time the DM has available for you and do your best to show you appreciate a DM who takes the time to help you clarify rules issues with your character.</text:span></text:p>
      <text:p text:style-name="P1"><text:bookmark text:name="pwhfo8svdjjz"/></text:p>
      <text:p text:style-name="P17"><text:bookmark text:name="_nl8s8w1pnxfa"/>Ratings</text:p>
      <text:p text:style-name="P1"><text:span text:style-name="T3">I will be using the color system for ratings.</text:span></text:p>
      <text:p text:style-name="P5"/>
      <text:p text:style-name="P1"><text:span text:style-name="T20">Purple </text:span><text:span text:style-name="T3">options are necessary components of the reach alchemist.</text:span></text:p>
      <text:p text:style-name="P1"><text:span text:style-name="T24">Blue</text:span><text:span text:style-name="T25"> </text:span><text:span text:style-name="T3">options are very good.</text:span></text:p>
      <text:p text:style-name="P1"><text:soft-page-break/><text:span text:style-name="T28">Green</text:span><text:span text:style-name="T32"> </text:span><text:span text:style-name="T3">options are good.<text:line-break/></text:span><text:span text:style-name="T33">Orange </text:span><text:span text:style-name="T3">options are passable. They</text:span><text:span text:style-name="T13">’re</text:span><text:span text:style-name="T3"> not bad, and sometimes they’re </text:span><text:span text:style-name="T13">very</text:span><text:span text:style-name="T3"> good but just come with the opportunity cost of not being able to select something better.<text:line-break/></text:span><text:span text:style-name="T37">Red</text:span><text:span text:style-name="T41"> </text:span><text:span text:style-name="T3">options are bad. For the most part, I will only list </text:span><text:span text:style-name="T37">red</text:span><text:span text:style-name="T3"> tier options that can’t be avoided or that are traps - they look good but are actually terrible. </text:span><text:span text:style-name="T13">If I haven’t listed it, it’s either </text:span><text:span text:style-name="T39">red</text:span><text:span text:style-name="T13"> or I missed it (I’m not perfect).</text:span></text:p>
      <text:p text:style-name="P5"/>
      <text:p text:style-name="P1"><text:span text:style-name="T3">I will try my best to rate things from the optimization perspective. Ideally, as long as you grab the </text:span><text:span text:style-name="T20">purple</text:span><text:span text:style-name="T3"> options, your Reach Alchemist should function quite well and leave you to pick flavor and roleplaying options without compromising your primary mechanical functions. I am also rating most options under the assumption that you are playing a home game with average W</text:span><text:span text:style-name="T13">ealth By Level</text:span><text:span text:style-name="T3"> and at least your “big 6”* magic items easily accessible. I’ll try to address house rules like PFS or low item availability games or my own house rule suggestions where I can, but I will primarily not be rating things under the assumption of house rules.</text:span></text:p>
      <text:p text:style-name="P7"/>
      <text:p text:style-name="P1"><text:span text:style-name="T42">*The “big 6” items are magic armor, magic weapon, headband of mental stat/belt of physical stat, cloak of resistance, ring of protection, and amulet of natural armor. Pathfinder is written under the assumption that you will get these items at appropriate levels.</text:span></text:p>
      <text:p text:style-name="P1"><text:bookmark text:name="ljr9uxbtt2dx"/></text:p>
      <text:p text:style-name="P17"><text:bookmark text:name="_qf5pank0nhvs"/>Class Chassis</text:p>
      <text:p text:style-name="P1"><text:span text:style-name="T3">Like everything in this guide, looking at the Alchemist chassis is going to assume that you have taken the Preservationist archetype.</text:span></text:p>
      <text:p text:style-name="P1"><text:span text:style-name="T28">HD:</text:span><text:span text:style-name="T3"> A d8 hit die really isn’t bad, especially with Pathfinder’s Favored Class Bonus. Excepting the Barbarian’s d12, the intended-for-melee classes get 2 more hit points at level 1 and only +1 HP average for each level after. That roughly translates to them being able to take only one more hit than you can.</text:span></text:p>
      <text:p text:style-name="P1"><text:span text:style-name="T24">Skills:</text:span><text:span text:style-name="T3"> You’re an Int-based class that gets </text:span><text:span text:style-name="T13">four base</text:span><text:span text:style-name="T3"> skill points, and you have Perception as a class skill. It gets better than this but not by much. You should be able to be competent in 2-3 skill areas, which is pretty nice. </text:span></text:p>
      <text:p text:style-name="P1"><text:span text:style-name="T28">Saves:</text:span><text:span text:style-name="T3"> As much as it sucks that you don’t get good Will Saves, having two good saves is </text:span><text:span text:style-name="T13">good</text:span><text:span text:style-name="T3">. It does feel weird to be playing a caster type with a low Will</text:span><text:span text:style-name="T13"> save.</text:span></text:p>
      <text:p text:style-name="P1"><text:span text:style-name="T28">Base Attack Bonus:</text:span><text:span text:style-name="T3"> ¾ base attack bonus is serviceable and you have several in</text:span><text:span text:style-name="T13">-</text:span><text:span text:style-name="T3">class means of boosting your attack rolls. The main drawback of ¾ BAB is its effect on Power Attack - less damage, </text:span><text:span text:style-name="T13">and the penalty is harsher with less than full BAB</text:span><text:span text:style-name="T3">.</text:span></text:p>
      <text:p text:style-name="P1"><text:span text:style-name="T20">Alchemy:</text:span><text:span text:style-name="T3"> Minor boost to crafting, and a new form of spellcasting that comes with free Silent Spell attached? Your formulae list has most of the best buffs and heals? This is a top notch class feature. If/when you get the Infusion Discovery, you’ve got a few neat tricks you can do with extracts unavailable to regular spellcasters. </text:span></text:p>
      <text:p text:style-name="P1"><text:span text:style-name="T33">Bombs:</text:span><text:span text:style-name="T3"> Bombs meet the orange rating pretty much perfectly - they’re very good but the opportunity cost of not having </text:span><text:span text:style-name="T24">sneak attack</text:span><text:span text:style-name="T3"> from Vivisectionist is too great. I</text:span><text:span text:style-name="T13"> focus more on the sneak attack side of things because bombs want more Intelligence and Dexterity than you can afford and take up a significant amount of Discovery resources.</text:span></text:p>
      <text:p text:style-name="P1"><text:span text:style-name="T28">Brew Potion:</text:span><text:span text:style-name="T3"> It’s a means to trade gp to save on spell slots. Later on, it’ll </text:span><text:span text:style-name="T13">improve your versatility by ensuring you have ways to always deal with bad effects on hand</text:span><text:span text:style-name="T3">. Brew Potion is never going to be an allstar class feature but you can make it into a workhorse.</text:span></text:p>
      <text:p text:style-name="P1"><text:span text:style-name="T20">Mutagen:</text:span><text:span text:style-name="T3"> +4 Strength that stacks with </text:span><text:span text:style-name="T4">everything</text:span><text:span text:style-name="T3">. And it can scale. And it is an effectively unlimited resource with a duration that’ll be long enough to be considered </text:span><text:span text:style-name="T13">“</text:span><text:span text:style-name="T3">always on</text:span><text:span text:style-name="T13">”</text:span><text:span text:style-name="T3"> for dungeon delving. You should have a discussion with your DM on what kind of action brewing a mutagen is and the effects of interruption.</text:span></text:p>
      <text:p text:style-name="P1"><text:span text:style-name="T33">Throw Anything:</text:span><text:span text:style-name="T3"> Getting Int to damage is </text:span><text:span text:style-name="T13">good</text:span><text:span text:style-name="T3">, but using splash weapons is </text:span><text:span text:style-name="T13">expensive and just attacking is going to be better most of the time.</text:span></text:p>
      <text:p text:style-name="P1"><text:span text:style-name="T20">Discoveries:</text:span><text:span text:style-name="T3"> These are varied and great.</text:span></text:p>
      <text:p text:style-name="P1"><text:span text:style-name="T33">Poison Resistance +2:</text:span><text:span text:style-name="T3"> You have a good Fortitude save and hopefully also a good Constitution AND this is situational. </text:span><text:span text:style-name="T13">It’s nice, getting poisoned sucks, but you’d definitely trade this away if you could.</text:span></text:p>
      <text:p text:style-name="P1"><text:span text:style-name="T28">Swift Alchemy:</text:span><text:span text:style-name="T3"> Crafting Alchemical items takes way too long, </text:span><text:span text:style-name="T13">and this shortens it in some key areas. It can bring Acid Flasks and Alchemist’s Fire into the less than a day territory, and makes it so it doesn’t take two weeks to make a single Tangleburn Bag.</text:span></text:p>
      <text:p text:style-name="P1"><text:span text:style-name="T37">Swift Poisoning:</text:span><text:span text:style-name="T3"> This gives you the ability to accidentally poison yourself faster</text:span><text:span text:style-name="T13">.</text:span><text:span text:style-name="T3"> No thanks! </text:span></text:p>
      <text:p text:style-name="P1"><text:span text:style-name="T28">Instant Alchemy:</text:span><text:span text:style-name="T3"> This is how you make crafting alchemical items worthwhile. Shame it comes online this late</text:span><text:span text:style-name="T13">. It technically breaks the gold economy wide open - you make stuff at ⅓ price and sell at ½ price. So, 8 hours worth of Instant Alchemy crafting can represent thousands of gp worth of net profit. </text:span></text:p>
      <text:p text:style-name="P1"><text:span text:style-name="T26">Grand Discovery:</text:span><text:span text:style-name="T13"> The actual grand discoveries aren’t significantly better than normal high level discoveries but you get a pair of those too! </text:span></text:p>
      <text:p text:style-name="P1"><text:span text:style-name="T26">Perfect Body, Flawless Mind:</text:span><text:span text:style-name="T13"> This is an alternate capstone to Grand Discovery. +8 to your primary stat is very good, and since they likely won’t be printing any better high-level discoveries, I’d say this is better than getting a Grand and two regular discoveries. Eat your heart out, Awakened Intellect.</text:span></text:p>
      <text:p text:style-name="P1"><text:soft-page-break/><text:span text:style-name="T13">None of the other alternate capstones are particularly notable for this build.</text:span></text:p>
      <text:p text:style-name="P1"><text:bookmark text:name="p99j4kjuopra"/></text:p>
      <text:p text:style-name="P17"><text:bookmark text:name="_lgyexn2ud9dr"/>Ability Scores</text:p>
      <text:p text:style-name="P1"><text:span text:style-name="T3">One of the drawbacks of the reach alchemist is that it’s </text:span><text:span text:style-name="T13">dependent on medium-to-high scores in each ability stat</text:span><text:span text:style-name="T3">. You’ll need high Strength for attack and damage rolls, enough Dexterity to benefit from Combat Reflexes, enough Constitution </text:span><text:span text:style-name="T13">to be</text:span><text:span text:style-name="T3"> up on the front lines, </text:span><text:span text:style-name="T13">e</text:span><text:span text:style-name="T3">nough Intelligence to use your extracts, and a poor Will save m</text:span><text:span text:style-name="T13">eans you’ll want decent </text:span><text:span text:style-name="T3">Wisdom </text:span><text:span text:style-name="T13">too</text:span><text:span text:style-name="T3">. Charisma is your only true dump stat.</text:span></text:p>
      <text:p text:style-name="P1"><text:span text:style-name="T20">Strength:</text:span><text:span text:style-name="T3"> This is your primary ability score. It </text:span><text:span text:style-name="T13">ought</text:span><text:span text:style-name="T3"> to start at 17 or 18.. On a very low point buy 16 is acceptable. </text:span><text:span text:style-name="T13">When using point buy, I’ll generally try to start with 17 and bump it to 18 at 4th level.</text:span></text:p>
      <text:p text:style-name="P1"><text:span text:style-name="T24">Dexterity:</text:span><text:span text:style-name="T3"> Dexterity is a secondary ability score but it’s an important one. It should start no lower than 14, so that you’ll be able to benefit from Combat Reflexes while Enlarged. High initiative is also fairly important to you, since you’ll </text:span><text:span text:style-name="T13">be trying</text:span><text:span text:style-name="T3"> to get yourself into position before enemies engage and your summons will often act </text:span><text:span text:style-name="T13">as a form</text:span><text:span text:style-name="T3"> of battlefield control. The AC benefit is </text:span><text:span text:style-name="T13">also meaningful to a light armor character.</text:span></text:p>
      <text:p text:style-name="P1"><text:span text:style-name="T28">Constitution:</text:span><text:span text:style-name="T3"> This is an important ability score for everyone. It shouldn’t be lower than 12 and ideally should be at least 14. I do think the benefits are marginal for going higher than 14, as you can supplement your HP in a variety of ways that don</text:span><text:span text:style-name="T13">’t use up your ability score resources</text:span><text:span text:style-name="T3">.</text:span></text:p>
      <text:p text:style-name="P1"><text:span text:style-name="T28">Intelligence:</text:span><text:span text:style-name="T3"> Your Intelligence is your casting stat. However, you don’t have many saving throws on your formulae list, so this mainly governs bonus extracts per day. I recommend having 14 by level 4 so that you’ll get your bonus extracts for the lower levels. I think there are marginal benefits to starting with an Int higher than 14 unless you really love skills - you don’t </text:span><text:span text:style-name="T4">need</text:span><text:span text:style-name="T3"> it to be higher until level 13 and won’t benefit from it being higher until level 7. NOTE: The penalty from Mutagen does NOT affect your ability to use extracts (though it does affect their DCs). I</text:span><text:span text:style-name="T13"> mention it</text:span><text:span text:style-name="T3"> here so that you’re not trying to </text:span><text:span text:style-name="T13">buy</text:span><text:span text:style-name="T3"> a high enough Intelligence score to accommodate that penalty. </text:span></text:p>
      <text:p text:style-name="P1"><text:span text:style-name="T28">Wisdom:</text:span><text:span text:style-name="T3"> You have a bad Will save and everyone wants a good Perception. At higher levels, Mutagen will be lowering your Wisdom score. You definitely shouldn’t take a penalty on Wisdom and </text:span><text:span text:style-name="T13">want</text:span><text:span text:style-name="T3"> at least a 12. </text:span></text:p>
      <text:p text:style-name="P1"><text:span text:style-name="T37">Charisma:</text:span><text:span text:style-name="T3"> You have zero Charisma-based class abilitie</text:span><text:span text:style-name="T13">s</text:span><text:span text:style-name="T3">. In addition, you are probably going to have </text:span><text:span text:style-name="T13">a visible tumor</text:span><text:span text:style-name="T3"> and be regularly turning yourself into a monster. Not only should you dump Charisma from a min-maxing perspective, you should logically dump it from a roleplaying perspective.</text:span></text:p>
      <text:p text:style-name="P7"/>
      <text:p text:style-name="P1"><text:span text:style-name="T3">Here are some sample arrays for Humans and Half-Races:</text:span></text:p>
      <text:p text:style-name="P1"><text:span text:style-name="T15">Elite Array:</text:span><text:span text:style-name="T16"> </text:span><text:span text:style-name="T14"><text:s/></text:span><text:span text:style-name="T17">STR:</text:span><text:span text:style-name="T13"> 15+2 </text:span><text:span text:style-name="T17">DEX:</text:span><text:span text:style-name="T13"> 14 </text:span><text:span text:style-name="T17">CON:</text:span><text:span text:style-name="T13"> 12</text:span><text:span text:style-name="T17"> INT:</text:span><text:span text:style-name="T13"> 13 </text:span><text:span text:style-name="T17">WIS:</text:span><text:span text:style-name="T13"> 10 </text:span><text:span text:style-name="T17">CHA:</text:span><text:span text:style-name="T13"> 8</text:span></text:p>
      <text:p text:style-name="P1"><text:span text:style-name="T5">15 Point:</text:span><text:span text:style-name="T14"> </text:span><text:span text:style-name="T17">STR:</text:span><text:span text:style-name="T3"> 15+2 </text:span><text:span text:style-name="T17">DEX:</text:span><text:span text:style-name="T3"> 14 </text:span><text:span text:style-name="T17">CON:</text:span><text:span text:style-name="T3"> 12</text:span><text:span text:style-name="T17"> INT:</text:span><text:span text:style-name="T3"> 14 </text:span><text:span text:style-name="T17">WIS:</text:span><text:span text:style-name="T3"> 10 </text:span><text:span text:style-name="T17">CHA:</text:span><text:span text:style-name="T3"> 7</text:span></text:p>
      <text:p text:style-name="P1"><text:span text:style-name="T5">20 Point:</text:span><text:span text:style-name="T14"> </text:span><text:span text:style-name="T17">STR:</text:span><text:span text:style-name="T3"> 15+2 </text:span><text:span text:style-name="T17">DEX:</text:span><text:span text:style-name="T3"> 14 </text:span><text:span text:style-name="T17">CON:</text:span><text:span text:style-name="T3"> 14 </text:span><text:span text:style-name="T17">INT:</text:span><text:span text:style-name="T3"> 14 </text:span><text:span text:style-name="T17">WIS:</text:span><text:span text:style-name="T3"> 12 </text:span><text:span text:style-name="T17">CHA:</text:span><text:span text:style-name="T3"> 7</text:span></text:p>
      <text:p text:style-name="P1"><text:span text:style-name="T5">25 Point:</text:span><text:span text:style-name="T14"> </text:span><text:span text:style-name="T17">STR:</text:span><text:span text:style-name="T3"> 16+2 </text:span><text:span text:style-name="T17">DEX:</text:span><text:span text:style-name="T3"> 15 </text:span><text:span text:style-name="T17">CON:</text:span><text:span text:style-name="T3"> 14 </text:span><text:span text:style-name="T17">INT: </text:span><text:span text:style-name="T3">14 </text:span><text:span text:style-name="T17">WIS:</text:span><text:span text:style-name="T3"> 12 </text:span><text:span text:style-name="T17">CHA: </text:span><text:span text:style-name="T3">7</text:span></text:p>
      <text:p text:style-name="P1"><text:span text:style-name="T5">15 Point, no dump:</text:span><text:span text:style-name="T14"> </text:span><text:span text:style-name="T17">STR:</text:span><text:span text:style-name="T3"> 14+2 </text:span><text:span text:style-name="T17">DEX:</text:span><text:span text:style-name="T3"> 14 </text:span><text:span text:style-name="T17">CON:</text:span><text:span text:style-name="T3"> 12 </text:span><text:span text:style-name="T17">INT:</text:span><text:span text:style-name="T3"> 13 </text:span><text:span text:style-name="T17">WIS:</text:span><text:span text:style-name="T3"> 10 </text:span><text:span text:style-name="T17">CHA:</text:span><text:span text:style-name="T3"> 10</text:span></text:p>
      <text:p text:style-name="P1"><text:span text:style-name="T5">20 Point, no dump:</text:span><text:span text:style-name="T14"> </text:span><text:span text:style-name="T17">STR:</text:span><text:span text:style-name="T3"> 15+2</text:span><text:span text:style-name="T17"> DEX:</text:span><text:span text:style-name="T3"> 14</text:span><text:span text:style-name="T17"> CON:</text:span><text:span text:style-name="T3"> 13 </text:span><text:span text:style-name="T17">INT:</text:span><text:span text:style-name="T3"> 14 </text:span><text:span text:style-name="T17">WIS:</text:span><text:span text:style-name="T3"> 10 </text:span><text:span text:style-name="T17">CHA: </text:span><text:span text:style-name="T3">10</text:span></text:p>
      <text:p text:style-name="P1"><text:span text:style-name="T5">25 Point, no dump:</text:span><text:span text:style-name="T14"> </text:span><text:span text:style-name="T17">STR: </text:span><text:span text:style-name="T3">15+2 </text:span><text:span text:style-name="T17">DEX: </text:span><text:span text:style-name="T3">14 </text:span><text:span text:style-name="T17">CON:</text:span><text:span text:style-name="T3"> 14 </text:span><text:span text:style-name="T17">INT:</text:span><text:span text:style-name="T3"> 14 </text:span><text:span text:style-name="T17">WIS:</text:span><text:span text:style-name="T3"> 13 </text:span><text:span text:style-name="T17">CHA:</text:span><text:span text:style-name="T3"> 10</text:span></text:p>
      <text:p text:style-name="P1"><text:bookmark text:name="jz4mqr83yfuk"/></text:p>
      <text:p text:style-name="P17"><text:bookmark text:name="_hoaamznztm42"/>Races</text:p>
      <text:p text:style-name="P1"><text:span text:style-name="T3">Due to </text:span><text:span text:style-name="T13">this build’s ability score needs</text:span><text:span text:style-name="T3">, a race </text:span><text:span text:style-name="T13">has</text:span><text:span text:style-name="T3"> to give a +2 to STR or a +2 to some combination of both DEX, CON, or INT. Access to Fey Thoughts (unfortunately not PFS legal)</text:span><text:span text:style-name="T13"> can be helpful, too.</text:span><text:span text:style-name="T3"> </text:span><text:span text:style-name="T13">I</text:span><text:span text:style-name="T3">t</text:span><text:span text:style-name="T13">’s available to the core races and trades very little to open up your class skills</text:span><text:span text:style-name="T3">. </text:span><text:span text:style-name="T13">D</text:span><text:span text:style-name="T3">ue to their versatility, humans and the two half-races are easily some of the strongest choices for a reach alchemist. </text:span></text:p>
      <text:p text:style-name="P5"/>
      <text:p text:style-name="P1"><text:span text:style-name="T3">I don’t factor in the Favored Class Bonus in rating any of the races, since almost none of them are better than extra hit points for a melee alchemist. </text:span><text:span text:style-name="T13">T</text:span><text:span text:style-name="T3">he +10 min to </text:span><text:span text:style-name="T13">M</text:span><text:span text:style-name="T3">utagen duration favored class bonus </text:span><text:span text:style-name="T13">is worth considering in low-level campaigns, especially if you’ve ended up with a high CON score.</text:span></text:p>
      <text:p text:style-name="P3"><text:soft-page-break/></text:p>
      <text:p text:style-name="P13"><text:bookmark text:name="_kk00x6p2xvbn"/>Core Races</text:p>
      <text:p text:style-name="P1"><text:span text:style-name="T24">Human:</text:span><text:span text:style-name="T3"> Bonus feat! They have several options for adding skills to the Alchemist’s class list, allowing you to diversify your skills</text:span><text:span text:style-name="T13">. You</text:span><text:span text:style-name="T3"> get Bonus Language: Any, which is very useful for a summoner. Humans are easily the best race in low-level games, as they can get </text:span><text:span text:style-name="T13">the</text:span><text:span text:style-name="T3"> basic martial feats AND </text:span><text:span text:style-name="T13">the</text:span><text:span text:style-name="T3"> summoning feats both online earlier than any other race (except elves). Their bonus feat loses value in comparison to </text:span><text:span text:style-name="T13">having actual</text:span><text:span text:style-name="T3"> racial traits if you’re starting at higher levels, since this build isn’t feat-starved so much as squeezed for choices during early levels.</text:span></text:p>
      <text:p text:style-name="P1"><text:span text:style-name="T24">Half-Elf:</text:span><text:span text:style-name="T3"> Everything good about Humans </text:span><text:span text:style-name="T13">but</text:span><text:span text:style-name="T3"> with a more restricted bonus feat, plus some much needed saving throw bonuses and a boost to Perception. Dual Mind is a </text:span><text:span text:style-name="T13">very good</text:span><text:span text:style-name="T3"> alternate rac</text:span><text:span text:style-name="T13">ial trait for a class with a poor will save. </text:span><text:span text:style-name="T3">Half-Elves can gain Darkvision, allowing them to scout effectively but doing so will bar them from their best option to gain class skills (Fey Thoughts) or give them Light Blindness (not great on a ¾ BAB class but ultimately campaign </text:span><text:span text:style-name="T13">dependent</text:span><text:span text:style-name="T3">). Half-Elves also have the option to gain Poison Use racially,</text:span><text:span text:style-name="T13"> if you’re sad you had to trade it out for Preservationist.</text:span></text:p>
      <text:p text:style-name="P1"><text:span text:style-name="T24">Half-Orc:</text:span><text:span text:style-name="T3"> Half-Orcs are the only optim</text:span><text:span text:style-name="T13">al</text:span><text:span text:style-name="T3"> core race option that gains Darkvision without giving something up, </text:span><text:span text:style-name="T13">making them a</text:span><text:span text:style-name="T3"> good choice for a scout. </text:span><text:span text:style-name="T13">Half-Orcs can get Endurance as an alternate racial trait, opening up the Diehard feat trees. Die Hard pairs very well with certain Alchemist discoveries, like Lingering Spirit.</text:span></text:p>
      <text:p text:style-name="P1"><text:span text:style-name="T33">Dwarf:</text:span><text:span text:style-name="T4"> </text:span><text:span text:style-name="T3">Dwarves get some excellent saving throw defenses. Ultimately their reduced movement and lower point bu</text:span><text:span text:style-name="T13">y</text:span><text:span text:style-name="T3"> stats means they won’t fare as well as the other core races.</text:span></text:p>
      <text:p text:style-name="P1"><text:span text:style-name="T33">Elf:</text:span><text:span text:style-name="T3"> -2 Constitution is absolutely brutal for a melee character but +2 Dexterity and Intelligence is</text:span><text:span text:style-name="T13"> good for an Alchemist</text:span><text:span text:style-name="T3">. Elves are notable for being the only non-human race that can pick up Spell Focus (Conjuration) as a bonus feat. They do have a number of powerful alternate racial traits, and some good bonus languages to help with summoning but, man, -2 Con</text:span><text:span text:style-name="T13"> is </text:span><text:span text:style-name="T14">bad</text:span><text:span text:style-name="T13">.</text:span></text:p>
      <text:p text:style-name="P3"/>
      <text:p text:style-name="P13"><text:bookmark text:name="_3wsy3a4qpf0"/>Non-Core Races</text:p>
      <text:p text:style-name="P1"><text:span text:style-name="T33">Aasimar </text:span><text:span text:style-name="T28">(Angel-Blooded):</text:span><text:span text:style-name="T3"> If you really want to play an Aasimar, the Angel-Blooded are the only ones with the stats to pull it off </text:span><text:span text:style-name="T13">(</text:span><text:span text:style-name="T3">Archon-Blooded and Garuda-Blooded get honorable mentions). Aasimar don’t offer a lot to reach alchemists, and it needs the scion of humanity racial trait to use </text:span><text:span text:style-name="T13">one</text:span><text:span text:style-name="T3"> of your better low-level extracts (</text:span><text:span text:style-name="T4">Enlarge Person</text:span><text:span text:style-name="T3">). Truespeaker is a neat option to let you gain gr</text:span><text:span text:style-name="T13">eater benefit from the Linguistics skill.</text:span></text:p>
      <text:p text:style-name="P1"><text:span text:style-name="T24">Android:</text:span><text:span text:style-name="T3"> If your DM allows them, androids have amazing racial traits and shore up a lot of holes in your defenses. They’re one of the few races that compare favorably to Humans and Half-</text:span><text:span text:style-name="T13">race</text:span><text:span text:style-name="T3">s. They unfortunately can</text:span><text:span text:style-name="T13">’t benefit from </text:span><text:span text:style-name="T14">Heroism</text:span><text:span text:style-name="T13">, which is one of your better long duration buffs.</text:span></text:p>
      <text:p text:style-name="P1"><text:span text:style-name="T35">Aphorite:</text:span><text:span text:style-name="T13"> Decent but not great ability score modifiers, and strong defensive traits. One of the few outsiders without a Pass for Human alternate trait. Gets to be a lot better if you know you’ll be fighting chaotic foes.</text:span></text:p>
      <text:p text:style-name="P1"><text:span text:style-name="T28">Hobgoblins:</text:span><text:span text:style-name="T3"> They make good scouts. The large Stealth bonus </text:span><text:span text:style-name="T13">is great. Mostly unremarkable.</text:span></text:p>
      <text:p text:style-name="P1"><text:span text:style-name="T24">Lizardfolk: </text:span><text:span text:style-name="T3">Hard to go wrong with +2 Str and Con and some natural attacks on a melee character. The natural armor doesn’t stack with Mutagen but a swim speed is a </text:span><text:span text:style-name="T13">decent</text:span><text:span text:style-name="T3"> movement ability. There is a possibility they might have +4 to Acrobatics - it’s not listed in the Advanced Race Guide but every Bestiary listing for Lizardfolk includes it. This race is only listed as an example in the ARG race builder, so it</text:span><text:span text:style-name="T13">’</text:span><text:span text:style-name="T3">s missing some information like bonus language</text:span><text:span text:style-name="T13">s (and might not be accepted by your DM for the same reason).</text:span></text:p>
      <text:p text:style-name="P1"><text:span text:style-name="T28">Male Lashunta: </text:span><text:span text:style-name="T3">Lashunta get telepathy, which is fairly unique. They are otherwise mostly vanilla.</text:span></text:p>
      <text:p text:style-name="P1"><text:span text:style-name="T24">Mer</text:span><text:span text:style-name="T37">folk:</text:span><text:span text:style-name="T3"> Merfolk are strong in an underwater campaign, you rely </text:span><text:span text:style-name="T13">far too much </text:span><text:span text:style-name="T3">on positioning to deal with the slow speed otherwise.</text:span></text:p>
      <text:p text:style-name="P1"><text:span text:style-name="T24">Oread:</text:span><text:span text:style-name="T3"> Their slow speed is a hindrance but their ability scores can help you get a higher Wisdom score</text:span><text:span text:style-name="T13"> for better Will saves</text:span><text:span text:style-name="T3">. They can select the Mostly Human racial trait to keep access to the ever-important </text:span><text:span text:style-name="T4">Enlarge Person</text:span><text:span text:style-name="T3">. Alongside a few </text:span><text:span text:style-name="T13">alright </text:span><text:span text:style-name="T3">racial traits, this helps Oreads just edge into a blue rating from green.</text:span></text:p>
      <text:p text:style-name="P1"><text:span text:style-name="T28">Skinwalker:</text:span><text:span text:style-name="T3"> </text:span><text:span text:style-name="T13">T</text:span><text:span text:style-name="T3">he Were-Crocodile have good reach alchemist stats, with </text:span><text:span text:style-name="T13">the Were-Bear, and Were-Boar being serviceable runner-ups</text:span><text:span text:style-name="T3">. Natural attacks </text:span><text:span text:style-name="T13">are</text:span><text:span text:style-name="T3"> useful to cover more threatened area while enlarged.</text:span></text:p>
      <text:p text:style-name="P1"><text:span text:style-name="T28">Tiefling:</text:span><text:span text:style-name="T3"> The base </text:span><text:span text:style-name="T28">Tiefling</text:span><text:span text:style-name="T3"> and the </text:span><text:span text:style-name="T24">Oni-Spawn</text:span><text:span text:style-name="T3"> can each play a reach alchemist stat-wise, with the Oni-Spawn being slightly favored. Pass for Human removes some of the better alternate racial traits, so you’ll have to choose between a prehensile tail and the ability to use </text:span><text:span text:style-name="T4">Enlarge Person</text:span><text:span text:style-name="T3">.</text:span></text:p>
      <text:p text:style-name="P1"><text:span text:style-name="T33">Wayang:</text:span><text:span text:style-name="T3"> Wayangs have a decent stat array, some good racial traits, and are unique as the only Small race without a Strength penalty. Being small limits some of their early combat options like </text:span><text:span text:style-name="T4">Enlarge Person</text:span><text:span text:style-name="T3"> but can make them more accurate. If you want to play a small race, this is your best bet.</text:span></text:p>
      <text:p text:style-name="P1"><text:bookmark text:name="bnj5inqg3cul"/></text:p>
      <text:p text:style-name="P17"><text:bookmark text:name="_iksebyphfvf1"/>Skills</text:p>
      <text:p text:style-name="P13"><text:bookmark text:name="_f5t930sk0ydz"/>Class Skills</text:p>
      <text:p text:style-name="P1"><text:span text:style-name="T37">Appraise:</text:span><text:span text:style-name="T3"> Most DMs don’t require the use of this skill. </text:span></text:p>
      <text:p text:style-name="P1"><text:soft-page-break/><text:span text:style-name="T28">Cra</text:span><text:span text:style-name="T24">ft:</text:span><text:span text:style-name="T3"> Specifically Craft (Alchemy). It’s blue if you have lots of downtime, green if you don’t. Either way, you should put at least one rank into it s</text:span><text:span text:style-name="T13">o that you’re trained - even just using the potion ID feature is nice. </text:span></text:p>
      <text:p text:style-name="P1"><text:span text:style-name="T28">Disable Device:</text:span><text:span text:style-name="T33"> </text:span><text:span text:style-name="T3">Without trapfinding, </text:span><text:span text:style-name="T13">you can't</text:span><text:span text:style-name="T3"> disarm mag</text:span><text:span text:style-name="T13">ical </text:span><text:span text:style-name="T3">traps but </text:span><text:span text:style-name="T13">lockpicking and undoing mundane traps is still useful</text:span><text:span text:style-name="T3">. Plus you can just summon a mite and politely ask it to deal with the magical traps.</text:span></text:p>
      <text:p text:style-name="P1"><text:span text:style-name="T20">Fly:</text:span><text:span text:style-name="T3"> You drop a single rank in here for the class skill bonus and </text:span><text:span text:style-name="T13">the bonus from</text:span><text:span text:style-name="T3"> the </text:span><text:span text:style-name="T4">Fly</text:span><text:span text:style-name="T3"> spell </text:span><text:span text:style-name="T13">covers the rest</text:span><text:span text:style-name="T3">. More than one rank is </text:span><text:span text:style-name="T28">green</text:span><text:span text:style-name="T3"> if you </text:span><text:span text:style-name="T13">use</text:span><text:span text:style-name="T3"> polymorph spells </text:span><text:span text:style-name="T13">as your source of flight</text:span><text:span text:style-name="T3"> and </text:span><text:span text:style-name="T37">red</text:span><text:span text:style-name="T3"> </text:span><text:span text:style-name="T13">if you use </text:span><text:span text:style-name="T14">Fly </text:span><text:span text:style-name="T13">or </text:span><text:span text:style-name="T14">Overland Flight</text:span><text:span text:style-name="T13"> as your source of flight</text:span><text:span text:style-name="T3">.</text:span></text:p>
      <text:p text:style-name="P1"><text:span text:style-name="T33">Handle Animal:</text:span><text:span text:style-name="T3"> Preservationist grants this as a class skill, it’s not available to normal Alchemists. It can be used to direct your summons to do things beyond attack but has an incredibly high DC </text:span><text:span text:style-name="T13">and takes up actions.</text:span></text:p>
      <text:p text:style-name="P1"><text:span text:style-name="T33">Heal:</text:span><text:span text:style-name="T3"> Not as bad as people give it credit for. It’s free downtime healing 1/day if you can beat a DC 24 check and lets you </text:span><text:span text:style-name="T13">hand out</text:span><text:span text:style-name="T3"> pretty significant bonuses against poison and disease. </text:span></text:p>
      <text:p text:style-name="P1"><text:span text:style-name="T24">Knowledge (Arcana):</text:span><text:span text:style-name="T3"> This is one of the b</text:span><text:span text:style-name="T13">ig</text:span><text:span text:style-name="T3"> Knowledge skills. </text:span><text:span text:style-name="T13">Identifying the</text:span><text:span text:style-name="T3"> resistances and weaknesses of</text:span><text:span text:style-name="T13"> constructs, magical beasts, and dragons</text:span><text:span text:style-name="T3"> is useful in general and can be relevant to summoning. </text:span></text:p>
      <text:p text:style-name="P1"><text:span text:style-name="T24">Knowledge (Nature):</text:span><text:span text:style-name="T21"> </text:span><text:span text:style-name="T3">Another big Knowledge skill</text:span><text:span text:style-name="T13">. Animals and Vermin don’t often need to be identified but Monstrous Humanoids and Fey can have some pretty out there qualities.</text:span><text:span text:style-name="T3"> Vivisectionist</text:span><text:span text:style-name="T13"> combines this with Heal, which is great - Heal is sort of just below the threshold of being a good skill and stapling it onto an actually good skill is all kinds of value.</text:span></text:p>
      <text:p text:style-name="P1"><text:span text:style-name="T24">Perception:</text:span><text:span text:style-name="T3"> The most rolled skill in the game. </text:span><text:span text:style-name="T13">You should probably max this out.</text:span></text:p>
      <text:p text:style-name="P1"><text:span text:style-name="T37">Profession:</text:span><text:span text:style-name="T3"> I</text:span><text:span text:style-name="T13">t’s just a fluff skill.</text:span><text:span text:style-name="T3"> </text:span><text:span text:style-name="T35">Profession (Herbalism)</text:span><text:span text:style-name="T3"> </text:span><text:span text:style-name="T13">has some additional uses in Ultimate Wilderness that fit the Alchemist flavor.</text:span></text:p>
      <text:p text:style-name="P1"><text:span text:style-name="T33">Sleight of Hand:</text:span><text:span text:style-name="T3"> The</text:span><text:span text:style-name="T13">re are some neat tricks you can pull with this. Whether or not you want this skill is fairly dependent on your playstyle.</text:span></text:p>
      <text:p text:style-name="P1"><text:span text:style-name="T20">Spellcraft:</text:span><text:span text:style-name="T3"> You need </text:span><text:span text:style-name="T13">to get Spellcraft to at least </text:span><text:span text:style-name="T22">+11</text:span><text:span text:style-name="T13"> to be able to learn/scribe all formulae levels on a “take 10”, </text:span><text:span text:style-name="T26">+16</text:span><text:span text:style-name="T13"> to decipher any scrolls relevant to your formulae list on a “take 10”, and </text:span><text:span text:style-name="T30">+24</text:span><text:span text:style-name="T13"> to auto-identify spells being cast. Make sure to take Spellcraft to one of those breakpoints. Note that you can use this in the place of Craft (Alchemy) for brewing potions.</text:span></text:p>
      <text:p text:style-name="P1"><text:span text:style-name="T33">Survival:</text:span><text:span text:style-name="T6"> </text:span><text:span text:style-name="T3">Rates higher in any sort of intrigue based campaign due to its tracking potential. </text:span><text:span text:style-name="T13">One rank will allow most of the wilderness survival uses if you think those will come up.</text:span></text:p>
      <text:p text:style-name="P1"><text:span text:style-name="T28">Use Magic Device:</text:span><text:span text:style-name="T3"> UMD is useful but you can naturally use some of the best wands and likely have bad Charisma. I’d try to get it on my Headband of Int at later levels but wouldn’t bother putting my level-up ranks into it. Too much investment for not enough pay-off.</text:span></text:p>
      <text:p text:style-name="P7"/>
      <text:p text:style-name="P13"><text:bookmark text:name="_pdjk1okrd83x"/>Non-Class Skills</text:p>
      <text:p text:style-name="P1"><text:span text:style-name="T24">Acrobatics:</text:span><text:span text:style-name="T20"> </text:span><text:span text:style-name="T13">T</text:span><text:span text:style-name="T3">umbling and attempting to force movement based AoOs is going to significantly increase your combat effectiveness. Note that the only punishment for failure is that you might take an AoO yourself</text:span><text:span text:style-name="T13"> - you still get to move</text:span><text:span text:style-name="T3">. </text:span><text:span text:style-name="T13">This is a non-class skill but you’ll want to make it into a class skill if you plan on tumbling regularly - it’s checked versus the regularly huge CMD stat and every bonus helps. Acrobatics is also a decent form of exploratory movement. You should easily be able to leap half your movement and jump high enough to grab onto the roof of most single story buildings even at level 1. </text:span></text:p>
      <text:p text:style-name="P1"><text:span text:style-name="T28">Intimidate: </text:span><text:span text:style-name="T13">If you’re building towards Cornugon Smash or Shatter Defenses you can really make good use of it via extracts/mutagen/sneak attack but it’s based off your dump stat and needs a big feat investment.</text:span></text:p>
      <text:p text:style-name="P1"><text:span text:style-name="T28">Knowledge (the rest of them):</text:span><text:span text:style-name="T3"> You</text:span><text:span text:style-name="T13">’re an Intelligence based class</text:span><text:span text:style-name="T3">, and so can be </text:span><text:span text:style-name="T13">passably good</text:span><text:span text:style-name="T3"> at these skills without having them as class skills. </text:span><text:span text:style-name="T13">Knowledge (Planes) and Knowledge (Religion) are good for determining what your summons can smite. </text:span></text:p>
      <text:p text:style-name="P1"><text:span text:style-name="T24">Linguistics:</text:span><text:span text:style-name="T3"> You’ll want a few ranks in here to communicate with your summons. You should strive to be able to speak Abyssal, Celestial, and Infernal for </text:span><text:span text:style-name="T13">O</text:span><text:span text:style-name="T3">utsiders, Undercommon if you want to use </text:span><text:span text:style-name="T4">SNA I</text:span><text:span text:style-name="T3">’s Mite as a trap-monkey, Giant for Giants, and the </text:span><text:span text:style-name="T13">E</text:span><text:span text:style-name="T3">lemental languages. </text:span><text:span text:style-name="T13">You can do passably well with just Undercommon, Auran, and Terran, though. Most Outsiders and Giants can understand Common and you aren’t as likely to summon the other kinds of elementals.</text:span></text:p>
      <text:p text:style-name="P1"><text:span text:style-name="T28">Ste</text:span><text:span text:style-name="T24">alth:</text:span><text:span text:style-name="T3"> </text:span><text:span text:style-name="T13">You can emulate this with </text:span><text:span text:style-name="T14">Invisibility</text:span><text:span text:style-name="T13"> but there is still a lot to be said for mundane Stealth. Being able to skulk around can bypass encounters or turn them massively in your favor. The mixed rating is because how useful stealth is can be very dependent on your party.</text:span></text:p>
      <text:p text:style-name="P1"><text:span text:style-name="T33">Social Skills (Diplomacy, Bluff, and Sense Motive): </text:span><text:span text:style-name="T3">These are very good skills, and some players love to use them. I personally think it’s not the role of the </text:span><text:span text:style-name="T13">A</text:span><text:span text:style-name="T3">lchemist, but </text:span><text:span text:style-name="T13">the Student of Philosophy trait can make you a serviceable party face.</text:span></text:p>
      <text:p text:style-name="P5"/>
      <text:p text:style-name="P1"><text:span text:style-name="T13">Usua</text:span><text:span text:style-name="T3">lly, you will have 5-7 ranks to work with per level. I suggest maxing Perception and Spellcraft</text:span><text:span text:style-name="T13"> and</text:span><text:span text:style-name="T3"> maxing </text:span><text:span text:style-name="T13">two</text:span><text:span text:style-name="T3"> skills you personally like to use</text:span><text:span text:style-name="T13">.</text:span><text:span text:style-name="T3"> </text:span><text:span text:style-name="T13">Your remaining ranks should be used for getting class skill bonuses and for things like Craft (Alchemy), Fly, and Linguistics that only take a couple ranks to use effectively.</text:span></text:p>
      <text:p text:style-name="P9"/>
      <text:p text:style-name="P1"><text:soft-page-break/><text:span text:style-name="T17">What about my headband skills?</text:span><text:span text:style-name="T13"> You get free maxed skills from the Headband of Int you’ll eventually be wearing. If you’re allowed to choose, I recommend UMD as a headband skill. Any skill that has high DCs is a good option, though. I tend to grab a few Knowledges as my other 2nd &amp; 3rd slots, since they’re useful and it tends to make DMs happy when you take the skills that are thematically appropriate. Sense Motive is another thematic choice and useful as a sort of “social AC”.</text:span></text:p>
      <text:p text:style-name="P7"/>
      <text:p text:style-name="P1"><text:span text:style-name="T17">Can I take 10?</text:span><text:span text:style-name="T13"> The only skill you cannot take 10 on is UMD. This has been backed up by James Jacobs, the creative director at Paizo. You have a lot of skills that you will want to take 10 on, like Craft (Alchemy), Disable Device, Perception for searching, and Spellcraft for learning/scribing formulae and should remember to actually use the take 10 rule with these skills. A lot of them have flat DCs that are easy to beat on a 10 but that you might still be failing when you roll in the single digits. TAKE 10!</text:span></text:p>
      <text:p text:style-name="P1"><text:bookmark text:name="faeujnr4hdfp"/></text:p>
      <text:p text:style-name="P17"><text:bookmark text:name="_amy4pd4gus23"/>Archetypes</text:p>
      <text:p text:style-name="P1"><text:span text:style-name="T3">This guide is examining the archetypes from the perspective of being a Preservationist using a reach weapon. It therefore doesn’t include any archetype that doesn’t stack with Preservationist and rates the archetypes based on their melee capability. </text:span></text:p>
      <text:p text:style-name="P1"><text:span text:style-name="T33">Ectoplasm Master:</text:span><text:span text:style-name="T4"> </text:span><text:span text:style-name="T3">You trade Brew Potion out to add the entire sorcerer/wizard necromancy school to your spell list. Personal range and beneficial Touch range are the only spells that I think explicitly function as extracts</text:span><text:span text:style-name="T13">, so that’s a lot less than it looks like. </text:span><text:span text:style-name="T4">Animate Dead</text:span><text:span text:style-name="T3"> m</text:span><text:span text:style-name="T13">ight work</text:span><text:span text:style-name="T3"> with </text:span><text:span text:style-name="T13">I</text:span><text:span text:style-name="T3">nfusion</text:span><text:span text:style-name="T13"> which is enough reason by itself to take this archetype</text:span><text:span text:style-name="T3">. Brew Potion primarily functions as a way to extend your casting day, so if you have others buffing you or don’t have long adventuring days this </text:span><text:span text:style-name="T13">could be</text:span><text:span text:style-name="T3"> </text:span><text:span text:style-name="T13">a good trade</text:span><text:span text:style-name="T3">. </text:span></text:p>
      <text:p text:style-name="P1"><text:span text:style-name="T28">Internal Alchemist:</text:span><text:span text:style-name="T3"> This archetype trades out abilities you aren’t using as a melee alchemist for some small defensive benefits and the ability to select from a limited feat list in the place of discoveries. </text:span><text:span text:style-name="T13">I don’t like trading the Alchemist’s souped up Throw Anything for the ability to hold your breath but the ability to take feats in Discovery slots is ok.</text:span></text:p>
      <text:p text:style-name="P1"><text:span text:style-name="T20">Preservationist:</text:span><text:span text:style-name="T3"> This archetype is a key component to the build and it allows you to do something that was previously unique to the Summoner - standard action summoning without a feat. Being able to use your standard action to add a full round’s worth of actions to the table is </text:span><text:span text:style-name="T4">pretty good</text:span><text:span text:style-name="T3">. </text:span><text:span text:style-name="T13">G</text:span><text:span text:style-name="T3">etting eventual access to all 9 levels of summons increases your spell </text:span><text:span text:style-name="T13">access</text:span><text:span text:style-name="T3"> in a serious way.</text:span></text:p>
      <text:p text:style-name="P1"><text:span text:style-name="T24">Vivisectionist:</text:span><text:span text:style-name="T3"> Vivisectionist is an amazing archetype that heavily rewards the way extracts and Mutagen encourage the Alchemist to be melee focused. </text:span><text:span text:style-name="T13">Melee Alchemists make good use of sneak attack.</text:span><text:span text:style-name="T3"> It allows for a significant increase in damage in situations that you should already be trying to create, li</text:span><text:span text:style-name="T13">ke flanking</text:span><text:span text:style-name="T3">. </text:span></text:p>
      <text:p text:style-name="P1"><text:bookmark text:name="t7as0wydsn27"/></text:p>
      <text:p text:style-name="P17"><text:bookmark text:name="_i6qz06uasl4g"/>Prestige Classes and Multiclassing</text:p>
      <text:p text:style-name="P1"><text:span text:style-name="T3">With the exception of Master Chymist, I don’t believe any dips are worth delaying your abilities. That said, </text:span><text:span text:style-name="T13">your true capstone is getting </text:span><text:span text:style-name="T14">Summon IX</text:span><text:span text:style-name="T13"> at level 18, so there is room for two levels of dipping at the end of your build.</text:span></text:p>
      <text:p text:style-name="P1"><text:span text:style-name="T33">Master</text:span><text:span text:style-name="T28"> </text:span><text:span text:style-name="T30">Chymist:</text:span><text:span text:style-name="T3"> This prestige class gives you additional uses of your Mutagen. I think that delaying your extracts (and potentially Greater/Grand Mutagen) is not worth it, but be</text:span><text:span text:style-name="T13">tter BAB and extra Mutagen use</text:span><text:span text:style-name="T3"> has enough benefits that a dip is still worth including somewhere in your build. </text:span><text:span text:style-name="T13">Master Chymist by RAW does not advance your sneak attack dice. You should discuss with your DM if they’ll allow it to. I personally assume it doesn’t (the only reason it would is wishful thinking) and don’t think that losing a situational d6 of damage matters at the levels I recommend taking the class.</text:span><text:span text:style-name="T3"> There are several entry points for Master Chymist:</text:span></text:p>
      <text:p text:style-name="P1"><text:span text:style-name="T33">Level 8, </text:span><text:span text:style-name="T35">followed by a second dip at</text:span><text:span text:style-name="T33"> 12 or 16:</text:span><text:span text:style-name="T3"> Not worth it. You have to delay either Grand or Greater Mutagen and you’ll end up delaying a lot of the better </text:span><text:span text:style-name="T4">SNA/SM</text:span><text:span text:style-name="T3">s. </text:span></text:p>
      <text:p text:style-name="P1"><text:span text:style-name="T28">Level 15 &amp; 16:</text:span><text:span text:style-name="T3"> Only delays your 6th level extracts and </text:span><text:span text:style-name="T4">SNA/SM IX</text:span><text:span text:style-name="T3">. </text:span><text:span text:style-name="T13">You’re better off getting the extracts and summons earlier but you’ll be able to pick up a non-Mutagen discovery with the Alchemist 16 prerequisite without having to take the Extra Discovery feat. </text:span></text:p>
      <text:p text:style-name="P1"><text:span text:style-name="T28">Level 19 &amp; 20:</text:span><text:span text:style-name="T29"> </text:span><text:span text:style-name="T3">Delays nothing. Gives you the ability to take an Advanced Mutagen that isn’t Grand/Greater Mutagen. Dual Mind and Growth Mutagen are both cool. </text:span><text:span text:style-name="T13">Sacrificing your capstone is a bit of a rough move with the new alternate of +8 untyped divided amongst your ability scores as you see fit, though you may find that the extra Mutagen uses coming in at 19 are more practical in actual play.</text:span></text:p>
      <text:p text:style-name="P1"><text:span text:style-name="T28">Barbarian:</text:span><text:span text:style-name="T3"> If </text:span><text:span text:style-name="T13">you want to boost your melee capabilities at the end of your build, Rage is how you do it. Two levels gets you a rage power.</text:span></text:p>
      <text:p text:style-name="P1"><text:span text:style-name="T28">Bloodrager:</text:span><text:span text:style-name="T3"> Bloodragers get </text:span><text:span text:style-name="T13">Rage</text:span><text:span text:style-name="T3">, plus a first level bloodline power. I</text:span><text:span text:style-name="T13">t’s a lot better for a one level dip than Barbarian.</text:span><text:span text:style-name="T3"> Both the Barbarian and the Bloodrager </text:span><text:span text:style-name="T13">mean</text:span><text:span text:style-name="T3"> you’ll probably want Extra Rage as a feat.</text:span></text:p>
      <text:p text:style-name="P1"><text:span text:style-name="T33">Brawler:</text:span><text:span text:style-name="T3"> </text:span><text:span text:style-name="T13">Y</text:span><text:span text:style-name="T3">ou get Martial Flexibility or +1d6 sneak attack with the</text:span><text:span text:style-name="T33"> </text:span><text:span text:style-name="T13">Snakebite Striker</text:span><text:span text:style-name="T3"> archetype.</text:span><text:span text:style-name="T13"> </text:span><text:span text:style-name="T3">Martial Flexibility works well with extract bonuses to make you into a maneuver specialist. </text:span></text:p>
      <text:p text:style-name="P1"><text:span text:style-name="T33">Fighter:</text:span><text:span text:style-name="T3"> </text:span><text:span text:style-name="T13">It’s bonus feats. You probably shouldn’t need these at 19 &amp; 20 but it does give you the opportunity to complete more feat chains.</text:span></text:p>
      <text:p text:style-name="P1"><text:span text:style-name="T28">Paladin</text:span><text:span text:style-name="T6">/</text:span><text:span text:style-name="T33">Antipaladin</text:span><text:span text:style-name="T6">:</text:span><text:span text:style-name="T3"> </text:span><text:span text:style-name="T13">A little extra healing and some saving throw boosts</text:span><text:span text:style-name="T3">. </text:span><text:span text:style-name="T13">You’ll probably have to buy a +Cha item to use the class features. Paladin is better than Antipaladin because of Lay on Hands. These are </text:span><text:span text:style-name="T39">red</text:span><text:span text:style-name="T13"> if you can’t pull together the Charisma to benefit from them.</text:span></text:p>
      <text:p text:style-name="P1"><text:span text:style-name="T33">Shifter:</text:span><text:span text:style-name="T3"> Aspects offer varying and sometimes unique benefits (neat ones are +2 bonus to AoOs, Evasion, or 25% </text:span><text:span text:style-name="T13">fortification</text:span><text:span text:style-name="T3">), and you gain two claw attacks that help you </text:span><text:span text:style-name="T13">be</text:span><text:span text:style-name="T3"> always armed and that can be sheathed/unsheathed at will, which is a minor benefit for infiltration into weapon-barred places. Shifters do have alignment restrictions (that don’t hinder you from an optimization perspective) and armor restrictions (that definitely do hinder you).</text:span></text:p>
      <text:p text:style-name="P1"><text:bookmark text:name="u4u5dsfk9cx9"/></text:p>
      <text:p text:style-name="P17"><text:bookmark text:name="_u0oeqx3zilu6"/><text:soft-page-break/>Feats</text:p>
      <text:p text:style-name="P1"><text:span text:style-name="T3">There are hundreds of available feats, so in the interest of brevity, I will only be covering the ones I think are the most relevant.</text:span></text:p>
      <text:p text:style-name="P3"/>
      <text:p text:style-name="P13"><text:bookmark text:name="_ddcsv91hyhdj"/>Martial Feats</text:p>
      <text:p text:style-name="P1"><text:span text:style-name="T20">Combat Reflexes:</text:span><text:span text:style-name="T3"> Combat Reflexes easily earns its place as your best 1st level feat option. Combat Reflexes is a level 1 all-star just for the extra attacks it will get you. Low-level play is very swingy, so you want all the swings you can get. There are also just not many other feats you qualify for at level 1. </text:span><text:span text:style-name="T13">I</text:span><text:span text:style-name="T3">t scales well</text:span><text:span text:style-name="T13">, too -</text:span><text:span text:style-name="T3"> </text:span><text:span text:style-name="T13">a</text:span><text:span text:style-name="T3">t higher levels, you</text:span><text:span text:style-name="T13">’ll get to extend your threatened area </text:span><text:span text:style-name="T3">and boost your Dexterity to increase your AoO cap.</text:span></text:p>
      <text:p text:style-name="P1"><text:span text:style-name="T20">Power Attack:</text:span><text:span text:style-name="T3"> Power Attack is how melee fighters do damage. You </text:span><text:span text:style-name="T13">can put it off for a bit, since your ¾ BAB does limit early use. You should still ideally have it by 7th level.</text:span><text:span text:style-name="T3"> </text:span></text:p>
      <text:p text:style-name="P1"><text:span text:style-name="T24">Lunge:</text:span><text:span text:style-name="T3"> Lunge allows you to attack without losing the opportunity to force AoOs through movement and keeps your reach relevant against larger foes. You can emulate it somewhat with your extracts and good positioning, so it’s not a must-grab-as-soon-as-you-qualify but it will improve your combat effectiveness by quite a bit.</text:span></text:p>
      <text:p text:style-name="P1"><text:span text:style-name="T26">Multiattack:</text:span><text:span text:style-name="T13"> Potentially difficult to qualify for, depending on whether or not your DM rules that you can qualify as having 3 or more natural attacks with extracts, items, or Feral Mutagen. Adopted (Tusked) as a trait, plus any race with claws can qualify you the normal way. It’s +3 to hit with all your natural attacks whenever you combine them manufactured weapons, which is very good for a ¾ BAB class. </text:span></text:p>
      <text:p text:style-name="P1"><text:span text:style-name="T30">Cornugon Smash:</text:span><text:span text:style-name="T13"> Free Shaken on a Power Attack. That’s probably just free shaken, since you should basically always be Power Attacking. Feral Mutagen gives you a small Intimidate bonus, and increasing your size may give you a +4 bonus (or remove a -4 penalty), so you’re not the worst at pulling this off.</text:span></text:p>
      <text:p text:style-name="P1"><text:span text:style-name="T28">Dazing Assault:</text:span><text:span text:style-name="T3"> Not available until 15th, this allows you to turn your reach radius into a punishing </text:span><text:span text:style-name="T13">AoE style debuff</text:span><text:span text:style-name="T3">. Due to your ¾ BAB reducing the save DC and increasing how intense a -5 penalty to hit is, it’s more situational than I’d like for a high-level feat but dazing someone in your melee range is effectively a death sentence for that creature. The reward can outweigh the risk.</text:span></text:p>
      <text:p text:style-name="P1"><text:span text:style-name="T30">Demonic Style:</text:span><text:span text:style-name="T13"> It’s Weapon Focus/Specialization for charge attacks. You can gain pounce through extracts, as well as enough attacks to make the damage boost this grants worthwhile. I wouldn’t take it before you had regular access to pounce (so at least level 13).</text:span></text:p>
      <text:p text:style-name="P1"><text:span text:style-name="T28">Furious Focus:</text:span><text:span text:style-name="T3"> This feat gets better the bigger your </text:span><text:span text:style-name="T13">P</text:span><text:span text:style-name="T3">ower </text:span><text:span text:style-name="T13">A</text:span><text:span text:style-name="T3">ttack penalty is. It’s not really worth picking up until 11th level, where it’s a +3 to hit. I’d rate it higher if you could choose which attack to apply it to, since your first attack should</text:span><text:span text:style-name="T13"> </text:span><text:span text:style-name="T3">be hitting consistently enough without Furious Focus</text:span><text:span text:style-name="T13">.</text:span></text:p>
      <text:p text:style-name="P1"><text:span text:style-name="T30">Shatter Defenses:</text:span><text:span text:style-name="T13"> Unfortunately, this has a whole lot of prerequisites; Weapon Focus and Dazzling Display (and weapon proficiency, what?) listed but also Power Attack and Cornugon Smash to actually trigger. It’s an incredible sneak attack enabler if you can find room for it, though! Give the enemy Shaken with your AoO, and turn it on with your second AoO from the Fortuitous enchantment on your spear, and boom. Free Sneak Attack on your turn.</text:span></text:p>
      <text:p text:style-name="P1"><text:span text:style-name="T30">Weapon Focus:</text:span><text:span text:style-name="T13"> As a ¾ BAB class, you can really use help with accuracy. It might seem underwhelming but it works. It’s a pre-req feat for a pile of stuff, too.</text:span></text:p>
      <text:p text:style-name="P1"><text:span text:style-name="T33">Improved Unarmed Strike:</text:span><text:span text:style-name="T3"> IUS allows you to threaten adjacent squares while still holding a reach weapon. </text:span><text:span text:style-name="T13">I’d rather spend gold to do that than use a precious feat.</text:span></text:p>
      <text:p text:style-name="P1"><text:span text:style-name="T33">Improved Bull Rush</text:span><text:span text:style-name="T6">/</text:span><text:span text:style-name="T37">Drag</text:span><text:span text:style-name="T6">/</text:span><text:span text:style-name="T37">Overrun</text:span><text:span text:style-name="T6">/</text:span><text:span text:style-name="T37">Sunder</text:span><text:span text:style-name="T6">:</text:span><text:span text:style-name="T3"> Combat Maneuvers can rough for classes that don’t have a full base attack bonus. Still, between Mutagen and your extracts, you can get a decent CMB. I don’t really think it’s worth taking a feat to do something you can already do (</text:span><text:span text:style-name="T13">you won’t even take the AoO at reach range</text:span><text:span text:style-name="T3">) but if you do, Bull Rush is the clear winner. </text:span></text:p>
      <text:p text:style-name="P1"><text:span text:style-name="T39">Dazzling Display:</text:span><text:span text:style-name="T13"> It’s a prerequisite for Shatter Defenses. It’s a big reason why Shatter Defenses isn’t blue, because this is a waste of time. I guess you’re technically better at it than anyone else with a similar Intimidate bonus, since you might get AoOs and not completely waste your turn. See if you can get your DM to remove it as a prerequisite or switch it with another feat (even Skill Focus: Intimidate is better than this steaming pile).</text:span></text:p>
      <text:p text:style-name="P1"><text:span text:style-name="T39">Enforcer:</text:span><text:span text:style-name="T13"> This gets listed as an alternative to Cornugon Smash a lot since it has lower prerequisites but you basically need a Merciful weapon to use it all.</text:span></text:p>
      <text:p text:style-name="P1"><text:span text:style-name="T39">Pushing Assault: </text:span><text:span text:style-name="T13">It doesn’t stop movement, so it’s trading your Power Attack damage away for nothing.</text:span></text:p>
      <text:p text:style-name="P1"><text:span text:style-name="T37">Stand Still: </text:span><text:span text:style-name="T3">This only works on adjacent opponents. I am listing it solely to let you know that it is a trap feat that </text:span><text:span text:style-name="T13">doesn’t work</text:span><text:span text:style-name="T3"> with reach fighting. Sorry 3.5 grognards</text:span><text:span text:style-name="T13">, it sucks now.</text:span></text:p>
      <text:p text:style-name="P1"/>
      <text:p text:style-name="P13"><text:bookmark text:name="_6slfdf4q4svo"/>Summoning Feats</text:p>
      <text:p text:style-name="P1"><text:span text:style-name="T28">Augment</text:span><text:span text:style-name="T24"> </text:span><text:span text:style-name="T20">Summoning:</text:span><text:span text:style-name="T4"> </text:span><text:span text:style-name="T3">Augment Summoning makes your summons comb</text:span><text:span text:style-name="T13">at</text:span><text:span text:style-name="T3"> relevant. </text:span><text:span text:style-name="T13">It’s an absolutely incredible feat that</text:span><text:span text:style-name="T3"> drops off in relevance past level 14, since the summons you have access to </text:span><text:span text:style-name="T13">at that point</text:span><text:span text:style-name="T3"> are primarily being called into existence for their SLAs. The level range issue is the reason for the mixed rating - if most of your game is gonna be between levels </text:span><text:span text:style-name="T13">1</text:span><text:span text:style-name="T3">-14 Augment Summoning is a must have. Otherwise, it’s just good</text:span><text:span text:style-name="T13"> - not greater-than-great, but still pretty good.</text:span></text:p>
      <text:p text:style-name="P1"><text:span text:style-name="T37">Spell Focus (Conjuration):</text:span><text:span text:style-name="T3"> Another reason why Augment Summoning isn’t straight purple is this totally dead </text:span><text:span text:style-name="T13">prerequisite</text:span><text:span text:style-name="T3"> feat. It does literally nothing for an Alchemist because you don’t cast spells</text:span><text:span text:style-name="T13">. You should absolutely ask your DM if you can take something else thematically appropriate as a prereq to Augment Summoning like Skill Focus: Knowledge Nature instead of this hot garbage.</text:span></text:p>
      <text:p text:style-name="P1"><text:soft-page-break/><text:span text:style-name="T20">Planar Preservationist:</text:span><text:span text:style-name="T3"> The </text:span><text:span text:style-name="T4">Summon Monster</text:span><text:span text:style-name="T3"> list is often a</text:span><text:span text:style-name="T13"> straight</text:span><text:span text:style-name="T3"> upgrade to </text:span><text:span text:style-name="T4">Summon Nature’s Ally</text:span><text:span text:style-name="T3">, giving the celestial or fiendish template to a similar list of animal</text:span><text:span text:style-name="T13"> summons</text:span><text:span text:style-name="T3"> and including outsiders with powerful spell-like abilities. Celestial/Fiendish doesn’t offer much for the low HD </text:span><text:span text:style-name="T4">SM I &amp; II</text:span><text:span text:style-name="T3"> summons, so </text:span><text:span text:style-name="T13">Planar Preservationist</text:span><text:span text:style-name="T3"> </text:span><text:span text:style-name="T13">isn’t a great</text:span><text:span text:style-name="T3"> feat until you hit level 8 and gain access to </text:span><text:span text:style-name="T4">S</text:span><text:span text:style-name="T14">M III &amp; </text:span><text:span text:style-name="T4">IV</text:span><text:span text:style-name="T13">.</text:span><text:span text:style-name="T3"> </text:span><text:span text:style-name="T13">It’s a must-have feat at</text:span><text:span text:style-name="T3"> level 10 when you start to gain access to some of the more powerful </text:span><text:span text:style-name="T4">SM</text:span><text:span text:style-name="T3"> </text:span><text:span text:style-name="T13">outsider</text:span><text:span text:style-name="T3">s. I wouldn’t pick this up earlier than 7th but also wouldn’t put it off until later than 11th.</text:span></text:p>
      <text:p text:style-name="P1"><text:span text:style-name="T28">Versatile Summon Monster</text:span><text:span text:style-name="T37">/Nature’s Ally:</text:span><text:span text:style-name="T3"> Aerial and Chthonic add some very good movement types,</text:span><text:span text:style-name="T13"> and each templat</text:span><text:span text:style-name="T3">e adds damage. The </text:span><text:span text:style-name="T4">SNA</text:span><text:span text:style-name="T3"> version of the feat is awful, since it trades the Augment Summoning benefits away for the new templates.</text:span></text:p>
      <text:p text:style-name="P10"/>
      <text:p text:style-name="P15"><text:bookmark text:name="_284hgev3xrz0"/><text:span text:style-name="T13">Summoning Feats You Don’t Qualify For</text:span></text:p>
      <text:p text:style-name="P1"><text:span text:style-name="T13">These feats are often recommended to summoners but unfortunately the language they use roots them firmly in casting - they don’t apply to extracts. I’m still reviewing them because a kind DM might let you use them anyways.</text:span></text:p>
      <text:p text:style-name="P1"><text:span text:style-name="T33">Evolved Summon Monster:</text:span><text:span text:style-name="T3"> </text:span><text:span text:style-name="T13">It can add attacks to some creatures. Good on pouncers, which all qualify for the Sting attack and benefit the most from better full attacks. Limited to the late game because you need Planar Preservationist and you’d get Augment Summoning before you got this.</text:span></text:p>
      <text:p text:style-name="P1"><text:span text:style-name="T28">Expanded Summon Monster:</text:span><text:span text:style-name="T17"> </text:span><text:span text:style-name="T13">It’s got some powerful late game options. </text:span></text:p>
      <text:p text:style-name="P1"><text:span text:style-name="T6">Summon </text:span><text:span text:style-name="T24">Good</text:span><text:span text:style-name="T6">/</text:span><text:span text:style-name="T30">Neutral</text:span><text:span text:style-name="T17">/</text:span><text:span text:style-name="T35">Evil</text:span><text:span text:style-name="T33"> </text:span><text:span text:style-name="T6">Monster:</text:span><text:span text:style-name="T3"> </text:span><text:span text:style-name="T13">Like Expanded Summon Monster, it’s got good late game options. Summon Good is a lot better than the others when you compare it to your regular list. Evil is rated lower because it requires you to be the worst summoning alignment.</text:span></text:p>
      <text:p text:style-name="P1"><text:span text:style-name="T24">Superior Summoning:</text:span><text:span text:style-name="T3"> </text:span><text:span text:style-name="T13">Getting extra creatures summoned is sweet. There’s a world of difference between 1d3 creatures and 1d3+1 creatures. Superior Summoning really opens up blasting options. 1d4+2 instances of a level 2 or 3 spell-like ability blast are really powerful. The big blasting trick is </text:span><text:span text:style-name="T14">SM VII</text:span><text:span text:style-name="T13"> - 1d4+2 Bralani Azati for 9-24 d6s of </text:span><text:span text:style-name="T14">Lightning Bolt</text:span><text:span text:style-name="T13"> damage, twice. </text:span></text:p>
      <text:p text:style-name="P1"/>
      <text:p text:style-name="P13"><text:bookmark text:name="_3p0srday3l2k"/>Defensive Feats</text:p>
      <text:p text:style-name="P1"><text:span text:style-name="T20">Iron Will:</text:span><text:span text:style-name="T3"> The Alchemist has a poor Will save and you</text:span><text:span text:style-name="T13">’ll be reducing it with your Mutagen</text:span><text:span text:style-name="T3">. Failing a Will save </text:span><text:span text:style-name="T13">can have you mind controlled and considering that your Will is weakest when you’re at your strongest, you need to do something to prevent being forced to kill your own party</text:span><text:span text:style-name="T3">. Most particularly nasty Will saves won’t show up until you’re beginning to enter the midrange of levels, so I wouldn’t bot</text:span><text:span text:style-name="T13">her</text:span><text:span text:style-name="T3"> picking up Iron Will earlier than </text:span><text:span text:style-name="T13">7</text:span><text:span text:style-name="T3">th.</text:span></text:p>
      <text:p text:style-name="P1"><text:span text:style-name="T28">Toughness:</text:span><text:span text:style-name="T3"> You should be supplementing your hit points with discoveries and extracts</text:span><text:span text:style-name="T13">,</text:span><text:span text:style-name="T3"> not feats. T</text:span><text:span text:style-name="T13">oughness</text:span><text:span text:style-name="T3"> </text:span><text:span text:style-name="T13">is good, but it’s not the first boost to HP that I would take on a character.</text:span></text:p>
      <text:p text:style-name="P1"><text:span text:style-name="T30">Aerial Roll:</text:span><text:span text:style-name="T13"> This is a late game feat but effectively lets you negate the first hit you would take each turn. </text:span><text:span text:style-name="T14">Overland Flight</text:span><text:span text:style-name="T13"> granting ½ your caster level to AC is pretty tight. This feat is a lot better if you often face creatures with manufactured weapons and not natural weapons, since negating their first attack roll really diminishes their ability to actually hit you - the 2nd, 3rd, and 4th iteratives have serious accuracy penalties.</text:span></text:p>
      <text:p text:style-name="P1"><text:span text:style-name="T35">Healer’s Hands:</text:span><text:span text:style-name="T13"> This is a decent feat for you if it works with Vivisectionist’s Cruel Anatomist, granting you the ability to heal a decent number of hitpoints non-magically. It gives you way more HP to work with than Toughness but it’s all out of combat. I wouldn’t take it if it required you to invest in Heal rather than Knowledge (Nature). If you can convince your DM to let your Familiar get it, it’s pretty nice but it </text:span><text:span text:style-name="T14">does</text:span><text:span text:style-name="T13"> still require you to invest in Heal for non-Sage Familiars.</text:span></text:p>
      <text:p text:style-name="P1"><text:span text:style-name="T33">Bodyguard:</text:span><text:span text:style-name="T3"> This </text:span><text:span text:style-name="T13">works well with reach</text:span><text:span text:style-name="T3">. You can take traits that push this feat into </text:span><text:span text:style-name="T28">green</text:span><text:span text:style-name="T3"> territory if Aid Another is how you like helping your party.</text:span></text:p>
      <text:p text:style-name="P1"><text:span text:style-name="T39">In Harm’s Way:</text:span><text:span text:style-name="T13"> You probably won’t have enough HP that you’ll want to be taking other people’s lumps often enough to justify this. Leave it for the Paladin.</text:span></text:p>
      <text:p text:style-name="P1"><text:span text:style-name="T39">Endurance:</text:span><text:span text:style-name="T13"> Prerequisite feat. Half-Orcs can get this in exchange for their racial bonus to Intimidate. </text:span></text:p>
      <text:p text:style-name="P1"><text:span text:style-name="T35">Diehard:</text:span><text:span text:style-name="T13"> Prerequisite feat. You’re better off with Toughness if you’re not using it for prereqs, since these will both give a similar amount of extra HP to work with. Endurance is a a bad prereq.</text:span></text:p>
      <text:p text:style-name="P1"><text:span text:style-name="T35">Fast Healer:</text:span><text:span text:style-name="T13"> It’s not bad. You’ve got a few ways to boost your Constitution and heal in class, so this can help you out.</text:span></text:p>
      <text:p text:style-name="P1"><text:span text:style-name="T30">Deathless Initiate:</text:span><text:span text:style-name="T13"> If you’re taking the Diehard line, this is nice. Half-Orcs can get Endurance for effectively free, so this isn’t as prerequisite heavy as it looks.</text:span></text:p>
      <text:p text:style-name="P1"><text:span text:style-name="T39">Deathless Master:</text:span><text:span text:style-name="T13"> Not really worth a feat, since it’ll only save you a couple HP.</text:span></text:p>
      <text:p text:style-name="P1"><text:span text:style-name="T37">Great Fortitude and Lightning Reflexes:</text:span><text:span text:style-name="T3"> You have good Fort and Reflex saves, you don’t need these.</text:span></text:p>
      <text:p text:style-name="P3"/>
      <text:p text:style-name="P13"><text:bookmark text:name="_219hxkgo201j"/><text:soft-page-break/>Other Feats</text:p>
      <text:p text:style-name="P1"><text:span text:style-name="T22">Potion Glutton:</text:span><text:span text:style-name="T23"> </text:span><text:span text:style-name="T13">Obviously, the feat doesn’t work, doesn’t understand how potions work, and is banned by your DM but if those things are for some reason not true, even the conservative reading of “Swift Action Potion” is very good. Then there is the feat as written, which blatantly allows you to use Extracts as a swift action. Arguably, Alchemists getting </text:span><text:span text:style-name="T14">Delayed Consumption</text:span><text:span text:style-name="T13"> and Familiar/Infusion shenanigans isn’t worse than this feat. Having both is quite nasty, though, and like I said, this feat doesn’t work and is banned by your DM.</text:span></text:p>
      <text:p text:style-name="P1"><text:span text:style-name="T13">If you’re a DM that is planning to punish a player for taking this feat with roleplaying restrictions, keep in mind that Urgothoa is a god of overconsumption. Being an alchemist at all qualifies as worship. Just ban the feat.</text:span></text:p>
      <text:p text:style-name="P1"><text:span text:style-name="T24">Improved Initiative:</text:span><text:span text:style-name="T3"> Going first means better positioning, more sneak attack, and </text:span><text:span text:style-name="T13">potentially that</text:span><text:span text:style-name="T3"> a bunch of summons go first with you. This feat would be purple, except that you have quite a few other methods of boosting your Initiative.</text:span></text:p>
      <text:p text:style-name="P1"><text:span text:style-name="T28">Extra Discovery:</text:span><text:span text:style-name="T3"> This feat’s true rating is actually the rating of th</text:span><text:span text:style-name="T13">e</text:span><text:span text:style-name="T3"> discovery you take with it. Melee Alchemists don’t have many </text:span><text:span text:style-name="T13">“</text:span><text:span text:style-name="T3">must</text:span><text:span text:style-name="T13"> </text:span><text:span text:style-name="T3">have</text:span><text:span text:style-name="T13">”</text:span><text:span text:style-name="T3"> discoveries, so this doesn’t get the same rating it might have in a bomber-focused guide. That said, you’ll need to take this feat if you want any discoveries that have “Alchemist 16” as a prerequisite, since you don’t get your 18th level discovery and your 16th level discovery goes to Grand Mutagen</text:span><text:span text:style-name="T13">.</text:span></text:p>
      <text:p text:style-name="P1"><text:span text:style-name="T28">Additional Traits:</text:span><text:span text:style-name="T3"> Like Extra Discovery, this feat’s true rating is actually the rating of the traits you take with it. Traits are very good and there are </text:span><text:span text:style-name="T13">many</text:span><text:span text:style-name="T3"> that are well worth picking up. </text:span><text:span text:style-name="T13">Exemplar traits let you pick it up multiple times, so consider grabbing one of those if you want to go hard on this feat.</text:span></text:p>
      <text:p text:style-name="P1"><text:span text:style-name="T30">Flickering Step:</text:span><text:span text:style-name="T31"> </text:span><text:span text:style-name="T13">It requires an investment into a non-class skill but it’s one of the better Knowledge skills, and can be bought via a Headband of Vast Intelligence. This allows you to teleport, which is a significant hole in the Alchemist’s repertoire. </text:span></text:p>
      <text:p text:style-name="P1"><text:span text:style-name="T30">Extreme Mood Swings:</text:span><text:span text:style-name="T13"> An interesting feat that increases morale bonuses at the expense of giving you a penalty to fear and emotion saving throws. Your main morale bonus, </text:span><text:span text:style-name="T14">Heroism</text:span><text:span text:style-name="T13">, notably benefits from this while somewhat mitigating the drawback by boosting your saves. </text:span></text:p>
      <text:p text:style-name="P1"><text:span text:style-name="T35">Skill Focus (Stealth):</text:span><text:span text:style-name="T13"> It’s a prereq for Hellcat Stealth and Dampen Presence.</text:span></text:p>
      <text:p text:style-name="P1"><text:span text:style-name="T26">Hellcat Stealth:</text:span><text:span text:style-name="T13"> This is effectively invisibility that bypasses </text:span><text:span text:style-name="T14">See Invisibility</text:span><text:span text:style-name="T13"> and other “sight” spells.</text:span></text:p>
      <text:p text:style-name="P1"><text:span text:style-name="T35">Dampen </text:span><text:span text:style-name="T30">Presence:</text:span><text:span text:style-name="T31"> </text:span><text:span text:style-name="T13">Combined with flight and </text:span><text:span text:style-name="T14">Negate Aroma</text:span><text:span text:style-name="T13">, this makes you immune to detection by special senses. It’s campaign dependent. </text:span></text:p>
      <text:p text:style-name="P1"><text:span text:style-name="T35">Signature</text:span><text:span text:style-name="T30"> Skill (Stealth):</text:span><text:span text:style-name="T13"> Once you’ve got the 15 rank unlock, this combos with Hellcat Stealth to nearly guarantee a Vivisectionist sneak attack on all their attacks. You can “go stealth” as part of movement, so you 5ft. Step, then use Hellcat Stealth to hit from stealth on your first attack which triggers this for each other attack. </text:span></text:p>
      <text:p text:style-name="P1"><text:span text:style-name="T37">Craft Wond</text:span><text:span text:style-name="T28">rous Item:</text:span><text:span text:style-name="T3"> You need to take the Spell Knowledge discovery or the Master Craftsman feat to qualify for this feat but it’s a significant boon to you if you’re playing in a world with </text:span><text:span text:style-name="T13">low item access</text:span><text:span text:style-name="T3">. Alchemists like to have lots of Alchemist specific items that aren’t found in most pr</text:span><text:span text:style-name="T13">e-made</text:span><text:span text:style-name="T3"> adventure paths or on many loot tables. </text:span></text:p>
      <text:p text:style-name="P1"><text:span text:style-name="T37">Master Craftsman:</text:span><text:span text:style-name="T3"> It’s a prerequisite for Craft Wondrous Item. </text:span><text:span text:style-name="T13">You should take Spell Knowledge instead.</text:span></text:p>
      <text:p text:style-name="P1"><text:bookmark text:name="ga2qbkj0k9kg"/></text:p>
      <text:p text:style-name="P17"><text:bookmark text:name="_pltdawp12juz"/>Traits</text:p>
      <text:p text:style-name="P1"><text:span text:style-name="T3">Much like feats, there’s way too many of these, so I’ll just be going over the highlights. I won’t rate campaign traits, since they’re</text:span><text:span text:style-name="T13"> intended to be</text:span><text:span text:style-name="T3"> by DM permission. I also won</text:span><text:span text:style-name="T13">’t rate religion traits, since they’re tied to the Golarion setting. Even if you’re playing in that setting, certain deities might not be appropriate to worship in your campaign. </text:span><text:span text:style-name="T3">Note that the Half races qualify for both Human and either Orc or Elf race traits, and any Outsider with a “Pass for Human” style racial trait can qualify for Human race traits. </text:span></text:p>
      <text:p text:style-name="P3"/>
      <text:p text:style-name="P15"><text:bookmark text:name="_agfj3dtyamng"/>Combat Traits</text:p>
      <text:p text:style-name="P1"><text:span text:style-name="T24">Accelerated Drinker:</text:span><text:span text:style-name="T3"> Drink potions as a move action. Improving your action economy is good, and with Brew Potion, this is cheap and easy to </text:span><text:span text:style-name="T13">enable</text:span><text:span text:style-name="T3">.</text:span></text:p>
      <text:p text:style-name="P1"><text:span text:style-name="T30">Bloody-Minded:</text:span><text:span text:style-name="T13"> +1 Init and +1 Intimidate. This is Reactionary if you plan to take Cornugon Smash.</text:span></text:p>
      <text:p text:style-name="P1"><text:span text:style-name="T26">Broken Not Beaten:</text:span><text:span text:style-name="T13"> Automatically stabilize, and you can take a point of damage to regain consciousness for a round. You have access to </text:span><text:span text:style-name="T14">Cure Light Wounds</text:span><text:span text:style-name="T13">, so this means you’re capable of never going down for long. If you were interested in Die Hard, maybe take this instead - it accomplishes quite a bit of the feat line for far less investment.</text:span></text:p>
      <text:p text:style-name="P1"><text:span text:style-name="T33">Dirty Fighter:</text:span><text:span text:style-name="T3"> +1 damage when flanking. Useful for Vivisectionists, who should be flanking a lot. There are better traits for your character creation choices but you might be planning to pick up a third trait with Additional Traits and this </text:span><text:span text:style-name="T13">is</text:span><text:span text:style-name="T3"> a good fourth choice.</text:span></text:p>
      <text:p text:style-name="P1"><text:span text:style-name="T24">Reactionary:</text:span><text:span text:style-name="T3"> +2 to your Initiative. Going first is good.</text:span></text:p>
      <text:p text:style-name="P1"><text:soft-page-break/><text:span text:style-name="T30">Reckless:</text:span><text:span text:style-name="T13"> +1 to Acrobatics and it is a class skill. You need the class skill bonus to use Acrobatics effectively. Ideally, you’ll be using Fey Thoughts to do this, since traits are better spent elsewhere.</text:span></text:p>
      <text:p text:style-name="P1"><text:span text:style-name="T28">Slippery:</text:span><text:span text:style-name="T3"> +1 to Stealth and it is a class skill. I’m not a big fan of class skill traits, since other traits can do cool unique things that aren’t just a </text:span><text:span text:style-name="T13">skill bonus.</text:span></text:p>
      <text:p text:style-name="P1"><text:span text:style-name="T30">Thunder and Fang Performer:</text:span><text:span text:style-name="T13"> +2 Intimidate for two-handers. If you pick up Intimidate through Fey Thoughts, this could be worth it if you decide to use Shatter Defenses.</text:span></text:p>
      <text:p text:style-name="P3"/>
      <text:p text:style-name="P15"><text:bookmark text:name="_2ozftxrulnfy"/>Equipment Traits</text:p>
      <text:p text:style-name="P1"><text:span text:style-name="T28">Heirloom Weapon:</text:span><text:span text:style-name="T3"> Proficient with a specific non-masterwork simple/martial weapon (but not others of its type). +1 on AoOs and +2 on one chosen combat maneuver with that weapon. It’s the easiest way to gain a weapon proficiency.</text:span></text:p>
      <text:p text:style-name="P1"><text:span text:style-name="T26">Strength of Submission:</text:span><text:span text:style-name="T13"> +1 attack/damage while under Compulsion. The least cheesy application of this is that it’s a +1 attack/damage while under the effects of </text:span><text:span text:style-name="T14">Heroism</text:span><text:span text:style-name="T13">. </text:span></text:p>
      <text:p text:style-name="P7"/>
      <text:p text:style-name="P15"><text:bookmark text:name="_dplrp159j8n8"/>Exemplar Traits</text:p>
      <text:p text:style-name="P1"><text:span text:style-name="T13">Exemplar traits take up two trait slots but allow you to take Additional Traits as many times as you’d like and pick up traits from the exemplar trait’s category over and over again.</text:span></text:p>
      <text:p text:style-name="P1"><text:span text:style-name="T30">Faith Unshakeable and Unnassailable:</text:span><text:span text:style-name="T13"> +2 vs Charm, Compulsion, and Fear, additional +1 per other faith trait. You only really want the two Faith traits, and the Will boost from Indomitable Will won’t stack with this. It’s not a bad choice if you want to open up extra Additional Traits.</text:span></text:p>
      <text:p text:style-name="P1"><text:span text:style-name="T26">Traveller of a Hundred Lands:</text:span><text:span text:style-name="T27"> </text:span><text:span text:style-name="T13">You gain two additional class skills and gain another for each regional trait you have. There’s quite a few class skills you might want and if you’re going to blow a trait on class skills, this is one of the better ways to do it. Region is a really wide trait category and there’s guaranteed to be a bunch of things you might want to grab from it.</text:span></text:p>
      <text:p text:style-name="P3"/>
      <text:p text:style-name="P15"><text:bookmark text:name="_7brie358rcdx"/>Faith Traits</text:p>
      <text:p text:style-name="P1"><text:span text:style-name="T26">Fate’s Favored:</text:span><text:span text:style-name="T27"> </text:span><text:span text:style-name="T13">The trick is to go Half-Orc, trade away your nerfed Ferocity for Sacred Tattoo and get +2 to all saves. Fate’s Favored is also very good if you’re starting at a high enough level to afford a Luckstone (or grab it with Additional Traits once you have the stone).</text:span></text:p>
      <text:p text:style-name="P1"><text:span text:style-name="T24">Indomitable </text:span><text:span text:style-name="T26">Faith</text:span><text:span text:style-name="T24">:</text:span><text:span text:style-name="T3"> +1 to your Will saves. You want to improve your Will save.</text:span></text:p>
      <text:p text:style-name="P1"><text:span text:style-name="T26">Strength of Submission:</text:span><text:span text:style-name="T13"> +1 attack/damage while under Compulsion. </text:span><text:span text:style-name="T14">Heroism</text:span><text:span text:style-name="T13"> is a compulsion. </text:span></text:p>
      <text:p text:style-name="P3"/>
      <text:p text:style-name="P15"><text:bookmark text:name="_ksjo55b4z8s6"/>Magic Traits</text:p>
      <text:p text:style-name="P1"><text:span text:style-name="T35">Enduring Mutagen:</text:span><text:span text:style-name="T36"> </text:span><text:span text:style-name="T13">+1 minute per level to Mutagen duration. Really depends on how your DM treats durations and how often you’re able to re-brew.</text:span></text:p>
      <text:p text:style-name="P1"><text:span text:style-name="T35">Mechanical Aptitude:</text:span><text:span text:style-name="T36"> </text:span><text:span text:style-name="T13">1/day reroll Disable Device, Knowledge: Engineering, or UMD. Disable Device and UMD are the two skills with the biggest punishments for failure. This wouldn’t be my first pick but it’s not bad.</text:span></text:p>
      <text:p text:style-name="P1"><text:span text:style-name="T33">Meticulous Concoction:</text:span><text:span text:style-name="T3"> 1/day +2 DC to a bomb or +2 rounds to an extract. This </text:span><text:span text:style-name="T13">isn’t bad if you’re only going to be playing levels 1-3.</text:span></text:p>
      <text:p text:style-name="P1"><text:span text:style-name="T28">Pragmatic Activator:</text:span><text:span text:style-name="T3"> Int in the place of Cha for UMD. Picking this up through Additional Traits turns UMD into an auto-success </text:span><text:span text:style-name="T13">much</text:span><text:span text:style-name="T3"> earlier than it would normally be. I</text:span><text:span text:style-name="T13"> wouldn’t take this</text:span><text:span text:style-name="T3"> at character creation, since it won’t </text:span><text:span text:style-name="T13">be very useful</text:span><text:span text:style-name="T3"> for the first 8-12 levels</text:span><text:span text:style-name="T13"> but it’s a great Additional Traits choice.</text:span></text:p>
      <text:p text:style-name="P3"/>
      <text:p text:style-name="P15"><text:bookmark text:name="_u9ss2ijprgce"/><text:soft-page-break/>Race Traits</text:p>
      <text:p text:style-name="P1"><text:span text:style-name="T6">Adopted (Actually a Social Trait):</text:span><text:span text:style-name="T3"> Trade your social trait to take any race trait with no restrictions. This is as good as the trait you take. Some DMs </text:span><text:span text:style-name="T13">won’t</text:span><text:span text:style-name="T3"> like you using this to pick up a trait that seems physically impossible for your race, so run it by your DM before you use this.</text:span></text:p>
      <text:p text:style-name="P1"><text:span text:style-name="T24">Carefully Hidden (Human):</text:span><text:span text:style-name="T3"> +1 to Will saves and +2 to saves vs Divination. This is one of the best boosts to your Will saves.</text:span></text:p>
      <text:p text:style-name="P1"><text:span text:style-name="T24">Elven Reflexes (Half-Elf):</text:span><text:span text:style-name="T3"> +2 to Initiative. Going first is important and you probably won’t be able to take Improved Initiative until the higher levels.</text:span></text:p>
      <text:p text:style-name="P1"><text:span text:style-name="T28">Finish the Fight (Half-Orc):</text:span><text:span text:style-name="T29"> </text:span><text:span text:style-name="T3">+1 to attack rolls versus someone you already hit. </text:span><text:span text:style-name="T13">Your first attack is often going to hit anyways, so this is a nice bonus to your less accurate iterative attacks.</text:span></text:p>
      <text:p text:style-name="P1"><text:span text:style-name="T30">Fungal Bre</text:span><text:span text:style-name="T26">wing (Dwarf):</text:span><text:span text:style-name="T13"> +2 Craft for making alchemical items and 20% craft time reduction. I find crafting to get a bit hand-wavey in actual play but if it doesn’t, this helps you hit that sweet spot of being able to make most alchemical items in a day (or two non-dedicated days if you’re using the Crafting while adventuring rules).</text:span></text:p>
      <text:p text:style-name="P1"><text:span text:style-name="T28">Helpful (Halfling): </text:span><text:span text:style-name="T3">+4 on Aid Another instead of +2. This is pretty unique and can be +4 to a lot of stuff for your allies. If your DM allows Additional Traits AND Adopted on your familiar, </text:span><text:span text:style-name="T13">it’s</text:span><text:span text:style-name="T3"> very good since that should be one of the most common actions your familiar is taking.</text:span></text:p>
      <text:p text:style-name="P1"><text:span text:style-name="T24">Latent Psion (Human):</text:span><text:span text:style-name="T3"> +2 vs Mind-Affecting. Mind affecting covers a lot of the stuff you want to boost your Will save for but there are some major holes. Common </text:span><text:span text:style-name="T13">non</text:span><text:span text:style-name="T3">-mind-affecting Will saves are illusions, </text:span><text:span text:style-name="T4">Glitterdust</text:span><text:span text:style-name="T3">, </text:span><text:span text:style-name="T4">Slow</text:span><text:span text:style-name="T3">, </text:span><text:span text:style-name="T4">Telekinesis</text:span><text:span text:style-name="T3">, and the </text:span><text:span text:style-name="T4">Inflict Wounds</text:span><text:span text:style-name="T3"> line.</text:span></text:p>
      <text:p text:style-name="P1"><text:span text:style-name="T28">Tusked (Orc/Half Orc):</text:span><text:span text:style-name="T3"> Gain a 1d4 bite attack that has -5 to hit during a full attack. This covers the hole in your threatened squares created by using Enlarge Person with a reach weapon</text:span><text:span text:style-name="T13">. D</text:span><text:span text:style-name="T3">ue to the strange wording, it deals damage as a primary attack (full Strength mod or 1½x Strength mod if it’s your only attack). You should talk to your DM about it, since it’s likely the intention was just to make it secondary.</text:span></text:p>
      <text:p text:style-name="P1"><text:span text:style-name="T24">Warrior of Old (Elf):</text:span><text:span text:style-name="T3"> +2 to Initiative. Going first is always good.</text:span></text:p>
      <text:p text:style-name="P3"/>
      <text:p text:style-name="P15"><text:bookmark text:name="_kz4erdgdlazr"/>Region Traits</text:p>
      <text:p text:style-name="P1"><text:span text:style-name="T3">This guide is setting-agnostic for the most part. If you are playing in Golarion, you should respect the setting and learn at least a few things about the region your character is from.</text:span></text:p>
      <text:p text:style-name="P1"><text:span text:style-name="T35">Alchemical Prodigy:</text:span><text:span text:style-name="T13"> +1 CL duration on extracts. What extract duration actually means tends to be in the realm of DM fiat, so unless you play dungeons in round-by-round initiative, this probably has a low value.</text:span></text:p>
      <text:p text:style-name="P1"><text:span text:style-name="T26">Ancestral Weapon:</text:span><text:span text:style-name="T13"> Start the game with a masterwork cold iron or silver weapon. Gain a +1 bonus to attack rolls with all weapons of the selected material. This is Weapon Focus for every weapon you own. Starting the game with a weapon that has +2 to attack rolls is amazing if your campaign begins before level 4. You may run into some difficulties consistently getting cold iron or silver weapons depending on your DM. </text:span></text:p>
      <text:p text:style-name="P1"><text:span text:style-name="T35">Blood Potion Brewer:</text:span><text:span text:style-name="T13"> +1 CL duration for potions brewed 2/day. The restriction is a little weird, considering how few times you might brew more than two potions. Consider it if you’re particularly interested in Alchemical Allocation, since it’ll keep your 3rd level potions a little cheaper to maintain.</text:span></text:p>
      <text:p text:style-name="P1"><text:span text:style-name="T26">Educated Druggist:</text:span><text:span text:style-name="T13"> Alchemical remedies have associated benefits increased by +1 and heal for 1 hp. Alchemical Remedies mostly offer specific saving throw bonuses (that stack with everything from alchemical typing). Blood-Boiling Pills boost your initiative for 8 hours and War Spirit Pouches offer Temp HP. If you’re looking to “abuse” the HP effect, Salt Tablets can be made in packs of 10 for 1 gp. That’s more healing than a wand of </text:span><text:span text:style-name="T14">Cure Light Wounds</text:span><text:span text:style-name="T13"> for 1/15th of the price. Definitely give your DM a heads up before you take this - given that you make alchemical items at ⅓ price, it’s near infinite out-of-combat healing (3sp, 3 cp per 10 HP. It takes you roughly 45 minutes to make one 10 pack after you get Swift alchemy, or you can make 11.4 10-packs in a day). That sort of HP healing access might not be appropriate for the tone of your game. </text:span></text:p>
      <text:p text:style-name="P1"><text:span text:style-name="T30">Giant Dodger:</text:span><text:span text:style-name="T13"> +3 Acrobatics to avoid attacks of opportunity. It’s a huge bonus to a combat relevant action that you’re specifically trying to optimize. </text:span></text:p>
      <text:p text:style-name="P1"><text:span text:style-name="T24">Glory of Old:</text:span><text:span text:style-name="T3"> +1 on saves versus spells, spell-likes, and poison. This is </text:span><text:span text:style-name="T13">great</text:span><text:span text:style-name="T3">.</text:span><text:span text:style-name="T13"> Limited to Dwarfs.</text:span></text:p>
      <text:p text:style-name="P1"><text:span text:style-name="T33">Group Fighter:</text:span><text:span text:style-name="T3"> +1 to attack rolls when flanking. Useful for Vivisectionists, who should be flanking a lot. There are better traits for your character creation choices but you might be planning to pick up a third trait with Additional Traits and this makes a good fourth choice.</text:span></text:p>
      <text:p text:style-name="P1"><text:span text:style-name="T24">Hermean Paragon:</text:span><text:span text:style-name="T3"> +2 to Initiative. Initiative is very good.</text:span></text:p>
      <text:p text:style-name="P1"><text:span text:style-name="T28">Highlander:</text:span><text:span text:style-name="T3"> +1 to Stealth, +2 to Stealth in hilly or rocky terrain, Stealth is a class skill. Talk to your DM about what qualifies as rocky, since that’s a pretty wide variety. This is one of the best ways to get Stealth </text:span><text:span text:style-name="T13">as a class skill.</text:span></text:p>
      <text:p text:style-name="P1"><text:span text:style-name="T30">Mana Wastes Medic:</text:span><text:span text:style-name="T13"> +1 to your healing extracts and amount healed by Heal checks. Vivisectionists like this, since they can replace Heal with Knowledge (Nature). </text:span></text:p>
      <text:p text:style-name="P1"><text:span text:style-name="T33">Militia:</text:span><text:span text:style-name="T3"> +1 to attack rolls when flanking. Useful for Vivisectionists, who should be flanking a lot. There are better traits for your character creation choices but you might be planning to pick up a third trait with Additional Traits and this makes a good fourth choice.</text:span></text:p>
      <text:p text:style-name="P1"><text:soft-page-break/><text:span text:style-name="T28">Rice Runner:</text:span><text:span text:style-name="T3"> +1 to Acrobatics and it is a class skill. </text:span><text:span text:style-name="T13">You need the class skill bonus to use Acrobatics effectively</text:span><text:span text:style-name="T3">. Ideally, you’ll be using </text:span><text:span text:style-name="T13">Fey Thoughts</text:span><text:span text:style-name="T3"> to do this, since traits are better spent elsewhere</text:span><text:span text:style-name="T13">.</text:span></text:p>
      <text:p text:style-name="P1"><text:span text:style-name="T33">Sargavan Guard:</text:span><text:span text:style-name="T3"> Reduces armor check penalty, which lets you wear a Mithril Breastplate unproficient, effectively giving you +2 to AC or +1 if eastern armors are available. </text:span></text:p>
      <text:p text:style-name="P1"><text:span text:style-name="T28">Secret Revolutionary:</text:span><text:span text:style-name="T3"> +1 to Will saves vs mind-affecting, +1 to Fort saves vs drugs/poison. You’ll definitely appreciate the boost to Will saves, sort of appreciate the boost to Fort saves, and super appreciate the cool name of this trait.</text:span></text:p>
      <text:p text:style-name="P1"><text:span text:style-name="T24">Sound of Mind:</text:span><text:span text:style-name="T3"> +2 vs Mind-Affecting. Mind affecting covers a lot of the stuff you want to boost your Will save for but there are some major holes. Common non-mind-affecting Will saves are illusions, </text:span><text:span text:style-name="T4">Glitterdust</text:span><text:span text:style-name="T3">, </text:span><text:span text:style-name="T4">Slow</text:span><text:span text:style-name="T3">, </text:span><text:span text:style-name="T4">Telekinesis</text:span><text:span text:style-name="T3">, and the </text:span><text:span text:style-name="T4">Inflict Wounds</text:span><text:span text:style-name="T3"> line.</text:span></text:p>
      <text:p text:style-name="P1"><text:span text:style-name="T28">Survivor: </text:span><text:span text:style-name="T3">+1 to Initiative and Sense Motive. Sense Motive is a class skill. If you want Sense Motive as a class skill, this is how you do it. </text:span><text:span text:style-name="T13">Sense Motive is one of the few social skills that is good on a non-social character because of how useful it is to know when someone is lying to you.</text:span></text:p>
      <text:p text:style-name="P1"><text:span text:style-name="T28">Swamp Rebel:</text:span><text:span text:style-name="T3"> +2 to </text:span><text:span text:style-name="T13">S</text:span><text:span text:style-name="T3">tealth in the swamp and it is a class skill. A good way to add </text:span><text:span text:style-name="T13">S</text:span><text:span text:style-name="T3">tealth to your class skills if your campaign is set in Florida.</text:span></text:p>
      <text:p text:style-name="P1"><text:span text:style-name="T28">Watching Taldor:</text:span><text:span text:style-name="T3"> +1 to Initiative and you can quick draw a weapon in the surprise round. Situationally better than the +2 initiative traits, since it saves you a move action.</text:span></text:p>
      <text:p text:style-name="P1"><text:span text:style-name="T28">Wealthy Dabbler:</text:span><text:span text:style-name="T3"> Select two non-harmful arcane cantrips. They become 1/day spell-like abilities for you. Getting to use Detect Magic is nice and 1/day Prestidigitation means you never have to do laundry.</text:span></text:p>
      <text:p text:style-name="P7"/>
      <text:p text:style-name="P15"><text:bookmark text:name="_yrrhqofrvvcc"/>Social Traits</text:p>
      <text:p text:style-name="P1"><text:span text:style-name="T17">Adopted:</text:span><text:span text:style-name="T13"> Trade your social trait to take any race trait with no restrictions. This is as good as the trait you take. Some DMs won’t like you using this to pick up a trait that seems physically impossible for your race, so run it by your DM before you use this.</text:span></text:p>
      <text:p text:style-name="P1"><text:span text:style-name="T26">Beastkin:</text:span><text:span text:style-name="T13"> +1 Survival and </text:span><text:span text:style-name="T14">Speak With Animals</text:span><text:span text:style-name="T13"> at will (one kind of animal only). The old “raised by wolves”. Apart from being extremely well-executed from a flavor standpoint (it is </text:span><text:span text:style-name="T14">very</text:span><text:span text:style-name="T13"> cool that you can freely talk to your parent animal), this is fairly useful for directing summons.</text:span></text:p>
      <text:p text:style-name="P1"><text:span text:style-name="T35">Feral Speech:</text:span><text:span text:style-name="T17"> </text:span><text:span text:style-name="T13">Gain a bonus language. The list is limited but they’re all good languages for summoners. You can also use it to grab Druidic if you want, although that causes you to become hunted by druids. Personally, I think the opportunity cost of a single skill rank doesn't at all compare to the value of a trait.</text:span></text:p>
      <text:p text:style-name="P1"><text:span text:style-name="T35">Unintentional Linguist:</text:span><text:span text:style-name="T17"> </text:span><text:span text:style-name="T13">Gain a bonus language and a +1 to Linguistics. Limited to Outsider languages, which you’ll probably want a few of. Same consideration to the actual value of trait vs a single skill rank.</text:span></text:p>
      <text:p text:style-name="P1"><text:bookmark text:name="og40t3u9siz2"/></text:p>
      <text:p text:style-name="P17"><text:bookmark text:name="_mu36qzdm5xxz"/>Discoveries</text:p>
      <text:p text:style-name="P1"><text:span text:style-name="T3">I will be skipping over Bomb and Poison related discoveries. You abandon poison use as a Preservationist, and bombs should hopefully be replaced by the Vivisectionist archetype</text:span><text:span text:style-name="T13">. If you’re still using bombs, you should take Precise Bombs and Fast Bombs but I wouldn’t focus too much more on them with your low save DC. Maybe take a different damage type to bypass fire resistance/immunity.</text:span></text:p>
      <text:p text:style-name="P5"/>
      <text:p text:style-name="P1"><text:span text:style-name="T33">Alchemical Simulacrum:</text:span><text:span text:style-name="T3"> A </text:span><text:span text:style-name="T13">mediocr</text:span><text:span text:style-name="T3">e prerequisite to the Doppelganger Simulacrum and Greater Alchemical Simulacrum discoveries.</text:span></text:p>
      <text:p text:style-name="P1"><text:span text:style-name="T33">Bottled Ooze:</text:span><text:span text:style-name="T3"> This discovery can give you access to some unique creatures. Hubaris wrote a guide on it </text:span><text:a xlink:type="simple" xlink:href="https://docs.google.com/document/d/1aAX0IU_93HEYt6YC1HsfYZ_VtEHKaVs9rbXcmY7WJto/edit" text:style-name="ListLabel_20_11" text:visited-style-name="ListLabel_20_11"><text:span text:style-name="T11">here</text:span></text:a><text:span text:style-name="T13">, if you’re interested in using this to its full potential.</text:span></text:p>
      <text:p text:style-name="P1"><text:span text:style-name="T33">Combine Extracts:</text:span><text:span text:style-name="T3"> Unfortunately overshadowed by the Admixture Vial, which is well within your budget by the time you qualify for this. Increases to a high </text:span><text:span text:style-name="T24">blue</text:span><text:span text:style-name="T3"> if </text:span><text:span text:style-name="T13">items like</text:span><text:span text:style-name="T3"> the Admixture Vial are rare or unavailable. </text:span></text:p>
      <text:p text:style-name="P1"><text:span text:style-name="T28">Doppelganger Simulacrum:</text:span><text:span text:style-name="T3"> This discovery is a neat way to </text:span><text:span text:style-name="T13">make</text:span><text:span text:style-name="T3"> yourself much harder to kill and has lots interesting roleplay and tricks to it. Very good </text:span><text:span text:style-name="T13">if you do</text:span><text:span text:style-name="T3"> solo missions, since your party can </text:span><text:span text:style-name="T13">guard</text:span><text:span text:style-name="T3"> your real body.</text:span></text:p>
      <text:p text:style-name="P1"><text:span text:style-name="T37">Enhance Potion:</text:span><text:span text:style-name="T3"> Just make it yourself if you want a higher CL. There</text:span><text:span text:style-name="T13">’s only one or two potions that you want to use and can’t make yourself anyways.</text:span></text:p>
      <text:p text:style-name="P1"><text:span text:style-name="T28">Elixir of Life:</text:span><text:span text:style-name="T3"> Probably too expensive if you use it normally but it combines with </text:span><text:span text:style-name="T4">Alchemical Allocation</text:span><text:span text:style-name="T3"> to make an infinite life glitch. </text:span></text:p>
      <text:p text:style-name="P1"><text:soft-page-break/><text:span text:style-name="T24">Eternal Potion:</text:span><text:span text:style-name="T3"> There are so many strong buffs that were clearly never intended to be permanent that you can </text:span><text:span text:style-name="T13">make</text:span><text:span text:style-name="T3"> permanent with this. It has a lackluster prerequisite discovery.</text:span></text:p>
      <text:p text:style-name="P1"><text:span text:style-name="T33">Extend Potion:</text:span><text:span text:style-name="T3"> The lackluster prerequisite to the Eternal Potion discovery. You’ll at least </text:span><text:span text:style-name="T13">get some use out of it with your </text:span><text:span text:style-name="T14">Alchemical Allocation</text:span><text:span text:style-name="T13"> potions.</text:span></text:p>
      <text:p text:style-name="P1"><text:span text:style-name="T33">Feral </text:span><text:span text:style-name="T28">Mutagen:</text:span><text:span text:style-name="T3"> This is green if you’re aiming to eventually qualify for Master Chymist and orange if you’re not. It’s a pretty good set of attacks to have on hand </text:span><text:span text:style-name="T13">even if natural attacks aren’t your main focus.</text:span></text:p>
      <text:p text:style-name="P1"><text:span text:style-name="T20">Grand Mutagen:</text:span><text:span text:style-name="T3"> This is your 16th level discovery. There’s no real equivalent to the melee boosting power of high level mutagens. </text:span></text:p>
      <text:p text:style-name="P1"><text:span text:style-name="T24">Greater Alchemical Simulacrum:</text:span><text:span text:style-name="T3"> </text:span><text:span text:style-name="T13">C</text:span><text:span text:style-name="T3">reating completely obedient servants of any creature you can imagine is </text:span><text:span text:style-name="T4">very </text:span><text:span text:style-name="T3">powerful, even if they</text:span><text:span text:style-name="T13">’re limited to </text:span><text:span text:style-name="T3">half-HD.</text:span></text:p>
      <text:p text:style-name="P1"><text:span text:style-name="T20">Greater Mutagen:</text:span><text:span text:style-name="T3"> This is your 12th level discovery. There’s no real equivalent to the melee boosting power of high level mutagens. </text:span></text:p>
      <text:p text:style-name="P1"><text:span text:style-name="T28">Healing Touch:</text:span><text:span text:style-name="T3"> Doubles the healing available from </text:span><text:span text:style-name="T13">the</text:span><text:span text:style-name="T3"> Spontaneous Healing discovery and probably lets you apply it to your party. This is like getting roughly 2.5x the Toughness feat and making it shareable.</text:span></text:p>
      <text:p text:style-name="P1"><text:span text:style-name="T37">Infuse Mutagen:</text:span><text:span text:style-name="T3"> There was no reason to make this cost gp and </text:span><text:span text:style-name="T13">I</text:span><text:span text:style-name="T3">ntelligence damage in addition to a discovery slot. </text:span><text:span text:style-name="T13">Qualifies you for Master Chymist, so that’s </text:span><text:span text:style-name="T14">something</text:span><text:span text:style-name="T13">.</text:span></text:p>
      <text:p text:style-name="P1"><text:span text:style-name="T24">Infusion:</text:span><text:span text:style-name="T3"> Infusion helps your </text:span><text:span text:style-name="T13">party</text:span><text:span text:style-name="T3"> and </text:span><text:span text:style-name="T13">allows you to buff others without spending your own actions. </text:span><text:span text:style-name="T3">Infusion is especially neat as a Preservationist, since you can hand off a bunch of summons and have your entire party launch</text:span><text:span text:style-name="T13"> summon</text:span><text:span text:style-name="T3">s at the bad guys</text:span><text:span text:style-name="T13"> in one round.</text:span></text:p>
      <text:p text:style-name="P1"><text:span text:style-name="T3">Infusion does have a</text:span><text:span text:style-name="T13"> few</text:span><text:span text:style-name="T3"> unclear rules situations - if another person drinks an infused extract, do they draw it as part of the sta</text:span><text:span text:style-name="T13">ndard</text:span><text:span text:style-name="T3"> action to drink it like</text:span><text:span text:style-name="T13"> an Alchemist does</text:span><text:span text:style-name="T3"> or do they need to spend a move action to draw it as though it were a potion? There’s no clear answer, though I personally would rule </text:span><text:span text:style-name="T13">that infusions function the same as normal extracts no matter the drinker.</text:span></text:p>
      <text:p text:style-name="P1"><text:span text:style-name="T35">Lingering Spirit:</text:span><text:span text:style-name="T13"> You gain another 10 HP that are only usable when you’re dying. It’s okay in tandem with the Diehard feat but I’d rather just grab Toughness.</text:span></text:p>
      <text:p text:style-name="P1"><text:span text:style-name="T35">Mercurial Oil:</text:span><text:span text:style-name="T13"> Technically an alternate ability taken in the place of a discovery. </text:span><text:span text:style-name="T14">Gravity Bow</text:span><text:span text:style-name="T13">/</text:span><text:span text:style-name="T14">Lead Blades</text:span><text:span text:style-name="T13">/Dr 2/- usable 3+level times per day with a duration of minute/level. It’s +2.5 average damage.</text:span></text:p>
      <text:p text:style-name="P1"><text:span text:style-name="T28">Mummification:</text:span><text:span text:style-name="T3"> This is a very nice list of immunities, and the prerequisite discovery isn’t half bad.</text:span></text:p>
      <text:p text:style-name="P1"><text:span text:style-name="T33">Preserve Organs:</text:span><text:span text:style-name="T3"> This </text:span><text:span text:style-name="T13">provides fortification and is the prerequisite for the Mummification discovery. </text:span><text:span text:style-name="T3">Like any powerful effect that you can buy as an item, Preserve Organ’s usefulness varies depending on item availability. If fortification armor is easy to find, there are better discoveries.</text:span></text:p>
      <text:p text:style-name="P1"><text:span text:style-name="T24">Promethean Disciple:</text:span><text:span text:style-name="T6"> </text:span><text:span text:style-name="T3">Minion crafting is always a strong option. </text:span><text:span text:style-name="T13">Constructs are very customizable, which is nice. If you’re allowed to use this on an Ioun Wyrd familiar, it’s potentially broken good.</text:span></text:p>
      <text:p text:style-name="P1"><text:span text:style-name="T28">Spell Knowledge:</text:span><text:span text:style-name="T29"> </text:span><text:span text:style-name="T13">Spell Knowledge </text:span><text:span text:style-name="T3">is a way to gain effects otherwise unavailable to you, like Dimension Door. It is also a way to explicitly gain a caster level to qualify for feats that have </text:span><text:span text:style-name="T13">caster level</text:span><text:span text:style-name="T3"> as a prerequisite. </text:span><text:span text:style-name="T13">Spell Knowledge</text:span><text:span text:style-name="T3"> doesn’t have a prerequisite itself but really shouldn’t be taken earlier than 8th level, since gaining cantrips is useless (you have no slots for them and would have to cast out of your level 1 slots).</text:span></text:p>
      <text:p text:style-name="P1"><text:span text:style-name="T24">Spontaneous Healing:</text:span><text:span text:style-name="T3"> This is effectively Toughness+ </text:span><text:span text:style-name="T13">if you need extra HP</text:span><text:span text:style-name="T3">, and has the added bonus of automatically picking you back up if you get knocked </text:span><text:span text:style-name="T13">out</text:span><text:span text:style-name="T3">.</text:span></text:p>
      <text:p text:style-name="P1"><text:span text:style-name="T35">Tentacle:</text:span><text:span text:style-name="T13"> Tentacle allows you to threaten adjacent squares and hits pretty hard if it’s your only natural weapon. The grab ability forces you to drop your spear (or take a -20 penalty on your CMB check - still worth it to try since it’s a free action) but it’s always useful to be able to grapple enemy casters. </text:span></text:p>
      <text:p text:style-name="P1"><text:span text:style-name="T24">Tumor Familiar:</text:span><text:span text:style-name="T3"> Familiars are really </text:span><text:span text:style-name="T13">helpful</text:span><text:span text:style-name="T3"> to have around, and yours comes with built in healing. This is nearly </text:span><text:span text:style-name="T20">purple</text:span><text:span text:style-name="T3">. See the tumor familiar section below for more details on familiars.</text:span></text:p>
      <text:p text:style-name="P1"><text:span text:style-name="T33">Vestigial Arm:</text:span><text:span text:style-name="T3"> </text:span><text:span text:style-name="T13">A third arm allows you to threaten adjacent squares with one handed or light weapons</text:span><text:span text:style-name="T3"> and still threaten with your </text:span><text:span text:style-name="T13">reach weapon.</text:span><text:span text:style-name="T3"> </text:span><text:span text:style-name="T13">It also helps with using potions in combat.</text:span></text:p>
      <text:p text:style-name="P1"><text:span text:style-name="T37">Wings:</text:span><text:span text:style-name="T3"> You can gain flight through extracts</text:span><text:span text:style-name="T13">, which will eventually be all day flight via </text:span><text:span text:style-name="T14">Overland Flight</text:span><text:span text:style-name="T13">.</text:span></text:p>
      <text:p text:style-name="P1"><text:bookmark text:name="eaqwzfwzsc6x"/></text:p>
      <text:p text:style-name="P17"><text:bookmark text:name="_ueflt2xlltel"/>Tumor Familiars</text:p>
      <text:p text:style-name="P1"><text:span text:style-name="T3">Familiars are amazing tools </text:span><text:span text:style-name="T13">in the game mechanics sense </text:span><text:span text:style-name="T3">and have fun roleplaying potential. The familiar available to the Alchemist is uniquely durable since it can attach itself to you </text:span><text:span text:style-name="T13">to</text:span><text:span text:style-name="T3"> gain Fast Healing 5.</text:span></text:p>
      <text:p text:style-name="P3"><text:soft-page-break/></text:p>
      <text:p text:style-name="P1"><text:span text:style-name="T7">Why do you want a Tumor Familiar?</text:span></text:p>
      <text:p text:style-name="P1"><text:span text:style-name="T3">Well, most characters would probably benefit from a familiar! Their passive bonuses alone are </text:span><text:span text:style-name="T13">worth</text:span><text:span text:style-name="T3"> two feats - Alertness plus a master bonus that is the equivalent of a saving throw feat or Skill Focus or Improved Initiative. On top of that, familiars represent a second set of actions available to you. For an average familiar, this will be primarily used on the Aid Another action - they share your skill ranks and should easily make th</text:span><text:span text:style-name="T13">e</text:span><text:span text:style-name="T3"> DC 10 check to </text:span><text:span text:style-name="T13">Aid</text:span><text:span text:style-name="T3"> pretty much every skill you have. </text:span><text:span text:style-name="T13">But for you, that second set of actions also represents something powerful -</text:span><text:span text:style-name="T3"> the potential to use </text:span><text:span text:style-name="T13">multiple extracts in a turn</text:span><text:span text:style-name="T3">. </text:span></text:p>
      <text:p text:style-name="P3"/>
      <text:p text:style-name="P1"><text:span text:style-name="T44">A Second Caster</text:span></text:p>
      <text:p text:style-name="P1"><text:span text:style-name="T3">The Infusion discovery allows others to use your extracts. This means you can hand extracts off to your familiar and double your extract</text:span><text:span text:style-name="T13">s per round by using your familiar’s actions</text:span><text:span text:style-name="T3">. There are two major </text:span><text:span text:style-name="T13">obstacles to overcome</text:span><text:span text:style-name="T3"> </text:span><text:span text:style-name="T13">when considering this</text:span><text:span text:style-name="T3">. </text:span><text:span text:style-name="T13">The first obstacle is making</text:span><text:span text:style-name="T3"> sure this isn’t just a waste of extracts - </text:span><text:span text:style-name="T13">using</text:span><text:span text:style-name="T3"> </text:span><text:span text:style-name="T14">Enlarge Person</text:span><text:span text:style-name="T13"> on</text:span><text:span text:style-name="T3"> </text:span><text:span text:style-name="T13">your</text:span><text:span text:style-name="T3"> housecat fam</text:span><text:span text:style-name="T13">iliar</text:span><text:span text:style-name="T3"> isn’t exactly helpful. </text:span><text:span text:style-name="T13">The second obstacle to overcome</text:span><text:span text:style-name="T3"> </text:span><text:span text:style-name="T13">is ensuring</text:span><text:span text:style-name="T3"> your familiar is actually capable of using an extract. When’s the last time you’ve seen a </text:span><text:span text:style-name="T13">rabbit drink a potion, after all</text:span><text:span text:style-name="T3">? </text:span></text:p>
      <text:p text:style-name="P1"><text:span text:style-name="T3">The first </text:span><text:span text:style-name="T13">obstacle</text:span><text:span text:style-name="T3"> is </text:span><text:span text:style-name="T13">actually already solved</text:span><text:span text:style-name="T3"> by the Preservationist archetype. Having your familiar </text:span><text:span text:style-name="T13">cast your summoning extracts</text:span><text:span text:style-name="T3"> is </text:span><text:span text:style-name="T13">definitely not a waste</text:span><text:span text:style-name="T3">. Another </text:span><text:span text:style-name="T13">soluti</text:span><text:span text:style-name="T3">on available is the </text:span><text:span text:style-name="T4">Touch Injection</text:span><text:span text:style-name="T3"> extract - </text:span><text:span text:style-name="T13">it can allow your familiar to buff</text:span><text:span text:style-name="T3"> you via touch. A third </text:span><text:span text:style-name="T13">solutio</text:span><text:span text:style-name="T3">n </text:span><text:span text:style-name="T13">would be</text:span><text:span text:style-name="T3"> to use the Mauler familiar archetype - make your familiar worth </text:span><text:span text:style-name="T13">spending buff extracts on</text:span><text:span text:style-name="T3">.</text:span></text:p>
      <text:p text:style-name="P1"><text:span text:style-name="T3">The second </text:span><text:span text:style-name="T13">obstacle</text:span><text:span text:style-name="T3"> is a lot </text:span><text:span text:style-name="T13">more difficult</text:span><text:span text:style-name="T3"> to overcome, especially since there’s no hard and fast rules for </text:span><text:span text:style-name="T13">non-humanoids using extracts</text:span><text:span text:style-name="T3">. The familiar you choose is a possible </text:span><text:span text:style-name="T13">solution.</text:span><text:span text:style-name="T3"> </text:span><text:span text:style-name="T13">A</text:span><text:span text:style-name="T3"> Monkey is </text:span><text:span text:style-name="T13">lik</text:span><text:span text:style-name="T3">ely capable of </text:span><text:span text:style-name="T13">of unstopping an extract flask</text:span><text:span text:style-name="T3">. </text:span><text:span text:style-name="T13">T</text:span><text:span text:style-name="T3">he</text:span><text:span text:style-name="T13"> Figment</text:span><text:span text:style-name="T3"> familiar archetype can also potentially solve this issue</text:span><text:span text:style-name="T13">.</text:span><text:span text:style-name="T3"> The Figment familiar archetype grants eidolon evolutions to your familiar. </text:span><text:span text:style-name="T13">Two evolutions are of interest in relation to extract use -</text:span><text:span text:style-name="T3"> the Tentacle evolution and the Limbs (Arms) evolution. The Tentacle evolution </text:span><text:span text:style-name="T13">makes you</text:span><text:span text:style-name="T3"> capable of accomplishing simple arm-based tasks</text:span><text:span text:style-name="T13">*</text:span><text:span text:style-name="T3"> which might allow for extract use. The Limbs (Arms) evolution explicitly gives your familiar hands that should definitely be </text:span><text:span text:style-name="T13">capable of using an extract </text:span><text:span text:style-name="T3">but costs </text:span><text:span text:style-name="T13">more than the Tentacle evolution and isn’t available until level 7.</text:span></text:p>
      <text:p text:style-name="P1"/>
      <text:p text:style-name="P1"><text:span text:style-name="T42">*as per a </text:span><text:a xlink:type="simple" xlink:href="http://paizo.com/paizo/faq/v5748nruor1fz#v5748eaic9obe" text:style-name="ListLabel_20_12" text:visited-style-name="ListLabel_20_12"><text:span text:style-name="T12">Synthesist Summoner FAQ</text:span></text:a></text:p>
      <text:p text:style-name="P3"/>
      <text:p text:style-name="P13"><text:bookmark text:name="_9kxjlsamghb0"/>Which Familiar?</text:p>
      <text:p text:style-name="P1"><text:span text:style-name="T3">There are two things to consider from an optimization perspective when choosing a familiar. First is the master bonus it gives. The bonus is the equivalent of a feat. Second is the actual body it gives. It affects how it does </text:span><text:span text:style-name="T13">using the</text:span><text:span text:style-name="T3"> Mauler archety</text:span><text:span text:style-name="T13">pe</text:span><text:span text:style-name="T3">, its base capability to use extracts, if you can use it to scout, and how well it can survive in combat. </text:span></text:p>
      <text:p text:style-name="P1"><text:span text:style-name="T28">Bat:</text:span><text:span text:style-name="T3"> Blindsense and flight make the Bat a great scout and detector radar. The +3 bonus to Fly checks isn’t spectacular but helps when you are using your polymorph extracts as a means of flight (as opposed to </text:span><text:span text:style-name="T4">Fly</text:span><text:span text:style-name="T3"> or </text:span><text:span text:style-name="T4">Overland Flight</text:span><text:span text:style-name="T3">). </text:span></text:p>
      <text:p text:style-name="P1"><text:span text:style-name="T33">Centipede:</text:span><text:span text:style-name="T3"> Darkvision and a good climb speed make these useful as scouts. Vermin get a bonus feat for gaining an Intelligence score, which is nice. +3 Stealth is </text:span><text:span text:style-name="T13">decent</text:span><text:span text:style-name="T3">, especially if you don’t want to spend resources making it a class skill. </text:span></text:p>
      <text:p text:style-name="P1"><text:span text:style-name="T24">Compsognathus:</text:span><text:span text:style-name="T3"> +4 Initiative is one of the best familiar benefits. Compys make great Maulers, gaining 15 Strength the first level they’re able to use Battle Form. Scent also makes them great trackers. </text:span><text:span text:style-name="T13">A compsognathus has arms and might be able to use extracts.</text:span></text:p>
      <text:p text:style-name="P1"><text:span text:style-name="T33">Dodo:</text:span><text:span text:style-name="T3"> Dodos are probably the worst base form that grants +4 Initiative but they do have one benefit - they’re big enough to help flank. </text:span></text:p>
      <text:p text:style-name="P1"><text:span text:style-name="T33">Donkey Rat:</text:span><text:span text:style-name="T3"> Donkey Rats can flank and gaining a saving throw bonus is nice. </text:span></text:p>
      <text:p text:style-name="P1"><text:span text:style-name="T24">Greensting Scorpion:</text:span><text:span text:style-name="T25"> </text:span><text:span text:style-name="T3">Darkvision, great AC, vermin bonus feat, and +4 Initiative. One of the best. There is an argument for them being able to use extracts with their claws.</text:span></text:p>
      <text:p text:style-name="P1"><text:span text:style-name="T33">Hawk:</text:span><text:span text:style-name="T34"> </text:span><text:span text:style-name="T3">Hawks make okay scouts with their racial bonus to Perception. Two natural attacks and a serviceable Strength also makes an okay Mauler. I’m not a fan of the </text:span><text:span text:style-name="T13">Perception bonus being situational</text:span><text:span text:style-name="T3">. </text:span></text:p>
      <text:p text:style-name="P1"><text:span text:style-name="T28">Hedgehog:</text:span><text:span text:style-name="T29"> </text:span><text:span text:style-name="T3">The base form doesn’t have much going on for it besides AC but this is the only familiar that boosts your Will save. </text:span></text:p>
      <text:p text:style-name="P1"><text:span text:style-name="T24">Ioun Wyrd:</text:span><text:span text:style-name="T3"> The natural armor bonus doesn’t stack with Mutagen but these </text:span><text:span text:style-name="T13">little fellows</text:span><text:span text:style-name="T3"> can protect your </text:span><text:span text:style-name="T13">ioun stones</text:span><text:span text:style-name="T3"> and make amazing scouts with blindsight (!) and flight. Construct traits </text:span><text:span text:style-name="T13">are a nice</text:span><text:span text:style-name="T3"> little </text:span><text:span text:style-name="T13">se</text:span><text:span text:style-name="T3">t of defenses, too. They can’t speak but they can understand Common. </text:span><text:span text:style-name="T13">If you’re allowed to modify it with Craft Construct, an Ioun Wyrd is incredibly powerful. Ioun Wyrds can maybe</text:span><text:span text:style-name="T3"> use extracts </text:span><text:span text:style-name="T13">- </text:span><text:span text:style-name="T3">the image in the Familiar Folio clearly depicts hands but a mouth might be an issue.</text:span></text:p>
      <text:p text:style-name="P1"><text:span text:style-name="T24">Monkey:</text:span><text:span text:style-name="T3"> Monkeys are the iconic hand-having familiar for all your hand-having needs! They don’t have half-bad stats and </text:span><text:span text:style-name="T13">+3</text:span><text:span text:style-name="T3"> Acrobatics can help ensure that you keep making your tumble checks to avoid AoOs. </text:span></text:p>
      <text:p text:style-name="P1"><text:span text:style-name="T28">Owl:</text:span><text:span text:style-name="T3"> Decent perception and flight helps with scouting. Their situational Perception bonus will be relevant in more situations than the Hawk’s. They’re just as good at </text:span><text:span text:style-name="T13">being a Mauler</text:span><text:span text:style-name="T3"> as a Hawk, too, having 6 base Strength and two natural attacks. </text:span></text:p>
      <text:p text:style-name="P1"><text:soft-page-break/><text:span text:style-name="T33">Parrot:</text:span><text:span text:style-name="T3"> Sound Mimicry doesn’t grant the ability to speak and understand languages but </text:span><text:span text:style-name="T13">a Parrot can learn and speak Common with</text:span><text:span text:style-name="T3"> a rank in Linguistics. +3 Linguistics is probably the most useful </text:span><text:span text:style-name="T13">boost</text:span><text:span text:style-name="T3"> to you out of the familiars that can speak. </text:span></text:p>
      <text:p text:style-name="P1"><text:span text:style-name="T28">Petrifern:</text:span><text:span text:style-name="T3"> Petriferns have blindsight and some decent defensive traits. They’ll gain a bonus feat for acquiring an Intelligence score. They don’t have </text:span><text:span text:style-name="T13">the movement to be a </text:span><text:span text:style-name="T3">g</text:span><text:span text:style-name="T13">reat scout</text:span><text:span text:style-name="T3"> but they are a decent radar to have sit on your shoulder. Their natural armor bonus doesn’t stack with Mutagen. They are humanoid in shape, so can probably use extracts (the picture in Ultimate Wilderness </text:span><text:span text:style-name="T13">depicts</text:span><text:span text:style-name="T3"> hands).</text:span></text:p>
      <text:p text:style-name="P1"><text:span text:style-name="T28">Rabbit:</text:span><text:span text:style-name="T3"> +4 Initiative is always </text:span><text:span text:style-name="T13">good</text:span><text:span text:style-name="T3">. They’ve got a</text:span><text:span text:style-name="T13"> great</text:span><text:span text:style-name="T3"> base speed. </text:span></text:p>
      <text:p text:style-name="P1"><text:span text:style-name="T33">Raven:</text:span><text:span text:style-name="T3"> Ravens can talk, and </text:span><text:span text:style-name="T13">are good for making</text:span><text:span text:style-name="T3"> bad Edgar Allan Poe jokes. </text:span><text:span text:style-name="T13">+3 Appraise isn’t great but talking is a fairly useful trait on its own.</text:span></text:p>
      <text:p text:style-name="P1"><text:span text:style-name="T28">Razor Fern:</text:span><text:span text:style-name="T3"> These are a good plant familiar. +3 stealth is </text:span><text:span text:style-name="T13">good</text:span><text:span text:style-name="T3">, they’ll get a bonus feat for gaining an Intelligence score, have Tremorsense to serve as a radar, and </text:span><text:span text:style-name="T13">have decent defenses</text:span><text:span text:style-name="T3">. They can </text:span><text:span text:style-name="T13">do</text:span><text:span text:style-name="T3"> okay as a Mauler</text:span><text:span text:style-name="T13">, having just barely enough Strength to qualify and two natural attacks</text:span><text:span text:style-name="T3">. Described as humanoid in shape, so they </text:span><text:span text:style-name="T13">should</text:span><text:span text:style-name="T3"> be able to use extracts.</text:span></text:p>
      <text:p text:style-name="P1"><text:span text:style-name="T24">Rhamphorhynchus:</text:span><text:span text:style-name="T3"> Scent and flight are good scouting abilities, they get the ever-great +4 Initiative, and have the base stats to work as Maulers. </text:span></text:p>
      <text:p text:style-name="P1"><text:span text:style-name="T33">Sawleg Locust:</text:span><text:span text:style-name="T3"> +3 Acrobatics, and the vermin bonus feat. Darkvision and flying make it a decent scout. </text:span></text:p>
      <text:p text:style-name="P1"><text:span text:style-name="T33">Shimmerwing Dragonfly:</text:span><text:span text:style-name="T34"> </text:span><text:span text:style-name="T3">The insectoid version of Hawks and Owls. As vermin, they’ll get a bonus feat for gaining an Intelligence score. They can be Maulers. I actually prefer a +3 bonus to Fly checks over the situational Perception bonus if you’re planning on flying via </text:span><text:span text:style-name="T4">Fey Form</text:span><text:span text:style-name="T3"> or </text:span><text:span text:style-name="T4">Monstrous Physique</text:span><text:span text:style-name="T3">.</text:span></text:p>
      <text:p text:style-name="P1"><text:span text:style-name="T28">Skunk:</text:span><text:span text:style-name="T34"> </text:span><text:span text:style-name="T3">+2 to Fort saves is</text:span><text:span text:style-name="T13"> okay</text:span><text:span text:style-name="T3">. They’ve got a unique touch attack that can Nauseate and still Sickens on a successful save. </text:span></text:p>
      <text:p text:style-name="P1"><text:span text:style-name="T33">Snail Kite:</text:span><text:span text:style-name="T3"> An alternate Hawk (same stats). I like the +3 bonus to fly checks if your primary means of flying is through polymorphing.</text:span></text:p>
      <text:p text:style-name="P1"><text:span text:style-name="T24">Tarsier:</text:span><text:span text:style-name="T3"> Monkeys with slower speed and better AC. I prefer these to Monkeys since the AC is more likely to matter for a f</text:span><text:span text:style-name="T13">amiliar</text:span><text:span text:style-name="T3">.</text:span></text:p>
      <text:p text:style-name="P1"><text:span text:style-name="T33">Thrush: </text:span><text:span text:style-name="T3">Thrushes can talk. +3 Diplomacy is nice if you’ve somehow ended up as the party face.</text:span></text:p>
      <text:p text:style-name="P1"><text:span text:style-name="T28">Torble:</text:span><text:span text:style-name="T3"> Uniquely grants a bonus to Craft (Alchemy). It has blindsight and a climb speed, so is serviceable as a scout. Gains a bonus feat for gaining an Intelligence score. Debatably can speak with both Oozes and Vermin through the </text:span><text:span text:style-name="T4">Speak with Animals</text:span><text:span text:style-name="T3"> familiar ability which is neat. Very thematic as an Alchemist familiar. </text:span></text:p>
      <text:p text:style-name="P1"><text:span text:style-name="T33">Wallaby:</text:span><text:span text:style-name="T3"> +3 acrobatics and it can flank. Might be able to use extracts, as they</text:span><text:span text:style-name="T13">’re</text:span><text:span text:style-name="T3"> capable of holding things with their front paws in real life.</text:span></text:p>
      <text:p text:style-name="P1"/>
      <text:p text:style-name="P13"><text:bookmark text:name="_lw2xy4xsjc43"/>Familiar Archetypes</text:p>
      <text:p text:style-name="P1"><text:span text:style-name="T13">Familiar archetypes can redefine the role of your familiar and are worth consideration. The un-archetyped familiar is actually </text:span><text:span text:style-name="T30">quite good</text:span><text:span text:style-name="T13"> but I’ll highlight some of the other options that are useful to you. </text:span></text:p>
      <text:p text:style-name="P1"><text:span text:style-name="T30">Figm</text:span><text:span text:style-name="T22">ent:</text:span><text:span text:style-name="T13"> This archetype’s value changes depending on how your DM rules familiars using extracts. If you need it to have an extract using familiar, this is purple. Even if you don’t it’s still good. Evolutions are potentially quite powerful. Besides granting evolutions, it makes your familiar freely resurrectable each morning (but also makes it a lot more likely to die). Losing </text:span><text:span text:style-name="T14">speak with animals</text:span><text:span text:style-name="T13"> is more of a drawback for a summoning class than an average familiar user, since you may have been able to use it to direct your summons. Figment stacks with the Sage archetype.</text:span></text:p>
      <text:p text:style-name="P1"><text:span text:style-name="T30">Mauler: </text:span><text:span text:style-name="T13">The martial familiar. It completely changes the focus of your familiar. You’re a little better set up to take advantage of this than other classes, since you’ll be able to heal your familiar, have more HP than most casters, and don’t have to use your own actions to buff it. Needless to say, having a built in flanker is great for a Vivisectionist. Losing speak with master can hurt, though you’ll probably have the ranks in Linguistics to share with it so that it can still understand you.</text:span></text:p>
      <text:p text:style-name="P1"><text:span text:style-name="T39">Prote</text:span><text:span text:style-name="T22">ctor:</text:span><text:span text:style-name="T23"> </text:span><text:span text:style-name="T13">This was errata'd to not work with Tumor Familiar. That said, it was allowed for several years before the errata and may be allowed in some home games. If it is, </text:span><text:span text:style-name="T14">take it</text:span><text:span text:style-name="T13">. You gain an effective +2 AC that stacks with everything and DR 50%/- that doubles as Energy Resistance 50%. I played a melee alchemist when this was available and it is off the charts.</text:span></text:p>
      <text:p text:style-name="P1"><text:span text:style-name="T30">Sage:</text:span><text:span text:style-name="T27"> </text:span><text:span text:style-name="T13">The Sage trades away Alertness and shared skill ranks to turn your familiar into a master of Knowledge skill checks. If no one in your party wants to take the role of knowing stuff in your party, this is a great trade that expands your skill capability. Worth noting that this archetype is very difficult to benefit from until your familiar gets </text:span><text:span text:style-name="T14">Speak With Master</text:span><text:span text:style-name="T13"> at level 5. Sage stacks with Figment.</text:span></text:p>
      <text:p text:style-name="P1"><text:span text:style-name="T35">Valet:</text:span><text:span text:style-name="T13"> It’s okay. The main benefit of a valet familiar is reducing crafting time. Because of the way Cooperative Crafting is worded, the reduced time definitely only applies to magic items. You can already make 4 1st level potions a day and don’t really have enough slots to make more than that anyways. 2nd and 3rd level potions are expensive to make en masse. It’s not even clear if it lets your familiar craft alchemical items, despite making a big deal about it getting your ranks (which an un-archetyped familiar does anyways). </text:span></text:p>
      <text:p text:style-name="P3"/>
      <text:p text:style-name="P13"><text:bookmark text:name="_5b7elsg0yq1d"/>Kitting Out Your Growth</text:p>
      <text:p text:style-name="P1"><text:soft-page-break/><text:span text:style-name="T3">Your familiar isn’t going to be as involved as an Animal Companion or Eidolon, so </text:span><text:span text:style-name="T13">you won’t need to </text:span><text:span text:style-name="T3">dedicate too much effort to equipping and customizing them. You still shouldn’t ignore it - you want to maximize your fleshy friend’s potential. An exception is a Mauler </text:span><text:span text:style-name="T13">familiar, as they’ll need just as much gear as an Animal Companion would to stay alive on the battlefield.</text:span></text:p>
      <text:p text:style-name="P1"><text:span text:style-name="T6">Feats:</text:span><text:span text:style-name="T3"> You can trade out any feats your familiar comes with for familiar specific feats. </text:span><text:span text:style-name="T13">Familiar specific feats aren’t great (they’re mostly written with casters in mind, not Alchemists) but Extra Item Slot is useful for equipping a familiar.</text:span><text:span text:style-name="T3"> </text:span><text:span text:style-name="T13">Your familiar</text:span><text:span text:style-name="T3"> will get a bonus feat for giving an Intelligence score to a creature that doesn’t have one</text:span><text:span text:style-name="T13"> (most vermin and plant familiars get this bonus feat)</text:span><text:span text:style-name="T3">. I’m a big fan of giving familiars Iron Will, Dodge, or Additional Traits as bonus feats</text:span><text:span text:style-name="T13"> from gaining an Intelligence score, though Flyby Attack is always a consideration for flying familiars. If you or your familiar has the skill ranks to use it, Healer’s Hands allows your familiar to be a mini-healer.</text:span></text:p>
      <text:p text:style-name="P1"><text:span text:style-name="T6">Skills:</text:span><text:span text:style-name="T3"> If your familiar gains an Intelligence score or raises it to 10 </text:span><text:span text:style-name="T13">(or 12 or 14, etc.)</text:span><text:span text:style-name="T3">, they’ll get bonus skill ranks. You’ll want to put these ranks into skills that you don’t share </text:span><text:span text:style-name="T13">so your familiar gains the</text:span><text:span text:style-name="T3"> class skill bonus. </text:span><text:span text:style-name="T13">I like getting Climb and Swim to help keep your familiar mobile.</text:span></text:p>
      <text:p text:style-name="P1"><text:span text:style-name="T6">Gear:</text:span><text:span text:style-name="T3"> You should get Leather barding for your familiar, since it</text:span><text:span text:style-name="T13">’s cheap armor with no ACP</text:span><text:span text:style-name="T3">. Familiars can make g</text:span><text:span text:style-name="T13">ood</text:span><text:span text:style-name="T3"> use out of </text:span><text:span text:style-name="T13">skill boosting items like Eyes of the Eagle</text:span><text:span text:style-name="T3">. Poisoner’s Gloves can give your familiar the </text:span><text:span text:style-name="T13">ability to inject someone with an extract</text:span><text:span text:style-name="T4"> </text:span><text:span text:style-name="T3">twice a day. </text:span><text:span text:style-name="T13">A +1</text:span><text:span text:style-name="T3"> Cloak of Resistance when you have some spare gold is helpful, too. </text:span><text:span text:style-name="T13">D</text:span><text:span text:style-name="T3">on’t forget about </text:span><text:span text:style-name="T13">providing your familiar with</text:span><text:span text:style-name="T3"> a few splash weapons if they’re capable of throwing them or dropping them on enemies.</text:span></text:p>
      <text:p text:style-name="P1"><text:bookmark text:name="5pcnnimgri3g"/></text:p>
      <text:p text:style-name="P17"><text:bookmark text:name="_8m7sj2smouyf"/>Extracts</text:p>
      <text:p text:style-name="P1"><text:span text:style-name="T3">In looking at extracts, I will be focusing on extracts that improve your combat ability. While I’m not including utility extracts, that doesn’t mean you shouldn’t take them - many are quite good. They’re just not </text:span><text:span text:style-name="T13">as</text:span><text:span text:style-name="T3"> relevant to a guide focused on a </text:span><text:span text:style-name="T13">fighting</text:span><text:span text:style-name="T3"> style (and there are way too many to rate eac</text:span><text:span text:style-name="T13">h one individually)</text:span><text:span text:style-name="T3">. Some extracts I</text:span><text:span text:style-name="T13"> am rating</text:span><text:span text:style-name="T3"> double as utility extracts - things like </text:span><text:span text:style-name="T4">Monkey Fish</text:span><text:span text:style-name="T3"> or </text:span><text:span text:style-name="T4">Alter Self</text:span><text:span text:style-name="T3"> would have a higher rating if I was considering out of combat uses but I’m only rating them as an in combat effect.</text:span></text:p>
      <text:p text:style-name="P1"><text:span text:style-name="T3">Some things to remember about extracts: Extracts are always cast as a standard action, lowering the value of swift action spells on the formulae list and increasing the value of spells with a long casting time. Extracts only take 1 minute to prepare, so you</text:span><text:span text:style-name="T13">’re better off leaving open slots than preparing extracts that you would use out of combat. E</text:span><text:span text:style-name="T3">xtracts don’t have any start of the day prep time - you don’t need an hour in the morning like normal casters or even 8 hours of sleep.</text:span><text:span text:style-name="T13"> </text:span><text:span text:style-name="T3">Finally, extracts don’t require concentration. They’ll still provoke AoOs but you’ll never lose an extract for taking damage and can use them in situations that would be difficult or impossible for a normal caster - like when you</text:span><text:span text:style-name="T13">’re</text:span><text:span text:style-name="T3"> entangled or while raging.</text:span></text:p>
      <text:p text:style-name="P3"/>
      <text:p text:style-name="P13"><text:bookmark text:name="_vjzuxzfgl2a8"/>Level 1</text:p>
      <text:p text:style-name="P1"><text:span text:style-name="T28">Cure Light Wounds:</text:span><text:span text:style-name="T3"> Cure Light is great to have on your formulae list because of wand access and potion brewing. </text:span><text:span text:style-name="T13">It’s also not bad to actually prepare in the early levels before you have the gold for wands.</text:span></text:p>
      <text:p text:style-name="P1"><text:span text:style-name="T24">Enlarge Person:</text:span><text:span text:style-name="T3"> Enlarge Person gives a significant boost to damage and reach. Unfortunately, there’s a few drawbacks. It gives you an effective -2 to AC and lowers the number of AoOs you can take. Worse, it creates a giant hole in the center of your threatened squares. A large creature wielding a reach weapon threatens at 15ft and 20ft but not 5ft and 10ft. This means that if a creature approaches you, you can’t just 5ft step and keep attacking with your reach weapon - you’ll either need to take a move action or have some way to threaten adjacent creatures. If you can address the hole i</text:span><text:span text:style-name="T13">n your threatened area</text:span><text:span text:style-name="T3">, then th</text:span><text:span text:style-name="T13">is extract</text:span><text:span text:style-name="T3"> is a great asset. Even if you can</text:span><text:span text:style-name="T13">’t address it, this is still really good.</text:span></text:p>
      <text:p text:style-name="P1"><text:span text:style-name="T33">Expeditious Retreat:</text:span><text:span text:style-name="T3"> You can’t kill what you can’t catch. </text:span></text:p>
      <text:p text:style-name="P1"><text:span text:style-name="T28">Heightened Awareness:</text:span><text:span text:style-name="T29"> </text:span><text:span text:style-name="T3">This is a decent dungeon crawling extract </text:span><text:span text:style-name="T13">and great Initiative booster.</text:span></text:p>
      <text:p text:style-name="P1"><text:span text:style-name="T28">Long Arm:</text:span><text:span text:style-name="T3"> The safe version of Enlarge Person. Also the non-humanoid version, for all you Outsiders. The reach increase stacks with everything, so this is a g</text:span><text:span text:style-name="T13">ood</text:span><text:span text:style-name="T3"> extract to combine with something else</text:span><text:span text:style-name="T13"> via the Combine Extracts discovery or an Admixture Vial.</text:span></text:p>
      <text:p text:style-name="P1"><text:span text:style-name="T33">Monkey Fish:</text:span><text:span text:style-name="T6"> </text:span><text:span text:style-name="T3">Can’t kill what you can’t catch is definitely the motto for movement extracts. </text:span></text:p>
      <text:p text:style-name="P1"><text:span text:style-name="T33">Negate Aroma:</text:span><text:span text:style-name="T6"> </text:span><text:span text:style-name="T3">Stealth is part of combat, especially when you’ve got sneak attack. Scent is a common way to bypass stealth, so you should have a </text:span><text:span text:style-name="T13">way to bypass</text:span><text:span text:style-name="T3"> scent. </text:span></text:p>
      <text:p text:style-name="P1"><text:span text:style-name="T28">Shield:</text:span><text:span text:style-name="T6"> </text:span><text:span text:style-name="T13">A good sized AC bonus with an okay duration. AC is nice to have.</text:span></text:p>
      <text:p text:style-name="P1"><text:span text:style-name="T33">Summon Monster/</text:span><text:span text:style-name="T28">Nature’s Ally I:</text:span><text:span text:style-name="T3"> The combat capabilities of th</text:span><text:span text:style-name="T13">ese</text:span><text:span text:style-name="T3"> fall off pretty quickly. Nature’s Ally retains some utility with the Mite as a disposable and easily direct</text:span><text:span text:style-name="T13">ed</text:span><text:span text:style-name="T3"> minion</text:span><text:span text:style-name="T13"> (AKA a trap-monkey).</text:span></text:p>
      <text:p text:style-name="P1"><text:span text:style-name="T30">Tears to Wine:</text:span><text:span text:style-name="T13"> Fairly unique in that it can be shared before you get Infusion. It gives a scaling bonus to Intelligence and Wisdom based skills via an uncommon bonus type for skills, so it stacks well. Perception and Knowledge are good for combat.</text:span></text:p>
      <text:p text:style-name="P1"><text:span text:style-name="T28">True Strike:</text:span><text:span text:style-name="T29"> </text:span><text:span text:style-name="T13">Tired of missing? Drink True Strike.</text:span></text:p>
      <text:p text:style-name="P3"/>
      <text:p text:style-name="P13"><text:bookmark text:name="_ipcajuc75mep"/>Level 2</text:p>
      <text:p text:style-name="P1"><text:span text:style-name="T28">Ablative Barrier:</text:span><text:span text:style-name="T3"> Ablative Barri</text:span><text:span text:style-name="T13">er converts damage to nonlethal, which doubles the effectiveness of your healing. It’s quite good paired with the Spontaneous Healing discovery, since it makes the discovery effectively Fast Healing 10. I like the numbers on this for preemptive healing - it effectively grants you 5 HP/CL. </text:span><text:span text:style-name="T3">If you’ve got the mummification discovery </text:span><text:span text:style-name="T13">(or another way to have immunity to nonlethal), DR 5/- is pretty good too.</text:span></text:p>
      <text:p text:style-name="P1"><text:soft-page-break/><text:span text:style-name="T24">Alchemical Allocation:</text:span><text:span text:style-name="T3"> All your long duration 3rd level extracts take up a second level slot. This is hyped up more than it needs to be (people will </text:span><text:span text:style-name="T13">say</text:span><text:span text:style-name="T3"> “this is all your 2nd level slots forever”). </text:span><text:span text:style-name="T13">It isn’t quite that good because it takes two standard actions to use, limiting it to things that you only want to cast out of combat. That’s still very good - just not quite “all your level 2 slots”. It allows you to pseudo-expand your spell list and can discount the extract level of several decent 3rd level effects.</text:span></text:p>
      <text:p text:style-name="P1"><text:span text:style-name="T14">Countless Eyes</text:span><text:span text:style-name="T13">, </text:span><text:span text:style-name="T14">Heroism</text:span><text:span text:style-name="T13">, </text:span><text:span text:style-name="T14">Life Bubble</text:span><text:span text:style-name="T13"> (from a Ranger), </text:span><text:span text:style-name="T14">Stoneskin</text:span><text:span text:style-name="T13"> (from a Summoner), </text:span><text:span text:style-name="T14">Tongues</text:span><text:span text:style-name="T13">, </text:span><text:span text:style-name="T14">Water Walk</text:span><text:span text:style-name="T13">, and the various +10 to a skill elixirs are all good choices for Alchemical Allocation. There’s something to be said for keeping potions of </text:span><text:span text:style-name="T14">Fly</text:span><text:span text:style-name="T13"> and </text:span><text:span text:style-name="T14">Burrow</text:span><text:span text:style-name="T13"> on hand as solutions to movement based puzzles or having the various </text:span><text:span text:style-name="T14">Remove X</text:span><text:span text:style-name="T13"> potions on hand, as a way to always be ready to overcome disease and curse. I’ve also seen recommendations for many of the 1st and 2nd level extracts on your list. I’d argue that one of the better ways to “prepare” Alchemical Allocation is actually to leave an open slot, since it’s an out of combat extract. This means you can just prepare the specific 2nd level extract at full CL instead of Alchemical Allocation if you need that particular spell. I don’t think it’s worth downcasting to CL1 extracts at all, but you could use your open level 2 slot for the full CL effect if you really needed it.</text:span></text:p>
      <text:p text:style-name="P1"><text:span text:style-name="T13">Finally, the last common recommendation for Alchemical Allocation that I would consider a trap is </text:span><text:span text:style-name="T14">Greater Magic Fang</text:span><text:span text:style-name="T13">. To get a better than +1 bonus to a natural attack with </text:span><text:span text:style-name="T14">Greater Magic Fang</text:span><text:span text:style-name="T13">, you have to already have the natural attack. Arguably, even its alternate mode of giving a non-scaling +1 to all your natural attacks wouldn’t apply to any natural attacks you don’t currently have. This means it’s basically only usable with long duration polymorph effects or racial natural attacks. Even with these, you have to apply it to each natural attack. The potion and a few level 2 Boro Beads </text:span><text:span text:style-name="T14">is</text:span><text:span text:style-name="T13"> cheaper than Amulet of Mighty Fists +2 and greater but I’d take the one that bypasses more DR and works with </text:span><text:span text:style-name="T14">Monstrous Physique</text:span><text:span text:style-name="T13">, </text:span><text:span text:style-name="T14">Fey Form</text:span><text:span text:style-name="T13">, and </text:span><text:span text:style-name="T14">Beast Shape</text:span><text:span text:style-name="T13">.</text:span></text:p>
      <text:p text:style-name="P1"><text:span text:style-name="T33">Alter Self:</text:span><text:span text:style-name="T3"> A</text:span><text:span text:style-name="T13">lter Self can give you extra senses and natural attacks</text:span><text:span text:style-name="T3">. </text:span><text:span text:style-name="T13">It’s good but r</text:span><text:span text:style-name="T3">uns into the issue of stiff competition - you’ve got </text:span><text:span text:style-name="T4">Enlarge Person</text:span><text:span text:style-name="T3"> taking up your size modifier bonus for the same damage boost a level lower, </text:span><text:span text:style-name="T4">Bull’s Strength</text:span><text:span text:style-name="T3"> for a better attack/damage boost at the same level, then </text:span><text:span text:style-name="T4">Monstrous Physique I/Fey Form I</text:span><text:span text:style-name="T3"> are competing for your standard action/</text:span><text:span text:style-name="T13">polymorph slot</text:span><text:span text:style-name="T3"> </text:span><text:span text:style-name="T13">around</text:span><text:span text:style-name="T3"> the time </text:span><text:span text:style-name="T4">Bull’s Strength</text:span><text:span text:style-name="T3"> goes out of style.</text:span></text:p>
      <text:p text:style-name="P1"><text:span text:style-name="T24">Barkskin: </text:span><text:span text:style-name="T3">Barkskin a great long duration AC buff.</text:span></text:p>
      <text:p text:style-name="P1"><text:span text:style-name="T33">Bear’s Endurance:</text:span><text:span text:style-name="T3"> A save boost to </text:span><text:span text:style-name="T13">Fort</text:span><text:span text:style-name="T3"> and the not-really-extra HP of a temporary Con boost aren’t great by themselves but make for a</text:span><text:span text:style-name="T13">n okay</text:span><text:span text:style-name="T3"> tacked</text:span><text:span text:style-name="T13">-</text:span><text:span text:style-name="T3">on effect</text:span><text:span text:style-name="T13"> if you’ve got Combine Extracts or an Admixture Vial.</text:span></text:p>
      <text:p text:style-name="P1"><text:span text:style-name="T39">Blistering</text:span><text:span text:style-name="T26"> Invective:</text:span><text:span text:style-name="T13"> DM variable, based on how your DM RPs being on fire. Shaken AoE (via the hard-to-defend against demoralize) and a bit of tacked on damage isn’t much of an extract on its own but the catch fire chance (with the save applied </text:span><text:span text:style-name="T14">after</text:span><text:span text:style-name="T13"> Shaken) really skyrockets the value. Game mechanics-wise, your best option while on fire is to ignore it until you make the save, there is an argument to be made RP-wise that creatures will do things like Stop, Drop, and Roll, making this spell potentially stack on further penalties like prone and a loss of combat actions. Notable for being one of the few Area Of Effect extracts you have, anyways, and worth tacking on with an Admixture Vial or Combine extracts if you’ve got Shatter Defenses.</text:span></text:p>
      <text:p text:style-name="P1"><text:span text:style-name="T33">Blur:</text:span><text:span text:style-name="T3"> 20% miss chance that gets applied before your </text:span><text:span text:style-name="T13">AC</text:span><text:span text:style-name="T3">. 1 in 5 isn’t as good as it looks on paper</text:span><text:span text:style-name="T13"> and this runs into AoE issues (as in it does nothing to stop them). You’ll likely want this as an Admixture or Combined extract at higher levels, though, since attack bonuses outsrip AC fairly quickly.</text:span></text:p>
      <text:p text:style-name="P1"><text:span text:style-name="T37">Bull’s</text:span><text:span text:style-name="T6"> </text:span><text:span text:style-name="T24">Strength:</text:span><text:span text:style-name="T3"> This is a great extract that will quickly be made irrelevant by your items. This is an issue with all the Animal’s Quality spells but Bull’s Strength suffers the most for it, since Strength is your primary ability score and the one you’ll focus on first for items.</text:span></text:p>
      <text:p text:style-name="P1"><text:span text:style-name="T28">Cat’s Grace:</text:span><text:span text:style-name="T3"> Cat’s Grace is my favorite Animal’s Quality effect. Dexterity is a secondary ability score, so you’ll have a much longer period of time where this </text:span><text:span text:style-name="T13">isn’t invalidated or weakened by items</text:span><text:span text:style-name="T3"> </text:span><text:span text:style-name="T4">and</text:span><text:span text:style-name="T3"> Dexterity affects a lot of combat relevant stats. It’s a top notch extract to combine/admixture.</text:span></text:p>
      <text:p text:style-name="P1"><text:span text:style-name="T33">Cure Moderate Wounds:</text:span><text:span text:style-name="T3"> I love having this on my formulae list but it’s a downtime extract. It </text:span><text:span text:style-name="T4">is</text:span><text:span text:style-name="T3"> nice to have your open slots be able to function as an end of the day recovery.</text:span></text:p>
      <text:p text:style-name="P1"><text:span text:style-name="T37">Eagle’s Splendor:</text:span><text:span text:style-name="T3"> </text:span><text:span text:style-name="T13">You don’t use Charisma.</text:span></text:p>
      <text:p text:style-name="P1"><text:span text:style-name="T33">False Life:</text:span><text:span text:style-name="T3"> A preemptive </text:span><text:span text:style-name="T4">Cure X Wounds</text:span><text:span text:style-name="T3"> extract</text:span><text:span text:style-name="T13">.</text:span><text:span text:style-name="T3"> I’m always happy to find wands and potions of this in loot but would </text:span><text:span text:style-name="T13">rarely</text:span><text:span text:style-name="T3"> prepare it. </text:span></text:p>
      <text:p text:style-name="P1"><text:span text:style-name="T33">Fox’s Cunning:</text:span><text:span text:style-name="T6"> </text:span><text:span text:style-name="T3">This suffers from Intelligence being the first mental ability score you’ll </text:span><text:span text:style-name="T13">get an item for</text:span><text:span text:style-name="T3">. If you’ve got downtime, </text:span><text:span text:style-name="T13">this</text:span><text:span text:style-name="T3"> can be combined with </text:span><text:span text:style-name="T4">Full Pouch</text:span><text:span text:style-name="T3"> to make improved DC alchemical items on the cheap.</text:span></text:p>
      <text:p text:style-name="P1"><text:span text:style-name="T24">Full Pouch:</text:span><text:span text:style-name="T6"> </text:span><text:span text:style-name="T3">Full Pouch keeps alchemical </text:span><text:span text:style-name="T13">item</text:span><text:span text:style-name="T3">s </text:span><text:span text:style-name="T13">cool</text:span><text:span text:style-name="T3"> by either reducing their costs or keeping their saving throw relevant for a few levels longer. </text:span></text:p>
      <text:p text:style-name="P1"><text:span text:style-name="T24">Invisibility:</text:span><text:span text:style-name="T25"> </text:span><text:span text:style-name="T3">Invisibility isn’t broken by summons, gives one free sneak attack, can help you into position by avoiding AoOs, and can create AoOs against creatures that would have otherwise avoided them. There’s a lot of nasty stuff you can do with Invisibility and you</text:span><text:span text:style-name="T13"> have one of the better</text:span><text:span text:style-name="T3"> setups to take advantage of it.</text:span></text:p>
      <text:p text:style-name="P1"><text:span text:style-name="T28">Lesser Restoration:</text:span><text:span text:style-name="T3"> Nice to have on your list. Being able to prep this on short notice (and make potions of it) can change the overall difficulty of a dungeon </text:span><text:span text:style-name="T13">for the better</text:span><text:span text:style-name="T3">. </text:span><text:span text:style-name="T13">You technically have a cast time reduction on this, though I would consider it an out of combat extract anyways.</text:span></text:p>
      <text:p text:style-name="P1"><text:span text:style-name="T28">Owl’s Wisdom:</text:span><text:span text:style-name="T3"> Wisdom </text:span><text:span text:style-name="T13">is the base ability for several</text:span><text:span text:style-name="T3"> decent combat relevant </text:span><text:span text:style-name="T13">things like Will saves and Perception checks. It’s one of the better Animal’s Quality extracts and a good target for combining/admixturing.</text:span></text:p>
      <text:p text:style-name="P1"><text:span text:style-name="T33">Resist Energy:</text:span><text:span text:style-name="T3"> This </text:span><text:span text:style-name="T13">ranges from immunity to damage to a minor deterrent depending on the creatures you encounter and how your DM plays them. It’s hard to rate when what it does depends on how your DM rules creatures reacting to it. I’d recommend taking it for a test drive to see how your DM reacts - it can be very good or it can be mediocre.</text:span></text:p>
      <text:p text:style-name="P1"><text:span text:style-name="T37">See Invis</text:span><text:span text:style-name="T24">ibility:</text:span><text:span text:style-name="T3"> When it’s good, it’s downright amazing. You</text:span><text:span text:style-name="T13">r summons do eventually cover this, and certain familiar choices can remove the need for it if someone in your party can remove invisibility.</text:span></text:p>
      <text:p text:style-name="P1"><text:span text:style-name="T37">Spider Climb:</text:span><text:span text:style-name="T3"> The situations in which </text:span><text:span text:style-name="T4">Spider Climb</text:span><text:span text:style-name="T3"> is better than </text:span><text:span text:style-name="T4">Monkey Fish</text:span><text:span text:style-name="T3"> are few and far between. It explicitly needs your hands free to function, so Spider Climb prevents you from attacking while using it. </text:span></text:p>
      <text:p text:style-name="P1"><text:span text:style-name="T20">Summon Monster/Nature’s Ally II:</text:span><text:span text:style-name="T21"> </text:span><text:span text:style-name="T3">This is a great combat extract up until level 10 or so. Earth Elementals have a relevant attack bonus for a long time and are decent utility summons.</text:span></text:p>
      <text:p text:style-name="P1"><text:span text:style-name="T24">Touch Injection:</text:span><text:span text:style-name="T3"> Touch Injection bypasses the action economy. Used on yourself, it lets you buff yourself with your last iterative. Used on your tumor familiar, it lets you buff with your familiar’s action. The only drawback to Touch Injection is that it uses an extract slot and you don’t get as many of those as you would like. </text:span></text:p>
      <text:p text:style-name="P1"><text:span text:style-name="T28">Vomit Swarm:</text:span><text:span text:style-name="T29"> </text:span><text:span text:style-name="T3">This is a neat additional summoning effect to add to your repertoire. </text:span><text:span text:style-name="T13">A lot of enemies don’t have the ability to deal with swarms, so pairing this with </text:span><text:span text:style-name="T14">Invisibility</text:span><text:span text:style-name="T13"> can allow you to solo encounters.</text:span><text:span text:style-name="T3"> Note that Pre</text:span><text:span text:style-name="T13">servationist doesn’t allow</text:span><text:span text:style-name="T3"> Augment Summoning doesn’t apply to this extract (</text:span><text:span text:style-name="T13">Preservationist</text:span><text:span text:style-name="T3"> just </text:span><text:span text:style-name="T13">allows Augment Summoning to affect your </text:span><text:span text:style-name="T14">SM/SNA</text:span><text:span text:style-name="T13"> extracts). I</text:span><text:span text:style-name="T3">t’s worth discussing with your DM if it can</text:span><text:span text:style-name="T13"> anyways - Distraction DC is based off CON.</text:span></text:p>
      <text:p text:style-name="P5"><text:soft-page-break/></text:p>
      <text:p text:style-name="P13"><text:bookmark text:name="_khl6ggr5w5qu"/>Level 3</text:p>
      <text:p text:style-name="P1"><text:span text:style-name="T33">Beast Shape I:</text:span><text:span text:style-name="T3"> Polymorph spells are great. Why is this rated orange, then? Because you can get similar polymorph spells at this level that allow you to keep the benefits of your gear</text:span><text:span text:style-name="T13"> - </text:span><text:span text:style-name="T14">Fey Form</text:span><text:span text:style-name="T13"> and </text:span><text:span text:style-name="T14">Monstrous Physique</text:span><text:span text:style-name="T13"> are your level 3 polymorph spells.</text:span></text:p>
      <text:p text:style-name="P1"><text:span text:style-name="T28">Burrow:</text:span><text:span text:style-name="T3"> Can’t kill what you can’t catch. Burrow can also bypass encounters (which is technically winning at combat) or position you in some pretty nasty locations. </text:span><text:span text:style-name="T13">Y</text:span><text:span text:style-name="T3">ou probably can’t use a reach weapon while burrowing despite being allowed to attack, though there isn</text:span><text:span text:style-name="T13">’t text that explicitly bars you from doing so</text:span><text:span text:style-name="T3">. </text:span></text:p>
      <text:p text:style-name="P1"><text:span text:style-name="T24">Channel Vigor:</text:span><text:span text:style-name="T3"> Channel Vigor is a </text:span><text:span text:style-name="T4">Haste</text:span><text:span text:style-name="T3"> effect that can also be used to increase your Fort or Will save </text:span><text:span text:style-name="T13">by +6</text:span><text:span text:style-name="T3">. </text:span></text:p>
      <text:p text:style-name="P1"><text:span text:style-name="T30">Clay Skin:</text:span><text:span text:style-name="T13"> It’s a free baby Stoneskin. DR 5/Adamantine isn’t gonna take the edge off much and being a level higher than the functionally similar </text:span><text:span text:style-name="T14">Ablative Barrier</text:span><text:span text:style-name="T13"> isn’t great. Still, it actually keeps you on your feet in situations where </text:span><text:span text:style-name="T14">Ablative Barrier </text:span><text:span text:style-name="T13">won’t and it’s not like you can’t just drink both extracts to become a take-the-hit tank.</text:span></text:p>
      <text:p text:style-name="P1"><text:span text:style-name="T33">Cure Serious Wounds:</text:span><text:span text:style-name="T3"> HP based cures get worse and worse the higher the extract slot. 3rd level is the cap for actually </text:span><text:span text:style-name="T13">spend</text:span><text:span text:style-name="T3">ing slots on these.</text:span></text:p>
      <text:p text:style-name="P1"><text:span text:style-name="T24">Displacement:</text:span><text:span text:style-name="T25"> </text:span><text:span text:style-name="T3">50% miss chance that is applied before your other defenses. </text:span></text:p>
      <text:p text:style-name="P1"><text:span text:style-name="T20">Fey Form I:</text:span><text:span text:style-name="T6"> </text:span><text:span text:style-name="T3">This extract and </text:span><text:span text:style-name="T4">Monstrous Physique I</text:span><text:span text:style-name="T3"> are both top notch combat buffs that significantly increase your movement and attack options.</text:span></text:p>
      <text:p text:style-name="P1"><text:span text:style-name="T13">Notable forms are the Rusalka for a swim speed and hard hitting reach attacks that don’t use your hands, the Huldra for the full set of senses available, the Rabisu for a fly speed and five natural attacks (but it can’t use manufactured weapons), and the Vilderavn for a flying form with three natural attacks that can still fight with a longspear.</text:span></text:p>
      <text:p text:style-name="P1"><text:span text:style-name="T28">Fly:</text:span><text:span text:style-name="T3"> Th</text:span><text:span text:style-name="T13">is is a more maneuverable form of flight over </text:span><text:span text:style-name="T4">Fey Form</text:span><text:span text:style-name="T3"> and </text:span><text:span text:style-name="T4">Monstrous Physique</text:span><text:span text:style-name="T3">. Sometimes that’s important and also sometimes</text:span><text:span text:style-name="T13"> you need to fly but are in a situation where shape changing is inappropriate</text:span><text:span text:style-name="T3">.</text:span></text:p>
      <text:p text:style-name="P1"><text:span text:style-name="T37">Haste:</text:span><text:span text:style-name="T3"> </text:span><text:span text:style-name="T13">In extract form, this is almost strictly worse than </text:span><text:span text:style-name="T14">Channel Vigor</text:span><text:span text:style-name="T3">. </text:span><text:span text:style-name="T13">Feels weird to rate Haste poorly.</text:span></text:p>
      <text:p text:style-name="P1"><text:span text:style-name="T26">Heroism:</text:span><text:span text:style-name="T13"> +2 to nearly everything and a great duration. It’s better as an </text:span><text:span text:style-name="T14">Alchemical Allocation </text:span><text:span text:style-name="T13">than a slot.</text:span></text:p>
      <text:p text:style-name="P1"><text:span text:style-name="T30">Infuse Self:</text:span><text:span text:style-name="T13"> A long duration polymorph effect. It’s neat that the size bonus can be placed anywhere. Aphorites are probably the best choice generically (though specific situations will have you cherry picking resistances), gaining Electricity Resistance 5, +2 to saves versus poison and mind affecting, +2 to Craft (Alchemy), and Darkvision. Long duration is the thing that really makes this. It gives a whole new life to other extracts that were competing with </text:span><text:span text:style-name="T14">Fey Form </text:span><text:span text:style-name="T13">and </text:span><text:span text:style-name="T14">Monstrous Physique</text:span><text:span text:style-name="T13"> for your combat opening buff - though remember you can’t use </text:span><text:span text:style-name="T14">Enlarge Person</text:span><text:span text:style-name="T13"> as an Outsider. Or, at least you probably can’t - it’s unclear if you’re allowed alternate racial traits available to the playable Native Outsiders. </text:span></text:p>
      <text:p text:style-name="P1"><text:span text:style-name="T20">Monstrous Physique I:</text:span><text:span text:style-name="T3"> </text:span><text:span text:style-name="T13">A great polymorph extract</text:span><text:span text:style-name="T3">. </text:span><text:span text:style-name="T13">The natural armor bonus doesn’t stack with Mutagen, unfortunately</text:span><text:span text:style-name="T3">. Monstrous Physique </text:span><text:span text:style-name="T13">has forms with more natural attacks than </text:span><text:span text:style-name="T14">Fey Form</text:span><text:span text:style-name="T13"> but doesn’t offer a Constitution bonus or any of the big 2d6 attacks Fey Form does.</text:span></text:p>
      <text:p text:style-name="P1"><text:span text:style-name="T13">Notable forms include the Deathsnatcher for good senses, flight, and 6 natural attacks, the Gargoyle with its four natural attacks and flight in PFS where Deathsnatcher isn’t allowed, the Four-Armed Sahuagin Mutant for 5 natural attacks and a swim speed, and the Euryale for 6 natural attacks with reach that don’t use your arms (also not PFS legal).</text:span></text:p>
      <text:p text:style-name="P1"><text:span text:style-name="T28">Orchid’s Drop:</text:span><text:span text:style-name="T6"> </text:span><text:span text:style-name="T3">It gives a +2 to saving throws that stacks with a Cloak of Resistance, and offers some minor healing. </text:span><text:span text:style-name="T13">It’s a little expensive to prepare all the time but worth it when you know there’s a tough fight coming.</text:span></text:p>
      <text:p text:style-name="P1"><text:span text:style-name="T24">Paragon Surge:</text:span><text:span text:style-name="T3"> Half-Elf only. You gain a feat and +2 Dex/Int</text:span><text:span text:style-name="T13">.</text:span><text:span text:style-name="T3"> </text:span><text:span text:style-name="T13">The Dex/Int bonus doesn’t stack with your Headband/belt, so this is more likely +2 Dex and a feat by the time you can cast 3rd level spells, which is still really good.</text:span></text:p>
      <text:p text:style-name="P1"><text:span text:style-name="T37">Protection From Energy:</text:span><text:span text:style-name="T38"> </text:span><text:span text:style-name="T3">Everything I said about </text:span><text:span text:style-name="T4">Resist Energy</text:span><text:span text:style-name="T3"> being </text:span><text:span text:style-name="T13">DM-dependant</text:span><text:span text:style-name="T3"> applies, except that the damage </text:span><text:span text:style-name="T13">Protection From Energy</text:span><text:span text:style-name="T3"> prevents needs to be consistently higher than 20 </text:span><text:span text:style-name="T13">at</text:span><text:span text:style-name="T3"> levels 7-10</text:span><text:span text:style-name="T13"> or </text:span><text:span text:style-name="T3">30 </text:span><text:span text:style-name="T13">at</text:span><text:span text:style-name="T3"> levels 11+ for it to be better than Resist Energy. At levels 11+, Resist Energy</text:span><text:span text:style-name="T13"> also prevents more</text:span><text:span text:style-name="T3"> damage any time it fully </text:span><text:span text:style-name="T13">absorb</text:span><text:span text:style-name="T3">s 4 or more energy based attacks. </text:span><text:span text:style-name="T13">3rd level extracts shouldn’t compare that poorly to their lower level equivalents.</text:span></text:p>
      <text:p text:style-name="P1"><text:span text:style-name="T33">Rage:</text:span><text:span text:style-name="T3"> It’s another bonus to Strength that stacks with a lot of </text:span><text:span text:style-name="T13">other</text:span><text:span text:style-name="T3"> bonuses. You don’t suffer the </text:span><text:span text:style-name="T13">“</text:span><text:span text:style-name="T3">lose your casting</text:span><text:span text:style-name="T13">”</text:span><text:span text:style-name="T3"> drawback that normal casters do. I’m not sure it’s worth the action to </text:span><text:span text:style-name="T13">drink</text:span><text:span text:style-name="T3"> it when you </text:span><text:span text:style-name="T13">compare it to</text:span><text:span text:style-name="T3"> other extracts on this level (</text:span><text:span text:style-name="T4">Fey Form</text:span><text:span text:style-name="T3"> is practically the same effect with flight and othe</text:span><text:span text:style-name="T13">r nice stuff attached</text:span><text:span text:style-name="T3">) but it combines with those extracts very well. It works well with the long</text:span><text:span text:style-name="T13"> duration </text:span><text:span text:style-name="T14">Infuse Self</text:span><text:span text:style-name="T13">, too, allowing you to grab a +2 to all your physical ability scores.</text:span></text:p>
      <text:p text:style-name="P1"><text:span text:style-name="T28">Remove X:</text:span><text:span text:style-name="T3"> Blindness, Deafness, Curses, and Diseases can all end your adventuring day on the spot. Being able to prep a cure in the time it takes your party to loot the room or have a potion brewed up for emergencies can significantly reduce a dungeon’s overall difficulty and save the day for time sensitive missions.</text:span></text:p>
      <text:p text:style-name="P1"><text:span text:style-name="T28">Summon Monster/</text:span><text:span text:style-name="T24">Nature’s Ally IV:</text:span><text:span text:style-name="T3"> </text:span><text:span text:style-name="T13">Satyrs and Tigers will be combat relevant for a long while. Summon Monster has access to </text:span><text:span text:style-name="T14">Magic Circle Against Evil</text:span><text:span text:style-name="T13"> and 1d3 Lantern Archons can do damage to even the most resistant foes.</text:span></text:p>
      <text:p text:style-name="P1"><text:span text:style-name="T37">Undead Anatomy I:</text:span><text:span text:style-name="T3"> Not only do </text:span><text:span text:style-name="T4">Monstrous Physique</text:span><text:span text:style-name="T3"> and </text:span><text:span text:style-name="T4">Fey Form</text:span><text:span text:style-name="T3"> have better forms, the rules are unclear enough on this extract that </text:span><text:span text:style-name="T13">you might not even be able to use a form you’ve picked</text:span><text:span text:style-name="T3">. Steer clear of </text:span><text:span text:style-name="T13">Undead Anatomy.</text:span></text:p>
      <text:p text:style-name="P3"/>
      <text:p text:style-name="P13"><text:bookmark text:name="_lmeejjp8otyc"/><text:soft-page-break/>Level 4</text:p>
      <text:p text:style-name="P1"><text:span text:style-name="T28">Arcane Eye:</text:span><text:span text:style-name="T29"> </text:span><text:span text:style-name="T3">Arcane Eye allows you to preemptively scout out a dungeon (or other high threat area) and plan out a route that either limits enemy effectiveness or allows you to blitz through on a plethora of powerful short duration buffs. As with all divination, I highly recommend preemptively talking this through with your DM. Low-to-no risk scouting is on the low end of potentially disruptive divination but blitzing an entire dungeon can still put pressure on what your DM has prepared for th</text:span><text:span text:style-name="T13">at evening’s session</text:span><text:span text:style-name="T3">.</text:span></text:p>
      <text:p text:style-name="P1"><text:span text:style-name="T28">Beast Shape II:</text:span><text:span text:style-name="T3"> Beast Shape holds up to the other polymorph option</text:span><text:span text:style-name="T13"> at </text:span><text:span text:style-name="T3">this level. Monstrous Physique is still better but Beast Shape has some good Combat Maneuver forms and decent Pounce.</text:span></text:p>
      <text:p text:style-name="P1"><text:span text:style-name="T30">Caustic Blood:</text:span><text:span text:style-name="T35"> </text:span><text:span text:style-name="T13">Potential damage multiplier. It’s situational but has the potential to do up to 22d6 every time something hits you. The piercing/slashing limiter seems bad but it’s worth noting that two of the most common natural attacks (bite and claw) trigger it. I don’t like that it has a saving throw, since you probably won’t be optimizing your Intelligence. </text:span></text:p>
      <text:p text:style-name="P1"><text:span text:style-name="T37">Cure Critical Wounds:</text:span><text:span text:style-name="T3"> This heals 4d8+CL (max 20), </text:span><text:span text:style-name="T4">Summon Monster V</text:span><text:span text:style-name="T3"> can grab a Bralani Azata to heal 6d8+12. The Azata heals more on average even once you</text:span><text:span text:style-name="T13">’re</text:span><text:span text:style-name="T3"> </text:span><text:span text:style-name="T13">at</text:span><text:span text:style-name="T3"> CL 20 plus </text:span><text:span text:style-name="T13">it’s great at combat</text:span><text:span text:style-name="T3">.</text:span></text:p>
      <text:p text:style-name="P1"><text:span text:style-name="T37">Earth Glide:</text:span><text:span text:style-name="T3"> </text:span><text:span text:style-name="T4">Burrow </text:span><text:span text:style-name="T3">but reflavored at a higher level with a shorter duration. It’s probably intended to </text:span><text:span text:style-name="T13">have subtler uses</text:span><text:span text:style-name="T3"> and let you do stuff like attack out of walls but without rules text explicitly allowing that (or </text:span><text:span text:style-name="T13">explicitly</text:span><text:span text:style-name="T3"> preventing you from doing it with </text:span><text:span text:style-name="T4">Burrow</text:span><text:span text:style-name="T3">), I can’t recommend </text:span><text:span text:style-name="T13">this</text:span><text:span text:style-name="T3">.</text:span></text:p>
      <text:p text:style-name="P1"><text:span text:style-name="T28">Echolocation:</text:span><text:span text:style-name="T3"> This </text:span><text:span text:style-name="T13">is an anti-stealth tool with a good duration that allows you to bypass several common illusory defenses like </text:span><text:span text:style-name="T14">Displacement</text:span><text:span text:style-name="T13"> and </text:span><text:span text:style-name="T14">Mirror Image</text:span><text:span text:style-name="T13">.</text:span></text:p>
      <text:p text:style-name="P1"><text:span text:style-name="T33">Elemental Body I:</text:span><text:span text:style-name="T3"> Elemental Body melds your gear into your body and doesn’t offer better stat boosts than lower level polymorph extracts. Still, it has some cornercase uses. It gets you a better Earth Glide than the</text:span><text:span text:style-name="T4"> Earth Glide</text:span><text:span text:style-name="T3"> extract and is a polymorph effect that can reduce your size </text:span><text:span text:style-name="T13">while increasing</text:span><text:span text:style-name="T3"> your Strength.</text:span></text:p>
      <text:p text:style-name="P1"><text:span text:style-name="T28">Fluid Form:</text:span><text:span text:style-name="T3"> Not spectacular to </text:span><text:span text:style-name="T13">drink</text:span><text:span text:style-name="T3"> as a standard action but an amazing suite of effects to get stapled onto something else via Combine Extracts or nab through a </text:span><text:span text:style-name="T4">Touch Injection</text:span><text:span text:style-name="T3"> or </text:span><text:span text:style-name="T4">Delayed Consumption</text:span><text:span text:style-name="T3">. Combine this with </text:span><text:span text:style-name="T4">Fey Form</text:span><text:span text:style-name="T3">’s Rusalka and</text:span><text:span text:style-name="T4"> Long Arm</text:span><text:span text:style-name="T3"> to threaten all squares 5-30ft away from you.</text:span></text:p>
      <text:p text:style-name="P1"><text:span text:style-name="T28">Freedom of Movement:</text:span><text:span text:style-name="T3"> You’re a melee character and if you can’t mov</text:span><text:span text:style-name="T13">e</text:span><text:span text:style-name="T3"> you’re essentially useless. You</text:span><text:span text:style-name="T13">’re also not well equipped to fight in a grapple if you’re not actively polymorphed. </text:span></text:p>
      <text:p text:style-name="P1"><text:span text:style-name="T33">Greater False Life:</text:span><text:span text:style-name="T3"> It’s a preemptive healing extract. Not great, though it </text:span><text:span text:style-name="T13">can</text:span><text:span text:style-name="T3"> keep you on your feet during prolonged bouts.</text:span></text:p>
      <text:p text:style-name="P1"><text:span text:style-name="T24">Greater Invisibility:</text:span><text:span text:style-name="T3"> </text:span><text:span text:style-name="T13">Invisibility that stays on after attacking is so good. Anytime enemies don’t have an immediate way to deal with this, you can just walk all over them. Greater Invisibility is</text:span><text:span text:style-name="T3"> </text:span><text:span text:style-name="T20">purple</text:span><text:span text:style-name="T3"> for Vivisectionists. </text:span></text:p>
      <text:p text:style-name="P1"><text:span text:style-name="T20">Monstrous Physique II:</text:span><text:span text:style-name="T21"> </text:span><text:span text:style-name="T13">This gives you pounce now. You can get it from your old favorite, the Deathsnatcher (pounce and 6! attacks) or get a large sized pounce from the Fen Mauler (who also has great senses) or if you’re playing in PFS you get your pounce from the Tikbalang. The Four-Armed Gargoyle is an amazing flying form with six natural attacks and the Large size bonuses. There is also an incredibly unique utility form, the Doppelganger. The Doppelganger gives you all proficiencies (pretty cool) and can use all spell trigger and spell completion items as if it had the relevant spell on its list (with CL=HD for scrolls). That’s a significant amount of versatility. I recommend using it to access </text:span><text:span text:style-name="T14">Permanency</text:span><text:span text:style-name="T13"> if you don’t have enough UMD (which is almost definitely true - CHA is a dump stat, and a </text:span><text:span text:style-name="T14">Permanency</text:span><text:span text:style-name="T13"> scroll requires a DC 31 check). It’s unlikely to be allowed by a DM but there is also Great Old One Yig, if you want to be able to roll 10d10 and 8d8 on a full attack.</text:span></text:p>
      <text:p text:style-name="P1"><text:span text:style-name="T33">Restoration:</text:span><text:span text:style-name="T3"> Expensive material components means this isn’t something you can prep freely and it’s too high a level to make into a potion. </text:span><text:span text:style-name="T13">Still useful to have.</text:span></text:p>
      <text:p text:style-name="P1"><text:span text:style-name="T28">Stoneskin:</text:span><text:span text:style-name="T3"> The cost is </text:span><text:span text:style-name="T13">cheap</text:span><text:span text:style-name="T3"> enough and DR/Adamantine may as well be DR/-. </text:span><text:span text:style-name="T13">With this, </text:span><text:span text:style-name="T14">Ablative Barrier</text:span><text:span text:style-name="T13">, and your Spontaneous Healing you can effectively negate 15 damage off any attack and heal another 5 each round on top of that, making you fairly resilient.</text:span></text:p>
      <text:p text:style-name="P1"><text:span text:style-name="T20">Summon Monster/</text:span><text:span text:style-name="T28">Nature’s Ally V:</text:span><text:span text:style-name="T3"> There are some prime summons at this level. Expect to summon lots of Bralani Azata</text:span><text:span text:style-name="T13"> for the healing/blasting.</text:span></text:p>
      <text:p text:style-name="P1"><text:span text:style-name="T37">Vermin Shape I:</text:span><text:span text:style-name="T3"> Worse than the other polymorph spells available.</text:span></text:p>
      <text:p text:style-name="P3"/>
      <text:p text:style-name="P13"><text:bookmark text:name="_22t9oakzrjtv"/>Level 5</text:p>
      <text:p text:style-name="P1"><text:span text:style-name="T24">Beast Shape III:</text:span><text:span text:style-name="T6"> </text:span><text:span text:style-name="T3">This is the level Beast Shape surpasses the other polymorph spells, primarily by virtue of having a</text:span><text:span text:style-name="T13"> HUGE</text:span><text:span text:style-name="T3"> variety of options. Beast Shaping significantly </text:span><text:span text:style-name="T13">changes</text:span><text:span text:style-name="T3"> your attack style, so you should familiarize yourself with whatever you’ll be taking for it.</text:span></text:p>
      <text:p text:style-name="P1"><text:span text:style-name="T20">Delayed Consumption:</text:span><text:span text:style-name="T3"> It’s Quicken but you have to occasionally spend a 5th level slot instead of increasing the extract level. </text:span><text:span text:style-name="T13">Extra actions are powerful. It’s also essentially </text:span><text:span text:style-name="T14">Contingency</text:span><text:span text:style-name="T13"> because it turns the extract cast action to immediate, rather than just swift.</text:span></text:p>
      <text:p text:style-name="P1"><text:span text:style-name="T33">Elemental Body II: </text:span><text:span text:style-name="T3">It’s got the </text:span><text:span text:style-name="T13">b</text:span><text:span text:style-name="T3">est Strength boost of any medium form you can take. That</text:span><text:span text:style-name="T13">’s something.</text:span></text:p>
      <text:p text:style-name="P1"><text:span text:style-name="T33">Fey Form II:</text:span><text:span text:style-name="T3"> Not granting pounce is a huge knock against this for </text:span><text:span text:style-name="T13">a level 5 polymorph effect</text:span><text:span text:style-name="T3">.</text:span></text:p>
      <text:p text:style-name="P1"><text:span text:style-name="T28">Monstrous Physique III:</text:span><text:span text:style-name="T3"> Monstrous Physique really suffers from a lack of options at this level</text:span><text:span text:style-name="T13"> but you do get access to poisons (unfortunately keyed to your spell save DC, which probably won’t be great).</text:span></text:p>
      <text:p text:style-name="P1"><text:soft-page-break/><text:span text:style-name="T37">Ooze Form I:</text:span><text:span text:style-name="T3"> This sucks. Too many penalties for not enough gain. Honestly just drink an extract of </text:span><text:span text:style-name="T4">Fluid Form</text:span><text:span text:style-name="T3"> if you wanna pretend to be an ooze.</text:span></text:p>
      <text:p text:style-name="P1"><text:span text:style-name="T20">Overland Flight:</text:span><text:span text:style-name="T3"> All day flight!</text:span></text:p>
      <text:p text:style-name="P1"><text:span text:style-name="T37">Plant Shape I:</text:span><text:span text:style-name="T38"> </text:span><text:span text:style-name="T3">This would</text:span><text:span text:style-name="T13">’ve </text:span><text:span text:style-name="T3">at least been an interesting alternative if it had the same extract level progression as Beast Shape/Monstrous Physique. It’s pretty much the equivalent of a third level extract and not worth your time. </text:span></text:p>
      <text:p text:style-name="P1"><text:span text:style-name="T37">Polymorph:</text:span><text:span text:style-name="T3"> Hey, you know what you could </text:span><text:span text:style-name="T13">use</text:span><text:span text:style-name="T3"> instead of this? The extracts it imitates without </text:span><text:span text:style-name="T13">needing to spend</text:span><text:span text:style-name="T3"> a higher level slot on them.</text:span></text:p>
      <text:p text:style-name="P1"><text:span text:style-name="T24">Summon Monster/</text:span><text:span text:style-name="T28">Nature’s Ally VII:</text:span><text:span text:style-name="T3"> This extract is great. The level V and level VI summons have some excellent 1d3 and 1d4+1 summoning options and you have some great battlefield control </text:span><text:span text:style-name="T13">for level VII</text:span><text:span text:style-name="T3">.</text:span></text:p>
      <text:p text:style-name="P3"/>
      <text:p text:style-name="P13"><text:bookmark text:name="_ltszmdffgvt5"/>Level 6</text:p>
      <text:p text:style-name="P1"><text:span text:style-name="T24">Beast Shape IV:</text:span><text:span text:style-name="T3"> More animal stuff. </text:span><text:span text:style-name="T13">Beast Shape gets better every level.</text:span></text:p>
      <text:p text:style-name="P1"><text:span text:style-name="T33">Elemental Body III:</text:span><text:span text:style-name="T3"> Air uniquely boosts both Strength and Dexterity. </text:span></text:p>
      <text:p text:style-name="P1"><text:span text:style-name="T33">Fey Form III:</text:span><text:span text:style-name="T34"> </text:span><text:span text:style-name="T3">Significant lack of options compared to other choices at this level.</text:span></text:p>
      <text:p text:style-name="P1"><text:span text:style-name="T33">Form of the (Exotic/Alien) Dragon I:</text:span><text:span text:style-name="T3"> It’s </text:span><text:span text:style-name="T13">most</text:span><text:span text:style-name="T3">ly a downgrade from your normal form. </text:span><text:span text:style-name="T13">Stylish, though.</text:span></text:p>
      <text:p text:style-name="P1"><text:span text:style-name="T24">Giant Form I:</text:span><text:span text:style-name="T3"> This to me is the spiritual successor of the Monstrous Physique line. You get some great size modifiers and are capable of regeneration. Regeneration 5 alone means this extract can heal up to 1000 HP, which would be worth a slot on its own.</text:span></text:p>
      <text:p text:style-name="P1"><text:span text:style-name="T37">He</text:span><text:span text:style-name="T20">al:</text:span><text:span text:style-name="T3"> This is amazing and essential up until you get </text:span><text:span text:style-name="T4">Summon Monster IX</text:span><text:span text:style-name="T3"> and can double it for the same extract slot by summoning a Trumpet Arch</text:span><text:span text:style-name="T13">on</text:span><text:span text:style-name="T3">.</text:span></text:p>
      <text:p text:style-name="P1"><text:span text:style-name="T28">Legendary Proportions:</text:span><text:span text:style-name="T3"> Super </text:span><text:span text:style-name="T4">Enlarge Person</text:span><text:span text:style-name="T3">, with a </text:span><text:span text:style-name="T4">Stoneskin</text:span><text:span text:style-name="T3"> tacked on for good measure. One of the only size bonus increases that don’t penalize Dexterity. It’s a good generic buff that doesn’t require you to have a spreadsheet of Bestiary monsters</text:span><text:span text:style-name="T13">.</text:span></text:p>
      <text:p text:style-name="P1"><text:span text:style-name="T37">Monstrous Physique IV:</text:span><text:span text:style-name="T38"> </text:span><text:span text:style-name="T3">This is just a higher level Monstrous Physique III that can give you vulnerabilities.</text:span></text:p>
      <text:p text:style-name="P1"><text:span text:style-name="T20">Summon Monster/</text:span><text:span text:style-name="T33">Nature’s Ally IX:</text:span><text:span text:style-name="T3"> This is equivalent to a 9th level spell. You have some good 6th level extracts but when you </text:span><text:span text:style-name="T13">get</text:span><text:span text:style-name="T3"> this, they’ll pretty much all be overshadowed. That’s a good thing, by the way - you’re focused on summoning, so your summons should be </text:span><text:span text:style-name="T13">your best extracts</text:span><text:span text:style-name="T3">.</text:span></text:p>
      <text:p text:style-name="P1"><text:span text:style-name="T33">True Seeing:</text:span><text:span text:style-name="T3"> It’s good but </text:span><text:span text:style-name="T13">the situations in which it’s better than </text:span><text:span text:style-name="T14">Echolocation</text:span><text:span text:style-name="T13"> are so few and far between. It’s pretty much just for seeing ethereal.</text:span></text:p>
      <text:p text:style-name="P1"><text:span text:style-name="T24">Twin Form:</text:span><text:span text:style-name="T3"> Create a disposable version of yourself. Lets you do obviously suicidal stuff with little to no consequence. </text:span></text:p>
      <text:p text:style-name="P1"><text:bookmark text:name="gdt7heqor6iw"/></text:p>
      <text:p text:style-name="P17"><text:bookmark text:name="_px4rtwvsp0ew"/>Summoning</text:p>
      <text:p text:style-name="P1"><text:span text:style-name="T3">The summon spells available to you are powerful because of their versatility. That same versatility can make them difficult to use. I won’t personally cover the </text:span><text:span text:style-name="T13">whole </text:span><text:span text:style-name="T3">list (that would be an entire guide by itself!) but I’ll highlight some of the better options at each level and rat</text:span><text:span text:style-name="T13">e</text:span><text:span text:style-name="T3"> them on utility and combat prowess. I’m going to ignore aquatic summons - they’re </text:span><text:span text:style-name="T13">very</text:span><text:span text:style-name="T3"> situational. If you enjoy summoning, I highly recommend you look into more than just the summons I present here. </text:span><text:span text:style-name="T13">Most summons will have the occasional situation where they are better than the ones I present here, I’m just trying to focus on the best of the best.</text:span></text:p>
      <text:p text:style-name="P3"/>
      <text:p text:style-name="P1"><text:span text:style-name="T44">What do you want from a summon?</text:span></text:p>
      <text:p text:style-name="P1"><text:span text:style-name="T3">The answer to this is obviously </text:span><text:span text:style-name="T13">dependent</text:span><text:span text:style-name="T3"> on the situation. There are some general guidelines, though. At lower levels, you’ll primarily want summons to be flankers and occasionally to grapple casters and archers. This means you want summons that can follow directions and that won’t die in one hit. At higher levels, you’ll want your summons to be shaping the battlefield from the moment they</text:span><text:span text:style-name="T13">’re cast</text:span><text:span text:style-name="T3">. This means you want summons that can prevent one or more foes from taking meaningful actions each round - grappl</text:span><text:span text:style-name="T13">er and caster summons are best at</text:span><text:span text:style-name="T3"> fi</text:span><text:span text:style-name="T13">l</text:span><text:span text:style-name="T3">ling this role. </text:span><text:span text:style-name="T13">Vivisectionists may still</text:span><text:span text:style-name="T3"> want some summons to </text:span><text:span text:style-name="T13">help</text:span><text:span text:style-name="T3"> flank at higher levels. If you have long adventuring days, summons with curative abilities are valuable. Whenever your summon survives until the end of combat, it can begin healing you and your party, saving you wand charges or extract slots</text:span><text:span text:style-name="T13">.</text:span></text:p>
      <text:p text:style-name="P1"><text:soft-page-break/></text:p>
      <text:p text:style-name="P15"><text:bookmark text:name="_egueygtohdfc"/>Summoning and the Rules</text:p>
      <text:p text:style-name="P1"><text:span text:style-name="T13">Summons have a few interesting rules to them. As a default, they only fight your opponents and do so to the best of their ability. This is helpful, since it means you can summon a demon without having to worry about it deciding to attack the party Paladin (though the Paladin might not like you summoning demons!). It also means you’ll never have to worry about a summon running away from a dangerous combat.</text:span></text:p>
      <text:p text:style-name="P1"><text:span text:style-name="T13">If you can communicate with your summons, they’ll obey your directions. Handle Animal can also be used but it uses the normal action for pushing an animal (full round, ew).</text:span></text:p>
      <text:p text:style-name="P1"><text:span text:style-name="T13">Your summons work as per the spell in extract form - which includes the range. They also work as extracts - while extracts cause AoOs, they can’t be interrupted like normal summoning spells.</text:span></text:p>
      <text:p text:style-name="P1"><text:span text:style-name="T13">Summoning as a standard action means that your summons get their full round of actions the turn you summon them. This also means you can summon during a surprise round and have the summon act in the surprise round. It’s unclear if they get their full action in a surprise round or not - my gut feeling is no. Don’t let that deter you! When constrained to a single action, creatures can charge up to their base speed which means pouncing summons can still full attack.</text:span></text:p>
      <text:p text:style-name="P1"><text:span text:style-name="T13">Spells and spell-likes cast by summons end when the summoning spell does. </text:span></text:p>
      <text:p text:style-name="P3"/>
      <text:p text:style-name="P15"><text:bookmark text:name="_uqic0qtxtzfx"/>Summoning and the Table</text:p>
      <text:p text:style-name="P1"><text:span text:style-name="T3">You are going to have a lot of micromanaging to do at the game table and if you don’t want to be the person whose turns take forever, you’ll need to mitigate that. Summon cards detailing relevant stats are a must, and you should heavily consider getting extra dice so you can roll the many attack/damage rolls you’ll be making all at once. Color coding the dice can be helpful </text:span><text:span text:style-name="T13">in making that process even more streamlined</text:span><text:span text:style-name="T3">.</text:span></text:p>
      <text:p text:style-name="P1"><text:span text:style-name="T3">If there are other players at the table who want more battle time, you can also discuss having them control your summons. Similarly, make some extra summon cards and use the Infusion discovery to </text:span><text:span text:style-name="T13">hand out summons in and out of character</text:span><text:span text:style-name="T3">. Oth</text:span><text:span text:style-name="T13">er players will likely be happy to get in on the fun in a game-involved way.</text:span></text:p>
      <text:p text:style-name="P1"><text:span text:style-name="T3">Familiarize yourself with the grapple rules. Many summons have the ability to grab or constrict foes and grapple works a little differently than your standard </text:span><text:span text:style-name="T13">combat maneuvers.</text:span></text:p>
      <text:p text:style-name="P1"><text:span text:style-name="T13">D</text:span><text:span text:style-name="T3">on’t let your summons outshine your party. Put them in roles where they suppo</text:span><text:span text:style-name="T13">rt your party rather than replace them.</text:span><text:span text:style-name="T3"> If you’ve got more melee types in your party, try focusing on spell-like abilities </text:span><text:span text:style-name="T13">or</text:span><text:span text:style-name="T3"> summoning groups of 1d3 or 1d4+1 summons to set up flanks. If you’ve got more casters in your party, try focusing on summoning beatsticks to mop up after their battlefield control or setting up blockades t</text:span><text:span text:style-name="T13">o help protect them</text:span><text:span text:style-name="T3">. </text:span></text:p>
      <text:p text:style-name="P1"/>
      <text:p text:style-name="P13"><text:bookmark text:name="_l23jd9pasxn"/>Summoning and Alignment</text:p>
      <text:p text:style-name="P1"><text:span text:style-name="T13">I don’t like telling you to optimize your alignment, since it should be a roleplaying choice but it is a consideration for summoners. </text:span><text:span text:style-name="T14">Summon Monster </text:span><text:span text:style-name="T13">and </text:span><text:span text:style-name="T14">Summon Nature’s Ally</text:span><text:span text:style-name="T13"> sets the alignment of summoned creatures to your alignment (unless they have an alignment subtype or are an elemental). This is important because of the </text:span><text:span text:style-name="T14">Protection from X</text:span><text:span text:style-name="T13"> and </text:span><text:span text:style-name="T14">Magic Circle Against X</text:span><text:span text:style-name="T13"> spells, which defend against summoned creatures of the X alignment. True neutral summons can effectively ignore these spells. Alignments with at least one neutral component will ignore 3/4s of these spells.</text:span></text:p>
      <text:p text:style-name="P1"><text:span text:style-name="T13">In addition, </text:span><text:span text:style-name="T14">Summon Monster</text:span><text:span text:style-name="T13"> applies the Fiendish template if you are Evil, the Celestial template if you are Good, and lets you choose which template to apply if you are Neutral on the Good/Evil axis. This gives you another reason for Neutrality in your alignment.</text:span></text:p>
      <text:p text:style-name="P1"><text:span text:style-name="T13">If you want to optimize your character, the best alignments would be </text:span><text:span text:style-name="T26">True Neutral</text:span><text:span text:style-name="T13">, </text:span><text:span text:style-name="T30">Lawful Neutral</text:span><text:span text:style-name="T13">, and </text:span><text:span text:style-name="T30">Chaotic Neutral</text:span><text:span text:style-name="T13">. Generally, I’d consider </text:span><text:span text:style-name="T35">Neutral </text:span><text:span text:style-name="T30">Good</text:span><text:span text:style-name="T13"> 4th best, since you’re more likely to fight Evil creatures and benefit from the Celestial template’s Smite Evil. The rest of alignments aren’t great for a summoner, though Lawful Evil and Chaotic Evil are especially </text:span><text:span text:style-name="T39">bad</text:span><text:span text:style-name="T13">.</text:span></text:p>
      <text:p text:style-name="P1"><text:span text:style-name="T13">Summoning spells can also have alignment descriptors. There are rules for how casting [evil] spells can change your alignment to Evil (or [good] to Good, etc.). If your DM is strict on this sort of thing, be prepared for your alignment to shift all over the place. I’d consider having a discussion with your DM about this ahead of time, and argue that as long as you’re summoning all different kinds of outsiders your alignment should shift gradually to True Neutral rather than oscillating rapidly between the four corners of the alignment chart. Or just ask that [alignment] spells not shift your actual alignment when you’re playing a character that casts a variety of them.</text:span></text:p>
      <text:p text:style-name="P1"/>
      <text:p text:style-name="P15"><text:bookmark text:name="_tlqlc3ou6dhb"/><text:span text:style-name="T42">Some House Rule Suggestions</text:span></text:p>
      <text:p text:style-name="P1"><text:span text:style-name="T42">If you’d rather not make optimizing alignments as much of a thing, I’d suggest having Summon Monster include Entropic (Chaotic template), Resolute (Lawful template), and Counterpoised (Neutral template) as possibilities to apply. Then, say you can apply any template that matches a component of your alignment. Each alignment would have two templates available to them. For example, a Lawful Good character could choose between Resolute and Celestial. The Neutral alignments would lose the ability to choose between Celestial and Fiendish, instead gaining the ability to choose between Counterpoised and the other component of their alignment. This leaves True Neutral with only one template but it can still bypass all </text:span><text:span text:style-name="T43">Protection from X </text:span><text:span text:style-name="T42">spells. Some alignments will still be better than others (Neutral X will still have the best spell bypassing) but it’s not as clear cut as before. </text:span></text:p>
      <text:p text:style-name="P1"/>
      <text:p text:style-name="P13"><text:bookmark text:name="_w1626h50i6st"/>Summon I</text:p>
      <text:p text:style-name="P1"><text:soft-page-break/><text:span text:style-name="T5">Level Available - Alchemist 2</text:span></text:p>
      <text:p text:style-name="P1"><text:span text:style-name="T4">Summon Monster </text:span><text:span text:style-name="T3">and </text:span><text:span text:style-name="T4">Summon Nature’s Ally</text:span><text:span text:style-name="T3"> have nearly identical lists at level I. </text:span><text:span text:style-name="T4">SM</text:span><text:span text:style-name="T3"> doesn’t have any unique creatures but templates all of them with either Celestial or Fiendish. </text:span><text:span text:style-name="T4">SNA</text:span><text:span text:style-name="T3"> </text:span><text:span text:style-name="T13">has</text:span><text:span text:style-name="T3"> the Giant Centipede, the Mite, and the Stirge as unique creatures. I think </text:span><text:span text:style-name="T4">SNA</text:span><text:span text:style-name="T3"> is better at this level for the versatility, especially since Celestial and Fiendish templates don’t have much value at low levels. You don</text:span><text:span text:style-name="T13">’t get </text:span><text:span text:style-name="T14">SM/SNA III</text:span><text:span text:style-name="T13"> on your list, so you only need to consider these as single creatures or as 1d3 summons from </text:span><text:span text:style-name="T14">SM/SNA II</text:span><text:span text:style-name="T13">.</text:span></text:p>
      <text:p text:style-name="P1"><text:span text:style-name="T6">Eagle (</text:span><text:span text:style-name="T24">Combat</text:span><text:span text:style-name="T6">, </text:span><text:span text:style-name="T33">Utility</text:span><text:span text:style-name="T6">):</text:span><text:span text:style-name="T3"> It’s got three attacks. It awkwardly has to make a Fly check DC 15 or land to full attack, though. </text:span><text:span text:style-name="T13">Three decent attacks easily makes eagles the best level I combat summon even if they’re subject to skill checks on a full attack</text:span><text:span text:style-name="T3">. Worth noting Augment Summoning only increases damage, not atta</text:span><text:span text:style-name="T13">ck rolls. </text:span><text:span text:style-name="T3">If you can communicate with eagles, </text:span><text:span text:style-name="T13">they’re</text:span><text:span text:style-name="T3"> </text:span><text:span text:style-name="T13">okay</text:span><text:span text:style-name="T3"> scouts.</text:span></text:p>
      <text:p text:style-name="P1"><text:span text:style-name="T6">Mite (</text:span><text:span text:style-name="T37">Combat</text:span><text:span text:style-name="T6">, </text:span><text:span text:style-name="T24">Utility</text:span><text:span text:style-name="T6">, SNA):</text:span><text:span text:style-name="T3"> These fey aren’t worth much in combat but </text:span><text:span text:style-name="T13">they’re the first summon</text:span><text:span text:style-name="T3"> </text:span><text:span text:style-name="T13">you can easily communicate complex directions to</text:span><text:span text:style-name="T3">. They’re humanoid in shape</text:span><text:span text:style-name="T13">, so can open doors and the like</text:span><text:span text:style-name="T3">. Which means they’re trap-monkeys. Stand a safe distance away and send </text:span><text:span text:style-name="T13">mites</text:span><text:span text:style-name="T3"> down ominous hallways and through suspicious doors</text:span><text:span text:style-name="T13">.</text:span></text:p>
      <text:p text:style-name="P1"><text:span text:style-name="T6">Stirge (</text:span><text:span text:style-name="T24">Combat</text:span><text:span text:style-name="T6">,</text:span><text:span text:style-name="T37"> Utility</text:span><text:span text:style-name="T6">, SNA):</text:span><text:span text:style-name="T3"> Stirge are interesting combatants. They’ll need to enter an opponent’s square to attack, thus either provoking or needing to be summoned directly into that square. Up to 4 can be in a square. They’ve got a +7 to hit with a touch attack - this has a chance of hitting for your entire career. If they hit, they automatically enter a pseudo-grapple, then inflict 1 point of Constitution damage if they stay attached. That can be pretty significant when you</text:span><text:span text:style-name="T13">’re summoning 1d3 Stirges.</text:span><text:span text:style-name="T3"> </text:span></text:p>
      <text:p text:style-name="P5"/>
      <text:p text:style-name="P13"><text:bookmark text:name="_hr5l27w3i3hw"/>Summon II</text:p>
      <text:p text:style-name="P1"><text:span text:style-name="T5">Level Available - Alchemist 5</text:span></text:p>
      <text:p text:style-name="P1"><text:span text:style-name="T3">Just like level I, the two lists are nearly identical. </text:span><text:span text:style-name="T4">Summon Monster II</text:span><text:span text:style-name="T3"> is nearly strictly better, though. </text:span><text:span text:style-name="T4">SM</text:span><text:span text:style-name="T13">’s main drawback is that</text:span><text:span text:style-name="T3"> </text:span><text:span text:style-name="T13">i</text:span><text:span text:style-name="T3">t can’t summon 1d3 of the unique </text:span><text:span text:style-name="T4">SNA I</text:span><text:span text:style-name="T3"> creatures. </text:span><text:span text:style-name="T13">A</text:span><text:span text:style-name="T3">t the level II list, it’s a 100% upgrade with templates and the Lemure as a unique creature. One thing to note - you’ll never get </text:span><text:span text:style-name="T4">SM/SNA III</text:span><text:span text:style-name="T3"> on your formulae list, so you should only be looking at these from the perspective of summoning </text:span><text:span text:style-name="T13">a single creature</text:span><text:span text:style-name="T3"> or 1d4+1 creatures.</text:span></text:p>
      <text:p text:style-name="P1"><text:span text:style-name="T6">Air Elemental, small (</text:span><text:span text:style-name="T28">Combat</text:span><text:span text:style-name="T6">, </text:span><text:span text:style-name="T28">Utility</text:span><text:span text:style-name="T6">):</text:span><text:span text:style-name="T3"> Perfect flight, a huge speed, and Flyby Attack all combine to make a great hit and run attacker, as well as a good way to hunt down fleeing foes. Whirlwind is</text:span><text:span text:style-name="T13">n’t the most useful </text:span><text:span text:style-name="T3">at this size but it can at least </text:span><text:span text:style-name="T13">create a short</text:span><text:span text:style-name="T3"> duration cloud effect to break line of sight.</text:span></text:p>
      <text:p text:style-name="P1"><text:span text:style-name="T6">Earth Elemental, small (</text:span><text:span text:style-name="T20">Combat</text:span><text:span text:style-name="T6">, </text:span><text:span text:style-name="T24">Utility</text:span><text:span text:style-name="T6">): </text:span><text:span text:style-name="T3">Your very first bruiser! With Earth Mastery and Augmented Summoning, small Earth Elementals have a staggering +9 to hit. </text:span><text:span text:style-name="T13">T</text:span><text:span text:style-name="T3">hey can also Power Attack and deal as much 1d6+11 damage</text:span><text:span text:style-name="T13">. </text:span></text:p>
      <text:p text:style-name="P1"><text:span text:style-name="T3">Earth Glide, Darkvision, Tremorsense, and a spoken language make them excellent at scouting ahead through doors and walls, too. Sending out 1d4+1 Earth Elementals is a g</text:span><text:span text:style-name="T13">ood</text:span><text:span text:style-name="T3"> way to provide flanks for the entire party, since they’re easily directable (</text:span><text:span text:style-name="T13">you just need to</text:span><text:span text:style-name="T3"> speak Terran).</text:span></text:p>
      <text:p text:style-name="P1"><text:span text:style-name="T13">Pretty much every summon until you hit level 10 or so should be being compared to a small Earth Elemental in terms of value. It’s listed as CR 1, but its Augmented stats meet the average for CR 5 in every department except HP and saves (which are both things disposable summons do not need to care about).</text:span></text:p>
      <text:p text:style-name="P1"><text:span text:style-name="T6">Giant Frog (</text:span><text:span text:style-name="T28">Combat</text:span><text:span text:style-name="T6">, </text:span><text:span text:style-name="T37">Utility</text:span><text:span text:style-name="T6">):</text:span><text:span text:style-name="T3"> This is your first grappler. Its CMB falls off pretty fast but being able to initiate from 15ft away without provoking is nice. </text:span></text:p>
      <text:p text:style-name="P1"><text:span text:style-name="T6">Giant Spider (</text:span><text:span text:style-name="T24">Combat</text:span><text:span text:style-name="T6">, </text:span><text:span text:style-name="T33">Utility</text:span><text:span text:style-name="T6">):</text:span><text:span text:style-name="T3"> You get web! Entangling is a pretty good debuff and the melee attack and poison is</text:span><text:span text:style-name="T13"> okay</text:span><text:span text:style-name="T3"> for this level. Spiders can do some neat tactics if you can find a way to communicate with them (your familiar maybe?), potentially even setting traps.</text:span></text:p>
      <text:p text:style-name="P1"><text:span text:style-name="T6">Hyena (</text:span><text:span text:style-name="T28">Combat</text:span><text:span text:style-name="T6">, </text:span><text:span text:style-name="T37">Utility</text:span><text:span text:style-name="T6">): </text:span><text:span text:style-name="T3">A Hyena is fast and has a chance to trip. </text:span></text:p>
      <text:p text:style-name="P3"/>
      <text:p text:style-name="P13"><text:bookmark text:name="_vfp9a596chx"/>Summon III</text:p>
      <text:p text:style-name="P1"><text:span text:style-name="T5">Level Available - Alchemist 8 via SM/SNA IV</text:span></text:p>
      <text:p text:style-name="P1"><text:span text:style-name="T3">Once again the two lists are nearly the same, except that the </text:span><text:span text:style-name="T4">Summon Monster </text:span><text:span text:style-name="T3">version gets templated creatures and a few extra outsiders, namely the Dretch and the Lantern Archon. </text:span><text:span text:style-name="T4">Summon Nature</text:span><text:span text:style-name="T14">’s Ally</text:span><text:span text:style-name="T13"> does have an additional pouncing option in the Cheetah. Unfortunately, the pouncers at this level are overshadowed by the </text:span><text:span text:style-name="T14">SM/SNA IV</text:span><text:span text:style-name="T13"> options that become available at the same time. </text:span><text:span text:style-name="T4">SM/SNA III</text:span><text:span text:style-name="T3"> is</text:span><text:span text:style-name="T13">n’t</text:span><text:span text:style-name="T3"> on your formulae list</text:span><text:span text:style-name="T13">, s</text:span><text:span text:style-name="T3">o you’re looking at each creature not as a single creature summoned but as 1d3 or 1d4+1 creatures </text:span><text:span text:style-name="T13">from</text:span><text:span text:style-name="T3"> </text:span><text:span text:style-name="T14">SM/SNA IV</text:span><text:span text:style-name="T13"> or </text:span><text:span text:style-name="T14">V</text:span><text:span text:style-name="T3">. </text:span></text:p>
      <text:p text:style-name="P1"><text:span text:style-name="T6">Aurochs (</text:span><text:span text:style-name="T24">Combat</text:span><text:span text:style-name="T6">, </text:span><text:span text:style-name="T37">Utility</text:span><text:span text:style-name="T6">):</text:span><text:span text:style-name="T3"> Aurochs can autohit opponents with their trample ability, allowing them to stay relevant past the point where their attack rolls </text:span><text:span text:style-name="T13">become inconsistent</text:span><text:span text:style-name="T3">. This makes them excellent 1d3 and 1d4+1 summons, with the added bonus that you can stampede if you </text:span><text:span text:style-name="T13">get </text:span><text:span text:style-name="T3">three of them.</text:span></text:p>
      <text:p text:style-name="P1"><text:span text:style-name="T6">Dretch (</text:span><text:span text:style-name="T28">Combat</text:span><text:span text:style-name="T6">, </text:span><text:span text:style-name="T28">Utility</text:span><text:span text:style-name="T6">, SM):</text:span><text:span text:style-name="T3"> Stinking Cloud is a</text:span><text:span text:style-name="T13"> </text:span><text:span text:style-name="T3">good spell-like ability</text:span><text:span text:style-name="T13">. D</text:span><text:span text:style-name="T3">espite the low DC</text:span><text:span text:style-name="T13">, a group</text:span><text:span text:style-name="T3"> being able to force 1d3 or 1d4+1 saves can make it worthwhile. Telepathy </text:span><text:span text:style-name="T13">is great for communication, especially stealthy communication.</text:span></text:p>
      <text:p text:style-name="P1"><text:span text:style-name="T6">Lantern Archon (</text:span><text:span text:style-name="T24">Combat</text:span><text:span text:style-name="T6">, </text:span><text:span text:style-name="T28">Utility</text:span><text:span text:style-name="T6">, SM):</text:span><text:span text:style-name="T3"> </text:span><text:span text:style-name="T13">Bypassing DR and targeting touch AC means that a squad of Lantern Archons will always be capable of doing some damage. </text:span><text:span text:style-name="T14">Aid</text:span><text:span text:style-name="T13"> is a nice buff when it doesn’t take up your own actions. Flight and </text:span><text:span text:style-name="T14">Detect Evil</text:span><text:span text:style-name="T13"> can help with scouting.</text:span><text:span text:style-name="T3"> Truespeech means you’re able to communicate with them to coordinate tactics. </text:span></text:p>
      <text:p text:style-name="P3"/>
      <text:p text:style-name="P13"><text:bookmark text:name="_6zerg5ynkbgx"/><text:soft-page-break/>Summon IV</text:p>
      <text:p text:style-name="P1"><text:span text:style-name="T5">Level Available - Alchemist 8</text:span></text:p>
      <text:p text:style-name="P1"><text:span text:style-name="T13">In previous levels, there was a clear best choice between </text:span><text:span text:style-name="T14">Summon Monster </text:span><text:span text:style-name="T13">and </text:span><text:span text:style-name="T14">Summon Nature’s Ally</text:span><text:span text:style-name="T13">. </text:span><text:span text:style-name="T3">This is the first level </text:span><text:span text:style-name="T13">where you really have to consider which summoning list you want to summon from.</text:span><text:span text:style-name="T3"> </text:span><text:span text:style-name="T4">Summon Nature’s Ally </text:span><text:span text:style-name="T3">has some hard hitting creatures and </text:span><text:span text:style-name="T13">great spell-likes from</text:span><text:span text:style-name="T3"> the Satyr. </text:span><text:span text:style-name="T4">Summon Monster IV</text:span><text:span text:style-name="T3"> has </text:span><text:span text:style-name="T13">better 1d3/1d4+1 options, powerful smites against Good and/or Evil creatures,</text:span><text:span text:style-name="T3"> and the </text:span><text:span text:style-name="T13">well-rounded</text:span><text:span text:style-name="T3"> Hound Archon. </text:span><text:span text:style-name="T13">Y</text:span><text:span text:style-name="T3">ou never get access to </text:span><text:span text:style-name="T4">SM/SNA VI</text:span><text:span text:style-name="T3">, meaning these creatures shouldn’t be considered in their 1d4+1 iteration.</text:span></text:p>
      <text:p text:style-name="P1"><text:span text:style-name="T6">Air Elemental, Medium (</text:span><text:span text:style-name="T33">Combat</text:span><text:span text:style-name="T6">, </text:span><text:span text:style-name="T28">Utility</text:span><text:span text:style-name="T6">): </text:span><text:span text:style-name="T3">The Air Elemental</text:span><text:span text:style-name="T13">’s </text:span><text:span text:style-name="T3">100ft</text:span><text:span text:style-name="T13"> p</text:span><text:span text:style-name="T3">erfect flight goes a long way. Air Elementals </text:span><text:span text:style-name="T13">can catch small</text:span><text:span text:style-name="T3"> creatures in their whirlwind now</text:span><text:span text:style-name="T13">.</text:span></text:p>
      <text:p text:style-name="P1"><text:span text:style-name="T6">Bison (</text:span><text:span text:style-name="T24">Combat</text:span><text:span text:style-name="T6">, </text:span><text:span text:style-name="T37">Utility</text:span><text:span text:style-name="T6">): </text:span><text:span text:style-name="T3">Like the Aurochs, the Bison (and especially the templated Bison) a</text:span><text:span text:style-name="T13">ges very well as a </text:span><text:span text:style-name="T3">1d3 summon, since trample auto hits. </text:span></text:p>
      <text:p text:style-name="P1"><text:span text:style-name="T6">Griffon (</text:span><text:span text:style-name="T28">Combat</text:span><text:span text:style-name="T6">, </text:span><text:span text:style-name="T28">Utility</text:span><text:span text:style-name="T6">, SNA):</text:span><text:span text:style-name="T3"> The Griffon isn’t the strongest pouncer you can access but flight makes it useful in situations where a Tiger wouldn’t be. As a bonus, it understands Common. You can direct a Griffon to do just about anything, making it a great way to </text:span><text:span text:style-name="T13">fly</text:span><text:span text:style-name="T3"> your party s</text:span><text:span text:style-name="T13">hort distances</text:span><text:span text:style-name="T3">.</text:span></text:p>
      <text:p text:style-name="P1"><text:span text:style-name="T6">Hound Archon (</text:span><text:span text:style-name="T28">Combat</text:span><text:span text:style-name="T6">, </text:span><text:span text:style-name="T24">Utility</text:span><text:span text:style-name="T6">, SM):</text:span><text:span text:style-name="T3"> Hound Archons give you access to Magic Circle against Evil, which can be a powerful effect. They’re good in melee situations, with </text:span><text:span text:style-name="T13">a few</text:span><text:span text:style-name="T3"> different ways to attack. An Augmented Hound Archon in Dire Wolf form can trip at +13 on a successful hit. </text:span><text:span text:style-name="T13">T</text:span><text:span text:style-name="T3">ruespeech means it takes no </text:span><text:span text:style-name="T13">linguistics investment</text:span><text:span text:style-name="T3"> to direct a Hound Archon.</text:span></text:p>
      <text:p text:style-name="P1"><text:span text:style-name="T6">Lion (</text:span><text:span text:style-name="T24">Combat</text:span><text:span text:style-name="T6">, </text:span><text:span text:style-name="T37">Utility</text:span><text:span text:style-name="T6">):</text:span><text:span text:style-name="T3"> This </text:span><text:span text:style-name="T13">rating is</text:span><text:span text:style-name="T3"> for the templated Lion, since </text:span><text:span text:style-name="T4">SNA</text:span><text:span text:style-name="T3"> should just be using the Tiger. </text:span><text:span text:style-name="T13">Lions are one of the first pouncers available to you! Pouncing is a great way to deal damage, since it allows a summon to consistently full attack and gain the attack bonus from charging. Beyond their damage potential, pouncing summons are great battlefield control. They’re able to detain foes through grappling and rapidly re-enter the fight if their current target goes down.</text:span></text:p>
      <text:p text:style-name="P1"><text:span text:style-name="T6">Mephit (</text:span><text:span text:style-name="T33">Combat</text:span><text:span text:style-name="T6">, </text:span><text:span text:style-name="T24">Utility</text:span><text:span text:style-name="T6">):</text:span><text:span text:style-name="T3"> Mephits are pretty varied. None of them are great at combat (though the breath weapon will always at least do some damage). </text:span><text:span text:style-name="T13">But they have access</text:span><text:span text:style-name="T3"> to a huge variety of spell-like abilities. Here’s the list of useful ones:</text:span></text:p>
      <text:p text:style-name="P1"><text:span text:style-name="T28">Air:</text:span><text:span text:style-name="T3"> </text:span><text:span text:style-name="T4">Blur</text:span><text:span text:style-name="T3">, </text:span><text:span text:style-name="T4">Gust of Wind</text:span><text:span text:style-name="T3">. </text:span><text:span text:style-name="T4">Gust of Wind</text:span><text:span text:style-name="T3"> is clutch when you need it.</text:span></text:p>
      <text:p text:style-name="P1"><text:span text:style-name="T24">Dust:</text:span><text:span text:style-name="T6"> </text:span><text:span text:style-name="T4">Blur</text:span><text:span text:style-name="T3">, </text:span><text:span text:style-name="T4">Wind Wall</text:span><text:span text:style-name="T3">. Archers get nerfed.</text:span></text:p>
      <text:p text:style-name="P1"><text:span text:style-name="T33">Earth:</text:span><text:span text:style-name="T34"> </text:span><text:span text:style-name="T4">Soften Earth and Stone</text:span><text:span text:style-name="T3">. </text:span><text:span text:style-name="T13">It’s mostly a utility spell but can be used to reshape or damage structures in a fairly significant way.</text:span></text:p>
      <text:p text:style-name="P1"><text:span text:style-name="T28">Magma:</text:span><text:span text:style-name="T3"> </text:span><text:span text:style-name="T4">Pyrotechnics</text:span><text:span text:style-name="T3"> (DC 15), turn into lava. Pyrotechnics is neat, and the lava ability allows it to do</text:span><text:span text:style-name="T13"> some</text:span><text:span text:style-name="T3"> minor damage after its spell-like is used up.</text:span></text:p>
      <text:p text:style-name="P1"><text:span text:style-name="T24">Ooze/Water:</text:span><text:span text:style-name="T3"> </text:span><text:span text:style-name="T4">Acid Arrow</text:span><text:span text:style-name="T3">, </text:span><text:span text:style-name="T4">Stinking Cloud</text:span><text:span text:style-name="T3"> (DC 15). Stinking Cloud is a potent spell, and Acid Arrow </text:span><text:span text:style-name="T13">is</text:span><text:span text:style-name="T3">n’t </text:span><text:span text:style-name="T13">terrible</text:span><text:span text:style-name="T3">. A decent anti-arcane caster summon.</text:span></text:p>
      <text:p text:style-name="P1"><text:span text:style-name="T24">Salt: </text:span><text:span text:style-name="T4">Glitterdust</text:span><text:span text:style-name="T3"> (DC 14), </text:span><text:span text:style-name="T4">Dehydrate</text:span><text:span text:style-name="T3"> (DC 14). Glitterdust is great on a failed save, and has a </text:span><text:span text:style-name="T13">situationally useful effect on a successful save</text:span><text:span text:style-name="T3">. Dehydrate </text:span><text:span text:style-name="T13">d</text:span><text:span text:style-name="T3">oes 2d8 Fort save for half, which is weak but not </text:span><text:span text:style-name="T13">the worst thing to tack onto a </text:span><text:span text:style-name="T14">Glitterdust</text:span><text:span text:style-name="T13">-ing.</text:span></text:p>
      <text:p text:style-name="P1"><text:span text:style-name="T3">All Mephits can speak common, requiring no investment to direct them.</text:span></text:p>
      <text:p text:style-name="P1"><text:span text:style-name="T6">Satyr (</text:span><text:span text:style-name="T33">Combat</text:span><text:span text:style-name="T6">, </text:span><text:span text:style-name="T20">Utility</text:span><text:span text:style-name="T6">, SNA):</text:span><text:span text:style-name="T3"> Satyrs are great at controlling the battlefield through </text:span><text:span text:style-name="T4">Fear </text:span><text:span text:style-name="T3">and </text:span><text:span text:style-name="T4">Suggestion</text:span><text:span text:style-name="T3">. </text:span><text:span text:style-name="T14">Fear</text:span><text:span text:style-name="T13"> is especially great because it still gives the shaken condition on a successful save against it.</text:span><text:span text:style-name="T3"> As a group of 1d3 or 1d4+1, they can</text:span><text:span text:style-name="T13"> use</text:span><text:span text:style-name="T3"> fear scaling to create </text:span><text:span text:style-name="T13">P</text:span><text:span text:style-name="T3">anic even if creatures make their save</text:span><text:span text:style-name="T13">.</text:span><text:span text:style-name="T3"> <text:s/>Because of this</text:span><text:span text:style-name="T13">, </text:span><text:span text:style-name="T3">Satyrs are one of the only </text:span><text:span text:style-name="T4">SNA IV</text:span><text:span text:style-name="T3"> creatures that are worth summoning 1d4+1 of with your </text:span><text:span text:style-name="T4">SNA VII</text:span><text:span text:style-name="T3">. Satyrs</text:span><text:span text:style-name="T13"> </text:span><text:span text:style-name="T3">speak common, so can be directed without any investment into </text:span><text:span text:style-name="T13">Linguistics</text:span><text:span text:style-name="T3">. </text:span></text:p>
      <text:p text:style-name="P1"><text:span text:style-name="T6">Tiger (</text:span><text:span text:style-name="T24">Combat</text:span><text:span text:style-name="T6">, </text:span><text:span text:style-name="T37">Utility</text:span><text:span text:style-name="T6">, SNA):</text:span><text:span text:style-name="T3"> Tigers are good at pouncing. Pouncing means lots of damage. Augmented Tigers hold up for quite a while, making them decent 1d3 summons as well. </text:span><text:span text:style-name="T13">Beyond the obvious damage potential, pouncers are also useful for battlefield control. They’re able to detain foes through grappling and rapidly re-enter the fight if their current target goes down.</text:span></text:p>
      <text:p text:style-name="P3"/>
      <text:p text:style-name="P13"><text:bookmark text:name="_33llsnquwtz"/>Summon V</text:p>
      <text:p text:style-name="P1"><text:span text:style-name="T5">Level Available - Alchemist 10</text:span></text:p>
      <text:p text:style-name="P1"><text:span text:style-name="T3">The two summoning lists have barely any crossover </text:span><text:span text:style-name="T13">at this level.</text:span><text:span text:style-name="T3"> </text:span><text:span text:style-name="T4">Summon Nature’s Ally</text:span><text:span text:style-name="T3"> has the Cyclops, the Ettin, the Girallon, and the Manticore as unique creatures. </text:span><text:span text:style-name="T4">Summon Monster </text:span><text:span text:style-name="T3">gets the Babau, the Bearded Devil, the Bralani Azata, the Kyton, the Salamander, and the Xill. Due to the fact that you never get </text:span><text:span text:style-name="T4">SM/SNA VI</text:span><text:span text:style-name="T3">, you should only be considering these options as a single creature or as 1d4+1 creatures from </text:span><text:span text:style-name="T4">SM/SNA VII</text:span><text:span text:style-name="T3">.</text:span></text:p>
      <text:p text:style-name="P1"><text:span text:style-name="T17">Air Elemental, Large (</text:span><text:span text:style-name="T30">Combat</text:span><text:span text:style-name="T17">, </text:span><text:span text:style-name="T30">Utility</text:span><text:span text:style-name="T17">): </text:span><text:span text:style-name="T13">You can whirlwind Medium sized creatures now. That’s a death sentence for non-flyers, since the Air Elemental can fly them several hundred feet up and drop them for fall damage.</text:span></text:p>
      <text:p text:style-name="P1"><text:span text:style-name="T6">Ankylosaurus (</text:span><text:span text:style-name="T24">Combat</text:span><text:span text:style-name="T6">, </text:span><text:span text:style-name="T37">Utility</text:span><text:span text:style-name="T6">):</text:span><text:span text:style-name="T3"> The Ankylosaurus can Daze or Stun </text:span><text:span text:style-name="T13">at</text:span><text:span text:style-name="T3"> a g</text:span><text:span text:style-name="T13">ood</text:span><text:span text:style-name="T3"> DC. They have a 15ft reach (unfortunately no Combat Reflexes), so </text:span><text:span text:style-name="T13">have a decent chance to </text:span><text:span text:style-name="T3">Daze </text:span><text:span text:style-name="T13">extra creatures through attacks of opportunity</text:span><text:span text:style-name="T3">. That’s great battlefield control. </text:span></text:p>
      <text:p text:style-name="P1"><text:soft-page-break/><text:span text:style-name="T6">Babau (</text:span><text:span text:style-name="T28">Combat</text:span><text:span text:style-name="T6">, </text:span><text:span text:style-name="T24">Utility</text:span><text:span text:style-name="T6">, SM): </text:span><text:span text:style-name="T3">Babaus have constant </text:span><text:span text:style-name="T4">See Invisibility</text:span><text:span text:style-name="T3">, at-will </text:span><text:span text:style-name="T4">Dispel Magic</text:span><text:span text:style-name="T3"> (unfortunately only at CL 7)</text:span><text:span text:style-name="T13">, </text:span><text:span text:style-name="T3">Darkness, Telepathy, and sneak attack with a longspear. </text:span><text:span text:style-name="T13">Everything they’ve got just has nice synergy - like </text:span><text:span text:style-name="T14">See Invisibility</text:span><text:span text:style-name="T13"> and a means to dispel that invisibility or Darkness and Sneak Attack.</text:span></text:p>
      <text:p text:style-name="P1"><text:span text:style-name="T6">Bralani Azata (</text:span><text:span text:style-name="T28">Combat</text:span><text:span text:style-name="T6">, </text:span><text:span text:style-name="T24">Utility</text:span><text:span text:style-name="T6">, SM):</text:span><text:span text:style-name="T3"> Bralani Azata have great spell-like abilities that keep them relevant long past their melee uses. 2/day </text:span><text:span text:style-name="T4">Lightning Bolt</text:span><text:span text:style-name="T3"> and </text:span><text:span text:style-name="T4">Cure Serious Wounds</text:span><text:span text:style-name="T3"> means they’ll always be relevant in and out of combat. They’ve got </text:span><text:span text:style-name="T4">Wind Wall</text:span><text:span text:style-name="T3"> to nerf archers, </text:span><text:span text:style-name="T4">Gust of Wind</text:span><text:span text:style-name="T3"> to bypass clouds, and can use their Wind Form to move up to 600ft. in a round. Truespeech means you can easily direct them.</text:span></text:p>
      <text:p text:style-name="P1"><text:span text:style-name="T6">Cyclops (</text:span><text:span text:style-name="T24">Combat</text:span><text:span text:style-name="T6">, </text:span><text:span text:style-name="T33">Utility</text:span><text:span text:style-name="T6">, SNA):</text:span><text:span text:style-name="T3"> Cyclops have the ability to automatically </text:span><text:span text:style-name="T13">roll a 20</text:span><text:span text:style-name="T3"> 1/day and carry a x3 crit weapon. An Augmented Cyclops crits for 9d6+30, meaning they can easily open with a 12d6+40 damage full attack. They’ve got ranks in Intimidate, Perception, Profession (soothsayer), Sense Motive, and Survival so if you ever need someone to make a </text:span><text:span text:style-name="T13">natural 20</text:span><text:span text:style-name="T3"> check on those, they can do that too. Cyclops speak common.</text:span></text:p>
      <text:p text:style-name="P1"><text:span text:style-name="T6">Dire Lion (</text:span><text:span text:style-name="T24">Combat</text:span><text:span text:style-name="T6">, </text:span><text:span text:style-name="T37">Utility</text:span><text:span text:style-name="T6">):</text:span><text:span text:style-name="T3"> The pouncer this level. It’s essentially got +2 to hit over a Tiger so if AC isn’t a big worry you’re better off summoning 1d3 Tigers. </text:span></text:p>
      <text:p text:style-name="P1"><text:span text:style-name="T6">Manticore (</text:span><text:span text:style-name="T28">Combat</text:span><text:span text:style-name="T6">, </text:span><text:span text:style-name="T28">Utility</text:span><text:span text:style-name="T6">, SNA): </text:span><text:span text:style-name="T3">Manticores are large size fliers that can shoot four spikes off their tail as a standard attack. They speak common. The tail attack is interesting and has a long range. Like Griffons, they’re good at flying your entire party </text:span><text:span text:style-name="T13">a short distance</text:span><text:span text:style-name="T3">. </text:span></text:p>
      <text:p text:style-name="P3"/>
      <text:p text:style-name="P13"><text:bookmark text:name="_j7oig2gqgmuc"/>Summon VI</text:p>
      <text:p text:style-name="P1"><text:span text:style-name="T5">Level Available - Alchemist 14 via SM/SNA VII</text:span></text:p>
      <text:p text:style-name="P1"><text:span text:style-name="T4">Summon Monster </text:span><text:span text:style-name="T3">completely outdoes </text:span><text:span text:style-name="T4">Summon Nature’ Ally</text:span><text:span text:style-name="T3"> at level VI. The creatures unique to </text:span><text:span text:style-name="T4">SNA</text:span><text:span text:style-name="T3"> are primarily beatsticks and</text:span><text:span text:style-name="T13"> </text:span><text:span text:style-name="T14">Summon Monster</text:span><text:span text:style-name="T13">’s</text:span><text:span text:style-name="T3"> temp</text:span><text:span text:style-name="T13">la</text:span><text:span text:style-name="T3">ted Dire Tiger </text:span><text:span text:style-name="T13">outclasses most of them</text:span><text:span text:style-name="T3">. Level VI is a level you only have access to via the 1d3 and 1d4+1 options</text:span><text:span text:style-name="T13"> of </text:span><text:span text:style-name="T14">SM/SNA VII</text:span><text:span text:style-name="T13"> and </text:span><text:span text:style-name="T14">IX</text:span><text:span text:style-name="T13">.</text:span></text:p>
      <text:p text:style-name="P1"><text:span text:style-name="T6">Air Elemental, Huge (</text:span><text:span text:style-name="T28">Combat</text:span><text:span text:style-name="T6">, </text:span><text:span text:style-name="T24">Utility</text:span><text:span text:style-name="T6">):</text:span><text:span text:style-name="T3"> Huge Air Elementals will be able to catch the vast majority of foes you face with their Whirlwind ability. It’s also a potential death sentence for non-flyers, since the Air Elemental can fly them 200ft</text:span><text:span text:style-name="T13"> u</text:span><text:span text:style-name="T3">p a round</text:span><text:span text:style-name="T13"> and drop them for massive fall damage.</text:span></text:p>
      <text:p text:style-name="P1"><text:span text:style-name="T6">Dire Tiger (</text:span><text:span text:style-name="T24">Combat</text:span><text:span text:style-name="T6">, </text:span><text:span text:style-name="T37">Utility</text:span><text:span text:style-name="T6">):</text:span><text:span text:style-name="T3"> In addition to having a</text:span><text:span text:style-name="T13"> good</text:span><text:span text:style-name="T3"> attack bonus, the Dire Tiger is an excellent grappler. </text:span><text:span text:style-name="T13">Pounce away!</text:span></text:p>
      <text:p text:style-name="P1"><text:span text:style-name="T6">Lillend Azata (</text:span><text:span text:style-name="T33">Combat</text:span><text:span text:style-name="T6">, </text:span><text:span text:style-name="T24">Utility</text:span><text:span text:style-name="T6">, SM):</text:span><text:span text:style-name="T3"> They’re bards! Very good if you don’t have a bard already. Inspire Courage </text:span><text:span text:style-name="T13">can make your other summons punch way above their CR.</text:span><text:span text:style-name="T3"> Their spell list isn’t great due to being mostly saving throw</text:span><text:span text:style-name="T13">-</text:span><text:span text:style-name="T3">based with low DCs. </text:span><text:span text:style-name="T13">They’ve at least got heals</text:span><text:span text:style-name="T3">. They use a Harp (two-handed instrument) so </text:span><text:span text:style-name="T13">might not be able to</text:span><text:span text:style-name="T3"> attack with their +1 Longsword and keep performing. Their tail should still work</text:span><text:span text:style-name="T13"> for attacking while Inspiring Courage. Truespeech makes for easy communication.</text:span></text:p>
      <text:p text:style-name="P1"><text:span text:style-name="T6">Shadow Demon (</text:span><text:span text:style-name="T33">Combat</text:span><text:span text:style-name="T6">, </text:span><text:span text:style-name="T24">Utility</text:span><text:span text:style-name="T6">, SM):</text:span><text:span text:style-name="T3"> Shadow Conjuration and Shadow Evocation are </text:span><text:span text:style-name="T13">very useful</text:span><text:span text:style-name="T3"> toolboxes to have on hand. Shadow Demons speak </text:span><text:span text:style-name="T13">C</text:span><text:span text:style-name="T3">ommon</text:span><text:span text:style-name="T13"> and have telepathy.</text:span></text:p>
      <text:p text:style-name="P1"><text:span text:style-name="T6">Stone Giant (</text:span><text:span text:style-name="T24">Combat</text:span><text:span text:style-name="T6">, </text:span><text:span text:style-name="T37">Utility</text:span><text:span text:style-name="T6">, SNA):</text:span><text:span text:style-name="T3"> Stone Giants can deal more than a Dire Tiger on a full attack but are less accurate and can’t full attack as often without pounce and gra</text:span><text:span text:style-name="T13">b</text:span><text:span text:style-name="T3">. I wouldn’t prep </text:span><text:span text:style-name="T4">SNA</text:span><text:span text:style-name="T3"> just for </text:span><text:span text:style-name="T13">a Stone Giant</text:span><text:span text:style-name="T3"> but if you had it prepped with something else in mind and </text:span><text:span text:style-name="T13">instead</text:span><text:span text:style-name="T3"> needed 1d3 beatsticks, I</text:span><text:span text:style-name="T13">’d be pretty happy</text:span><text:span text:style-name="T3"> about Stone Giants. They speak </text:span><text:span text:style-name="T13">C</text:span><text:span text:style-name="T3">ommon. </text:span></text:p>
      <text:p text:style-name="P1"><text:span text:style-name="T6">Succubus (</text:span><text:span text:style-name="T33">Combat</text:span><text:span text:style-name="T6">, </text:span><text:span text:style-name="T24">Utility</text:span><text:span text:style-name="T6">, SM): </text:span><text:span text:style-name="T3">Charm Monster at will, and Dominate Person 1/day, both at a decent save DC. Saving throw based summons are </text:span><text:span text:style-name="T13">strong</text:span><text:span text:style-name="T3"> in groups. 1d3 saves significantly increases the chance of your spell succeeding. Profane Gift is a neat ability score boost but you should only accept it if your DM agrees that it harmlessly ends with the summoning spell. It’s too risky otherwise. Succubi can speak Common.</text:span></text:p>
      <text:p text:style-name="P3"/>
      <text:p text:style-name="P13"><text:bookmark text:name="_ehefmwh4jyls"/>Summon VII</text:p>
      <text:p text:style-name="P1"><text:span text:style-name="T5">Level Available - Alchemist 14</text:span></text:p>
      <text:p text:style-name="P1"><text:span text:style-name="T3">There are some nice options available at level VII but all of them face stiff competition from 1d3 Dire Tigers or 1d4+1 Bralani Azata. </text:span><text:span text:style-name="T4">Summon Nature’s Ally </text:span><text:span text:style-name="T3">once again falls behind </text:span><text:span text:style-name="T4">Summon Monster</text:span><text:span text:style-name="T3">.</text:span></text:p>
      <text:p text:style-name="P1"><text:span text:style-name="T6">Air Elemental, Greater (</text:span><text:span text:style-name="T33">Combat</text:span><text:span text:style-name="T6">, </text:span><text:span text:style-name="T24">Utility</text:span><text:span text:style-name="T6">):</text:span><text:span text:style-name="T3"> Everything that has been said about the Huge Air Elemental also applies to the Greater version. As you get into the higher levels, Reflex becomes an easier and easier save to target, although the Slam damage similarly becomes less and less relevant.</text:span></text:p>
      <text:p text:style-name="P1"><text:span text:style-name="T6">Bebilith (</text:span><text:span text:style-name="T24">Combat</text:span><text:span text:style-name="T6">, </text:span><text:span text:style-name="T28">Utility</text:span><text:span text:style-name="T6">, SM):</text:span><text:span text:style-name="T3"> Bebiliths make decent combatants and have a nice one-two punch in firing off a Web, then using their Dismantle Armor ability to severely reduce the AC of any opponent. If you can speak Abyssal, the ability to telepathically coordinate 1d4+1 of them can really maximize the effectiveness of an opening Web volley. Their ability to bypass DR is</text:span><text:span text:style-name="T13"> useful.</text:span></text:p>
      <text:p text:style-name="P1"><text:span text:style-name="T6">Bone Devil (</text:span><text:span text:style-name="T33">Combat</text:span><text:span text:style-name="T6">, </text:span><text:span text:style-name="T24">Utility</text:span><text:span text:style-name="T6">, SM):</text:span><text:span text:style-name="T3"> While the</text:span><text:span text:style-name="T13">ir melee effectiveness</text:span><text:span text:style-name="T3"> </text:span><text:span text:style-name="T13">isn’</text:span><text:span text:style-name="T3">t much to write home about, at will Wall of Ice is a very powerful ability. </text:span></text:p>
      <text:p text:style-name="P1"><text:span text:style-name="T6">Fire Giant (</text:span><text:span text:style-name="T24">Combat</text:span><text:span text:style-name="T6">, </text:span><text:span text:style-name="T37">Utility</text:span><text:span text:style-name="T6">, SNA):</text:span><text:span text:style-name="T3"> The Fire Giant is the biggest beatstick of the level. It doesn’t have any means of bypassing DR, however. I’d mainly be preparing </text:span><text:span text:style-name="T4">SNA VII</text:span><text:span text:style-name="T3"> for 1d4+1 Satyrs or 1d3 Air Elementals (that is to say, as a slot for battlefield control), so it’s nice to have an option for massive damage when </text:span><text:span text:style-name="T13">battlefield control isn’</text:span><text:span text:style-name="T3">t applicable. Fire Giants do face stiff competition from 1d3 Stone Giants in situations where accuracy is not a significant consideration, as two Stone Giants roughly match </text:span><text:span text:style-name="T13">a Fire Giant</text:span><text:span text:style-name="T3"> and three outclass it.</text:span></text:p>
      <text:p text:style-name="P1"><text:span text:style-name="T6">Roc (</text:span><text:span text:style-name="T28">Combat</text:span><text:span text:style-name="T6">, </text:span><text:span text:style-name="T28">Utility</text:span><text:span text:style-name="T6">):</text:span><text:span text:style-name="T3"> Rocs have a CMB that’ll stay relevant </text:span><text:span text:style-name="T13">a reasonable amount of</text:span><text:span text:style-name="T3"> levels after they become available, are big enough to pick up just about anything, and have a massive fly speed. Which of course means they</text:span><text:span text:style-name="T13">’re for playing “drop the non-flyer”.</text:span></text:p>
      <text:p text:style-name="P1"><text:soft-page-break/><text:span text:style-name="T6">Tyrannosaurus (</text:span><text:span text:style-name="T28">Combat</text:span><text:span text:style-name="T6">, </text:span><text:span text:style-name="T28">Utility</text:span><text:span text:style-name="T6">):</text:span><text:span text:style-name="T3"> Tyrannosaurs are the</text:span><text:span text:style-name="T13"> top </text:span><text:span text:style-name="T3">grapplers for this level. Swallow Whole is </text:span><text:span text:style-name="T13">a great grappling asset, since it allows the T-Rex to start grappling a new target</text:span><text:span text:style-name="T3">. </text:span></text:p>
      <text:p text:style-name="P3"/>
      <text:p text:style-name="P13"><text:bookmark text:name="_awaageo52zkw"/>Summon VIII</text:p>
      <text:p text:style-name="P1"><text:span text:style-name="T5">Level Available - Alchemist 18 via SM/SNA IX</text:span></text:p>
      <text:p text:style-name="P1"><text:span text:style-name="T3">You’re generally better off getting extra creatures from level VII. The Hezrou and the Barbed Devil have a variety of alignment based attacks that can be useful but could also hurt you or your party. 1d3 Purple Worms </text:span><text:span text:style-name="T13">can be</text:span><text:span text:style-name="T3"> better than 1d4+1 Tyrannosaurs for </text:span><text:span text:style-name="T13">grappling</text:span><text:span text:style-name="T3">, though you would have to be preparing </text:span><text:span text:style-name="T4">SNA IX</text:span><text:span text:style-name="T3"> </text:span><text:span text:style-name="T13">specifically for 1d3</text:span><text:span text:style-name="T3"> Purple Worms, since the </text:span><text:span text:style-name="T4">SM </text:span><text:span text:style-name="T3">options at IX significantly outclass anything </text:span><text:span text:style-name="T4">SNA</text:span><text:span text:style-name="T3"> has to offer.</text:span></text:p>
      <text:p text:style-name="P1"><text:span text:style-name="T6">Air Elemental, Elder (</text:span><text:span text:style-name="T33">Combat</text:span><text:span text:style-name="T6">, </text:span><text:span text:style-name="T24">Utility</text:span><text:span text:style-name="T6">):</text:span><text:span text:style-name="T3"> How many Air Elementals do you need? If it’s two or less, take 1d3 of these. Three or more, grab 1d4+1 Greater Air Elementals. </text:span></text:p>
      <text:p text:style-name="P1"><text:span text:style-name="T6">Purple Worm (</text:span><text:span text:style-name="T28">Combat</text:span><text:span text:style-name="T6">, </text:span><text:span text:style-name="T28">Utility</text:span><text:span text:style-name="T6">, SNA):</text:span><text:span text:style-name="T3"> It has the </text:span><text:span text:style-name="T13">b</text:span><text:span text:style-name="T3">est grapple CMB you get access to and benefits from </text:span><text:span text:style-name="T13">good movement types</text:span><text:span text:style-name="T3">. Burrow is</text:span><text:span text:style-name="T13"> extremely helpful</text:span><text:span text:style-name="T3"> on such a big creature, since space to maneuver can be </text:span><text:span text:style-name="T13">hard</text:span><text:span text:style-name="T3"> with Gargantuan creatures. </text:span></text:p>
      <text:p text:style-name="P3"/>
      <text:p text:style-name="P13"><text:bookmark text:name="_fhwsl694uohd"/>Summon IX</text:p>
      <text:p text:style-name="P1"><text:span text:style-name="T5">Level Available - Alchemist 18</text:span></text:p>
      <text:p text:style-name="P1"><text:span text:style-name="T4">Summon Monster</text:span><text:span text:style-name="T3">’s outsiders at this level are all incredibly powerful. </text:span><text:span text:style-name="T4">Summon Nature’s Ally</text:span><text:span text:style-name="T3"> </text:span><text:span text:style-name="T13">doesn’t get much and doesn’t really have any great 1d3 or 1d4+1 options over </text:span><text:span text:style-name="T14">Summon Monster</text:span><text:span text:style-name="T3">. I</text:span><text:span text:style-name="T13">’m not showcasing every summon </text:span><text:span text:style-name="T3">at this level but know that there </text:span><text:span text:style-name="T13">are</text:span><text:span text:style-name="T3"> really no wrong choices here. I’m showing the very </text:span><text:span text:style-name="T13">top notch</text:span><text:span text:style-name="T3"> choices but everything else is still great.</text:span></text:p>
      <text:p text:style-name="P1"><text:span text:style-name="T6">Ghaele Azata (</text:span><text:span text:style-name="T28">Combat</text:span><text:span text:style-name="T6">, </text:span><text:span text:style-name="T24">Utility</text:span><text:span text:style-name="T6">, SM):</text:span><text:span text:style-name="T3"> The Ghaele Azata casts as a level 13 Cleric, and has a suite of powerful spell-like abilities. It has powerful battlefield control in </text:span><text:span text:style-name="T4">Wall of Force</text:span><text:span text:style-name="T3">, a few blasting options, and a souped-up version of the Lantern Archon’s light rays. It has more of a caster set</text:span><text:span text:style-name="T13">-</text:span><text:span text:style-name="T3">up than the other Cleric option at this level. Truespeech means </text:span><text:span text:style-name="T13">easy communication.</text:span></text:p>
      <text:p text:style-name="P1"><text:span text:style-name="T6">Ice Devil (</text:span><text:span text:style-name="T28">Combat</text:span><text:span text:style-name="T6">, </text:span><text:span text:style-name="T24">Utility</text:span><text:span text:style-name="T6">, SM): </text:span><text:span text:style-name="T3">This is a great battlefield control option. Ice Storm and Wall of Ice at will can both shape a battlefield impressively, and the at will Cone of Cold is a </text:span><text:span text:style-name="T13">decent</text:span><text:span text:style-name="T3"> blasting option. Telepathy and Common as a language make the Ice Devil easily </text:span><text:span text:style-name="T13">directable</text:span><text:span text:style-name="T3">.</text:span></text:p>
      <text:p text:style-name="P1"><text:span text:style-name="T6">Trumpet Archon (</text:span><text:span text:style-name="T24">Combat</text:span><text:span text:style-name="T6">, </text:span><text:span text:style-name="T20">Utility</text:span><text:span text:style-name="T6">, SM):</text:span><text:span text:style-name="T3"> Trumpet Archons singlehandedly obsolete the </text:span><text:span text:style-name="T4">Heal</text:span><text:span text:style-name="T3"> extract by coming with two instances of it prepared at only one CL below maximum. Like the Ghaele Azata, Trumpet Archons cast as a Cleric (CL 14). Their spells prepared are geared towards healing. They have </text:span><text:span text:style-name="T4">Divine Power</text:span><text:span text:style-name="T3"> prepared, though. Combining that spell with Power Attack and the ability to bypass </text:span><text:span text:style-name="T13">most</text:span><text:span text:style-name="T3"> forms of DR makes Trumpet Archons very combat capable. </text:span></text:p>
      <text:p text:style-name="P1"><text:bookmark text:name="nami58nsu5sc"/></text:p>
      <text:p text:style-name="P17"><text:bookmark text:name="_552jcol4z4eb"/>Equipment</text:p>
      <text:p text:style-name="P13"><text:bookmark text:name="_uoxe5ujps4h5"/><text:span text:style-name="T18">There’s a lot of equipment to go over and I tried to stay focused on things that are a part of the role covered by this guide rather than covering every little thing. Keep in mind that you’re going to be constantly pushing at your budget, since you’ll need items both as a caster-type and a fighter-type. It’s a balancing act, so you’ll be supplementing your gear with crafting, potion brewing, and extracts.</text:span></text:p>
      <text:p text:style-name="P1"><text:span text:style-name="T13">Alchemists have a lot of gear that is Alchemist specific. Pathfinder has Settlement rules that dictate what item availability is in different city sizes. If you’re playing with a published adventure path or module, I recommend asking your DM to use the Settlement rules for item availability because published material skews heavily towards Core classes in loot drops (technically that’s also how pre-con adventures are intended to be played but you shouldn’t assume). This makes any town with a population of over 200 have a 75% chance per week of having any item valued at 1000gp or less readily available. You’ll find you can play to the unique strengths of an Alchemist a lot better if you can easily grab a few low level Alchemist items like a Hybridization Funnel or a Boro Bead.</text:span></text:p>
      <text:p text:style-name="P1"/>
      <text:p text:style-name="P13"><text:bookmark text:name="_vgw49k9rfvfe"/>Weapons</text:p>
      <text:p text:style-name="P1"><text:span text:style-name="T30">+1 Adaptive Composite Longbow (3100 gp):</text:span><text:span text:style-name="T13"> If you have bow proficiency, this will eventually be the primary ranged weapon in your golf bag. </text:span></text:p>
      <text:p text:style-name="P1"><text:span text:style-name="T30">Alchemical Silvered Cestus (25 gp): </text:span><text:span text:style-name="T13">A low-level way to always be ready to bypass DR/Silver. Reduces your damage by 1.</text:span></text:p>
      <text:p text:style-name="P1"><text:span text:style-name="T30">Animal Mask (2700 gp):</text:span><text:span text:style-name="T17"> </text:span><text:span text:style-name="T13">I prefer Helm of the Mammoth Lord for its permanent natural attack but 1 minute/5 times a day for your mostly unused swift action is pretty much an always-on gore/bite and this is certainly cheap enough.</text:span></text:p>
      <text:p text:style-name="P1"><text:span text:style-name="T35">Armor Spikes (50 gp): </text:span><text:span text:style-name="T13">Threaten adjacent squares at -4 (or normally if you’ve got Martial Weapon Proficiency). Threatening adjacent squares is helpful for flanking and being Enlarged. I wouldn’t use this as your only means of attacking adjacent - pair it with a cestus or spiked gauntlet so you can attack without penalty on your own turn if you can’t 5ft. step to use your spear.</text:span></text:p>
      <text:p text:style-name="P1"><text:soft-page-break/><text:span text:style-name="T26">Boarding Pike (8 gp):</text:span><text:span text:style-name="T22"> </text:span><text:span text:style-name="T13">The Boarding Pike is 3gp more than a Longspear for slightly different fluff. There’s no actual rules to make it function differently.</text:span></text:p>
      <text:p text:style-name="P1"><text:span text:style-name="T30">Boulder Helmet (20 gp):</text:span><text:span text:style-name="T13"> Threaten attacks of opportunity on adjacent squares at -4. This is pocket change for a nice passive ability. I prefer the Boulder Helmet to Armor Spikes if you haven’t got Martial Weapon Proficiency, since it also gives you some defense against critical hits. I wouldn’t use this as your only means of attacking adjacent - pair it with a cestus or spiked gauntlet so you can attack without penalty on your own turn when you can’t 5ft. step to use your spear.</text:span></text:p>
      <text:p text:style-name="P1"><text:span text:style-name="T22">Club (0 gp):</text:span><text:span text:style-name="T13"> Having a beating stick is free and your primary weapon doesn’t deal bludgeoning damage. </text:span></text:p>
      <text:p text:style-name="P1"><text:span text:style-name="T26">Cold Iron Cestus (10 gp):</text:span><text:span text:style-name="T13"> There’s basically no reason not to pay the extra 5 gold to have your cestus bypass DR/Cold Iron. I’m generally a fan of grabbing this even if I have some other means of attacking adjacent or bypassing DR/Cold Iron or Bludgeoning or Piercing, since a Cestus means you’re always ready to do each of those things.</text:span></text:p>
      <text:p text:style-name="P1"><text:span text:style-name="T30">Composite Longbow (100+ gp):</text:span><text:span text:style-name="T13"> If you get proficiency, this is your best mundane ranged option. </text:span></text:p>
      <text:p text:style-name="P1"><text:span text:style-name="T26">Dagger (2 gp):</text:span><text:span text:style-name="T13"> It’s cheap, light, and has a lot of utility. Since when does an adventurer not need a knife?</text:span></text:p>
      <text:p text:style-name="P1"><text:span text:style-name="T17">Deep Red Sphere-Attuned Wayfinder (</text:span><text:span text:style-name="T26">700-</text:span><text:span text:style-name="T35">8500</text:span><text:span text:style-name="T26"> </text:span><text:span text:style-name="T17">gp):</text:span><text:span text:style-name="T13"> This gives you Improved Unarmed Strike. You can get it for as cheap as 700gp with a cracked Ioun stone but that’s not likely to fly with most DMs and specifically doesn’t work in PFS. </text:span></text:p>
      <text:p text:style-name="P1"><text:span text:style-name="T35">Fauchard (14 gp):</text:span><text:span text:style-name="T17"> </text:span><text:span text:style-name="T13">If you’re getting a proficiency feat, the Fauchard is easily the best reach weapon. If you’ve got some way to get proficiency with any weapon, I’m of the opinion you should be getting proficiency with armor spikes or the boulder helmet first to round out your character.</text:span></text:p>
      <text:p text:style-name="P1"><text:span text:style-name="T30">Fleshwarped Scorpion’s Tail (18505 gp):</text:span><text:span text:style-name="T13"> This is very nice but the price makes it a late game option. A fairly unique natural attack in that it doesn’t require an Amulet of Mighty Fists to enhance (it can use its own enhancement bonus).</text:span></text:p>
      <text:p text:style-name="P1"><text:span text:style-name="T35">(Great)</text:span><text:span text:style-name="T26">Helm of the Mammoth Lord (8500 gp</text:span><text:span text:style-name="T35">/24700</text:span><text:span text:style-name="T26">):</text:span><text:span text:style-name="T13"> A good natural attack that pairs well with most other natural attacks. It counts as magic for bypassing that kind of DR - so it won’t need an Amulet of Mighty Fists. The upgraded version isn’t worth the added cost.</text:span></text:p>
      <text:p text:style-name="P1"><text:span text:style-name="T22">Longspear (5 gp):</text:span><text:span text:style-name="T17"> </text:span><text:span text:style-name="T13">It’s one of two reach weapons available to you by default. It’s actually a pretty good weapon, x3 crits and 1d8 damage is top tier for the simple weapon category.</text:span></text:p>
      <text:p text:style-name="P1"><text:span text:style-name="T30">Pelt of the Beast (15600 gp):</text:span><text:span text:style-name="T13"> A bite attack that comes with some very specific uses of </text:span><text:span text:style-name="T14">Beast Shape I</text:span><text:span text:style-name="T13">, </text:span><text:span text:style-name="T14">Speak With Animals</text:span><text:span text:style-name="T13"> and a skill/CMB boost. Competes with Cloak of Resistance for a slot, so it’s only really available to people using the Automatic Bonus Progression, </text:span><text:span text:style-name="T39">red</text:span><text:span text:style-name="T13"> for everyone else. It’s more expensive than I would want for just a bite but it’s </text:span><text:span text:style-name="T14">very</text:span><text:span text:style-name="T13"> cheap for 3 uses of </text:span><text:span text:style-name="T14">Beast Shape I</text:span><text:span text:style-name="T13">. Just the Boro beads would set you back 27000 gp. It’s also the Extra Feature feat for Skinwalkers, making it </text:span><text:span text:style-name="T26">Blue</text:span><text:span text:style-name="T13"> for them (technically Extra Feature x2 if you count the bite!).</text:span></text:p>
      <text:p text:style-name="P1"><text:span text:style-name="T30">Ring of Rat Fangs (5000 gp):</text:span><text:span text:style-name="T13"> Gives you buck teeth and a bite attack. It’s so close in price range to the Helm of the Mammoth Lord that I’d just keep saving up, especially since there’s more competition for Ring slots.</text:span></text:p>
      <text:p text:style-name="P1"><text:span text:style-name="T22">Sling (0 gp):</text:span><text:span text:style-name="T23"> </text:span><text:span text:style-name="T13">It’s a free way to have a ranged attack that applies your Strength to damage. Even with bow proficiency, I’d still carry this for back up.</text:span></text:p>
      <text:p text:style-name="P1"><text:span text:style-name="T35">Spiked Gauntlet (5 gp):</text:span><text:span text:style-name="T36"> </text:span><text:span text:style-name="T13">No reason to get this over a cestus, since the Cestus is better in every scenario that doesn’t involve precision use of your hands (here’s a hint: take off the back up weapon you rarely use to do that stuff).</text:span></text:p>
      <text:p text:style-name="P7"/>
      <text:p text:style-name="P15"><text:bookmark text:name="_m7dcx1br8r8k"/>Weapon Properties</text:p>
      <text:p text:style-name="P1"><text:span text:style-name="T20">+1</text:span><text:span text:style-name="T6">,</text:span><text:span text:style-name="T33">+2</text:span><text:span text:style-name="T6">,</text:span><text:span text:style-name="T24">+3</text:span><text:span text:style-name="T6">,</text:span><text:span text:style-name="T28">+4</text:span><text:span text:style-name="T6">,</text:span><text:span text:style-name="T24">+5</text:span><text:span text:style-name="T6"> Enhancement:</text:span><text:span text:style-name="T3"> Now that these help bypass DR, they’re some of the best weapon properties to pick up. </text:span><text:span text:style-name="T13">You’ll also appreciate the accuracy boost as a ¾ BAB class.</text:span></text:p>
      <text:p text:style-name="P1"><text:span text:style-name="T33">Advancing (+2):</text:span><text:span text:style-name="T34"> </text:span><text:span text:style-name="T3">Interesting mechanic that can force enemies to provok</text:span><text:span text:style-name="T13">e</text:span><text:span text:style-name="T3">. Between the attack penalty and the actual price, it’s a little overcosted for an effect that might just cause a foe to disengage and deny you your full attack. </text:span></text:p>
      <text:p text:style-name="P1"><text:span text:style-name="T24">Align</text:span><text:span text:style-name="T26">ed</text:span><text:span text:style-name="T24"> (+2):</text:span><text:span text:style-name="T25"> </text:span><text:span text:style-name="T3">Anarchic, Axiomatic, Holy, Unholy. </text:span><text:span text:style-name="T13">Most campaigns will pit you against a group of enemies that all share at least one alignment component, so this will likely end up being +2d6 damage. Bypassing DR is a nice plus.</text:span></text:p>
      <text:p text:style-name="P1"><text:span text:style-name="T39">Boarding Pike o</text:span><text:span text:style-name="T26">f Repelling (+2000 gp):</text:span><text:span text:style-name="T13"> Unique +1 Boarding Pike. Unique items are </text:span><text:span text:style-name="T39">red</text:span><text:span text:style-name="T13"> if they’re not upgradeable - a Fortuitous Longspear will always be better for you. If your DM allows you to upgrade unique items, this allows you to change your threatened zone from the usual 10 ft. away to 20ft. away. This is essentially a sidegrade - you now can’t hit anything within 15ft. but if you were extending this, you probably didn’t have anything that close to hit.</text:span></text:p>
      <text:p text:style-name="P1"><text:span text:style-name="T13">Note that, by RAW, the increased reach is a static extension that isn’t tied to size - it won’t stack with </text:span><text:span text:style-name="T14">Enlarge Person</text:span><text:span text:style-name="T13"> since both effects simply extend your reach to 20ft. and might even make your threatened zone smaller while </text:span><text:span text:style-name="T14">Enlarged</text:span><text:span text:style-name="T13"> since the “can’t attack 15ft adjacent” also isn’t tied to size. I’d say talk to your DM about it but it’s very likely that any DM handing out unique weapons will just talk to you instead. In my opinion it’s still worth the extra 2000 gp even if it only works at Medium size.</text:span></text:p>
      <text:p text:style-name="P1"><text:span text:style-name="T39">Fiend’s Rel</text:span><text:span text:style-name="T30">ief (+1000 gp):</text:span><text:span text:style-name="T13"> Unique +1 Longspear. If your DM allows you to upgrade unique items, this is a very cheap +1 to hit when flanking with your Evil summons. Don’t bother with any unique item if it’s not upgradeable - a Fortuitous Longspear will always be better for you.</text:span></text:p>
      <text:p text:style-name="P1"><text:span text:style-name="T20">Fortuitous (+1):</text:span><text:span text:style-name="T3"> Gain an iterative attack on AoOs. </text:span><text:span text:style-name="T13">Full attack AoOs is </text:span><text:span text:style-name="T16">very good</text:span><text:span text:style-name="T13">.</text:span></text:p>
      <text:p text:style-name="P1"><text:soft-page-break/><text:span text:style-name="T28">Impact (+2):</text:span><text:span text:style-name="T3"> This should stack with other size bonuses and is a pure damage enhancer.</text:span></text:p>
      <text:p text:style-name="P1"><text:span text:style-name="T24">Menacing (+1):</text:span><text:span text:style-name="T3"> You should be able to flank </text:span><text:span text:style-name="T4">a lot</text:span><text:span text:style-name="T3"> with your summons and this is a weapon property your entire party can enjoy. </text:span></text:p>
      <text:p text:style-name="P1"><text:span text:style-name="T37">Negating (+2):</text:span><text:span text:style-name="T38"> </text:span><text:span text:style-name="T3">This is just a bad version of Planar.</text:span></text:p>
      <text:p text:style-name="P1"><text:span text:style-name="T26">Phase Locking (+2):</text:span><text:span text:style-name="T13"> This is very important at high levels to keep outsiders and casters locked down.</text:span></text:p>
      <text:p text:style-name="P1"><text:span text:style-name="T28">Planar (+1):</text:span><text:span text:style-name="T3"> I’d rather an Align</text:span><text:span text:style-name="T13">ed</text:span><text:span text:style-name="T3"> property but this is a lot cheaper. It</text:span><text:span text:style-name="T13">’s great to add to a back up weapon, since you probably won’t have the money to give your back up weapons enough enhancement to bypass alignment DR.</text:span></text:p>
      <text:p text:style-name="P1"><text:span text:style-name="T28">Sneaky (+5000 gp):</text:span><text:span text:style-name="T25"> </text:span><text:span text:style-name="T3">1/day free sneak attack that becomes </text:span><text:span text:style-name="T13">relatively</text:span><text:span text:style-name="T3"> cheap at higher levels.</text:span></text:p>
      <text:p text:style-name="P1"><text:span text:style-name="T37">Spell-St</text:span><text:span text:style-name="T24">oring (+1):</text:span><text:span text:style-name="T25"> </text:span><text:span text:style-name="T3">You need </text:span><text:span text:style-name="T13">a caster to fill this,</text:span><text:span text:style-name="T3"> </text:span><text:span text:style-name="T13">which might be an issue.</text:span><text:span text:style-name="T3"> It’s just as good as any quickened spell.</text:span></text:p>
      <text:p text:style-name="P1"><text:span text:style-name="T24">Training (+1):</text:span><text:span text:style-name="T3"> A free combat feat with the only restriction being that you need to be holding your weapon to use it? That should cost a lot more than a +1 bonus. Putting this on gauntlets or a</text:span><text:span text:style-name="T13"> cestus might result in your DM telling you to stop being so cheesy.</text:span></text:p>
      <text:p text:style-name="P1"><text:span text:style-name="T33">Unse</text:span><text:span text:style-name="T28">en (+2):</text:span><text:span text:style-name="T3"> Unseen is a weird property but could potentially help a lot in getting off sneak attacks and attacks of opportunity. It’s got a lot of potential to be nerfed by DM fiat, so you should discuss exactly how you both think it works. I wouldn’t pick it up without having the Blindfight feat or a permanent way to see invisibility.</text:span></text:p>
      <text:p text:style-name="P3"/>
      <text:p text:style-name="P13"><text:bookmark text:name="_lu74twlne9oc"/>Armor</text:p>
      <text:p text:style-name="P1"><text:span text:style-name="T30">Celestial Armor (22400 gp):</text:span><text:span text:style-name="T13"> It has the best possible Max Dex and pre-enhancement Armor bonus possible: +6 Armor and +8 Max Dex. You should get it if you’re pushing at +8 Dex (not the most likely for a STR-based character, which combined with cost is why this isn’t rated higher). The 1/day fly effect isn’t very useful at the levels this is affordable. It’s </text:span><text:span text:style-name="T39">red</text:span><text:span text:style-name="T13"> if your DM rules that you can’t enchant it further.</text:span></text:p>
      <text:p text:style-name="P1"><text:span text:style-name="T35">Leather (10 gp):</text:span><text:span text:style-name="T13"> It doesn’t have ACP and it’s cheap and light. You’ll probably grab it at level 1 character creation, and upgrade to Mwk Studded as soon as possible.</text:span></text:p>
      <text:p text:style-name="P1"><text:span text:style-name="T26">Mithral Kikko (4250 gp):</text:span><text:span text:style-name="T13"> This has the best pre-enhancement Armor Class/Max Dexterity you can access on a non-unique item. </text:span></text:p>
      <text:p text:style-name="P1"><text:span text:style-name="T30">Mithral Chain Shirt (1100 gp):</text:span><text:span text:style-name="T27"> </text:span><text:span text:style-name="T13">This is the best pre-enhancement Armor Class/Max Dexterity for light armor. You’ll probably wear it for a few levels before upgrading to Mithral Kikko.</text:span></text:p>
      <text:p text:style-name="P1"><text:span text:style-name="T30">Darkleaf Studded Leather (775 gp):</text:span><text:span text:style-name="T17"> </text:span><text:span text:style-name="T13">The high Dexterity version of the Mithral Chain Shirt. You’ll probably wear it for a few levels before upgrading to Mithral Kikko.</text:span></text:p>
      <text:p text:style-name="P1"><text:span text:style-name="T30">Darkleaf Leather (760 gp):</text:span><text:span text:style-name="T17"> </text:span><text:span text:style-name="T13">The super high Dexterity version of the Mithral Chain Shirt. What, did your DM forget this wasn’t 3.5 and give you a 32 point buy?</text:span></text:p>
      <text:p text:style-name="P1"><text:span text:style-name="T35">Studded Leather, Mwk (175 gp):</text:span><text:span text:style-name="T36"> </text:span><text:span text:style-name="T13">This is your early game armor. You might even skip it depending on your monetary situation - you’re not that far from purchasing a Mithral Shirt.</text:span></text:p>
      <text:p text:style-name="P7"/>
      <text:p text:style-name="P1"><text:span text:style-name="T17">Pre-enhance - what?</text:span><text:span text:style-name="T13"> Enhancement refers to those +1s, so pre-enhancement is the non-magic AC. Talking about pre-enhancement AC/Max Dex is referring to the total possible Armor Class offered by the suit of armor AKA the AC you’ll have when you’ve hit the armor’s max Dex bonus. You’re going to hit max Dex pretty easy once you start using Greater Mutagen (or if you use the Automatic Bonus Progression). For example, Mithral Kikko has +11 (5 AC + 6 Max Dex) total v. a Darkleaf Leather’s +10 (2 AC + 8 Max Dex), which is why you might want to use Kikko even if your Dex bonus is &gt;+6.</text:span></text:p>
      <text:p text:style-name="P1"><text:span text:style-name="T13">In a high level campaign it </text:span><text:span text:style-name="T14">might</text:span><text:span text:style-name="T13"> be worth it to have lower overall AC in exchange for more Dexterity since that translates to higher touch AC for protection against things like </text:span><text:span text:style-name="T14">Enervation</text:span><text:span text:style-name="T13">. IMO you’re better off with higher total AC because the typical source of nasty touch attacks is ½ BAB casters who are going to have a hard time hitting your +6 Dex, +5 Ring, +1 Dusty Rose Ioun Stone touch AC anyways - you don’t need another 2 or 3 points of AC just to flex on them.</text:span></text:p>
      <text:p text:style-name="P1"/>
      <text:p text:style-name="P15"><text:bookmark text:name="_5gytk8r4qv55"/>Armor Properties</text:p>
      <text:p text:style-name="P1"><text:span text:style-name="T33">+1-5 Enhancement:</text:span><text:span text:style-name="T6"> </text:span><text:span text:style-name="T13">I</text:span><text:span text:style-name="T3">deal</text:span><text:span text:style-name="T13">ly</text:span><text:span text:style-name="T3"> you have someone in your party to cast </text:span><text:span text:style-name="T4">Magic Vestment</text:span><text:span text:style-name="T3"> and you </text:span><text:span text:style-name="T13">can</text:span><text:span text:style-name="T3"> buy them a Pearl of Power in</text:span><text:span text:style-name="T13">stead of paying for these</text:span><text:span text:style-name="T3">. I’d rather widen my array of defenses with properties than get a straight boost to AC.</text:span></text:p>
      <text:p text:style-name="P1"><text:soft-page-break/><text:span text:style-name="T28">Advancing (+1):</text:span><text:span text:style-name="T3"> Conditional but potentially </text:span><text:span text:style-name="T13">great</text:span><text:span text:style-name="T3">.</text:span></text:p>
      <text:p text:style-name="P1"><text:span text:style-name="T33">Animated (+2):</text:span><text:span text:style-name="T3"> </text:span><text:span text:style-name="T13">You have</text:span><text:span text:style-name="T3"> the </text:span><text:span text:style-name="T4">Shield</text:span><text:span text:style-name="T3"> extract for </text:span><text:span text:style-name="T13">slot</text:span><text:span text:style-name="T3">less shields. Spending </text:span><text:span text:style-name="T13">a move action on this sucks.</text:span></text:p>
      <text:p text:style-name="P1"><text:span text:style-name="T24">AMH Balanced (+1):</text:span><text:span text:style-name="T3"> Boosting your saving throws is good.</text:span></text:p>
      <text:p text:style-name="P1"><text:span text:style-name="T33">Comfort (+5000 gp):</text:span><text:span text:style-name="T3"> This allows you to </text:span><text:span text:style-name="T13">sleep in your armor. It can also allow you to wear a Mithral Breastplate but Mithral Kikko has better potential touch AC and doesn’t cost an extra 5000 gp.</text:span></text:p>
      <text:p text:style-name="P1"><text:span text:style-name="T28">Corsair (+5000 gp):</text:span><text:span text:style-name="T6"> </text:span><text:span text:style-name="T3">A boost to </text:span><text:span text:style-name="T13">A</text:span><text:span text:style-name="T3">crobatics that is relatively cheap.</text:span></text:p>
      <text:p text:style-name="P1"><text:span text:style-name="T24">Deathless (+1):</text:span><text:span text:style-name="T3"> This is the kind of property I want on armor - widening your defenses is super useful.</text:span></text:p>
      <text:p text:style-name="P1"><text:span text:style-name="T33">Determination (+30000 gp):</text:span><text:span text:style-name="T3"> 1/day don’t die</text:span><text:span text:style-name="T13">, </text:span><text:span text:style-name="T14">maybe</text:span><text:span text:style-name="T13">. For this price, I expect a lot more.</text:span></text:p>
      <text:p text:style-name="P1"><text:span text:style-name="T6">Fortification - </text:span><text:span text:style-name="T28">Light (+1)</text:span><text:span text:style-name="T6">, </text:span><text:span text:style-name="T24">Moderate (+3)</text:span><text:span text:style-name="T6">, </text:span><text:span text:style-name="T33">Heavy (+5)</text:span><text:span text:style-name="T6">:</text:span><text:span text:style-name="T3"> Negate crits and sneak attack. Very nice. Heavy costs too much, Light is a little inconsistent.</text:span></text:p>
      <text:p text:style-name="P1"><text:span text:style-name="T28">Mind Buttressing (+2):</text:span><text:span text:style-name="T6"> </text:span><text:span text:style-name="T3">The resistance bonus will likely be overlapped but the immunity is great. Prevents you from using </text:span><text:span text:style-name="T14">Heroism</text:span><text:span text:style-name="T13">, which is a very good buff.</text:span><text:span text:style-name="T3"> Medium or heavy armor only.</text:span></text:p>
      <text:p text:style-name="P1"><text:span text:style-name="T28">Restful (+4500 gp):</text:span><text:span text:style-name="T3"> Helps with crafting by giving you some time to do it.</text:span></text:p>
      <text:p text:style-name="P1"><text:span text:style-name="T24">Shadow (+3750 gp)</text:span><text:span text:style-name="T6">, </text:span><text:span text:style-name="T37">Improved (+15000 gp)</text:span><text:span text:style-name="T6">, </text:span><text:span text:style-name="T33">Greater (+33750 gp)</text:span><text:span text:style-name="T6">:</text:span><text:span text:style-name="T3"> Competence bonus to stealth. The basic version is pretty cheap. The </text:span><text:span text:style-name="T13">I</text:span><text:span text:style-name="T3">mproved version is </text:span><text:span text:style-name="T13">too</text:span><text:span text:style-name="T3"> pricey but </text:span><text:span text:style-name="T13">the massive bonus from Greater is debatably good enough to be worth that much.</text:span></text:p>
      <text:p text:style-name="P1"><text:span text:style-name="T37">Spell St</text:span><text:span text:style-name="T24">oring (+1):</text:span><text:span text:style-name="T3"> You need a friend to keep this charged but it’s a</text:span><text:span text:style-name="T13"> free Quickened spell.</text:span></text:p>
      <text:p text:style-name="P6"/>
      <text:p text:style-name="P13"><text:bookmark text:name="_va310kjp5ht"/>Other Items</text:p>
      <text:p text:style-name="P15"><text:bookmark text:name="_8ql2ld15e3ny"/>Mundane Gear</text:p>
      <text:p text:style-name="P1"><text:span text:style-name="T20">Alchemy Crafting Kit (25 gp):</text:span><text:span text:style-name="T3"> This is the spell component pouch for the Alchemist. I’d consider carrying two if you can spare the weight - you need it to function, so having back up in case of damage or theft is </text:span><text:span text:style-name="T13">important</text:span><text:span text:style-name="T3">.</text:span></text:p>
      <text:p text:style-name="P1"><text:span text:style-name="T20">Backpack, Mwk (50 gp):</text:span><text:span text:style-name="T3"> The poor man’s Handy Haversack. This represents a light load net gain of 10-16 lbs (assuming a starting STR of 17+) during your pre-Haversack levels. That’s a world of difference</text:span><text:span text:style-name="T13">.</text:span></text:p>
      <text:p text:style-name="P1"><text:span text:style-name="T28">Crowbar (2 gp):</text:span><text:span text:style-name="T3"> You have high Strength and might be a rogue-replacement with Disable Device and Perception as class skills. A crowbar is a g</text:span><text:span text:style-name="T13">ood</text:span><text:span text:style-name="T3"> way to open doors your lockpicks cannot.</text:span></text:p>
      <text:p text:style-name="P1"><text:span text:style-name="T28">Drill (5 sp):</text:span><text:span text:style-name="T3"> It doesn’t cost much but it does have a weight. Default goes through stone and metal, which is nice. If you’ve got the sort of DM who awards creativity, I highly recommend carrying construction tools like this one and reading up on how burglars use them. </text:span></text:p>
      <text:p text:style-name="P1"><text:span text:style-name="T28">Glass Cutter &amp; Glue Paper (5 gp + 1sp):</text:span><text:span text:style-name="T29"> </text:span><text:span text:style-name="T3">I’m including most breaking and entering items because the Alchemist is very well set up to </text:span><text:span text:style-name="T13">do the </text:span><text:span text:style-name="T3">scouting and trapfinding roles. You should embrace this, and grabbing the mundane gear to </text:span><text:span text:style-name="T13">do it well</text:span><text:span text:style-name="T3"> costs so little. Glue paper is mostly fluff but a strict DM might punish you for crawling through glass. Besides, 1 sp to look like a professional is definitely worth it.</text:span></text:p>
      <text:p text:style-name="P1"><text:span text:style-name="T30">Hammer (5 sp):</text:span><text:span text:style-name="T17"> </text:span><text:span text:style-name="T13">Break stuff. Do carpentry.</text:span></text:p>
      <text:p text:style-name="P1"><text:span text:style-name="T28">Iron Vial (1 sp):</text:span><text:span text:style-name="T25"> </text:span><text:span text:style-name="T3">Are you scared of getting your potions/extracts smashed? Use these. I recommend getting one for each extract slot even if you don’t think they’re at risk of being smashed - it’ll be under 4 gp even for a 20th level Alchemist and it’s </text:span><text:span text:style-name="T13">decent </text:span><text:span text:style-name="T3">insurance. </text:span></text:p>
      <text:p text:style-name="P1"><text:span text:style-name="T24">Linguist’s Codex (50 gp):</text:span><text:span text:style-name="T3"> As a summoner, you should be dropping ranks into </text:span><text:span text:style-name="T13">L</text:span><text:span text:style-name="T3">inguistics and as an Int-based class, you should have enough starting languages to make this item work. It might not come up but it</text:span><text:span text:style-name="T13">’</text:span><text:span text:style-name="T3">s cheap and there’s a good chance that you will be the party</text:span><text:span text:style-name="T13">’s</text:span><text:span text:style-name="T3"> l</text:span><text:span text:style-name="T13">anguage expert</text:span><text:span text:style-name="T3">.</text:span></text:p>
      <text:p text:style-name="P1"><text:span text:style-name="T37">Masterwork</text:span><text:span text:style-name="T20"> Tools (50 gp):</text:span><text:span text:style-name="T21"> </text:span><text:span text:style-name="T3">DM</text:span><text:span text:style-name="T13"> </text:span><text:span text:style-name="T3">dependant. Even with the guidelines available, it really is too rules-loose for me to evaluate. </text:span><text:span text:style-name="T13">If your DM allows the most favorable interpretation, go wild and get +2 to all your skills</text:span><text:span text:style-name="T3">. </text:span></text:p>
      <text:p text:style-name="P1"><text:soft-page-break/><text:span text:style-name="T28">Portable Alchemist’s Lab (75 gp):</text:span><text:span text:style-name="T29"> </text:span><text:span text:style-name="T13">You’</text:span><text:span text:style-name="T3">re an Alchemist. You should be </text:span><text:span text:style-name="T13">ready for</text:span><text:span text:style-name="T3"> </text:span><text:span text:style-name="T13">alchemical crafting</text:span><text:span text:style-name="T3">. </text:span></text:p>
      <text:p text:style-name="P1"><text:span text:style-name="T24">Spring-loaded Wrist Sheath (5 gp):</text:span><text:span text:style-name="T3"> Ask your DM what can go in these. </text:span><text:span text:style-name="T13">Wands are called out as being ok in the Wrist Sheath description and potions</text:span><text:span text:style-name="T3"> are dagger (or smaller) sized</text:span><text:span text:style-name="T13"> so</text:span><text:span text:style-name="T3"> they shoul</text:span><text:span text:style-name="T13">d</text:span><text:span text:style-name="T3"> work. Retrieving these sorts of items as a swift action is amazing, and easily </text:span><text:span text:style-name="T20">purple</text:span><text:span text:style-name="T3"> for a character with the Accelerated Drinker trait.</text:span></text:p>
      <text:p text:style-name="P1"><text:span text:style-name="T28">Thieve’s Tools, </text:span><text:span text:style-name="T24">Mwk</text:span><text:span text:style-name="T28"> (30/</text:span><text:span text:style-name="T24">100 gp):</text:span><text:span text:style-name="T3"> Do you use Disable Device? Then you use these.</text:span></text:p>
      <text:p text:style-name="P1"/>
      <text:p text:style-name="P15"><text:bookmark text:name="_ipackgbhtgl1"/>Formula Books</text:p>
      <text:p text:style-name="P1"><text:span text:style-name="T39">Blessed Bo</text:span><text:span text:style-name="T26">ok (12500 gp):</text:span><text:span text:style-name="T13"> Technically wizard only, well worth a purchase if your DM rules you can use it. You can easily fit your entire formulae list (the whole thing is roughly 800 pages) into one of these, making it the ideal book if you want access to your entire list. Scribing costs add up and a Blessed Book eliminating that cost makes purchasing Blessed Books cheaper than filling out normal formula books at higher levels. </text:span></text:p>
      <text:p text:style-name="P1"><text:span text:style-name="T26">Compact Formula Book (50 gp):</text:span><text:span text:style-name="T27"> </text:span><text:span text:style-name="T13">I like maintaining pairs of these for adventuring. One to use and one to keep hidden in case of thievery. You’ll end up needing more than a pair at higher levels. Technically Formula books don’t come in this size (it’s spellbook only) but outside of PFS, there’s no reason your DM shouldn’t let you access a mundane item like this.</text:span></text:p>
      <text:p text:style-name="P1"><text:span text:style-name="T30">Formula Book (15 gp):</text:span><text:span text:style-name="T23"> </text:span><text:span text:style-name="T13">You need this, and you get one for free at 1st level. It’s the cheapest price to page ratio but the heaviest book to travel with.</text:span></text:p>
      <text:p text:style-name="P1"><text:span text:style-name="T39">Journal of the </text:span><text:span text:style-name="T26">Beast Within (2165 gp):</text:span><text:span text:style-name="T13"> It’s got an amazing preparation ritual and a decent formula list. Has 66 pages left for scribing. It loses all value to you past level 12, since Greater Mutagen is better than the preparation ritual. The preparation ritual is very easy to meet - you should prepare </text:span><text:span text:style-name="T14">Enlarge Person</text:span><text:span text:style-name="T13"> and </text:span><text:span text:style-name="T14">Barkskin</text:span><text:span text:style-name="T13"> every day anyways, and there are a bunch of other good extracts in the book.</text:span></text:p>
      <text:p text:style-name="P1"><text:span text:style-name="T13">If you’ve got a very permissive DM who rules that the preparation ritual works with Greater and Grand Mutagen (as worded, it’s possible that it might boost Greater Mutagen to +6/+6/-2/-2/-2 and Grand Mutagen to +8/+6/+6/-2/-2/-2), this is </text:span><text:span text:style-name="T22">purple</text:span><text:span text:style-name="T13">. </text:span></text:p>
      <text:p text:style-name="P1"><text:span text:style-name="T26">Traveling Formula Book (10 gp):</text:span><text:span text:style-name="T17"> </text:span><text:span text:style-name="T13">These are serviceable extra formula books in the early levels but 50 pages doesn’t go very far. They are lighter for an equivalent amount of pages compared to a normal formula book, so this does save space in your backpack. 10 gp/1 lb is pretty cheap/light to keep a mostly blank one of these on hand for scribing extracts when your primary book is mostly full.</text:span></text:p>
      <text:p text:style-name="P3"/>
      <text:p text:style-name="P15"><text:bookmark text:name="_bh5m4ck66o18"/>Wondrous Items</text:p>
      <text:p text:style-name="P1"><text:span text:style-name="T33">Admix</text:span><text:span text:style-name="T24">ture Vial</text:span><text:span text:style-name="T20"> (5000 gp):</text:span><text:span text:style-name="T27"> </text:span><text:span text:style-name="T13">The very first wondrous item is easily the most controversial. The text makes it extremely unclear if this </text:span><text:span text:style-name="T17">a)</text:span><text:span text:style-name="T13">functions just like the Combine Extracts discovery or if it </text:span><text:span text:style-name="T17">b)</text:span><text:span text:style-name="T13">just uses two extracts or if it </text:span><text:span text:style-name="T17">c)</text:span><text:span text:style-name="T13">uses two extracts but also requires a slot two levels higher like the Combine Extracts discovery. If this item does </text:span><text:span text:style-name="T26">a)</text:span><text:span text:style-name="T13"> or </text:span><text:span text:style-name="T22">b)</text:span><text:span text:style-name="T13">, it’s very good and well worth a purchase. If it does </text:span><text:span text:style-name="T35">c)</text:span><text:span text:style-name="T13">, it’s not great but potentially still worth combining with Preserving Flasks. Ultimately, this item helps your action economy in a fantastic way and any interpretation that doesn’t use 3 extract slots is more than worth the 5000 gp.</text:span></text:p>
      <text:p text:style-name="P1"><text:span text:style-name="T35">Amulet of Migh</text:span><text:span text:style-name="T26">ty Fists (4000+ gp):</text:span><text:span text:style-name="T13"> An Amulet of Mighty Fists enhances any natural attacks that you might eventually be using. The value increases in the late game when it can be used to help your polymorphed pounces bypass DR.</text:span></text:p>
      <text:p text:style-name="P1"><text:span text:style-name="T37">Amulet of Natural Armor (2000+ gp):</text:span><text:span text:style-name="T40"> </text:span><text:span text:style-name="T13">Having Barkskin available to you makes this undesirable, especially if you have anything you’d rather slot into your neck (hint: you want the item above this one in your neck slot).</text:span></text:p>
      <text:p text:style-name="P1"><text:span text:style-name="T30">Apron of the Careful Chemist (5200 gp):</text:span> <text:span text:style-name="T13">Uses an uncommon slot and boosts an ability score. It’s cheaper than an Ioun or adding DEX to your STR belt, so that’s pretty significant even if the secondary benefits aren’t great (Antiplague and Antitoxin are the better alchemical save bonuses and between your good Fort and bonus vs poison, another +1 isn’t quite worth 1200 GP).</text:span></text:p>
      <text:p text:style-name="P1"><text:span text:style-name="T28">Bag of Holding (2500 gp):</text:span><text:span text:style-name="T13"> Eventually your Haversack will fill up, and you’ll want one of these for the spill-over. Ideally the party just buys a communal BoH.</text:span></text:p>
      <text:p text:style-name="P1"><text:span text:style-name="T20">Belt of Physical Ability Score (4000+ gp):</text:span><text:span text:style-name="T13"> Stock standard. You’ll prioritize Strength followed by Dexterity. Assuming standard wealth by level, the best path for this set of items is likely Belt of Giant Strength +2, then +4, then Belt of Physical Might +4, then Belt of Physical Perfection +4, then +6. </text:span></text:p>
      <text:p text:style-name="P1"><text:span text:style-name="T28">Boots of Elvenkind (2500 gp):</text:span><text:span text:style-name="T13"> Boost your Acrobatics by +5. You’ll want something like this to keep up with CMDs. Besides, there’s not much competition for your foot slot until...</text:span></text:p>
      <text:p text:style-name="P1"><text:span text:style-name="T24">Boots of </text:span><text:span text:style-name="T26">Speed </text:span><text:span text:style-name="T24">(</text:span><text:span text:style-name="T26">12</text:span><text:span text:style-name="T24">000 gp):</text:span><text:span text:style-name="T13"> Free action </text:span><text:span text:style-name="T14">Haste</text:span><text:span text:style-name="T13">. Even with access to</text:span><text:span text:style-name="T14"> Haste</text:span><text:span text:style-name="T13"> effects on your formulae list, even if you have a party arcanist who loves to cast </text:span><text:span text:style-name="T14">Haste</text:span><text:span text:style-name="T13">, there will still be occasions where free action </text:span><text:span text:style-name="T14">Haste</text:span><text:span text:style-name="T13"> is great.</text:span></text:p>
      <text:p text:style-name="P1"><text:span text:style-name="T20">Boro Bead (1000+ gp):</text:span><text:span text:style-name="T13"> Boro Beads are your lifeblood and give you the ability to prepare for a variety of situations instead of spending all your slots on your spammable extracts. You should grab a couple for each extract that you like to use more than once a day.</text:span></text:p>
      <text:p text:style-name="P1"><text:span text:style-name="T13">Since it’s an item interaction that might occur to you, I’d like to mention that I’m fairly certain that Boro Beads can’t recharge Admixture Vial extracts*. The wording isn’t the most clear but seeing as the Boro Bead’s sister item Pearl of Power only works on spells that have been prepared into a slot, it’s reasonable to assume that “mixing” an extract refers to preparing it into a slot and not mixing two extracts together into a combined extract.</text:span></text:p>
      <text:p text:style-name="P1"><text:span text:style-name="T42">*unless the Admixture Vial works like the Combine Extracts discovery where it combines formulae and not extracts. The Combine Extracts discovery definitely works with a Boro Bead.</text:span></text:p>
      <text:p text:style-name="P1"><text:soft-page-break/><text:span text:style-name="T39">Bubble Va</text:span><text:span text:style-name="T26">ult (1500 gp):</text:span><text:span text:style-name="T13"> By the time you’re making back up formula book libraries, this is a cheap and effective way to hide them. The varied rating is because spending gold on book theft paranoia is DM dependent. </text:span></text:p>
      <text:p text:style-name="P1"><text:span text:style-name="T20">Cloak of Resistance (1000+ gp):</text:span><text:span text:style-name="T13"> Don’t fail your saves! </text:span></text:p>
      <text:p text:style-name="P1"><text:span text:style-name="T28">Eyes of the Eagle (2500 gp):</text:span><text:span text:style-name="T13"> Perception is the most rolled skill in the game. </text:span></text:p>
      <text:p text:style-name="P1"><text:span text:style-name="T37">Feather Step Slippers (2000 gp):</text:span><text:span text:style-name="T40"> </text:span><text:span text:style-name="T13">Get potions of </text:span><text:span text:style-name="T14">Feather Step</text:span><text:span text:style-name="T13"> instead or a wand if you think you’ll need it a lot. Dodging difficult terrain is important but this isn’t how you do it.</text:span></text:p>
      <text:p text:style-name="P1"><text:span text:style-name="T33">Formula Alem</text:span><text:span text:style-name="T24">bic (200 gp):</text:span><text:span text:style-name="T13"> DM dependent. If you can just go to the local alchemy library to learn new formulae, this isn’t really worth your time. If your DM makes you really work to fill out your books, this will save you a lot of trouble.</text:span></text:p>
      <text:p text:style-name="P1"><text:span text:style-name="T33">Goggles of Minute Seeing (2500 gp):</text:span><text:span text:style-name="T36"> </text:span><text:span text:style-name="T13">Not terrible if you’re the trapfinder, but Eyes of the Eagle are more overall useful and still help with that role.</text:span></text:p>
      <text:p text:style-name="P1"><text:span text:style-name="T28">Handy Haversack (2000 gp):</text:span><text:span text:style-name="T13"> Say goodbye to weight capacity management! This is nice but isn’t top priority for a Strength-based character.</text:span></text:p>
      <text:p text:style-name="P1"><text:span text:style-name="T20">Headband of Mental Ability Score (4000+ gp):</text:span><text:span text:style-name="T13"> You’ll eventually need one of these to prepare your higher level extracts. Your priorities are Intelligence followed by Wisdom. I recommend upgrading the Headband of Vast Intelligence to +6 and then getting the Headband of Mental Prowess +6 after that. You don’t need a Headband of Mental Superiority. Sorry Charisma.</text:span></text:p>
      <text:p text:style-name="P1"><text:span text:style-name="T28">Hybridization Funnel (200 gp):</text:span><text:span text:style-name="T31"> </text:span><text:span text:style-name="T13">This keeps alchemical weapons relevant for longer. It’s </text:span><text:span text:style-name="T26">blue</text:span><text:span text:style-name="T13"> if your familiar is the one tossing those splash weapons.</text:span></text:p>
      <text:p text:style-name="P1"><text:span text:style-name="T35">Longarm Bracers (7200 gp):</text:span><text:span text:style-name="T13"> Expensive for the limited use and potential penalty but can be pretty useful. It doesn’t have a lot of slot competition, so there’s that.</text:span></text:p>
      <text:p text:style-name="P1"><text:span text:style-name="T28">Luckstone (20000 gp):</text:span><text:span text:style-name="T13"> +1 bonus to a bunch of stuff that stacks with everything. It’s great in the late game.</text:span></text:p>
      <text:p text:style-name="P1"><text:span text:style-name="T26">Pathfinder Pouch (1000 gp):</text:span><text:span text:style-name="T13"> Extremely useful smuggling pouch that’s also a great spot to hide formula books on your person. It’s up there for storage items - even without book paranoia, top-notch smuggling is pretty good for this price.</text:span></text:p>
      <text:p text:style-name="P1"><text:span text:style-name="T33">Preserving</text:span><text:span text:style-name="T28"> </text:span><text:span text:style-name="T24">Flask (1000+ gp):</text:span><text:span text:style-name="T31"> </text:span><text:span text:style-name="T13">These are neat since they allow you to have a wider array of extracts prepared. They’re not super worth it over Boro Beads without creative uses, like preserving a bunch of combined extracts.</text:span></text:p>
      <text:p text:style-name="P1"><text:span text:style-name="T13">As far as I can tell, once you establish what level of extract Admixture Vial creates, it’s legal to use with a Preserving Flask. It would be reasonable for your DM to not allow this fairly powerful interaction - I’d ask what they think before you buy.</text:span></text:p>
      <text:p text:style-name="P1"><text:span text:style-name="T35">Rat-Tread Boots (8500 gp):</text:span><text:span text:style-name="T13"> Avoid difficult terrain and walk on water (well, walk on rats swimming in the water). Gain immunity to rat swarms. Creep people out. Competes with flying extracts for practical uses but you </text:span><text:span text:style-name="T14">do</text:span><text:span text:style-name="T13"> like avoiding difficult terrain.</text:span></text:p>
      <text:p text:style-name="P1"><text:span text:style-name="T39">Robe of Ga</text:span><text:span text:style-name="T26">tes (64000 gp):</text:span><text:span text:style-name="T27"> </text:span><text:span text:style-name="T13">Technically doesn’t work for you (spell or spell-like only - boo!) but if your DM allows it, it’s </text:span><text:span text:style-name="T14">very good</text:span><text:span text:style-name="T13">. Auto-maxed summoning can be amazing for blasting or getting to use abilities like Stampede.</text:span></text:p>
      <text:p text:style-name="P1"><text:span text:style-name="T39">Rod of Giant</text:span><text:span text:style-name="T17"> </text:span><text:span text:style-name="T26">Summoning (3000/11000 gp)</text:span><text:span text:style-name="T30">:</text:span><text:span text:style-name="T13"> Even if you’re not allowed metamagic rods, this one might still be allowed to work with your summons, and is a significant enhancement to their melee capabilities in any area where their size increase isn’t a hindrance. The Lesser version is more widely useful, since the size increase actually limits most of your higher level beatsticks - they tend to already be Large and Huge size can get in the way even on an open field. The Lesser version also benefits from price - it’s affordable right when you get access to </text:span><text:span text:style-name="T14">SM/SNA II</text:span><text:span text:style-name="T13">, and is on the cheaper side by </text:span><text:span text:style-name="T14">SM/SNA IV</text:span><text:span text:style-name="T13">.</text:span></text:p>
      <text:p text:style-name="P1"><text:span text:style-name="T28">Sipping Jacket (5000 gp):</text:span><text:span text:style-name="T30"> </text:span><text:span text:style-name="T13">Action economy saver. It can get kind of expensive. You don’t have a lot of good potions to supply for this, so you’ll end up paying a lot to use it.</text:span></text:p>
      <text:p text:style-name="P1"><text:span text:style-name="T33">Vest of Stable Mutation (20000 gp):</text:span><text:span text:style-name="T13"> At this price, buy a luckstone for basically the same effect plus more.</text:span></text:p>
      <text:p text:style-name="P1"><text:span text:style-name="T24">Wayfinder</text:span><text:span text:style-name="T17">, </text:span><text:span text:style-name="T35">Ebon</text:span><text:span text:style-name="T17">, </text:span><text:span text:style-name="T39">Passage</text:span><text:span text:style-name="T6"> (</text:span><text:span text:style-name="T24">500</text:span><text:span text:style-name="T6">/</text:span><text:span text:style-name="T33">18000</text:span><text:span text:style-name="T6">/</text:span><text:span text:style-name="T37">136000</text:span><text:span text:style-name="T6"> gp):</text:span><text:span text:style-name="T13"> It’s a flashlight/compass that grants additional powers to your Ioun Stones. Those additional powers are often worth way more than 500 gp. Note that you lose the flashlight component while using the Ioun resonant power but keep the compass component. Ebon Wayfinders have an additional Ioun slot, while Wayfinders of Passage have three Ioun slots. Some resonant powers are worth a 17500 gp increase, pretty much none are worth the 118000 gp increase.</text:span></text:p>
      <text:p text:style-name="P1"><text:span text:style-name="T13">Ask your DM if you can establish a better system for whether these have resonance with Ioun Stones than a percentile die. My personal system is to have resonant Ioun Stones cost the amount it would take on average to buy them until they resonate - AKA cracked resonant is 4x the price, flawed resonant is 2x the price and normal resonant is 1.25x the price. The PFS system is probably more balanced (normal is 100% resonant, cracked and flawed are not resonant) but cracked or flawed Ioun Stones are sometimes desirable when their normal version is not, so I prefer a system that allows the use of all Ioun Stones. </text:span></text:p>
      <text:p text:style-name="P7"/>
      <text:p text:style-name="P15"><text:bookmark text:name="_1ch9ufrzb2qt"/>Rings</text:p>
      <text:p text:style-name="P1"><text:span text:style-name="T13">Most rings are pretty good, which means you </text:span><text:span text:style-name="T14">really</text:span><text:span text:style-name="T13"> have to be prepared to justify their slot. I’ve listed a bunch of rings that expand your summoning lists. Technically, these are caster only. They’re </text:span><text:span text:style-name="T39">red</text:span><text:span text:style-name="T13"> if your DM doesn’t let them work on extracts.</text:span></text:p>
      <text:p text:style-name="P1"><text:soft-page-break/><text:span text:style-name="T30">Ring of Evasion (25000 gp):</text:span><text:span text:style-name="T31"> </text:span><text:span text:style-name="T13">Evasion is pretty good and your Reflex save is strong enough to trigger it.</text:span></text:p>
      <text:p text:style-name="P1"><text:span text:style-name="T26">Ring of Freedom of Movement (40000 gp):</text:span><text:span text:style-name="T27"> </text:span><text:span text:style-name="T13">Freedom of Movement will save your life so many times. One of the really expensive items that totally justifies its cost.</text:span></text:p>
      <text:p text:style-name="P1"><text:span text:style-name="T35">Ring of Natural Attunement (Drake) (12880 gp):</text:span><text:span text:style-name="T13"> Technically caster-only. Adds Drakes to your </text:span><text:span text:style-name="T14">SNA</text:span><text:span text:style-name="T13"> list. Groups of 1d3 or 1d4+1 drakes can be decent for blasting but they’re otherwise just worse pouncers with their pseudo-charge ability.</text:span></text:p>
      <text:p text:style-name="P1"><text:span text:style-name="T30">Ring of Natural Attunement (Kami) (7800 gp):</text:span><text:span text:style-name="T13"> Technically caster-only. Adds Kami to your </text:span><text:span text:style-name="T14">SNA</text:span><text:span text:style-name="T13"> list. Basically worth it for Zuishin. Zuishin might very well be one of the best </text:span><text:span text:style-name="T14">SM/SNA VII</text:span><text:span text:style-name="T13"> options with their healing powers (ranged </text:span><text:span text:style-name="T14">Breath of Life</text:span><text:span text:style-name="T13">!) and decent combat capability. </text:span></text:p>
      <text:p text:style-name="P1"><text:span text:style-name="T35">Ring of Natural Attunement (Leshy) (2800 gp):</text:span><text:span text:style-name="T13"> Technically caster-only. Adds Leshys to your </text:span><text:span text:style-name="T14">SNA</text:span><text:span text:style-name="T13"> list. The Fungus Leshys and the Seaweed Leshys notably have ways of blinding/reducing vision if you wanted to sneak attack without flanking.</text:span></text:p>
      <text:p text:style-name="P1"><text:span text:style-name="T35">Ring of Summoning Affinity (Aeon) (7800 gp):</text:span><text:span text:style-name="T36"> </text:span><text:span text:style-name="T13">Technically caster-only. Adds Aeons to your </text:span><text:span text:style-name="T14">SM</text:span><text:span text:style-name="T13"> list. They’re not better than the base list but Akhana are capable of utterly devastating casters via negative levels.</text:span></text:p>
      <text:p text:style-name="P1"><text:span text:style-name="T30">Ring of Summoning Affinity (Agathion) (7700 gp):</text:span><text:span text:style-name="T13"> Technically caster-only. Adds Agathions to your </text:span><text:span text:style-name="T14">SM</text:span><text:span text:style-name="T13"> list. Silvanshees are capable of healing and are okay at pouncing if you get the ring at an appropriate level. The Avoral is a decent blaster. Leonal is likely one of the best level VIII options available when compared to the base list and almost definitely the best if you don’t have space for bigger creatures.</text:span></text:p>
      <text:p text:style-name="P1"><text:span text:style-name="T30">Ring of Summoning Affinity (Angel) (7200 gp):</text:span><text:span text:style-name="T13"> Technically caster-only. Adds Angels to your </text:span><text:span text:style-name="T14">SM</text:span><text:span text:style-name="T13"> list. Campaign dependant - they’re decent if you need their </text:span><text:span text:style-name="T14">Magic Circle </text:span><text:span text:style-name="T13">effect but otherwise they’re about on par with the base </text:span><text:span text:style-name="T14">SM</text:span><text:span text:style-name="T13"> options.</text:span></text:p>
      <text:p text:style-name="P1"><text:span text:style-name="T30">Ring of Summoning Affinity (Archon) (7000 gp):</text:span><text:span text:style-name="T13"> Technically caster-only. Adds Archons to your </text:span><text:span text:style-name="T14">SM</text:span><text:span text:style-name="T13"> list. The creatures added to your list are on par or worse than the base list, with the exception of the Harbinger being the lowest level healing option available (and a decent anti-incorporeal tool at lower levels). Just barely makes green because that same Harbinger summoned by the ring itself gives you a free 3d8+15 worth of HP every day.</text:span></text:p>
      <text:p text:style-name="P1"><text:span text:style-name="T39">Ring of Summoning Affinity (Asura) (7600 gp):</text:span><text:span text:style-name="T13"> Technically caster-only. Adds Asuras to your </text:span><text:span text:style-name="T14">SM</text:span><text:span text:style-name="T13"> list. They’re mostly beatsticks - stick to your base list.</text:span></text:p>
      <text:p text:style-name="P1"><text:span text:style-name="T26">Ring of Summoning Affinity (Daemon) (10800 gp):</text:span><text:span text:style-name="T13"> Technically caster-only. Adds Daemons to your </text:span><text:span text:style-name="T14">SM</text:span><text:span text:style-name="T13"> list. Costs more than the similar rings but adds a huge amount to your list. Hydrodaemons are okay at blasting and can do some battlefield control with their sleep spittle. Leukodaemons are a strong debuffing option to add to your level VII list while Piscodaemons are a decent beatstick, Derghodaemons are better than most of the core options as a beatstick at VIII and comes with a save-or-lose in the form of AoE </text:span><text:span text:style-name="T14">Feeblemind</text:span><text:span text:style-name="T13">. Thanadaemons likely aren’t better than the base IX list but access to </text:span><text:span text:style-name="T14">Enervation</text:span><text:span text:style-name="T13"> is useful.</text:span></text:p>
      <text:p text:style-name="P1"><text:span text:style-name="T30">Ring of Summoning Affinity (Div) (9100 gp):</text:span><text:span text:style-name="T13"> Technically caster-only. Adds Divs to your </text:span><text:span text:style-name="T14">SM</text:span><text:span text:style-name="T13"> list. Aghash have some decent control and Ghawwas has a good DC on its poison. The Sepid is an amazing AoE blaster, having a DC 21 15d6 attack.</text:span></text:p>
      <text:p text:style-name="P1"><text:span text:style-name="T26">Ring of Summoning Affinity (Inevitable) (8100 gp):</text:span><text:span text:style-name="T13"> Technically caster-only. Adds Inevitables to your </text:span><text:span text:style-name="T14">SM</text:span><text:span text:style-name="T13"> list. Very good item once you have access to </text:span><text:span text:style-name="T14">SM IX</text:span><text:span text:style-name="T13">. Kolyaruts providing 1d3 </text:span><text:span text:style-name="T14">Enervations</text:span><text:span text:style-name="T13"> a round at VIII, and the Marut is a great melee option with </text:span><text:span text:style-name="T14">Greater Dispel Magic</text:span><text:span text:style-name="T13"> at will (and a handful of other potent spell-likes).</text:span></text:p>
      <text:p text:style-name="P1"><text:span text:style-name="T39">Ring of Summoning Affinity (Kyton) (7300 gp):</text:span><text:span text:style-name="T40"> </text:span><text:span text:style-name="T13">Technically caster-only. Adds Kytons to your </text:span><text:span text:style-name="T14">SM</text:span><text:span text:style-name="T13"> list. They’re not great and you only get 3.</text:span></text:p>
      <text:p text:style-name="P1"><text:span text:style-name="T35">Ring of Summoning Affinity (Protean) (7200 gp):</text:span><text:span text:style-name="T13"> Technically caster-only. Adds Proteans to your </text:span><text:span text:style-name="T14">SM</text:span><text:span text:style-name="T13"> list. It doesn’t add much. None of the new options are </text:span><text:span text:style-name="T14">bad</text:span><text:span text:style-name="T13">… but they’re not great and you may as well save your gold.</text:span></text:p>
      <text:p text:style-name="P1"><text:span text:style-name="T35">Ring of Summoning Affinity (Psychopomp) (7600 gp):</text:span><text:span text:style-name="T13"> Technically caster-only. Adds Psychopomps to your </text:span><text:span text:style-name="T14">SM</text:span><text:span text:style-name="T13"> list. None of the new options are </text:span><text:span text:style-name="T14">bad</text:span><text:span text:style-name="T13">… but they’re not great and you may as well save your gold.</text:span></text:p>
      <text:p text:style-name="P1"><text:span text:style-name="T30">Ring of Summoning Affinity (Qlippoth) (8600 gp):</text:span><text:span text:style-name="T13"> Technically caster-only. Adds Qlippoths to your </text:span><text:span text:style-name="T14">SM</text:span><text:span text:style-name="T13"> list. Shoggtis do no-save WIS damage. <text:s/>Nyogoths have some good battlefield control between </text:span><text:span text:style-name="T14">Acid Fog</text:span><text:span text:style-name="T13"> and being able to do no-save panicking in groups via </text:span><text:span text:style-name="T14">Fear</text:span><text:span text:style-name="T13">. The other options aren’t notably better or worse than the base list.</text:span></text:p>
      <text:p text:style-name="P1"><text:span text:style-name="T30">Ring of Protection (2000+ gp):</text:span><text:span text:style-name="T13"> Boosts your AC and applies to Touch and Flat-Footed. More than +2 is pricey but you’ll probably want the +5 in the later levels for the Touch AC.</text:span></text:p>
      <text:p text:style-name="P6"/>
      <text:p text:style-name="P15"><text:bookmark text:name="_fzyd4y0vzyx"/>Ioun Stones</text:p>
      <text:p text:style-name="P1"><text:span text:style-name="T30">Deep Red Sphere (8000 gp) </text:span><text:span text:style-name="T17">[</text:span><text:span text:style-name="T30">Cracked (200 gp)</text:span><text:span text:style-name="T17">/</text:span><text:span text:style-name="T39">Flawed (6000 gp)</text:span><text:span text:style-name="T17">/ </text:span><text:span text:style-name="T26">Wayfinder</text:span><text:span text:style-name="T17">]:</text:span><text:span text:style-name="T13"> Deep Red Sphere’s big deal is getting Improved Unarmed Strike. That said, there’s generally at least one Dexterity based skill you want a small boost on from Cracked and the normal power is good up until you want to buy a Belt of Physical Might (which might not be until very late game). The Flawed version is too punishing to use.</text:span></text:p>
      <text:p text:style-name="P1"><text:span text:style-name="T28">Dusty Rose Prism (5000 gp)</text:span><text:span text:style-name="T6"> [</text:span><text:span text:style-name="T24">Cracked (500 gp)</text:span><text:span text:style-name="T6">/</text:span><text:span text:style-name="T37">Flawed</text:span><text:span text:style-name="T39"> (4000 gp)</text:span><text:span text:style-name="T6">/ </text:span><text:span text:style-name="T33">Wayfinder</text:span><text:span text:style-name="T6">]:</text:span><text:span text:style-name="T13"> Everyone should have a Cracked Dusty Rose, Initiative is that important. You should eventually get the normal version too, since it stacks with most other AC. The Wayfinder ability got nerfed unfortunately - you mostly want it for CMD and it doesn’t boost that anymore. Flawed has too much of a drawback.</text:span></text:p>
      <text:p text:style-name="P1"><text:span text:style-name="T30">Incandescent Blue Sphere (8000 gp) </text:span><text:span text:style-name="T17">[</text:span><text:span text:style-name="T26">Cracked (200 gp)</text:span><text:span text:style-name="T17">/</text:span><text:span text:style-name="T35">Flawed (7200 gp)</text:span><text:span text:style-name="T17">/</text:span><text:span text:style-name="T26">Wayfinder</text:span><text:span text:style-name="T17">]:</text:span><text:span text:style-name="T13"> Most secondary ability score Ioun Stones are pretty good, since there is a good range of levels before they’ll be invalidated by a belt/headband. 200 gold is a decent price for a bonus to Perception and the Wayfinder granting a bonus feat is amazing. The flawed version is okay-ish but it’s so close to the normal version in price that I don’t know why you’d ever get it.</text:span></text:p>
      <text:p text:style-name="P1"><text:span text:style-name="T28">Pale Green Prism (30000 gp)</text:span><text:span text:style-name="T6"> [</text:span><text:span text:style-name="T24">Cracked (4000 gp)</text:span><text:span text:style-name="T6">/</text:span><text:span text:style-name="T33">Flawed (28000</text:span><text:span text:style-name="T35"> gp)</text:span><text:span text:style-name="T6">/ </text:span><text:span text:style-name="T28">Wayfinder</text:span><text:span text:style-name="T6">]:</text:span><text:span text:style-name="T13"> The normal version suffers from the price making it an exclusively late game option but it is amazing. The Cracked version is a strong purchase for either effect and it’s worth picking up two to use both effects. The Flawed version is normally very good but access to </text:span><text:span text:style-name="T14">Heroism</text:span><text:span text:style-name="T13"> gives you most of those morale bonuses already. The wayfinder effect is decent.</text:span></text:p>
      <text:p text:style-name="P1"><text:soft-page-break/><text:span text:style-name="T35">Pink and Green Sphere (8000 gp)</text:span><text:span text:style-name="T30"> </text:span><text:span text:style-name="T17">[</text:span><text:span text:style-name="T26">Cracked (200 gp)</text:span><text:span text:style-name="T17">/</text:span><text:span text:style-name="T39">Flawed (6000 gp)</text:span><text:span text:style-name="T17">/ </text:span><text:span text:style-name="T22">Wayfinder</text:span><text:span text:style-name="T17">]:</text:span><text:span text:style-name="T13"> You don’t really need Charisma but getting +1 untyped Will save bonus is great. Cracked boosts UMD, so that’s cool and even if you have to use the normal version to attune, it’s still worth 8500 gp later on.</text:span></text:p>
      <text:p text:style-name="P1"/>
      <text:p text:style-name="P15"><text:bookmark text:name="_8p3cbt6jjnyj"/>Potions and Wands</text:p>
      <text:p text:style-name="P1"><text:span text:style-name="T17">Ant Haul [</text:span><text:span text:style-name="T26">Potion</text:span><text:span text:style-name="T17">/</text:span><text:span text:style-name="T35">Wand</text:span><text:span text:style-name="T17">]:</text:span><text:span text:style-name="T13"> You shouldn’t have to use this often enough that you need a wand (and if you do, what the hell. Just stop carrying such heavy stuff.). Having a potion on hand is nice.</text:span></text:p>
      <text:p text:style-name="P1"><text:span text:style-name="T17">Comprehend Languages [</text:span><text:span text:style-name="T26">Potion</text:span><text:span text:style-name="T17">/</text:span><text:span text:style-name="T35">Wand</text:span><text:span text:style-name="T17">]:</text:span><text:span text:style-name="T13"> You shouldn’t have to use this often enough that you need a wand (and if you do, you should invest in Linguistics instead). Having a potion on hand is great, though.</text:span></text:p>
      <text:p text:style-name="P1"><text:span text:style-name="T17">Cure Light Wounds [</text:span><text:span text:style-name="T30">Potion</text:span><text:span text:style-name="T17">/</text:span><text:span text:style-name="T22">Wand</text:span><text:span text:style-name="T17">]:</text:span><text:span text:style-name="T13"> You might spend the first few levels relying on your potion making skills for access to this. Pick up a wand ASAP though, this is the #1 adventuring item.</text:span></text:p>
      <text:p text:style-name="P1"><text:span text:style-name="T17">Endure Elements [</text:span><text:span text:style-name="T26">Potion</text:span><text:span text:style-name="T17">/</text:span><text:span text:style-name="T35">Wand</text:span><text:span text:style-name="T17">]:</text:span><text:span text:style-name="T13"> You shouldn’t have to use this often enough that you need a wand (and if you do, your DM should have basically forced that wand upon the party). Having a potion on hand can save your life.</text:span></text:p>
      <text:p text:style-name="P1"><text:span text:style-name="T17">Enlarge Person [</text:span><text:span text:style-name="T35">Pot</text:span><text:span text:style-name="T26">ion</text:span><text:span text:style-name="T17">/</text:span><text:span text:style-name="T30">Wand</text:span><text:span text:style-name="T17">]:</text:span><text:span text:style-name="T13"> This is absolutely amazing to have as a potion if you’ve got the Accelerated Drinker trait. Otherwise, it’s just okay - I’d rather spend my brewing time/money on utility potions. You should use a Boro Bead or a Wand if you want to have more castings of this and don’t have the Accelerated Drinker trait.</text:span></text:p>
      <text:p text:style-name="P1"><text:span text:style-name="T17">Feather Step [</text:span><text:span text:style-name="T26">Potion</text:span><text:span text:style-name="T17">/</text:span><text:span text:style-name="T35">Wand</text:span><text:span text:style-name="T17">] (UMD needed):</text:span><text:span text:style-name="T13"> Difficult Terrain can kill you as a reach fighter because you rely so heavily on your 5ft step. Pop a potion of this and ignore it. The wand isn’t great since you’ll have flight access by the level you can UMD it.</text:span></text:p>
      <text:p text:style-name="P1"><text:span text:style-name="T17">Greater Magic Fang [</text:span><text:span text:style-name="T30">Potion</text:span><text:span text:style-name="T17">/</text:span><text:span text:style-name="T39">Wand</text:span><text:span text:style-name="T17">] (UMD Needed):</text:span><text:span text:style-name="T13"> Getting a GMF potion at CL 12, 16, or 20 and using it with Alchemical Allocation is a well known Alchemist trick. Buying potions at specific caster levels might not be allowed in your game (hi, PFS!), so check with your DM. You’ll see people talking about how busted this trick is but way too many of the Alchemist’s natural attacks come from temporary sources, so you’re better off getting an Amulet of Mighty Fists if you actually want all those fun polymorph options to be buffed.</text:span></text:p>
      <text:p text:style-name="P1"><text:span text:style-name="T17">Heightened Awareness [</text:span><text:span text:style-name="T26">Wand Only</text:span><text:span text:style-name="T17">]:</text:span><text:span text:style-name="T13"> It’s a nice cast-at-the-door kind of effect. If you’re using it for the skill boost, an extract’s extended duration is better but we all know we’re here for that sweet Initiative boost.</text:span></text:p>
      <text:p text:style-name="P1"><text:span text:style-name="T17">Heroism [</text:span><text:span text:style-name="T22">Potion</text:span><text:span text:style-name="T17">/</text:span><text:span text:style-name="T35">Wand</text:span><text:span text:style-name="T17">]:</text:span><text:span text:style-name="T13"> Having a potion of this lets you cast it out of your 2nd level slots with Alchemical Allocation. As any Bard will tell you, having Heroism as a 2nd level spell is </text:span><text:span text:style-name="T14">amazing</text:span><text:span text:style-name="T13">.</text:span></text:p>
      <text:p text:style-name="P1"><text:span text:style-name="T17">Lead Blades [</text:span><text:span text:style-name="T30">Wand Only</text:span><text:span text:style-name="T17">] (UMD needed):</text:span><text:span text:style-name="T13"> This is a decent damage effect. Lasting a minute gives it the cast-at-the-door option. </text:span></text:p>
      <text:p text:style-name="P1"><text:span text:style-name="T17">Lesser Restoration [</text:span><text:span text:style-name="T30">Potion</text:span><text:span text:style-name="T17">/</text:span><text:span text:style-name="T30">Wand</text:span><text:span text:style-name="T17">]:</text:span><text:span text:style-name="T13"> I prefer the potion, since it takes a lot of uses for the wand to become the cheaper option (16 and it being on your formulae list means getting to 16 could take a while). If you can buy wands at less than full charge, the wand is better.</text:span></text:p>
      <text:p text:style-name="P1"><text:span text:style-name="T17">Protection From X [</text:span><text:span text:style-name="T26">Potion</text:span><text:span text:style-name="T17">/</text:span><text:span text:style-name="T35">Wand</text:span><text:span text:style-name="T17">] (UMD Needed):</text:span><text:span text:style-name="T13"> Protection From X spells are very good. I’d pick up a few potions but it’s a little situational for a Wand.</text:span></text:p>
      <text:p text:style-name="P1"><text:span text:style-name="T17">Shield [</text:span><text:span text:style-name="T30">Wand Only</text:span><text:span text:style-name="T17">]:</text:span><text:span text:style-name="T13"> It’s a good early level wand that ages well.</text:span></text:p>
      <text:p text:style-name="P1"><text:span text:style-name="T17">Stoneskin [</text:span><text:span text:style-name="T26">Potion</text:span><text:span text:style-name="T17">/</text:span><text:span text:style-name="T35">Wand</text:span><text:span text:style-name="T17">]:</text:span><text:span text:style-name="T13"> The Summoner class gets </text:span><text:span text:style-name="T14">Stoneskin</text:span><text:span text:style-name="T13"> as a 3rd level spell, so they can make potions of it. It’s 1300gp for you to be Alchemically Allocating this 4th level spell to a 2nd level slot (and effectively free after enough castings if you consider what you save on material components). Many DMs don’t allow reduced level items like this to be available for general purchase, so check with your DM. This sort of thing is considered pretty cheesy - I’d personally avoid it.</text:span></text:p>
      <text:p text:style-name="P6"/>
      <text:p text:style-name="P15"><text:bookmark text:name="_wk39jbxzf99b"/>Alchemical Items</text:p>
      <text:p text:style-name="P1"><text:span text:style-name="T13">Three important things to remember about alchemical items:</text:span></text:p>
      <text:p text:style-name="P1"><text:span text:style-name="T13">1. You by default have the Alchemist’s Throw Anything, giving you +1 to hit and Intelligence to damage with splash weapons.</text:span></text:p>
      <text:p text:style-name="P1"><text:span text:style-name="T13">2. You have </text:span><text:span text:style-name="T14">Full Pouch</text:span><text:span text:style-name="T13"> on your formulae list, so with enough downtime these should all be considered to cost 1 gp after the initial purchase and have a new DC equal to 12 + Int (or their original DC - whichever is better).</text:span></text:p>
      <text:p text:style-name="P1"><text:span text:style-name="T13">3. You can craft this stuff. All of it should be considered readily accessible, even in games without a Magicmart.</text:span></text:p>
      <text:p text:style-name="P1"><text:span text:style-name="T35">Acid </text:span><text:span text:style-name="T30">(10 gp):</text:span><text:span text:style-name="T31"> </text:span><text:span text:style-name="T13">It’s an alternate damage type to fire and a lot cheaper during early levels. Nice for the Hybridization Funnel. It’s good, but there’s better stuff. The cheapness is very nice for keeping a supply of these, though - you should be able to make one every two days without taking time off from adventuring by using the “Crafting While Adventuring” rules in the CRB’s Magic Item Creation section and voluntarily adding +10 DC to the check. 1.66gp a day to make sure your familiar has a splash weapon arsenal is the right price.</text:span></text:p>
      <text:p text:style-name="P1"><text:soft-page-break/><text:span text:style-name="T30">Alchemist’s Fire (20 gp):</text:span><text:span text:style-name="T13"> If you wanna throw stuff at stuff, this is the iconic choice. 2d6+Int versus touch AC is a respectable ranged attack.</text:span></text:p>
      <text:p text:style-name="P1"><text:span text:style-name="T30">Antiplague (50 gp):</text:span><text:span text:style-name="T13"> Cures and prevents disease.</text:span></text:p>
      <text:p text:style-name="P1"><text:span text:style-name="T26">Artokus’s Fire (100 gp):</text:span><text:span text:style-name="T27"> </text:span><text:span text:style-name="T13">Souped-up Alchemist’s Fire. </text:span></text:p>
      <text:p text:style-name="P1"><text:span text:style-name="T26">Blood-boiling Pill (75 gp):</text:span><text:span text:style-name="T13"> This is a great target for </text:span><text:span text:style-name="T14">Full Pouch</text:span><text:span text:style-name="T13">-ing - gaining +2 initiative for a minor drawback and 1gp a day is very good.</text:span></text:p>
      <text:p text:style-name="P1"><text:span text:style-name="T26">Clear Ear (15 gp):</text:span><text:span text:style-name="T13"> Long duration scouting effect with a Cha penalty. Doesn’t kick in for a few hours, so can be awkward to time.</text:span></text:p>
      <text:p text:style-name="P1"><text:span text:style-name="T30">Desiccating Lubricant (30 gp):</text:span><text:span text:style-name="T13"> Splash weapon that imposes a bunch of penalties to common maneuvers and deals a small amount of nonlethal damage. Hybridize it with a Ghast Retch Flask to seriously neuter foes.</text:span></text:p>
      <text:p text:style-name="P1"><text:span text:style-name="T30">Ghast Retch Flask (50 gp):</text:span><text:span text:style-name="T13"> Splash weapon that always sickens and has a chance to nauseate. Makes for a great Hybridization Funnel choice. </text:span></text:p>
      <text:p text:style-name="P1"><text:span text:style-name="T30">Holy Water (25 gp):</text:span><text:span text:style-name="T31"> </text:span><text:span text:style-name="T13">Insurance against incorporeal foes and a splash weapon that doesn’t hurt your allies. </text:span></text:p>
      <text:p text:style-name="P1"><text:span text:style-name="T35">Reagent Paper (1 gp):</text:span><text:span text:style-name="T36"> </text:span><text:span text:style-name="T13">It shouldn’t be too hard to identify potions but if you can’t a reagent paper pretty much guarantees you’ll get it on a take 10. It’s the right price at least.</text:span></text:p>
      <text:p text:style-name="P1"><text:span text:style-name="T30">Shard Gel (25 gp):</text:span><text:span text:style-name="T13"> Insta-caltrops that deal 1d4 piercing damage. Hand a few of these to your familiar.</text:span></text:p>
      <text:p text:style-name="P1"><text:span text:style-name="T35">Smokestick (20 gp):</text:span><text:span text:style-name="T13"> A little marginal between your summons and the likeliness of a party caster handling fog effects but it doesn’t hurt to have this on hand.</text:span></text:p>
      <text:p text:style-name="P1"><text:span text:style-name="T39">Sunr</text:span><text:span text:style-name="T26">od (2 gp):</text:span><text:span text:style-name="T13"> You need to see? Have a glowstick! Not very useful if you’ve got Darkvision.</text:span></text:p>
      <text:p text:style-name="P1"><text:span text:style-name="T26">Tangleburn Bag (150 gp):</text:span><text:span text:style-name="T27"> </text:span><text:span text:style-name="T13">All the benefits of a Tanglefoot Bag with some added damage baked in. It’s held back by its cost but you have ways of reducing that.</text:span></text:p>
      <text:p text:style-name="P1"><text:span text:style-name="T26">Tanglefoot Bag (50 gp):</text:span><text:span text:style-name="T13"> Made a little irrelevant once you have a stash of Tangleburn Bags, this is still a top notch control effect and is actually affordable if you have to pay full price. </text:span></text:p>
      <text:p text:style-name="P1"><text:span text:style-name="T30">Tracking Powder (30 gp):</text:span><text:span text:style-name="T13"> Comes with 10 doses and allows you to gain +10 to Survival if you’re trained or use Perception to track if you’re not. Both effects are great.</text:span></text:p>
      <text:p text:style-name="P1"><text:span text:style-name="T35">Vermin Repellent (5 gp):</text:span><text:span text:style-name="T13"> Don’t get bothered by vermin. It’s okay but non-swarm vermin aren’t much threat and you’re pretty good at fighting swarms.</text:span></text:p>
      <text:p text:style-name="P1"><text:bookmark text:name="i7s8g14gd2rc"/></text:p>
      <text:p text:style-name="P17"><text:bookmark text:name="_wxci3w4tw3t"/>Tactics</text:p>
      <text:p text:style-name="P1"><text:span text:style-name="T13">Ultimately, how effective you are at reach fighting is going to be fairly reliant on your own ability and the party’s ability to enact good tactics. This is something you should be discussing with your party both in and out of character. Remember, this part of the guide is mostly advice. Your DM can, should, and will put you in hard spots where most tactics you normally use go out the window.</text:span></text:p>
      <text:p text:style-name="P1"/>
      <text:p text:style-name="P13"><text:bookmark text:name="_g0r2xk2cx152"/>General Advice</text:p>
      <text:p text:style-name="P1"><text:span text:style-name="T13">Be first in the party’s marching order if you’re in places where combat might occur. You should have a decent perception and some door opening skills so you’re pretty desirable to have in front anyways and it’s the easiest place to position yourself from.</text:span></text:p>
      <text:p text:style-name="P1"><text:span text:style-name="T13">Don’t approach enemies if there’s any chance they’ll approach you - you’ll be able to get more attacks than they will this way. If you aren’t using your standard action to cast, always ready an action to attack the first enemy to enter your threatened range - you’ll get both the readied attack and your AoO this way. If you do approach an enemy, don’t move close enough that they can 5ft step to attack you without taking AoOs. 15ft away is the standard for medium enemies.</text:span></text:p>
      <text:p text:style-name="P1"><text:span text:style-name="T13">If your foe has significantly more attacks on a full attack than you do, disengage via tumbling. If they want to keep fighting you, they’ll have to trade at best an even amount of blows - your readied and your attack of opportunity versus their attack of opportunity and their standard. With an Acrobatics focus, that might even work out in your advantage - you’ll just avoid their attack of opportunity.</text:span></text:p>
      <text:p text:style-name="P1"><text:soft-page-break/><text:span text:style-name="T13">Speaking of, there’s no punishment for using Acrobatics. If you weren’t intending to move beyond your tumbling range, you should always use it. You should also use Acrobatics to reposition and force enemies to keep provoking for movement in situations where you’re the most desirable thing for that foe to attack.</text:span></text:p>
      <text:p text:style-name="P1"/>
      <text:p text:style-name="P13"><text:bookmark text:name="_7g7if08gsywj"/>Positioning</text:p>
      <text:p text:style-name="P1"><text:span text:style-name="T13">You should be working with your party to create positioning that forces enemies into your attacks of opportunity as much as possible. Here’s a breakdown of how you might try to interact with others to best enable yourself.</text:span></text:p>
      <text:p text:style-name="P1"/>
      <text:p text:style-name="P15"><text:bookmark text:name="_58zb9dyq1jp2"/>With Casters</text:p>
      <text:p text:style-name="P1"><text:span text:style-name="T13">You should encourage casters to use their move action to remain behind you. If you can, position yourself to block charge lanes to the caster and use your body as soft cover against ranged opponents who might try to disrupt your teammate’s casting. Inform your caster that you can act as soft cover for them when they need to move into threatened areas to cast so as to prevent attacks of opportunity against them. That doesn’t give you more AoOs but is still a way for you to aid your fellow adventurer.</text:span></text:p>
      <text:p text:style-name="P1"><text:span text:style-name="T13">If you fight in an area that forces everyone into close range, get the casters to hide in your threatened area. Enemies will pretty much have to provoke to engage them and, with coordination, they can delay or ready in such a way that you can use your body as cover to block AoOs while they cast or escape.</text:span></text:p>
      <text:p text:style-name="P7"/>
      <text:p text:style-name="P15"><text:bookmark text:name="_4iq0haxat4su"/>With Archers</text:p>
      <text:p text:style-name="P1"><text:span text:style-name="T13">Archers need to remain more stationary than casters so they get their full attacks. Rather than them positioning themselves behind you, you should position yourself in front of them. Be aware of providing cover to enemies and try to force any potential threats to have to move through your threatened squares if they want to reach the archers.</text:span></text:p>
      <text:p text:style-name="P1"/>
      <text:p text:style-name="P15"><text:bookmark text:name="_xlxzzal3emnt"/>With Melee Fighters</text:p>
      <text:p text:style-name="P1"><text:span text:style-name="T13">Coordinate readied actions with other melee characters. Get them to stand just a little off to the side of you at the beginning of combat (preferably within your reach and no closer than you are to a foe). When enemies provoke from you, they can use their readied action to partial charge or to 5ft step in and swing. Try to create situations where it’s tactically disadvantageous for an enemy to approach from the opposite side. Your melee partner will likely get the same amount of actions as if they’d simply charged but you’ll both be in a better position to flank or you can disengage and reposition to trap an enemy in a spot where they’re forced to let your melee partner AND you get AoOs if they want to move.</text:span></text:p>
      <text:p text:style-name="P1"><text:span text:style-name="T13">Alternately, Enlarge yourself and stand behind your melee teammates. They shouldn’t provide soft cover anymore (they’re less than half your height) and you’ll give them an opportunity to really show off their frontline capabilities.</text:span></text:p>
      <text:p text:style-name="P1"><text:span text:style-name="T13">Don’t forget to give your melee friends potions and infusions to use in the opening rounds of combat, too. They’ll be happier spending a round positioning with you instead of attacking if you’re giving them a buff to use their standard action on.</text:span></text:p>
      <text:p text:style-name="P1"/>
      <text:p text:style-name="P15"><text:bookmark text:name="_swxk8guegxwa"/>Other Reach Fighters</text:p>
      <text:p text:style-name="P1"><text:span text:style-name="T13">Operate in a wedge formation with the tip of the V facing towards your enemies. The two sides should threaten the tip’s unthreatened front squares. Enemies provoke to engage, everyone can ready attacks and once engaged, the two sides of the V can easily move into flanks.</text:span></text:p>
      <text:p text:style-name="P1"><text:span text:style-name="T13">Alternately, move in a tight line (or just side by side if there is only two of you). You’ll provoke a flurry of AoOs if someone tries to approach and a long enough line will cover most of each other’s threatened squares. The phalanx works!</text:span></text:p>
      <text:p text:style-name="P1"/>
      <text:p text:style-name="P13"><text:bookmark text:name="_mdxtd6jjhc2z"/>Enemy Reactions</text:p>
      <text:p text:style-name="P1"><text:span text:style-name="T17">They’re not approaching!: </text:span><text:span text:style-name="T13">Do the bad guys have decent ranged attacks? If not, you’re winning. Are you preventing them from approaching your casters and archers? If yes, you’re winning. They double moved around you? You traded a non-action (the attack of opportunity) for their standard action. Pretty good. You don’t always need to physically roll your d20 for your threatened area to be effective. </text:span></text:p>
      <text:p text:style-name="P1"><text:span text:style-name="T17">They’re not approaching and it’s bad!:</text:span><text:span text:style-name="T13"> You should rarely be wasting actions moving into position, so if an enemy chooses to ignore you, just punish them for it. Summon something or buff up, then move into a flank or a place where you’ll be able to charge/attack next round.</text:span></text:p>
      <text:p text:style-name="P1"><text:soft-page-break/><text:span text:style-name="T17">They’re casters/archers and were never going to approach:</text:span><text:span text:style-name="T13"> Well, then ignore my positioning advice and charge them or approach and summon on your way. Use your summons as cover for you and other melee types - they’re disposable while you and your party members are not.</text:span></text:p>
      <text:p text:style-name="P1"><text:span text:style-name="T17">There’s more than one type of foe and we’re getting bombarded at range while their melee types engage:</text:span><text:span text:style-name="T13"> Try to avoid being in places where they can catch more than 1 or 2 of you in an AoE without harming their own melee fighters, continue positioning yourself to defend your own casters and archers, and use summons to hassle the ranged enemies.</text:span></text:p>
      <text:p text:style-name="P1"><text:span text:style-name="T17">They’re also using reach tactics:</text:span><text:span text:style-name="T13"> Show them why you’re an Alchemist and a summoner. Enlarge yourself to outdo their reach tactics, drop summons inside their threatened area to disrupt them, or throw a Tanglefoot Bag to turn off their Combat Reflexes and Acrobatics movement.</text:span></text:p>
      <text:p text:style-name="P1"><text:bookmark text:name="bekf9n9qbgf9"/></text:p>
      <text:p text:style-name="P17"><text:bookmark text:name="_l93qn5ai2133"/>Sample Build</text:p>
      <text:p text:style-name="P1"><text:span text:style-name="T13">Here is an example build, showcased at intervals of 5 levels so you can see how a character might naturally level up. I’ve chosen Half-Elf as the race, so that the feat selection can be imitated by any race. Humans and Elves can reach the ideal of having both Power Attack and Augment Summoning two levels earlier but that’s not necessary for a successful reach Alchemist. </text:span></text:p>
      <text:p text:style-name="P1"><text:span text:style-name="T13">I avoid borderline item interactions in this build. If you’re allowed to do things like combine Admixture Vial with Preserving Flasks or attune Cracked Ioun Stones, you will do that stuff. They’re obviously powerful interactions and you should take advantage of them if you can. They’re questionable enough that they’re not appropriate for a sample build.</text:span></text:p>
      <text:p text:style-name="P1"><text:span text:style-name="T13">This build is set up without a party or campaign in mind. It would look different in the context of either. You might not use Disable Device, your familiar might specialize in specific Knowledges, you might be more of healer, etc. This build does a lot of stuff to show that it can do a lot of stuff but it doesn’t need to do everything that it does - and in a party, it won’t (even if it’s just to avoid stepping on toes!).</text:span></text:p>
      <text:p text:style-name="P7"/>
      <text:p text:style-name="P13"><text:bookmark text:name="_yrk4zxwxxgtn"/>Level 1</text:p>
      <text:p text:style-name="P11"><text:span text:style-name="T13">Vivisectionist Preservationist Alchemist 1</text:span></text:p>
      <text:p text:style-name="P11"><text:span text:style-name="T13">N Medium humanoid (Human, Elf)</text:span></text:p>
      <text:p text:style-name="P11"><text:span text:style-name="T17">Init</text:span><text:span text:style-name="T13"> +2; </text:span><text:span text:style-name="T17">Senses</text:span><text:span text:style-name="T13"> Low-light vision; Perception +7</text:span></text:p>
      <text:p text:style-name="P11"><text:span text:style-name="T13">---</text:span></text:p>
      <text:p text:style-name="P11"><text:span text:style-name="T17">AC</text:span><text:span text:style-name="T13"> 14, touch 12, flat-footed 12 (+2 armor, +2 Dex)</text:span></text:p>
      <text:p text:style-name="P11"><text:span text:style-name="T17">Mutagen AC </text:span><text:span text:style-name="T13">16, touch 12, flat-footed 14 (+2 armor, +2 Dex, +2 natural)</text:span></text:p>
      <text:p text:style-name="P11"><text:span text:style-name="T13">---</text:span></text:p>
      <text:p text:style-name="P11"><text:span text:style-name="T17">HP</text:span><text:span text:style-name="T13"> 11 (1d8+3)</text:span></text:p>
      <text:p text:style-name="P11"><text:span text:style-name="T17">Fort</text:span><text:span text:style-name="T13"> +4, </text:span><text:span text:style-name="T17">Ref</text:span><text:span text:style-name="T13"> +4, </text:span><text:span text:style-name="T17">Will</text:span><text:span text:style-name="T13"> +3 (+2 v. enchantment)</text:span></text:p>
      <text:p text:style-name="P11"><text:span text:style-name="T17">Immune </text:span><text:span text:style-name="T13">Sleep</text:span></text:p>
      <text:p text:style-name="P11"><text:span text:style-name="T13">---</text:span></text:p>
      <text:p text:style-name="P11"><text:span text:style-name="T17">Speed</text:span><text:span text:style-name="T13"> 30 ft.</text:span></text:p>
      <text:p text:style-name="P11"><text:span text:style-name="T17">Melee</text:span><text:span text:style-name="T13"> Mwk Cold Iron Longspear +5 (1d8+4, x3) OR Cold Iron Cestus +4 (1d4+3, 19-20x2) OR Boulder Helmet -1 (1d4+3)</text:span></text:p>
      <text:p text:style-name="P11"><text:span text:style-name="T17">Mutagen </text:span><text:span text:style-name="T13">Mwk Cold Iron Longspear +7 (1d8+7, x3) OR Cold Iron Cestus +6 (1d4+5, 19-20x2) OR Boulder Helmet +1 (1d4+5)</text:span></text:p>
      <text:p text:style-name="P11"><text:soft-page-break/><text:span text:style-name="T17">Ranged </text:span><text:span text:style-name="T13">Sling +2 (1d4+3)</text:span></text:p>
      <text:p text:style-name="P11"><text:span text:style-name="T13">---</text:span></text:p>
      <text:p text:style-name="P11"><text:span text:style-name="T17">Special</text:span><text:span text:style-name="T13"> Sneak Attack +1d6, Mutagen (+4 Str, –2 Int, +2 natural armor, 10 minutes)</text:span></text:p>
      <text:p text:style-name="P11"><text:span text:style-name="T17">Extracts Prepared</text:span><text:span text:style-name="T13"> (CL 1st)</text:span></text:p>
      <text:p text:style-name="P11"><text:span text:style-name="T17">1st</text:span><text:span text:style-name="T13">-Shield, open slot</text:span></text:p>
      <text:p text:style-name="P11"><text:span text:style-name="T13">---</text:span></text:p>
      <text:p text:style-name="P11"><text:span text:style-name="T17">Str </text:span><text:span text:style-name="T13">17, </text:span><text:span text:style-name="T17">Dex</text:span><text:span text:style-name="T13"> 14, </text:span><text:span text:style-name="T17">Con</text:span><text:span text:style-name="T13"> 14, </text:span><text:span text:style-name="T17">Int</text:span><text:span text:style-name="T13"> 14, </text:span><text:span text:style-name="T17">Wis</text:span><text:span text:style-name="T13"> 12, </text:span><text:span text:style-name="T17">Cha</text:span><text:span text:style-name="T13"> 7</text:span></text:p>
      <text:p text:style-name="P11"><text:span text:style-name="T17">Base Atk</text:span><text:span text:style-name="T13"> +0; </text:span><text:span text:style-name="T17">CMB</text:span><text:span text:style-name="T13"> +3; </text:span><text:span text:style-name="T17">CMD</text:span><text:span text:style-name="T13"> 15</text:span></text:p>
      <text:p text:style-name="P11"><text:span text:style-name="T17">Feats</text:span><text:span text:style-name="T13"> Combat Reflexes, Brew Potion, Throw Anything</text:span></text:p>
      <text:p text:style-name="P11"><text:span text:style-name="T17">Traits</text:span><text:span text:style-name="T13"> Ancestral Weapon, Accelerated Drinker</text:span></text:p>
      <text:p text:style-name="P11"><text:span text:style-name="T17">Alternate Racial Traits</text:span><text:span text:style-name="T13"> Dual Minded, Fey Thoughts (Acrobatics, Stealth)</text:span></text:p>
      <text:p text:style-name="P11"><text:span text:style-name="T17">Favored Class Bonus</text:span><text:span text:style-name="T13"> HP x1</text:span></text:p>
      <text:p text:style-name="P11"><text:span text:style-name="T13">---</text:span></text:p>
      <text:p text:style-name="P11"><text:span text:style-name="T17">Skills</text:span><text:span text:style-name="T13"> Acrobatics +6, Craft (Alchemy) +6/7, Disable Device +6, Perception +7, Spellcraft +6, Stealth +6</text:span></text:p>
      <text:p text:style-name="P11"><text:span text:style-name="T17">Languages</text:span><text:span text:style-name="T13"> Common, Undercommon, Terran</text:span></text:p>
      <text:p text:style-name="P11"><text:span text:style-name="T13">---</text:span></text:p>
      <text:p text:style-name="P11"><text:span text:style-name="T17">Combat Gear</text:span><text:span text:style-name="T13"> Leather, Longspear, Cold Iron Cestus, Boulder Helmet, Dagger, Club, Sling</text:span></text:p>
      <text:p text:style-name="P11"><text:span text:style-name="T17">Mundane Gear</text:span><text:span text:style-name="T13"> Formula Book, Alchemy Crafting Kit, Thieves’ Tools, Backpack</text:span></text:p>
      <text:p text:style-name="P8"/>
      <text:p text:style-name="P16"><text:bookmark text:name="_oo8k451pdsc"/><text:span text:style-name="T13">Notes</text:span></text:p>
      <text:p text:style-name="P11"><text:span text:style-name="T13">The trait choices might seem a bit unusual but they combine quite nicely. Ancestral Weapon frees up some gold to let you focus on potion brewing to use Accelerated Drinker. Ancestral Weapon plus Mutagen is also a nice little combo to keep you fighting close to as accurately as the full BAB classes.</text:span></text:p>
      <text:p text:style-name="P11"><text:span text:style-name="T13">I’d be tempted to have </text:span><text:span text:style-name="T14">Shield</text:span><text:span text:style-name="T13"> in both extract slots because +4 AC might as well be invincibility at these levels but having an open slot that can be used for healing later or as a potion is probably a little smarter.</text:span></text:p>
      <text:p text:style-name="P8"/>
      <text:p text:style-name="P13"><text:bookmark text:name="_c2h36aueuo1o"/>Level 5</text:p>
      <text:p text:style-name="P11"><text:soft-page-break/><text:span text:style-name="T13">Vivisectionist Preservationist Alchemist 5</text:span></text:p>
      <text:p text:style-name="P11"><text:span text:style-name="T13">N Medium humanoid (Human, Elf)</text:span></text:p>
      <text:p text:style-name="P11"><text:span text:style-name="T17">Init</text:span><text:span text:style-name="T13"> +9; </text:span><text:span text:style-name="T17">Senses</text:span><text:span text:style-name="T13"> Low-light vision; Perception +11</text:span></text:p>
      <text:p text:style-name="P11"><text:span text:style-name="T13">---</text:span></text:p>
      <text:p text:style-name="P11"><text:span text:style-name="T17">AC</text:span><text:span text:style-name="T13"> 16, touch 13, flat-footed 14 (+3 armor, +2 Dex, +1 Deflection) </text:span></text:p>
      <text:p text:style-name="P11"><text:span text:style-name="T17">Mutagen AC </text:span><text:span text:style-name="T13">18, touch 13, flat-footed 16 (+3 armor, +2 Dex, +1 Deflection, +2 natural)</text:span></text:p>
      <text:p text:style-name="P11"><text:span text:style-name="T17">HP</text:span><text:span text:style-name="T13"> 38 (5d8+15)</text:span></text:p>
      <text:p text:style-name="P11"><text:span text:style-name="T17">Fort</text:span><text:span text:style-name="T13"> +7, </text:span><text:span text:style-name="T17">Ref</text:span><text:span text:style-name="T13"> +7, </text:span><text:span text:style-name="T17">Will</text:span><text:span text:style-name="T13"> +5 (+2 v. cold effects, enchantment, and poison)</text:span></text:p>
      <text:p text:style-name="P11"><text:span text:style-name="T17">Immune</text:span><text:span text:style-name="T13"> Sleep</text:span></text:p>
      <text:p text:style-name="P11"><text:span text:style-name="T17">Weakness</text:span><text:span text:style-name="T13"> Bleed damage x1½ </text:span></text:p>
      <text:p text:style-name="P11"><text:span text:style-name="T13">---</text:span></text:p>
      <text:p text:style-name="P11"><text:span text:style-name="T17">Speed</text:span><text:span text:style-name="T13"> 30 ft.</text:span></text:p>
      <text:p text:style-name="P11"><text:span text:style-name="T17">Melee</text:span><text:span text:style-name="T13"> +1 Cold Iron Longspear +9 (1d8+7, x3) OR Mwk Cold Iron Cestus +9 (1d4+4, 19-20x2) OR Cold Iron Boulder Helmet +4 (1d4+4)</text:span></text:p>
      <text:p text:style-name="P11"><text:span text:style-name="T17">Mutagen </text:span><text:span text:style-name="T13">+1 Cold Iron Longspear +11 (1d8+10, x3) OR Mwk Cold Iron Cestus +11 (1d4+6, 19-20x2) OR Cold Iron Boulder Helmet +6 (1d4+6)</text:span></text:p>
      <text:p text:style-name="P11"><text:span text:style-name="T17">Ranged </text:span><text:span text:style-name="T13">Sling +5 (1d4+4)</text:span></text:p>
      <text:p text:style-name="P11"><text:span text:style-name="T13">---</text:span></text:p>
      <text:p text:style-name="P11"><text:span text:style-name="T17">Special</text:span><text:span text:style-name="T13"> Sneak Attack +3d6, Mutagen (+4 Str, –2 Int, +2 natural armor, 50 minutes)</text:span></text:p>
      <text:p text:style-name="P11"><text:span text:style-name="T17">All Day Buffs</text:span><text:span text:style-name="T13"> Blood-Boiling Pill</text:span></text:p>
      <text:p text:style-name="P11"><text:span text:style-name="T17">Extracts Prepared</text:span><text:span text:style-name="T13"> (CL 5th)</text:span></text:p>
      <text:p text:style-name="P11"><text:span text:style-name="T17">1st</text:span><text:span text:style-name="T13">-Enlarge Person x2, Shield, Summon Nature’s Ally I, open slot</text:span></text:p>
      <text:p text:style-name="P11"><text:span text:style-name="T17">2nd</text:span><text:span text:style-name="T13">-Barkskin, Summon Nature’s Ally II x2</text:span></text:p>
      <text:p text:style-name="P11"><text:span text:style-name="T13">---</text:span></text:p>
      <text:p text:style-name="P11"><text:span text:style-name="T17">Str </text:span><text:span text:style-name="T13">18, </text:span><text:span text:style-name="T17">Dex</text:span><text:span text:style-name="T13"> 14, </text:span><text:span text:style-name="T17">Con</text:span><text:span text:style-name="T13"> 14, </text:span><text:span text:style-name="T17">Int</text:span><text:span text:style-name="T13"> 14, </text:span><text:span text:style-name="T17">Wis</text:span><text:span text:style-name="T13"> 12, </text:span><text:span text:style-name="T17">Cha</text:span><text:span text:style-name="T13"> 7</text:span></text:p>
      <text:p text:style-name="P11"><text:span text:style-name="T17">Base Atk</text:span><text:span text:style-name="T13"> +3; </text:span><text:span text:style-name="T17">CMB</text:span><text:span text:style-name="T13"> +7; </text:span><text:span text:style-name="T17">CMD</text:span><text:span text:style-name="T13"> 19</text:span></text:p>
      <text:p text:style-name="P11"><text:soft-page-break/><text:span text:style-name="T17">Feats</text:span><text:span text:style-name="T13"> Combat Reflexes, Spell Focus: Conjuration, Augment Summoning, Brew Potion, Throw Anything</text:span></text:p>
      <text:p text:style-name="P11"><text:span text:style-name="T17">Discoveries</text:span><text:span text:style-name="T13"> Tumor Familiar, Infusion</text:span></text:p>
      <text:p text:style-name="P11"><text:span text:style-name="T17">Traits</text:span><text:span text:style-name="T13"> Ancestral Weapon, Accelerated Drinker</text:span></text:p>
      <text:p text:style-name="P11"><text:span text:style-name="T17">Alternate Racial Traits</text:span><text:span text:style-name="T13"> Dual Minded, Fey Thoughts (Acrobatics, Stealth)</text:span></text:p>
      <text:p text:style-name="P11"><text:span text:style-name="T17">Favored Class Bonus</text:span><text:span text:style-name="T13"> HP x5</text:span></text:p>
      <text:p text:style-name="P11"><text:span text:style-name="T13">---</text:span></text:p>
      <text:p text:style-name="P11"><text:span text:style-name="T17">Skills</text:span><text:span text:style-name="T13"> Acrobatics +10, Craft (Alchemy) +8/13, Disable Device +12, Linguistics +5, Perception +11, Spellcraft +10, Stealth +10</text:span></text:p>
      <text:p text:style-name="P11"><text:span text:style-name="T17">Languages</text:span><text:span text:style-name="T13"> Common, Undercommon, Aquan, Auran, Ignan, Terran</text:span></text:p>
      <text:p text:style-name="P11"><text:span text:style-name="T13">---</text:span></text:p>
      <text:p text:style-name="P11"><text:span text:style-name="T17">Combat Gear</text:span><text:span text:style-name="T13"> Mwk Studded Leather, Ring of Protection +1, +1 Cold Iron Longspear, Mwk Cold Iron Cestus, Cold Iron Boulder Helmet, Dagger, Club, Sling</text:span></text:p>
      <text:p text:style-name="P11"><text:span text:style-name="T17">Magic Gear </text:span><text:span text:style-name="T13">Cloak of Resistance +1, Level 1 Boro Bead, Hybridization Funnel, Cracked Dusty Rose Ioun Stone</text:span></text:p>
      <text:p text:style-name="P11"><text:span text:style-name="T17">Mundane Gear</text:span><text:span text:style-name="T13"> Formula Book, Travel Formula Book, Alchemy Crafting Kit, Portable Alchemist’s Lab, Mwk Thieves’ Tools, Mwk Backpack, Spring Loaded Wrist Sheath x2, Blood-Boiling Pills</text:span></text:p>
      <text:p text:style-name="P8"/>
      <text:p text:style-name="P11"><text:span text:style-name="T17">Familiar</text:span></text:p>
      <text:p text:style-name="P11"><text:span text:style-name="T13">Figment Sage Rhamphorhynchus 5</text:span></text:p>
      <text:p text:style-name="P11"><text:span text:style-name="T13">N Tiny Animal</text:span></text:p>
      <text:p text:style-name="P11"><text:span text:style-name="T17">Init</text:span><text:span text:style-name="T13"> +3; </text:span><text:span text:style-name="T17">Senses</text:span><text:span text:style-name="T13"> Low-light vision; Scent; Perception +6</text:span></text:p>
      <text:p text:style-name="P11"><text:span text:style-name="T13">---</text:span></text:p>
      <text:p text:style-name="P11"><text:span text:style-name="T17">AC</text:span><text:span text:style-name="T13"> 17, touch 15, flat-footed 15 (+1 armor, +3 Dex, +1 natural, +2 size)</text:span></text:p>
      <text:p text:style-name="P11"><text:span text:style-name="T17">HP</text:span><text:span text:style-name="T13"> 9 (5d8+15/4)</text:span></text:p>
      <text:p text:style-name="P11"><text:span text:style-name="T17">Fort</text:span><text:span text:style-name="T13"> +4, </text:span><text:span text:style-name="T17">Ref</text:span><text:span text:style-name="T13"> +7, </text:span><text:span text:style-name="T17">Will</text:span><text:span text:style-name="T13"> +3</text:span></text:p>
      <text:p text:style-name="P11"><text:span text:style-name="T17">Defensive Abilities</text:span><text:span text:style-name="T13"> Evasion</text:span></text:p>
      <text:p text:style-name="P11"><text:span text:style-name="T13">---</text:span></text:p>
      <text:p text:style-name="P11"><text:span text:style-name="T17">Speed</text:span><text:span text:style-name="T13"> 10ft., fly 40ft. (Good)</text:span></text:p>
      <text:p text:style-name="P11"><text:soft-page-break/><text:span text:style-name="T17">Melee</text:span><text:span text:style-name="T13"> Bite +3 (1d3-2)</text:span></text:p>
      <text:p text:style-name="P11"><text:span text:style-name="T17">Ranged</text:span><text:span text:style-name="T13"> Splash Weapon +8 (1d6+1 splash)</text:span></text:p>
      <text:p text:style-name="P11"><text:span text:style-name="T13">---</text:span></text:p>
      <text:p text:style-name="P11"><text:span text:style-name="T17">Str </text:span><text:span text:style-name="T13">6, </text:span><text:span text:style-name="T17">Dex</text:span><text:span text:style-name="T13"> 17, </text:span><text:span text:style-name="T17">Con</text:span><text:span text:style-name="T13"> 11, </text:span><text:span text:style-name="T17">Int</text:span><text:span text:style-name="T13"> 10, </text:span><text:span text:style-name="T17">Wis</text:span><text:span text:style-name="T13"> 14, </text:span><text:span text:style-name="T17">Cha</text:span><text:span text:style-name="T13"> 11</text:span></text:p>
      <text:p text:style-name="P11"><text:span text:style-name="T17">Base Atk</text:span><text:span text:style-name="T13"> +3; </text:span><text:span text:style-name="T17">CMB</text:span><text:span text:style-name="T13"> +4; </text:span><text:span text:style-name="T17">CMD</text:span><text:span text:style-name="T13"> 12</text:span></text:p>
      <text:p text:style-name="P11"><text:span text:style-name="T17">Feats</text:span><text:span text:style-name="T13"> Lightning Reflexes</text:span></text:p>
      <text:p text:style-name="P11"><text:span text:style-name="T17">Skills</text:span><text:span text:style-name="T13"> Fly +16, Knowledge (Arcana) +7, Knowledge (Dungeoneering) +7, Knowledge (Local) +7, Knowledge (Nature) +7, Knowledge (Planes) +7, Knowledge (Religion) +7, Perception +6, Stealth +19</text:span></text:p>
      <text:p text:style-name="P11"><text:span text:style-name="T17">Evolution </text:span><text:span text:style-name="T13">Tentacle</text:span></text:p>
      <text:p text:style-name="P11"><text:span text:style-name="T17">Familiar Abilities </text:span><text:span text:style-name="T13">Empathic Link, Share Spells, Speak With Master</text:span></text:p>
      <text:p text:style-name="P11"><text:span text:style-name="T17">Gear</text:span><text:span text:style-name="T13"> Leather Armor, Belt w/pouches, Acid Flasks, Alchemist’s Fire, Artokus’s Fire, Tangleburn Bags, Ghast Retch Flasks</text:span></text:p>
      <text:p text:style-name="P8"/>
      <text:p text:style-name="P16"><text:bookmark text:name="_lz43nzl5t6y"/><text:span text:style-name="T13">Notes</text:span></text:p>
      <text:p text:style-name="P11"><text:span text:style-name="T13">The build chooses Rhamphorhynchus as a Figment familiar here, since it naturally has Evasion (making losing Improved Evasion from the Figment archetype a little less harsh) and flight keeps it from getting hit too often. I wouldn’t choose Sage as a familiar archetype in every game I play - another player might want to fill the Knowledge skill role and your pet shouldn’t overshadow them. But, I think it’s valuable as an example to show how much having a familiar can expand your range.</text:span></text:p>
      <text:p text:style-name="P11"><text:span text:style-name="T13">You might notice a few weirdly expensive item choices; your familiar has some expensive splash weapons and you’re listed as having a 75gp buff. The reason is </text:span><text:span text:style-name="T14">Full Pouch</text:span><text:span text:style-name="T13"> (and some crafting time!). You can get your first copy of an alchemical item at the crafting discount and then make 1gp copies with </text:span><text:span text:style-name="T14">Full Pouch</text:span><text:span text:style-name="T13">. Even just one or two days of downtime can refill a lot of expensive alchemical tricks. You’ll probably still craft Acid Flasks and Alchemist’s Fires - your 2nd level slots are stretched a little thin to be blowing them on </text:span><text:span text:style-name="T14">Full Pouch</text:span><text:span text:style-name="T13"> for items as cheap as those.</text:span></text:p>
      <text:p text:style-name="P11"><text:span text:style-name="T13">Another item discrepancy is the Hybridization Funnel - you need to roll a 12 for it to work! Well, maybe. Your class bonus might apply here. Even if it doesn’t, you can drink some </text:span><text:span text:style-name="T14">Tears to Wine</text:span><text:span text:style-name="T13"> booze and make the check by taking 10. A level 1 extract slot is well worth making up to five Artokus’s Ghast Retch Fires for your familiar to toss.</text:span></text:p>
      <text:p text:style-name="P11"><text:span text:style-name="T13">Worth noting that I get Augment Summoning before Power Attack. It’s a +3 damage increase either way (most summons at this level have a single attack and get 1½x Str to damage) but giving your summons +2 to attack rolls and extra HP is going to be more worth it at lower levels. I pick up Power Attack at 7th instead. You miss at 6th level when it’s getting you +6 damage but I think you’d miss small Earth Elementals just wrecking stuff at 5th and 6th more.</text:span></text:p>
      <text:p text:style-name="P8"/>
      <text:p text:style-name="P13"><text:bookmark text:name="_3xucfz51tpu6"/>Level 10</text:p>
      <text:p text:style-name="P11"><text:span text:style-name="T13">Vivisectionist Preservationist Alchemist 10</text:span></text:p>
      <text:p text:style-name="P11"><text:span text:style-name="T13">N Medium humanoid (Human, Elf)</text:span></text:p>
      <text:p text:style-name="P11"><text:span text:style-name="T17">Init</text:span><text:span text:style-name="T13"> +9; </text:span><text:span text:style-name="T17">Senses</text:span><text:span text:style-name="T13"> Low-light vision; Perception +16</text:span></text:p>
      <text:p text:style-name="P11"><text:span text:style-name="T13">---</text:span></text:p>
      <text:p text:style-name="P11"><text:span text:style-name="T17">AC</text:span><text:span text:style-name="T13"> 20, touch 14, flat-footed 18 (+6 armor, +2 Dex, +2 Deflection) </text:span></text:p>
      <text:p text:style-name="P11"><text:span text:style-name="T17">Mutagen AC </text:span><text:span text:style-name="T13">22, touch 14, flat-footed 20 (+6 armor, +2 Dex, +2 Deflection, +2 natural)</text:span></text:p>
      <text:p text:style-name="P11"><text:soft-page-break/><text:span text:style-name="T17">HP</text:span><text:span text:style-name="T13"> 81 (10d8+28) </text:span><text:span text:style-name="T17">Spontaneous Healing</text:span><text:span text:style-name="T13"> 50</text:span></text:p>
      <text:p text:style-name="P11"><text:span text:style-name="T17">Fort</text:span><text:span text:style-name="T13"> +12, </text:span><text:span text:style-name="T17">Ref</text:span><text:span text:style-name="T13"> +12, </text:span><text:span text:style-name="T17">Will</text:span><text:span text:style-name="T13"> +9 (+2 v. cold effects, enchantment, and poison)</text:span></text:p>
      <text:p text:style-name="P11"><text:span text:style-name="T17">Immune</text:span><text:span text:style-name="T13"> Sleep</text:span></text:p>
      <text:p text:style-name="P11"><text:span text:style-name="T17">Weakness</text:span><text:span text:style-name="T13"> Bleed damage x1½ </text:span></text:p>
      <text:p text:style-name="P11"><text:span text:style-name="T13">---</text:span></text:p>
      <text:p text:style-name="P11"><text:span text:style-name="T17">Speed</text:span><text:span text:style-name="T13"> 30 ft.</text:span></text:p>
      <text:p text:style-name="P11"><text:span text:style-name="T17">Melee</text:span><text:span text:style-name="T13"> +1 Fortuitous Cold Iron Longspear +15/+10 (1d8+8, x3) OR Mwk Cold Iron Cestus +15/+10 (1d4+5, 19-20x2) OR Mwk Cold Iron Boulder Helmet +11/+6 (1d4+5)</text:span></text:p>
      <text:p text:style-name="P11"><text:span text:style-name="T17">Mutagen </text:span><text:span text:style-name="T13">+1 Fortuitous Cold Iron Longspear +17/+12 (1d8+11, x3), Bite +11 (1d8+4) OR Mwk Cold Iron Cestus +17/+12 (1d4+7, 19-20x2), Bite +11 (1d8+4), Claw +11 (1d6+4) OR Bite +16 (1d8+8), 2 Claws +16 (1d6+8)</text:span></text:p>
      <text:p text:style-name="P11"><text:span text:style-name="T17">Ranged </text:span><text:span text:style-name="T13">Sling +10 (1d4+5)</text:span></text:p>
      <text:p text:style-name="P11"><text:span text:style-name="T13">---</text:span></text:p>
      <text:p text:style-name="P11"><text:span text:style-name="T17">Special</text:span><text:span text:style-name="T13"> Sneak Attack +5d6, Mutagen (+4 Str, –2 Int, +2 natural armor, 100 minutes)</text:span></text:p>
      <text:p text:style-name="P11"><text:span text:style-name="T17">All Day Buffs</text:span><text:span text:style-name="T13"> Blood-Boiling Pill</text:span></text:p>
      <text:p text:style-name="P11"><text:span text:style-name="T17">Extracts Prepared</text:span><text:span text:style-name="T13"> (CL 10th)</text:span></text:p>
      <text:p text:style-name="P11"><text:span text:style-name="T17">1st</text:span><text:span text:style-name="T13">-Enlarge Person, Shield, Summon Nature’s Ally I, Tears to Wine, open slot x2</text:span></text:p>
      <text:p text:style-name="P11"><text:span text:style-name="T17">2nd</text:span><text:span text:style-name="T13">-Barkskin, Summon Monster II, Invisibility, Alchemical Allocation, open slot</text:span></text:p>
      <text:p text:style-name="P11"><text:span text:style-name="T17">3rd</text:span><text:span text:style-name="T13">-Fey Form I x2, Summon Nature’s Ally IV x2</text:span></text:p>
      <text:p text:style-name="P11"><text:span text:style-name="T17">4th</text:span><text:span text:style-name="T13">-Summon Monster V</text:span></text:p>
      <text:p text:style-name="P11"><text:span text:style-name="T13">---</text:span></text:p>
      <text:p text:style-name="P11"><text:span text:style-name="T17">Str </text:span><text:span text:style-name="T13">20, </text:span><text:span text:style-name="T17">Dex</text:span><text:span text:style-name="T13"> 14, </text:span><text:span text:style-name="T17">Con</text:span><text:span text:style-name="T13"> 14, </text:span><text:span text:style-name="T17">Int</text:span><text:span text:style-name="T13"> 16, </text:span><text:span text:style-name="T17">Wis</text:span><text:span text:style-name="T13"> 12, </text:span><text:span text:style-name="T17">Cha</text:span><text:span text:style-name="T13"> 7</text:span></text:p>
      <text:p text:style-name="P11"><text:span text:style-name="T17">Base Atk</text:span><text:span text:style-name="T13"> +7; </text:span><text:span text:style-name="T17">CMB</text:span><text:span text:style-name="T13"> +12; </text:span><text:span text:style-name="T17">CMD</text:span><text:span text:style-name="T13"> 24</text:span></text:p>
      <text:p text:style-name="P11"><text:span text:style-name="T17">Feats</text:span><text:span text:style-name="T13"> Combat Reflexes, Power Attack, Spell Focus: Conjuration, Augment Summoning, Planar Preservationist, <text:s/>Brew Potion, Throw Anything</text:span></text:p>
      <text:p text:style-name="P11"><text:span text:style-name="T17">Discoveries</text:span><text:span text:style-name="T13"> Tumor Familiar, Infusion, Spontaneous Healing, Healing Touch, Feral Mutagen</text:span></text:p>
      <text:p text:style-name="P11"><text:span text:style-name="T17">Traits</text:span><text:span text:style-name="T13"> Ancestral Weapon, Accelerated Drinker</text:span></text:p>
      <text:p text:style-name="P11"><text:span text:style-name="T17">Alternate Racial Traits</text:span><text:span text:style-name="T13"> Dual Minded, Fey Thoughts (Acrobatics, Stealth)</text:span></text:p>
      <text:p text:style-name="P11"><text:soft-page-break/><text:span text:style-name="T17">Favored Class Bonus</text:span><text:span text:style-name="T13"> HP x8, Skill x2</text:span></text:p>
      <text:p text:style-name="P11"><text:span text:style-name="T13">---</text:span></text:p>
      <text:p text:style-name="P11"><text:span text:style-name="T17">Skills</text:span><text:span text:style-name="T13"> Acrobatics +15, Craft (Alchemy) +10/20, Disable Device +17, Fly +10, Knowledge (Nature) +16, Linguistics +7, Perception +16, Spellcraft +16, Stealth +15</text:span></text:p>
      <text:p text:style-name="P11"><text:span text:style-name="T17">Languages</text:span><text:span text:style-name="T13"> Common, Undercommon, Abyssal, Aquan, Auran, Ignan, Terran</text:span></text:p>
      <text:p text:style-name="P11"><text:span text:style-name="T13">---</text:span></text:p>
      <text:p text:style-name="P11"><text:span text:style-name="T17">Combat Gear</text:span><text:span text:style-name="T13"> +1 Mithral Kikko, Ring of Protection +1, +1 Fortuitous Cold Iron Longspear, Amulet of Mighty Fists +1, Mwk Cold Iron Cestus, Mwk Cold Iron Boulder Helmet, Dagger, Club, Sling</text:span></text:p>
      <text:p text:style-name="P11"><text:span text:style-name="T17">Magic Gear </text:span><text:span text:style-name="T13">Pathfinder Pouch, Cloak of Resistance +2, Belt of Giant Strength +2, Headband of Vast Intelligence +2 (Nature), Level 1 Boro Bead x2, Level 2 Boro Bead x2, Hybridization Funnel, Cracked Dusty Rose Ioun Stone, Cracked Pale Green Ioun Stone x2, Potion of Heroism CL 7</text:span></text:p>
      <text:p text:style-name="P11"><text:span text:style-name="T17">Mundane Gear</text:span><text:span text:style-name="T13"> Formula Book x2, Travel Formula Book x2, Alchemy Crafting Kit, Portable Alchemist’s Lab, Mwk Thieves’ Tools, Mwk Backpack, Spring Loaded Wrist Sheath x2, Blood-Boiling Pill</text:span></text:p>
      <text:p text:style-name="P8"/>
      <text:p text:style-name="P11"><text:span text:style-name="T17">Familiar</text:span></text:p>
      <text:p text:style-name="P11"><text:span text:style-name="T13">Figment Sage Rhamphorhynchus 10</text:span></text:p>
      <text:p text:style-name="P11"><text:span text:style-name="T13">N Tiny Animal</text:span></text:p>
      <text:p text:style-name="P11"><text:span text:style-name="T17">Init</text:span><text:span text:style-name="T13"> +3; </text:span><text:span text:style-name="T17">Senses</text:span><text:span text:style-name="T13"> Low-light vision; Scent; Perception +15</text:span></text:p>
      <text:p text:style-name="P11"><text:span text:style-name="T13">---</text:span></text:p>
      <text:p text:style-name="P11"><text:span text:style-name="T17">AC</text:span><text:span text:style-name="T13"> 19, touch 15, flat-footed 16 (+1 armor, +3 Dex, +3 natural, +2 size)</text:span></text:p>
      <text:p text:style-name="P11"><text:span text:style-name="T17">HP</text:span><text:span text:style-name="T13"> 20 (10d8+28/4)</text:span></text:p>
      <text:p text:style-name="P11"><text:span text:style-name="T17">Fort</text:span><text:span text:style-name="T13"> +7, </text:span><text:span text:style-name="T17">Ref</text:span><text:span text:style-name="T13"> +12, </text:span><text:span text:style-name="T17">Will</text:span><text:span text:style-name="T13"> +5</text:span></text:p>
      <text:p text:style-name="P11"><text:span text:style-name="T17">Defensive Abilities</text:span><text:span text:style-name="T13"> Evasion</text:span></text:p>
      <text:p text:style-name="P11"><text:span text:style-name="T13">---</text:span></text:p>
      <text:p text:style-name="P11"><text:span text:style-name="T17">Speed</text:span><text:span text:style-name="T13"> 10ft., fly 40ft. (Good)</text:span></text:p>
      <text:p text:style-name="P11"><text:span text:style-name="T17">Melee</text:span><text:span text:style-name="T13"> Bite +7 (1d3-2)</text:span></text:p>
      <text:p text:style-name="P11"><text:span text:style-name="T17">Ranged</text:span><text:span text:style-name="T13"> Splash Weapon +12 (1d6+1 splash)</text:span></text:p>
      <text:p text:style-name="P11"><text:span text:style-name="T13">---</text:span></text:p>
      <text:p text:style-name="P11"><text:span text:style-name="T17">Str </text:span><text:span text:style-name="T13">6, </text:span><text:span text:style-name="T17">Dex</text:span><text:span text:style-name="T13"> 17, </text:span><text:span text:style-name="T17">Con</text:span><text:span text:style-name="T13"> 11, </text:span><text:span text:style-name="T17">Int</text:span><text:span text:style-name="T13"> 15, </text:span><text:span text:style-name="T17">Wis</text:span><text:span text:style-name="T13"> 14, </text:span><text:span text:style-name="T17">Cha</text:span><text:span text:style-name="T13"> 11</text:span></text:p>
      <text:p text:style-name="P11"><text:soft-page-break/><text:span text:style-name="T17">Base Atk</text:span><text:span text:style-name="T13"> +7; </text:span><text:span text:style-name="T17">CMB</text:span><text:span text:style-name="T13"> +8; </text:span><text:span text:style-name="T17">CMD</text:span><text:span text:style-name="T13"> 16</text:span></text:p>
      <text:p text:style-name="P11"><text:span text:style-name="T17">Feats</text:span><text:span text:style-name="T13"> Lightning Reflexes</text:span></text:p>
      <text:p text:style-name="P11"><text:span text:style-name="T17">Skills</text:span><text:span text:style-name="T13"> Fly +16, Knowledge (Arcana) +14, Knowledge (Dungeoneering) +14, Knowledge (Local) +14, Knowledge (Nature) +14, Knowledge (Planes) +14, Knowledge (Religion) +14, Perception +15, Stealth +20</text:span></text:p>
      <text:p text:style-name="P11"><text:span text:style-name="T17">Evolution </text:span><text:span text:style-name="T13">Tentacle, Skilled: Perception</text:span></text:p>
      <text:p text:style-name="P11"><text:span text:style-name="T17">Familiar Abilities </text:span><text:span text:style-name="T13">Empathic Link, Share Spells, Speak With Master</text:span></text:p>
      <text:p text:style-name="P11"><text:span text:style-name="T17">Gear</text:span><text:span text:style-name="T13"> Leather, Belt w/pouches, Acid Flasks, Alchemist’s Fire, Artokus’s Fire, Tangleburn Bags, Ghast Retch Flasks</text:span></text:p>
      <text:p text:style-name="P8"/>
      <text:p text:style-name="P16"><text:bookmark text:name="_3e4dfhs8088s"/><text:span text:style-name="T13">Notes</text:span></text:p>
      <text:p text:style-name="P11"><text:span text:style-name="T13">These stat blocks are getting huge and I still feel that they’re not very complete. There’s a lot more than I can show that you can still expect. Pretty much any time you’re in a dungeon, you can expect an </text:span><text:span text:style-name="T14">Alchemical Allocation Heroism</text:span><text:span text:style-name="T13">, an extract of </text:span><text:span text:style-name="T14">Barkskin</text:span><text:span text:style-name="T13">, a drink of </text:span><text:span text:style-name="T14">Tears to Wine</text:span><text:span text:style-name="T13">, and Mutagen to be up. </text:span><text:span text:style-name="T14">Tears to Wine</text:span><text:span text:style-name="T13"> affects the entire party, too. Your familiar appreciates the +5 to Knowledge checks and the party loves +5 Perception.</text:span></text:p>
      <text:p text:style-name="P11"><text:span text:style-name="T13">You’ve also picked up an Amulet of Mighty Fists. Sometimes you’re a natural attacker now. </text:span><text:span text:style-name="T14">Monstrous Physique II</text:span><text:span text:style-name="T13"> can get you 6 attacks on a pounce, </text:span><text:span text:style-name="T14">Fey Form I</text:span><text:span text:style-name="T13"> gives you several natural attacks, and even Mutagen gives you a suite of natural attacks. Anytime you think you’ll be doing sneak attack damage, you’ll probably be using natural attacks instead of your longspear - the extra attacks really pile on the damage. Polymorphing is a potent mid-high level tactic you have access to and it’s important that your gear enables it.</text:span></text:p>
      <text:p text:style-name="P8"/>
      <text:p text:style-name="P13"><text:bookmark text:name="_b6s0oasebsuh"/>Level 15</text:p>
      <text:p text:style-name="P11"><text:span text:style-name="T13">Vivisectionist Preservationist Alchemist 15</text:span></text:p>
      <text:p text:style-name="P11"><text:span text:style-name="T13">N Medium humanoid (Human, Elf)</text:span></text:p>
      <text:p text:style-name="P11"><text:span text:style-name="T17">Init</text:span><text:span text:style-name="T13"> +17; </text:span><text:span text:style-name="T17">Senses</text:span><text:span text:style-name="T13"> Low-light vision; Darkvision 60ft.; Perception +21</text:span></text:p>
      <text:p text:style-name="P11"><text:span text:style-name="T13">---</text:span></text:p>
      <text:p text:style-name="P11"><text:span text:style-name="T17">AC</text:span><text:span text:style-name="T13"> 23, touch 17, flat-footed 19 (+6 armor, +4 Dex, +2 Deflection, +1 Insight) </text:span></text:p>
      <text:p text:style-name="P11"><text:span text:style-name="T17">Mutagen AC </text:span><text:span text:style-name="T13">29, touch 19, flat-footed 23 (+6 armor, +6 Dex, +2 Deflection, +4 natural, +1 Insight)</text:span></text:p>
      <text:p text:style-name="P11"><text:span text:style-name="T17">HP</text:span><text:span text:style-name="T13"> 120 (15d8+42) </text:span><text:span text:style-name="T17">Spontaneous Healing</text:span><text:span text:style-name="T13"> 75</text:span></text:p>
      <text:p text:style-name="P11"><text:span text:style-name="T17">Fort</text:span><text:span text:style-name="T13"> +16, </text:span><text:span text:style-name="T17">Ref</text:span><text:span text:style-name="T13"> +18, </text:span><text:span text:style-name="T17">Will</text:span><text:span text:style-name="T13"> +14 (+2 v. cold effects, enchantment, and poison)</text:span></text:p>
      <text:p text:style-name="P11"><text:span text:style-name="T17">Mutagen Fort</text:span><text:span text:style-name="T13"> +16, </text:span><text:span text:style-name="T17">Ref</text:span><text:span text:style-name="T13"> +20, </text:span><text:span text:style-name="T17">Will</text:span><text:span text:style-name="T13"> +13 (+2 v. cold effects, enchantment, and poison)</text:span></text:p>
      <text:p text:style-name="P11"><text:span text:style-name="T17">Immune</text:span><text:span text:style-name="T13"> Sleep</text:span></text:p>
      <text:p text:style-name="P11"><text:span text:style-name="T17">Weakness</text:span><text:span text:style-name="T13"> Bleed damage x1½ </text:span></text:p>
      <text:p text:style-name="P11"><text:span text:style-name="T13">---</text:span></text:p>
      <text:p text:style-name="P11"><text:soft-page-break/><text:span text:style-name="T17">Speed</text:span><text:span text:style-name="T13"> 30 ft. Fly 40 ft. (good)</text:span></text:p>
      <text:p text:style-name="P11"><text:span text:style-name="T17">Melee</text:span><text:span text:style-name="T13"> +3 Fortuitous Cold Iron Longspear +23/+18/+13 (1d8+13, x3) OR Mwk Cold Iron Cestus +21/+16/+11 (1d4+7, 19-20x2) OR Mwk Cold Iron Boulder Helmet +17/+12/+7 (1d4+7)</text:span></text:p>
      <text:p text:style-name="P11"><text:span text:style-name="T17">Mutagen </text:span><text:span text:style-name="T13">+3 Fortuitous Cold Iron Longspear +26/+21/+16 (1d8+18, x3), Bite +17 (1d8+6) OR Mwk Cold Iron Cestus +22/+17/+12 (1d4+10, 19-20x2), Bite +17 (1d8+6), Claw +17 (1d6+6) OR Bite +22 (1d8+11), 2 Claws +22 (1d6+11)</text:span></text:p>
      <text:p text:style-name="P11"><text:span text:style-name="T17">Ranged </text:span><text:span text:style-name="T13">Sling +16 (1d4+7) </text:span><text:span text:style-name="T17">Mutagen Ranged</text:span><text:span text:style-name="T13"> Sling +18 (1d4+10)</text:span></text:p>
      <text:p text:style-name="P11"><text:span text:style-name="T13">---</text:span></text:p>
      <text:p text:style-name="P11"><text:span text:style-name="T17">Special</text:span><text:span text:style-name="T13"> Sneak Attack +8d6, Mutagen (+6 Str, +4 Dex, –2 Int, -2 Wis, +4 natural armor, 150 minutes)</text:span></text:p>
      <text:p text:style-name="P11"><text:span text:style-name="T17">All Day Buffs</text:span><text:span text:style-name="T13"> Blood-Boiling Pill, Overland Flight, Darkvision, Negate Aroma, Ablative Barrier</text:span></text:p>
      <text:p text:style-name="P11"><text:span text:style-name="T17">Extracts Prepared</text:span><text:span text:style-name="T13"> (CL 15th)</text:span></text:p>
      <text:p text:style-name="P11"><text:span text:style-name="T17">1st</text:span><text:span text:style-name="T13">-Enlarge Person, Long Arm, Summon Nature’s Ally I, Negate Aroma (Cast), Tears to Wine, open slot</text:span></text:p>
      <text:p text:style-name="P11"><text:span text:style-name="T17">2nd</text:span><text:span text:style-name="T13">-Barkskin, Invisibility, Alchemical Allocation, Darkvision (Cast), Ablative Barrier (Cast), open slot</text:span></text:p>
      <text:p text:style-name="P11"><text:span text:style-name="T17">3rd</text:span><text:span text:style-name="T13">-Fey Form I x2, Displacement, Summon Monster IV, open slot x2</text:span></text:p>
      <text:p text:style-name="P11"><text:span text:style-name="T17">4th</text:span><text:span text:style-name="T13">-Greater Invisibility, Monstrous Physique II, Summon Monster V x2, Echolocation</text:span></text:p>
      <text:p text:style-name="P11"><text:span text:style-name="T17">5th</text:span><text:span text:style-name="T13">-Overland Flight (Cast), Summon Monster VII x2</text:span></text:p>
      <text:p text:style-name="P11"><text:span text:style-name="T13">---</text:span></text:p>
      <text:p text:style-name="P11"><text:span text:style-name="T17">Str </text:span><text:span text:style-name="T13">24, </text:span><text:span text:style-name="T17">Dex</text:span><text:span text:style-name="T13"> 18, </text:span><text:span text:style-name="T17">Con</text:span><text:span text:style-name="T13"> 14, </text:span><text:span text:style-name="T17">Int</text:span><text:span text:style-name="T13"> 18, </text:span><text:span text:style-name="T17">Wis</text:span><text:span text:style-name="T13"> 12, </text:span><text:span text:style-name="T17">Cha</text:span><text:span text:style-name="T13"> 7</text:span></text:p>
      <text:p text:style-name="P11"><text:span text:style-name="T17">Base Atk</text:span><text:span text:style-name="T13"> +11; </text:span><text:span text:style-name="T17">CMB</text:span><text:span text:style-name="T13"> +18; </text:span><text:span text:style-name="T17">CMD</text:span><text:span text:style-name="T13"> 32</text:span></text:p>
      <text:p text:style-name="P11"><text:span text:style-name="T17">Feats</text:span><text:span text:style-name="T13"> Combat Reflexes, Power Attack, Lunge, Spell Focus: Conjuration, Augment Summoning, Planar Preservationist, Additional Traits, Improved Initiative, Brew Potion, Throw Anything</text:span></text:p>
      <text:p text:style-name="P11"><text:span text:style-name="T17">Discoveries</text:span><text:span text:style-name="T13"> Tumor Familiar, Infusion, Spontaneous Healing, Healing Touch, Feral Mutagen, Greater Mutagen, Extend Potion</text:span></text:p>
      <text:p text:style-name="P11"><text:span text:style-name="T17">Traits</text:span><text:span text:style-name="T13"> Ancestral Weapon, Accelerated Drinker, Indomitable Faith, Elven Reflexes</text:span></text:p>
      <text:p text:style-name="P11"><text:span text:style-name="T17">Alternative Racial Traits</text:span><text:span text:style-name="T13"> Fey Thoughts (Acrobatics, Stealth)</text:span></text:p>
      <text:p text:style-name="P11"><text:span text:style-name="T17">Favored Class Bonus</text:span><text:span text:style-name="T13"> HP x12, Skill x3</text:span></text:p>
      <text:p text:style-name="P11"><text:span text:style-name="T13">---</text:span></text:p>
      <text:p text:style-name="P11"><text:span text:style-name="T17">Skills</text:span><text:span text:style-name="T13"> Acrobatics +22, Craft (Alchemy) +12/26, Disable Device +24, Fly +14/25, Knowledge (Nature) +22, Linguistics +11, Perception +21, Spellcraft +22, Stealth +22, Use Magic Device +16</text:span></text:p>
      <text:p text:style-name="P11"><text:span text:style-name="T17">Languages</text:span><text:span text:style-name="T13"> Common, Undercommon, Giant, Abyssal, Celestial, Infernal, Aquan, Auran, Ignan, Terran</text:span></text:p>
      <text:p text:style-name="P11"><text:soft-page-break/><text:span text:style-name="T13">---</text:span></text:p>
      <text:p text:style-name="P11"><text:span text:style-name="T17">Combat Gear</text:span><text:span text:style-name="T13"> +1 Mithral Kikko, Ring of Protection +2, +3 Fortuitous Cold Iron Longspear, Planar Amulet of Mighty Fists +1, Mwk Cold Iron Cestus, Mwk Cold Iron Boulder Helmet, Dagger, Club, Mwk Sling</text:span></text:p>
      <text:p text:style-name="P11"><text:span text:style-name="T17">Magic Gear </text:span><text:span text:style-name="T13">Pathfinder Pouch, Handy Haversack, Cloak of Resistance +4, Belt of Physical Might +4 (STR, DEX), Headband of Vast Intelligence +4 (Nature, UMD), Ring of Freedom of Movement, Level 1 Boro Bead x3, Level 2 Boro Bead x2, Level 3 Boro Bead, Level 4 Boro Bead, Hybridization Funnel, Cracked Dusty Rose Ioun Stone, Dusty Rose Ioun Stone, Cracked Pale Green Ioun Stone x2, Potion of Heroism CL 12</text:span></text:p>
      <text:p text:style-name="P11"><text:span text:style-name="T17">Mundane Gear</text:span><text:span text:style-name="T13"> Formula Book x4, Travel Formula Book x4, Alchemy Crafting Kit, Portable Alchemist’s Lab, Mwk Thieves’ Tools, Spring Loaded Wrist Sheath x2, Blood-Boiling Pill</text:span></text:p>
      <text:p text:style-name="P8"/>
      <text:p text:style-name="P11"><text:span text:style-name="T17">Familiar</text:span></text:p>
      <text:p text:style-name="P11"><text:span text:style-name="T13">Figment Sage Rhamphorhynchus 15</text:span></text:p>
      <text:p text:style-name="P11"><text:span text:style-name="T13">N Tiny Animal</text:span></text:p>
      <text:p text:style-name="P11"><text:span text:style-name="T17">Init</text:span><text:span text:style-name="T13"> +3; </text:span><text:span text:style-name="T17">Senses</text:span><text:span text:style-name="T13"> Low-light vision; Scent; Perception +16</text:span></text:p>
      <text:p text:style-name="P11"><text:span text:style-name="T13">---</text:span></text:p>
      <text:p text:style-name="P11"><text:span text:style-name="T17">AC</text:span><text:span text:style-name="T13"> 20, touch 15, flat-footed 17 (+1 armor, +3 Dex, +4 natural, +2 size)</text:span></text:p>
      <text:p text:style-name="P11"><text:span text:style-name="T17">HP</text:span><text:span text:style-name="T13"> 30 (15d8+42/4)</text:span></text:p>
      <text:p text:style-name="P11"><text:span text:style-name="T17">Fort</text:span><text:span text:style-name="T13"> +9, </text:span><text:span text:style-name="T17">Ref</text:span><text:span text:style-name="T13"> +14, </text:span><text:span text:style-name="T17">Will</text:span><text:span text:style-name="T13"> +7</text:span></text:p>
      <text:p text:style-name="P11"><text:span text:style-name="T17">Defensive Abilities</text:span><text:span text:style-name="T13"> Evasion, Spell Resistance 20</text:span></text:p>
      <text:p text:style-name="P11"><text:span text:style-name="T13">---</text:span></text:p>
      <text:p text:style-name="P11"><text:span text:style-name="T17">Speed</text:span><text:span text:style-name="T13"> 10ft., fly 40ft. (Good)</text:span></text:p>
      <text:p text:style-name="P11"><text:span text:style-name="T17">Melee</text:span><text:span text:style-name="T13"> Bite +11 (1d3-2)</text:span></text:p>
      <text:p text:style-name="P11"><text:span text:style-name="T17">Ranged</text:span><text:span text:style-name="T13"> Splash Weapon +16 (1d6+1 splash)</text:span></text:p>
      <text:p text:style-name="P11"><text:span text:style-name="T13">---</text:span></text:p>
      <text:p text:style-name="P11"><text:span text:style-name="T17">Str </text:span><text:span text:style-name="T13">6, </text:span><text:span text:style-name="T17">Dex</text:span><text:span text:style-name="T13"> 17, </text:span><text:span text:style-name="T17">Con</text:span><text:span text:style-name="T13"> 11, </text:span><text:span text:style-name="T17">Int</text:span><text:span text:style-name="T13"> 20, </text:span><text:span text:style-name="T17">Wis</text:span><text:span text:style-name="T13"> 14, </text:span><text:span text:style-name="T17">Cha</text:span><text:span text:style-name="T13"> 11</text:span></text:p>
      <text:p text:style-name="P11"><text:span text:style-name="T17">Base Atk</text:span><text:span text:style-name="T13"> +11; </text:span><text:span text:style-name="T17">CMB</text:span><text:span text:style-name="T13"> +12; </text:span><text:span text:style-name="T17">CMD</text:span><text:span text:style-name="T13"> 20</text:span></text:p>
      <text:p text:style-name="P11"><text:span text:style-name="T17">Feats</text:span><text:span text:style-name="T13"> Lightning Reflexes</text:span></text:p>
      <text:p text:style-name="P11"><text:span text:style-name="T17">Skills</text:span><text:span text:style-name="T13"> Fly +16, Knowledge (Arcana) +21, Knowledge (Dungeoneering) +21, Knowledge (Local) +21, Knowledge (Nature) +21, Knowledge (Planes) +21, Knowledge (Religion) +21, Perception +16, Stealth +30</text:span></text:p>
      <text:p text:style-name="P11"><text:span text:style-name="T17">Evolution </text:span><text:span text:style-name="T13">Tentacle, Skilled: Perception , Skilled: Stealth</text:span></text:p>
      <text:p text:style-name="P11"><text:soft-page-break/><text:span text:style-name="T17">Familiar Abilities </text:span><text:span text:style-name="T13">Empathic Link, Share Spells, Speak With Master</text:span></text:p>
      <text:p text:style-name="P11"><text:span text:style-name="T17">Gear</text:span><text:span text:style-name="T13"> Leather Armor, Belt w/pouches, Acid Flasks, Alchemist’s Fire, Artokus’s Fire, Tangleburn Bags, Ghast Retch Flasks</text:span></text:p>
      <text:p text:style-name="P8"/>
      <text:p text:style-name="P16"><text:bookmark text:name="_gdwpcjbio24x"/><text:span text:style-name="T13">Notes</text:span></text:p>
      <text:p text:style-name="P11"><text:span text:style-name="T13">You’re starting to really invest in all day buffs now. </text:span><text:span text:style-name="T14">Overland Flight</text:span><text:span text:style-name="T13"> is great for all the reasons flight usually is but it’s also a great stealth extract - combined with </text:span><text:span text:style-name="T14">Negate Aroma</text:span><text:span text:style-name="T13">, you’re immune to Scent and Tremorsense. </text:span><text:span text:style-name="T14">Ablative Barrier</text:span><text:span text:style-name="T13"> effectively increases your max HP by 50. You’ve also got another powerful 10min/lvl buff in </text:span><text:span text:style-name="T14">Echolocation</text:span><text:span text:style-name="T13">. It makes it basically impossible for someone to sneak up on you.</text:span></text:p>
      <text:p text:style-name="P11"><text:span text:style-name="T13">Gaining </text:span><text:span text:style-name="T14">Delayed Consumption</text:span><text:span text:style-name="T13"> is the last piece in the Alchemist’s action economy. One of the distinct advantages of being an Alchemist is how fast you can “cast”. You can now use four extracts (well, 3 and a potion) in a round: Immediate action from </text:span><text:span text:style-name="T14">Delayed Consumption</text:span><text:span text:style-name="T13">, familiar’s action, standard action, and move action from Accelerated Drinker. You won’t actually use that many very often but the important thing is that you </text:span><text:span text:style-name="T14">can</text:span><text:span text:style-name="T13">.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3"><text:bookmark text:name="_5yjes6aj8l2"/>Level 20</text:p>
      <text:p text:style-name="P11"><text:span text:style-name="T13">Vivisectionist Preservationist Alchemist 18/Master Chymist 2</text:span></text:p>
      <text:p text:style-name="P11"><text:span text:style-name="T13">N Medium humanoid (Human, Elf)</text:span></text:p>
      <text:p text:style-name="P11"><text:span text:style-name="T17">Init</text:span><text:span text:style-name="T13"> +20; </text:span><text:span text:style-name="T17">Senses</text:span><text:span text:style-name="T13"> Low-light vision; Darkvision 60ft.; Perception +35</text:span></text:p>
      <text:p text:style-name="P11"><text:span text:style-name="T13">---</text:span></text:p>
      <text:p text:style-name="P11"><text:span text:style-name="T17">AC</text:span><text:span text:style-name="T13"> 28, touch 22, flat-footed 22 (+6 armor, +5 Dex, +5 Deflection, +1 Insight, +1 Dodge) </text:span></text:p>
      <text:p text:style-name="P11"><text:span text:style-name="T17">Mutagen AC </text:span><text:span text:style-name="T13">35, touch 23, flat-footed 28 (+6 armor, +6 Dex, +5 Deflection, +6 natural, +1 Insight, +1 Dodge)</text:span></text:p>
      <text:p text:style-name="P11"><text:span text:style-name="T17">HP</text:span><text:span text:style-name="T13"> 220 (18d8+2d10+115) </text:span><text:span text:style-name="T17">Mutagen HP</text:span><text:span text:style-name="T13"> 280 (18d8+2d10+175) </text:span><text:span text:style-name="T17">Spontaneous Healing</text:span><text:span text:style-name="T13"> 90</text:span></text:p>
      <text:p text:style-name="P11"><text:span text:style-name="T17">Fort</text:span><text:span text:style-name="T13"> +24, </text:span><text:span text:style-name="T17">Ref</text:span><text:span text:style-name="T13"> +25, </text:span><text:span text:style-name="T17">Will</text:span><text:span text:style-name="T13"> +23 (+2 v. cold effects, enchantment, and poison)</text:span></text:p>
      <text:p text:style-name="P11"><text:span text:style-name="T17">Mutagen Fort</text:span><text:span text:style-name="T13"> +27, </text:span><text:span text:style-name="T17">Ref</text:span><text:span text:style-name="T13"> +27, </text:span><text:span text:style-name="T17">Will</text:span><text:span text:style-name="T13"> +22 (+2 v. cold effects, enchantment, and poison)</text:span></text:p>
      <text:p text:style-name="P11"><text:span text:style-name="T17">Immune </text:span><text:span text:style-name="T13">Sleep</text:span></text:p>
      <text:p text:style-name="P11"><text:span text:style-name="T17">Weakness</text:span><text:span text:style-name="T13"> Bleed damage x1½ </text:span></text:p>
      <text:p text:style-name="P11"><text:span text:style-name="T13">---</text:span></text:p>
      <text:p text:style-name="P11"><text:span text:style-name="T17">Speed</text:span><text:span text:style-name="T13"> 60 ft. Fly 90 ft. (good)</text:span></text:p>
      <text:p text:style-name="P11"><text:span text:style-name="T17">Melee</text:span><text:span text:style-name="T13"> +5 Fortuitous Cold Iron Longspear +35/+35/+30/+25 (1d8+21, x3), Gore +27 (1d6+8), Sting +27 (1d6+8) OR Gore +32/+32 (1d6+14), Sting +32 (1d6+14)</text:span></text:p>
      <text:p text:style-name="P11"><text:span text:style-name="T17">Mutagen </text:span><text:span text:style-name="T13">+5 Fortuitous Cold Iron Longspear +39/+39/+35/+30 (1d8+27, x3), Bite +32 (1d8+10), Gore +32 (1d6+10), Sting +32 (1d6+10) OR Bite +36/+36 (1d8+18), Gore +36 (1d6+18), 2 Claws +36 (1d6+18), Sting +36 (1d6+18)</text:span></text:p>
      <text:p text:style-name="P11"><text:span text:style-name="T17">Ranged </text:span><text:span text:style-name="T13">Mwk Sling +23 (1d4+11) </text:span><text:span text:style-name="T17">Mutagen Ranged</text:span><text:span text:style-name="T13"> Mwk Sling +25 (1d4+15)</text:span></text:p>
      <text:p text:style-name="P11"><text:span text:style-name="T13">---</text:span></text:p>
      <text:p text:style-name="P11"><text:span text:style-name="T17">Special</text:span><text:span text:style-name="T13"> Sneak Attack +9d6, Grand Mutagen (+8 Str, +4 Dex, +6 Con, –2 Int, -2 Wis, -2 Cha, +6 natural armor, 200 minutes)</text:span></text:p>
      <text:p text:style-name="P11"><text:span text:style-name="T17">All Day Buffs</text:span><text:span text:style-name="T13"> Blood-Boiling Pill, Overland Flight, Darkvision, Negate Aroma, Ablative Barrier, Haste (Permanent from Eternal Potion)</text:span></text:p>
      <text:p text:style-name="P11"><text:span text:style-name="T17">Extracts Prepared</text:span><text:span text:style-name="T13"> (CL 19th)</text:span></text:p>
      <text:p text:style-name="P11"><text:span text:style-name="T17">1st</text:span><text:span text:style-name="T13">-Enlarge Person, Long Arm, Summon Nature’s Ally I, Negate Aroma (Cast), Tears to Wine, open slot x2</text:span></text:p>
      <text:p text:style-name="P11"><text:span text:style-name="T17">2nd</text:span><text:span text:style-name="T13">-Barkskin, Invisibility, Alchemical Allocation, Darkvision (Cast), Ablative Barrier (Cast), open slot x2</text:span></text:p>
      <text:p text:style-name="P11"><text:soft-page-break/><text:span text:style-name="T17">3rd</text:span><text:span text:style-name="T13">-Fey Form I x3, Burrow, open slot x2</text:span></text:p>
      <text:p text:style-name="P11"><text:span text:style-name="T17">4th</text:span><text:span text:style-name="T13">-Greater Invisibility, Monstrous Physique II, Summon Monster V x2, Echolocation, open slot</text:span></text:p>
      <text:p text:style-name="P11"><text:span text:style-name="T17">5th</text:span><text:span text:style-name="T13">-Overland Flight (Cast), Delayed Consumption, Summon Monster VII x3, open slot</text:span></text:p>
      <text:p text:style-name="P11"><text:span text:style-name="T17">6th</text:span><text:span text:style-name="T13">-Summon Monster IX x3, Giant Form I, open slot</text:span></text:p>
      <text:p text:style-name="P11"><text:span text:style-name="T13">---</text:span></text:p>
      <text:p text:style-name="P11"><text:span text:style-name="T17">Str </text:span><text:span text:style-name="T13">32, </text:span><text:span text:style-name="T17">Dex</text:span><text:span text:style-name="T13"> 20, </text:span><text:span text:style-name="T17">Con</text:span><text:span text:style-name="T13"> 20, </text:span><text:span text:style-name="T17">Int</text:span><text:span text:style-name="T13"> 22, </text:span><text:span text:style-name="T17">Wis</text:span><text:span text:style-name="T13"> 18, </text:span><text:span text:style-name="T17">Cha</text:span><text:span text:style-name="T13"> 7</text:span></text:p>
      <text:p text:style-name="P11"><text:span text:style-name="T17">Base Atk</text:span><text:span text:style-name="T13"> +15; </text:span><text:span text:style-name="T17">CMB</text:span><text:span text:style-name="T13"> +26; </text:span><text:span text:style-name="T17">CMD</text:span><text:span text:style-name="T13"> 41</text:span></text:p>
      <text:p text:style-name="P11"><text:span text:style-name="T17">Feats</text:span><text:span text:style-name="T13"> Combat Reflexes, Power Attack, Lunge, Additional Traits, Spell Focus: Conjuration, Augment Summoning, Planar Preservationist, Iron Will, Improved Initiative, Extra Discovery, Brew Potion, Throw Anything</text:span></text:p>
      <text:p text:style-name="P11"><text:span text:style-name="T17">Discoveries</text:span><text:span text:style-name="T13"> Tumor Familiar, Infusion, Spontaneous Healing, Healing Touch, Feral Mutagen, Greater Mutagen, Grand Mutagen, Extend Potion, Eternal Potion, Dual Mind Advanced Mutagen</text:span></text:p>
      <text:p text:style-name="P11"><text:span text:style-name="T17">Traits</text:span><text:span text:style-name="T13"> Ancestral Weapon, Accelerated Drinker, Indomitable Faith, Elven Reflexes</text:span></text:p>
      <text:p text:style-name="P11"><text:span text:style-name="T17">Alternative Racial Traits</text:span><text:span text:style-name="T13"> Dual Minded, Fey Thoughts (Acrobatics, Stealth)</text:span></text:p>
      <text:p text:style-name="P11"><text:span text:style-name="T17">Favored Class Bonus</text:span><text:span text:style-name="T13"> HP x15, Skill x3</text:span></text:p>
      <text:p text:style-name="P11"><text:span text:style-name="T13">---</text:span></text:p>
      <text:p text:style-name="P11"><text:span text:style-name="T17">Skills</text:span><text:span text:style-name="T13"> Acrobatics +30, Craft (Alchemy) +31/58, Disable Device +32, Fly +17/31, Knowledge (Nature) +31, Linguistics +18, Perception +35, Spellcraft +31, Stealth +34, Survival +29, Use Magic Device +23</text:span></text:p>
      <text:p text:style-name="P11"><text:span text:style-name="T17">Languages</text:span><text:span text:style-name="T13"> Common, Undercommon, Giant, Sylvan, Draconic, Aklo, Abyssal, Celestial, Infernal, Aquan, Auran, Ignan, Terran</text:span></text:p>
      <text:p text:style-name="P11"><text:span text:style-name="T13">---</text:span></text:p>
      <text:p text:style-name="P11"><text:span text:style-name="T17">Combat Gear</text:span><text:span text:style-name="T13"> +1 Medium Fortification Shadow Deathless Mithral Kikko, Ring of Protection +5, +5 Fortuitous Cold Iron Longspear, Planar Amulet of Mighty Fists +3, Helm of the Mammoth Lord, Fleshwarped Scorpion’s Tail, Dagger, Club, Mwk Sling</text:span></text:p>
      <text:p text:style-name="P11"><text:span text:style-name="T17">Magic Gear </text:span><text:span text:style-name="T13">Pathfinder Pouch, Handy Haversack, Cloak of Resistance +5, Belt of Physical Perfection +6, Headband of Mental Prowess +6 (INT, WIS; Survival, UMD, Nature), Manual of Gainful Exercise +4, Tome of Clear Thought +2, Ring of Freedom of Movement, Luckstone, Eyes of the Eagle, Level 1 Boro Bead x3, Level 2 Boro Bead x2, Level 3 Boro Bead, Level 4 Boro Bead x2, Hybridization Funnel, Dusty Rose Ioun Stone, Pale Green Ioun Stone, Potion of Heroism CL 12</text:span></text:p>
      <text:p text:style-name="P11"><text:span text:style-name="T17">Mundane Gear</text:span><text:span text:style-name="T13"> Formula Book x6, Travel Formula Book x6, Alchemy Crafting Kit, Portable Alchemist’s Lab, Mwk Thieves’ Tools, Spring Loaded Wrist Sheath x2, Blood-Boiling Pill x3</text:span></text:p>
      <text:p text:style-name="P8"/>
      <text:p text:style-name="P11"><text:span text:style-name="T17">Familiar</text:span></text:p>
      <text:p text:style-name="P11"><text:span text:style-name="T13">Figment Sage Rhamphorhynchus 19</text:span></text:p>
      <text:p text:style-name="P11"><text:span text:style-name="T13">N Tiny Animal</text:span></text:p>
      <text:p text:style-name="P11"><text:span text:style-name="T17">Init</text:span><text:span text:style-name="T13"> +3; </text:span><text:span text:style-name="T17">Senses</text:span><text:span text:style-name="T13"> Low-light vision; Scent; Perception +17</text:span></text:p>
      <text:p text:style-name="P11"><text:soft-page-break/><text:span text:style-name="T13">---</text:span></text:p>
      <text:p text:style-name="P11"><text:span text:style-name="T17">AC</text:span><text:span text:style-name="T13"> 21, touch 15, flat-footed 18 (+1 armor, +3 Dex, +5 natural, +2 size)</text:span></text:p>
      <text:p text:style-name="P11"><text:span text:style-name="T17">HP</text:span><text:span text:style-name="T13"> 55 (18d8+2d10+115/4)</text:span></text:p>
      <text:p text:style-name="P11"><text:span text:style-name="T17">Fort</text:span><text:span text:style-name="T13"> +12, </text:span><text:span text:style-name="T17">Ref</text:span><text:span text:style-name="T13"> +17, </text:span><text:span text:style-name="T17">Will</text:span><text:span text:style-name="T13"> +8</text:span></text:p>
      <text:p text:style-name="P11"><text:span text:style-name="T17">Defensive Abilities</text:span><text:span text:style-name="T13"> Evasion, Spell Resistance 24</text:span></text:p>
      <text:p text:style-name="P11"><text:span text:style-name="T13">---</text:span></text:p>
      <text:p text:style-name="P11"><text:span text:style-name="T17">Speed</text:span><text:span text:style-name="T13"> 10ft., fly 40ft. (Good)</text:span></text:p>
      <text:p text:style-name="P11"><text:span text:style-name="T17">Melee</text:span><text:span text:style-name="T13"> Bite +15 (1d3-2)</text:span></text:p>
      <text:p text:style-name="P11"><text:span text:style-name="T17">Ranged</text:span><text:span text:style-name="T13"> Splash Weapon +20 (1d6+1 splash)</text:span></text:p>
      <text:p text:style-name="P11"><text:span text:style-name="T13">---</text:span></text:p>
      <text:p text:style-name="P11"><text:span text:style-name="T17">Str </text:span><text:span text:style-name="T13">6, </text:span><text:span text:style-name="T17">Dex</text:span><text:span text:style-name="T13"> 17, </text:span><text:span text:style-name="T17">Con</text:span><text:span text:style-name="T13"> 11, </text:span><text:span text:style-name="T17">Int</text:span><text:span text:style-name="T13"> 24, </text:span><text:span text:style-name="T17">Wis</text:span><text:span text:style-name="T13"> 14, </text:span><text:span text:style-name="T17">Cha</text:span><text:span text:style-name="T13"> 11</text:span></text:p>
      <text:p text:style-name="P11"><text:span text:style-name="T17">Base Atk</text:span><text:span text:style-name="T13"> +15; </text:span><text:span text:style-name="T17">CMB</text:span><text:span text:style-name="T13"> +16; </text:span><text:span text:style-name="T17">CMD</text:span><text:span text:style-name="T13"> 24</text:span></text:p>
      <text:p text:style-name="P11"><text:span text:style-name="T17">Feats</text:span><text:span text:style-name="T13"> Lightning Reflexes</text:span></text:p>
      <text:p text:style-name="P11"><text:span text:style-name="T17">Skills</text:span><text:span text:style-name="T13"> Fly +16, Knowledge (Arcana) +27, Knowledge (Dungeoneering) +27, Knowledge (Local) +27, Knowledge (Nature) +27, Knowledge (Planes) +27, Knowledge (Religion) +27, Perception +17, Stealth +31</text:span></text:p>
      <text:p text:style-name="P11"><text:span text:style-name="T17">Evolution </text:span><text:span text:style-name="T13">Tentacle, Skilled: Perception , Skilled: Stealth</text:span></text:p>
      <text:p text:style-name="P11"><text:span text:style-name="T17">Familiar Abilities </text:span><text:span text:style-name="T13">Empathic Link, Share Spells, Speak With Master</text:span></text:p>
      <text:p text:style-name="P11"><text:span text:style-name="T17">Gear</text:span><text:span text:style-name="T13"> Leather Armor, Belt w/pouches, Acid Flasks, Alchemist’s Fire, Artokus’s Fire, Tangleburn Bags, Ghast Retch Flasks</text:span></text:p>
      <text:p text:style-name="P8"/>
      <text:p text:style-name="P16"><text:bookmark text:name="_x4igp6xs1aas"/><text:span text:style-name="T13">Notes</text:span></text:p>
      <text:p text:style-name="P11"><text:span text:style-name="T13">Taking your last two levels in Master Chymist gives you +3 to your will saves. It also gives you 2 extra uses per day of your Mutagen, which pretty much guarantees that it’s always on. This is a pretty even trade off compared to the Grand Discovery, in my opinion. You’re a little worse off in terms of oomph but there is no discovery that could have given you something similar.</text:span></text:p>
      <text:p text:style-name="P11"><text:span text:style-name="T13">You also pick up a few more natural attacks through items. You’ll be switching between the two fairly often, depending on if you want to fight at reach or deal more sneak attack damage.</text:span></text:p>
      <text:p text:style-name="P11"><text:bookmark text:name="ixyh5bhkag1c"/></text:p>
      <text:p text:style-name="P14"><text:bookmark text:name="_be6hawkq9ci9"/>Discussion</text:p>
      <text:p text:style-name="P11"><text:span text:style-name="T13">Thank you for taking the time to read through my guide. If you have any thoughts or criticisms you’d like to share, there is a discussion page for the guide </text:span><text:a xlink:type="simple" xlink:href="http://paizo.com/threads/rzs429ha?Presevationist-Reach-Alchemist-Guide#1" text:style-name="ListLabel_20_10" text:visited-style-name="ListLabel_20_10"><text:span text:style-name="T10">here</text:span></text:a><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en"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en"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keep-together="always" fo:break-before="auto" fo:break-after="auto" fo:keep-with-next="always"/>
      <style:text-properties style:font-name="Verdana" fo:font-family="Verdana" style:font-family-generic="roman" style:font-pitch="variable" fo:font-size="12pt" fo:font-style="italic" fo:font-weight="bold" style:font-name-asian="Verdana1" style:font-family-asian="Verdana" style:font-family-generic-asian="system" style:font-pitch-asian="variable" style:font-size-asian="12pt" style:font-style-asian="italic" style:font-weight-asian="bold" style:font-name-complex="Verdana1" style:font-family-complex="Verdana"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style:font-name="Verdana" fo:font-family="Verdana" style:font-family-generic="roman" style:font-pitch="variable" fo:font-size="12pt" fo:font-style="italic" fo:font-weight="bold" style:font-name-asian="Verdana1" style:font-family-asian="Verdana" style:font-family-generic-asian="system" style:font-pitch-asian="variable" style:font-size-asian="12pt" style:font-style-asian="italic"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style:font-name="Verdana" fo:font-family="Verdana" style:font-family-generic="roman" style:font-pitch="variable"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4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Verdana" fo:font-family="Verdana" style:font-family-generic="roman" style:font-pitch="variable" fo:font-size="12pt" fo:font-style="italic" fo:font-weight="bold" style:font-name-asian="Verdana1" style:font-family-asian="Verdana" style:font-family-generic-asian="system" style:font-pitch-asian="variable" style:font-size-asian="12pt" style:font-style-asian="italic" style:font-weight-asian="bold" style:font-name-complex="Verdana1" style:font-family-complex="Verdana" style:font-family-generic-complex="system" style:font-pitch-complex="variable" style:font-size-complex="12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Verdana" fo:font-family="Verdana" style:font-family-generic="roman" style:font-pitch="variable" fo:font-size="10pt" style:text-underline-style="solid" style:text-underline-width="auto" style:text-underline-color="font-color"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ListLabel_20_12" style:display-name="ListLabel 12" style:family="text">
      <style:text-properties fo:color="#1155cc" fo:font-size="8pt" style:text-underline-style="solid" style:text-underline-width="auto" style:text-underline-color="font-color"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0in" fo:margin-bottom="1in" fo:margin-left="0.25in" fo:margin-right="0.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9" meta:paragraph-count="1049" meta:word-count="33488" meta:character-count="194785" meta:non-whitespace-character-count="162233"/>
    <meta:generator>LibreOfficeDev/6.0.5.2$Linux_X86_64 LibreOffice_project/</meta:generator>
  </office:meta>
</office:document-meta>
</file>